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2.0583in"/>
    </style:style>
    <style:style style:name="co5" style:family="table-column">
      <style:table-column-properties fo:break-before="auto" style:column-width="3.4626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696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075in"/>
    </style:style>
    <style:style style:name="co15" style:family="table-column">
      <style:table-column-properties fo:break-before="auto" style:column-width="0.6752in"/>
    </style:style>
    <style:style style:name="co16" style:family="table-column">
      <style:table-column-properties fo:break-before="auto" style:column-width="0.5146in"/>
    </style:style>
    <style:style style:name="co17" style:family="table-column">
      <style:table-column-properties fo:break-before="auto" style:column-width="4.4063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681in"/>
    </style:style>
    <style:style style:name="co20" style:family="table-column">
      <style:table-column-properties fo:break-before="auto" style:column-width="0.9in"/>
    </style:style>
    <style:style style:name="co21" style:family="table-column">
      <style:table-column-properties fo:break-before="auto" style:column-width="0.911in"/>
    </style:style>
    <style:style style:name="co22" style:family="table-column">
      <style:table-column-properties fo:break-before="auto" style:column-width="0.6862in"/>
    </style:style>
    <style:style style:name="co23" style:family="table-column">
      <style:table-column-properties fo:break-before="auto" style:column-width="4.4709in"/>
    </style:style>
    <style:style style:name="co24" style:family="table-column">
      <style:table-column-properties fo:break-before="auto" style:column-width="0.8465in"/>
    </style:style>
    <style:style style:name="co25" style:family="table-column">
      <style:table-column-properties fo:break-before="auto" style:column-width="2.2083in"/>
    </style:style>
    <style:style style:name="co26" style:family="table-column">
      <style:table-column-properties fo:break-before="auto" style:column-width="1.1362in"/>
    </style:style>
    <style:style style:name="co27" style:family="table-column">
      <style:table-column-properties fo:break-before="auto" style:column-width="0.9965in"/>
    </style:style>
    <style:style style:name="co28" style:family="table-column">
      <style:table-column-properties fo:break-before="auto" style:column-width="0.8575in"/>
    </style:style>
    <style:style style:name="co29" style:family="table-column">
      <style:table-column-properties fo:break-before="auto" style:column-width="1.361in"/>
    </style:style>
    <style:style style:name="co30" style:family="table-column">
      <style:table-column-properties fo:break-before="auto" style:column-width="0.5236in"/>
    </style:style>
    <style:style style:name="co31" style:family="table-column">
      <style:table-column-properties fo:break-before="auto" style:column-width="0.7181in"/>
    </style:style>
    <style:style style:name="co32" style:family="table-column">
      <style:table-column-properties fo:break-before="auto" style:column-width="3.7098in"/>
    </style:style>
    <style:style style:name="co33" style:family="table-column">
      <style:table-column-properties fo:break-before="auto" style:column-width="0.6319in"/>
    </style:style>
    <style:style style:name="co34" style:family="table-column">
      <style:table-column-properties fo:break-before="auto" style:column-width="0.7283in"/>
    </style:style>
    <style:style style:name="co35" style:family="table-column">
      <style:table-column-properties fo:break-before="auto" style:column-width="0.6646in"/>
    </style:style>
    <style:style style:name="co36" style:family="table-column">
      <style:table-column-properties fo:break-before="auto" style:column-width="2.2516in"/>
    </style:style>
    <style:style style:name="co37" style:family="table-column">
      <style:table-column-properties fo:break-before="auto" style:column-width="4.4925in"/>
    </style:style>
    <style:style style:name="co38" style:family="table-column">
      <style:table-column-properties fo:break-before="auto" style:column-width="0.9646in"/>
    </style:style>
    <style:style style:name="co39" style:family="table-column">
      <style:table-column-properties fo:break-before="auto" style:column-width="1.1862in"/>
    </style:style>
    <style:style style:name="co40" style:family="table-column">
      <style:table-column-properties fo:break-before="auto" style:column-width="3.6571in"/>
    </style:style>
    <style:style style:name="co41" style:family="table-column">
      <style:table-column-properties fo:break-before="auto" style:column-width="0.8811in"/>
    </style:style>
    <style:style style:name="co42" style:family="table-column">
      <style:table-column-properties fo:break-before="auto" style:column-width="0.5661in"/>
    </style:style>
    <style:style style:name="co43" style:family="table-column">
      <style:table-column-properties fo:break-before="auto" style:column-width="0.6854in"/>
    </style:style>
    <style:style style:name="co44" style:family="table-column">
      <style:table-column-properties fo:break-before="auto" style:column-width="0.5764in"/>
    </style:style>
    <style:style style:name="co45" style:family="table-column">
      <style:table-column-properties fo:break-before="auto" style:column-width="2.1661in"/>
    </style:style>
    <style:style style:name="co46" style:family="table-column">
      <style:table-column-properties fo:break-before="auto" style:column-width="1.0992in"/>
    </style:style>
    <style:style style:name="co47" style:family="table-column">
      <style:table-column-properties fo:break-before="auto" style:column-width="0.6417in"/>
    </style:style>
    <style:style style:name="co48" style:family="table-column">
      <style:table-column-properties fo:break-before="auto" style:column-width="2.1437in"/>
    </style:style>
    <style:style style:name="co49" style:family="table-column">
      <style:table-column-properties fo:break-before="auto" style:column-width="0.6638in"/>
    </style:style>
    <style:style style:name="co50" style:family="table-column">
      <style:table-column-properties fo:break-before="auto" style:column-width="1.861in"/>
    </style:style>
    <style:style style:name="co51" style:family="table-column">
      <style:table-column-properties fo:break-before="auto" style:column-width="2.0457in"/>
    </style:style>
    <style:style style:name="co52" style:family="table-column">
      <style:table-column-properties fo:break-before="auto" style:column-width="0.9752in"/>
    </style:style>
    <style:style style:name="co53" style:family="table-column">
      <style:table-column-properties fo:break-before="auto" style:column-width="0.4571in"/>
    </style:style>
    <style:style style:name="co54" style:family="table-column">
      <style:table-column-properties fo:break-before="auto" style:column-width="0.7398in"/>
    </style:style>
    <style:style style:name="co55" style:family="table-column">
      <style:table-column-properties fo:break-before="auto" style:column-width="0.8272in"/>
    </style:style>
    <style:style style:name="co56" style:family="table-column">
      <style:table-column-properties fo:break-before="auto" style:column-width="5.8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555in" fo:break-before="auto" style:use-optimal-row-height="false"/>
    </style:style>
    <style:style style:name="ro4" style:family="table-row">
      <style:table-row-properties style:row-height="0.1654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67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</style:style>
    <style:style style:name="ce6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9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7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0.06pt solid #000000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 style:data-style-name="N41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6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4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44"/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93" style:family="table-cell" style:parent-style-name="Default" style:data-style-name="N10044"/>
    <style:style style:name="ce94" style:family="table-cell" style:parent-style-name="Default" style:data-style-name="N44">
      <style:table-cell-properties fo:border="none"/>
    </style:style>
    <style:style style:name="ce95" style:family="table-cell" style:parent-style-name="Default">
      <style:table-cell-properties fo:border-bottom="none" fo:border-left="none" fo:border-right="none" fo:border-top="0.06pt solid #000000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8" style:family="table-cell" style:parent-style-name="Default">
      <style:table-cell-properties fo:border="none"/>
    </style:style>
    <style:style style:name="ce99" style:family="table-cell" style:parent-style-name="Default" style:data-style-name="N37"/>
    <style:style style:name="ce100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101" style:family="table-cell" style:parent-style-name="Default">
      <style:text-properties style:font-name="Liberation Sans" style:font-name-asian="WenQuanYi Micro Hei" style:font-name-complex="Lohit Devanagari"/>
    </style:style>
    <style:style style:name="ce102" style:family="table-cell" style:parent-style-name="Default" style:data-style-name="N41"/>
    <style:style style:name="ce103" style:family="table-cell" style:parent-style-name="Default" style:data-style-name="N37">
      <style:text-properties style:font-name="Liberation Sans" style:font-name-asian="WenQuanYi Micro Hei" style:font-name-complex="Lohit Devanagari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5" style:family="table-cell" style:parent-style-name="Default">
      <style:table-cell-properties style:vertical-align="middle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107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113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115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1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Devanagari"/>
    </style:style>
    <style:style style:name="ce13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13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14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100"/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0" style:family="table-cell" style:parent-style-name="Default" style:data-style-name="N1003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0036"/>
    <style:style style:name="ce15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4.0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ce25"/>
        <table:table-column table:style-name="co13" table:default-cell-style-name="ce54"/>
        <table:table-column table:style-name="co13" table:default-cell-style-name="Default"/>
        <table:table-column table:style-name="co10" table:default-cell-style-name="Default"/>
        <table:table-column table:style-name="co13" table:default-cell-style-name="ce25"/>
        <table:table-row table:style-name="ro1">
          <table:table-cell table:style-name="ce1" office:value-type="string" calcext:value-type="string">
            <text:p>Version</text:p>
          </table:table-cell>
          <table:table-cell table:style-name="ce2" office:value-type="string" calcext:value-type="string">
            <text:p>Task</text:p>
          </table:table-cell>
          <table:table-cell table:style-name="ce23" office:value-type="string" calcext:value-type="string">
            <text:p>Name</text:p>
          </table:table-cell>
          <table:table-cell table:style-name="ce28" office:value-type="string" calcext:value-type="string">
            <text:p>Reference</text:p>
          </table:table-cell>
          <table:table-cell table:style-name="ce23" office:value-type="string" calcext:value-type="string">
            <text:p>Description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 table:number-columns-spanned="3" table:number-rows-spanned="1">
            <text:p>&lt;&lt;=&gt;&gt;</text:p>
          </table:table-cell>
          <table:covered-table-cell table:style-name="ce6"/>
          <table:covered-table-cell/>
          <table:table-cell table:style-name="ce2" office:value-type="string" calcext:value-type="string">
            <text:p>Index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Update</text:p>
          </table:table-cell>
          <table:table-cell table:number-columns-repeated="2"/>
          <table:table-cell table:style-name="ce2" office:value-type="string" calcext:value-type="string">
            <text:p>Index</text:p>
          </table:table-cell>
          <table:table-cell table:style-name="ce23" office:value-type="string" calcext:value-type="string">
            <text:p>Next Step</text:p>
          </table:table-cell>
        </table:table-row>
        <table:table-row table:style-name="ro1">
          <table:table-cell table:style-name="ce1"/>
          <table:table-cell table:style-name="ce13"/>
          <table:table-cell table:style-name="ce24"/>
          <table:table-cell table:style-name="ce29"/>
          <table:table-cell table:style-name="ce24"/>
          <table:table-cell table:style-name="ce13"/>
          <table:table-cell table:style-name="ce1"/>
          <table:table-cell table:style-name="ce1" table:number-columns-spanned="2" table:number-rows-spanned="1"/>
          <table:covered-table-cell table:style-name="ce47"/>
          <table:table-cell table:style-name="ce13"/>
          <table:table-cell table:number-columns-repeated="4"/>
          <table:table-cell table:style-name="ce13"/>
          <table:table-cell/>
        </table:table-row>
        <table:table-row table:style-name="ro1">
          <table:table-cell table:style-name="ce2" office:value-type="string" calcext:value-type="string" table:number-columns-spanned="1" table:number-rows-spanned="9">
            <text:p>2.0.1</text:p>
          </table:table-cell>
          <table:table-cell table:style-name="ce14" office:value-type="string" calcext:value-type="string">
            <text:p>Learn</text:p>
          </table:table-cell>
          <table:table-cell table:style-name="ce21" office:value-type="string" calcext:value-type="string">
            <text:p>GIT</text:p>
          </table:table-cell>
          <table:table-cell table:style-name="ce30" office:value-type="string" calcext:value-type="string">
            <text:p>CodeAcademy</text:p>
          </table:table-cell>
          <table:table-cell table:style-name="ce21" office:value-type="string" calcext:value-type="string">
            <text:p>From 0 to 100%</text:p>
          </table:table-cell>
          <table:table-cell table:style-name="ce35" office:value-type="string" calcext:value-type="string">
            <text:p>0.1</text:p>
          </table:table-cell>
          <table:table-cell table:style-name="ce2" office:value-type="string" calcext:value-type="string" table:number-columns-spanned="1" table:number-rows-spanned="11">
            <text:p>Janeiro</text:p>
          </table:table-cell>
          <table:table-cell table:style-name="ce2" office:value-type="string" calcext:value-type="string" table:number-columns-spanned="1" table:number-rows-spanned="31">
            <text:p>.0 a .1</text:p>
          </table:table-cell>
          <table:table-cell table:style-name="ce2" office:value-type="string" calcext:value-type="string" table:number-columns-spanned="1" table:number-rows-spanned="34">
            <text:p>.0 a .2</text:p>
          </table:table-cell>
          <table:table-cell table:style-name="ce35" office:value-type="string" calcext:value-type="string">
            <text:p>0.1</text:p>
          </table:table-cell>
          <table:table-cell table:style-name="ce49" office:value-type="date" office:date-value="2017-01-23" calcext:value-type="date">
            <text:p>01/23/17</text:p>
          </table:table-cell>
          <table:table-cell table:style-name="ce49" office:value-type="date" office:date-value="2017-03-06" calcext:value-type="date">
            <text:p>03/06/17</text:p>
          </table:table-cell>
          <table:table-cell table:number-columns-repeated="2"/>
          <table:table-cell table:style-name="ce35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SQL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From 0 to 100%</text:p>
          </table:table-cell>
          <table:table-cell table:style-name="ce36" office:value-type="string" calcext:value-type="string">
            <text:p>0.2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2</text:p>
          </table:table-cell>
          <table:table-cell table:style-name="ce50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SASS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Overview (optional from 0 to 100%)</text:p>
          </table:table-cell>
          <table:table-cell table:style-name="ce36" office:value-type="string" calcext:value-type="string">
            <text:p>0.3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3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Website Deploy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“Deploy a Website”</text:p>
          </table:table-cell>
          <table:table-cell table:style-name="ce36" office:value-type="string" calcext:value-type="string">
            <text:p>0.4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4</text:p>
          </table:table-cell>
          <table:table-cell table:style-name="ce42" office:value-type="string" calcext:value-type="string">
            <text:p>----</text:p>
          </table:table-cell>
          <table:table-cell table:style-name="ce50" office:value-type="date" office:date-value="2017-03-06" calcext:value-type="date">
            <text:p>03/06/17</text:p>
          </table:table-cell>
          <table:table-cell table:number-columns-repeated="2"/>
          <table:table-cell table:style-name="ce36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Jquery</text:p>
          </table:table-cell>
          <table:table-cell table:style-name="ce25" office:value-type="string" calcext:value-type="string">
            <text:p>CodeAcademy</text:p>
          </table:table-cell>
          <table:table-cell table:style-name="ce25" office:value-type="string" calcext:value-type="string">
            <text:p>Overview (optional from 0 to 100%)</text:p>
          </table:table-cell>
          <table:table-cell table:style-name="ce36" office:value-type="string" calcext:value-type="string">
            <text:p>0.5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5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Bootstrap</text:p>
          </table:table-cell>
          <table:table-cell table:style-name="ce25" office:value-type="string" calcext:value-type="string">
            <text:p>bootsrap</text:p>
          </table:table-cell>
          <table:table-cell table:style-name="ce25" office:value-type="string" calcext:value-type="string">
            <text:p>Overview</text:p>
          </table:table-cell>
          <table:table-cell table:style-name="ce36" office:value-type="string" calcext:value-type="string">
            <text:p>0.6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6</text:p>
          </table:table-cell>
          <table:table-cell table:style-name="ce42" office:value-type="string" calcext:value-type="string">
            <text:p>----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Learn</text:p>
          </table:table-cell>
          <table:table-cell table:style-name="ce25" office:value-type="string" calcext:value-type="string">
            <text:p>Django</text:p>
          </table:table-cell>
          <table:table-cell table:style-name="ce25" office:value-type="string" calcext:value-type="string">
            <text:p>Internet</text:p>
          </table:table-cell>
          <table:table-cell table:style-name="ce25" office:value-type="string" calcext:value-type="string">
            <text:p>Overview</text:p>
          </table:table-cell>
          <table:table-cell table:style-name="ce36" office:value-type="string" calcext:value-type="string">
            <text:p>0.7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7</text:p>
          </table:table-cell>
          <table:table-cell table:style-name="ce50" office:value-type="date" office:date-value="2017-01-25" calcext:value-type="date">
            <text:p>01/25/17</text:p>
          </table:table-cell>
          <table:table-cell table:style-name="ce50" office:value-type="date" office:date-value="2017-02-10" calcext:value-type="date">
            <text:p>02/10/17</text:p>
          </table:table-cell>
          <table:table-cell table:number-columns-repeated="2"/>
          <table:table-cell table:style-name="ce36" office:value-type="string" calcext:value-type="string">
            <text:p>0.7</text:p>
          </table:table-cell>
          <table:table-cell table:style-name="ce55" office:value-type="float" office:value="9" calcext:value-type="float">
            <text:p>9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Learn</text:p>
          </table:table-cell>
          <table:table-cell table:style-name="ce25" office:value-type="string" calcext:value-type="string">
            <text:p>Produced Data, Programming</text:p>
          </table:table-cell>
          <table:table-cell table:style-name="ce25" office:value-type="string" calcext:value-type="string">
            <text:p>Programing: Python, HTML/CSS, Command Line</text:p>
          </table:table-cell>
          <table:table-cell table:style-name="ce37" office:value-type="string" calcext:value-type="string">
            <text:p>0.0.1</text:p>
          </table:table-cell>
          <table:covered-table-cell table:style-name="ce1"/>
          <table:covered-table-cell table:style-name="ce6"/>
          <table:covered-table-cell/>
          <table:table-cell table:style-name="ce37" office:value-type="string" calcext:value-type="string">
            <text:p>0.0.1</text:p>
          </table:table-cell>
          <table:table-cell table:style-name="ce42" office:value-type="string" calcext:value-type="string">
            <text:p>----</text:p>
          </table:table-cell>
          <table:table-cell table:style-name="ce50" office:value-type="date" office:date-value="2017-02-15" calcext:value-type="date">
            <text:p>02/15/17</text:p>
          </table:table-cell>
          <table:table-cell table:number-columns-repeated="2"/>
          <table:table-cell table:style-name="ce37" office:value-type="string" calcext:value-type="string">
            <text:p>0.0.1</text:p>
          </table:table-cell>
          <table:table-cell table:style-name="ce56" office:value-type="float" office:value="1" calcext:value-type="float">
            <text:p>1</text:p>
          </table:table-cell>
        </table:table-row>
        <table:table-row table:style-name="ro1">
          <table:covered-table-cell table:style-name="ce4"/>
          <table:table-cell table:style-name="ce15" office:value-type="string" calcext:value-type="string">
            <text:p>Rearrange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PI, OC&amp;D, e CGP</text:p>
          </table:table-cell>
          <table:table-cell table:style-name="ce22" office:value-type="string" calcext:value-type="string">
            <text:p>January/2017 content, next trimester deadlines</text:p>
          </table:table-cell>
          <table:table-cell table:style-name="ce38" office:value-type="string" calcext:value-type="string">
            <text:p>0.0.2</text:p>
          </table:table-cell>
          <table:covered-table-cell table:style-name="ce1"/>
          <table:covered-table-cell table:style-name="ce6"/>
          <table:covered-table-cell/>
          <table:table-cell table:style-name="ce38" office:value-type="string" calcext:value-type="string">
            <text:p>0.0.2</text:p>
          </table:table-cell>
          <table:table-cell table:style-name="ce42" office:value-type="string" calcext:value-type="string">
            <text:p>----</text:p>
          </table:table-cell>
          <table:table-cell table:style-name="ce50" office:value-type="date" office:date-value="2017-02-17" calcext:value-type="date">
            <text:p>02/17/17</text:p>
          </table:table-cell>
          <table:table-cell table:number-columns-repeated="2"/>
          <table:table-cell table:style-name="ce38" office:value-type="string" calcext:value-type="string">
            <text:p>0.0.2</text:p>
          </table:table-cell>
          <table:table-cell table:style-name="ce56"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6" office:value-type="string" calcext:value-type="string">
            <text:p>0wrote0</text:p>
          </table:table-cell>
          <table:table-cell table:style-name="ce21" office:value-type="string" calcext:value-type="string">
            <text:p>first stage</text:p>
          </table:table-cell>
          <table:table-cell table:style-name="ce21" office:value-type="string" calcext:value-type="string">
            <text:p>html/css</text:p>
          </table:table-cell>
          <table:table-cell table:style-name="ce21" office:value-type="string" calcext:value-type="string">
            <text:p>First stage 2201207 &amp; First-stage-22012017.css</text:p>
          </table:table-cell>
          <table:table-cell table:style-name="ce39" office:value-type="string" calcext:value-type="string">
            <text:p>f1</text:p>
          </table:table-cell>
          <table:covered-table-cell table:style-name="ce1"/>
          <table:covered-table-cell table:style-name="ce6"/>
          <table:covered-table-cell/>
          <table:table-cell table:style-name="ce39" office:value-type="string" calcext:value-type="string">
            <text:p>f1</text:p>
          </table:table-cell>
          <table:table-cell table:style-name="ce50" office:value-type="date" office:date-value="2017-01-22" calcext:value-type="date">
            <text:p>01/22/17</text:p>
          </table:table-cell>
          <table:table-cell table:style-name="ce50" office:value-type="date" office:date-value="2017-02-02" calcext:value-type="date">
            <text:p>02/02/17</text:p>
          </table:table-cell>
          <table:table-cell table:number-columns-repeated="2"/>
          <table:table-cell table:style-name="ce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15"/>
          <table:table-cell table:style-name="ce22" table:number-columns-repeated="3"/>
          <table:table-cell table:style-name="ce40"/>
          <table:covered-table-cell table:style-name="ce1"/>
          <table:covered-table-cell table:style-name="ce6"/>
          <table:covered-table-cell/>
          <table:table-cell table:style-name="ce40"/>
          <table:table-cell table:style-name="ce51"/>
          <table:table-cell table:style-name="ce43"/>
          <table:table-cell table:number-columns-repeated="2"/>
          <table:table-cell table:style-name="ce40"/>
          <table:table-cell/>
        </table:table-row>
        <table:table-row table:style-name="ro1">
          <table:table-cell table:style-name="ce6" table:number-columns-repeated="2"/>
          <table:table-cell table:style-name="ce25" table:number-columns-repeated="3"/>
          <table:table-cell table:style-name="ce6"/>
          <table:table-cell table:style-name="ce1"/>
          <table:covered-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2" office:value-type="string" calcext:value-type="string" table:number-columns-spanned="1" table:number-rows-spanned="17">
            <text:p>2.1</text:p>
          </table:table-cell>
          <table:table-cell table:style-name="ce14" office:value-type="string" calcext:value-type="string">
            <text:p>Review</text:p>
          </table:table-cell>
          <table:table-cell table:style-name="ce21" office:value-type="string" calcext:value-type="string">
            <text:p>steps</text:p>
          </table:table-cell>
          <table:table-cell table:style-name="ce21" office:value-type="string" calcext:value-type="string">
            <text:p>text file</text:p>
          </table:table-cell>
          <table:table-cell table:style-name="ce21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5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19">
            <text:p>Fevereiro</text:p>
          </table:table-cell>
          <table:covered-table-cell table:style-name="ce6"/>
          <table:covered-table-cell/>
          <table:table-cell table:style-name="ce35" office:value-type="float" office:value="1" calcext:value-type="float">
            <text:p>1</text:p>
          </table:table-cell>
          <table:table-cell table:style-name="ce49" office:value-type="date" office:date-value="2017-01-13" calcext:value-type="date">
            <text:p>01/13/17</text:p>
          </table:table-cell>
          <table:table-cell table:style-name="ce49" office:value-type="date" office:date-value="2017-02-26" calcext:value-type="date">
            <text:p>02/26/17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start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6" office:value-type="float" office:value="2" calcext:value-type="float">
            <text:p>2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2" calcext:value-type="float">
            <text:p>2</text:p>
          </table:table-cell>
          <table:table-cell table:style-name="ce50" office:value-type="date" office:date-value="2017-01-14" calcext:value-type="date">
            <text:p>01/14/17</text:p>
          </table:table-cell>
          <table:table-cell table:style-name="ce42"/>
          <table:table-cell table:number-columns-repeated="2"/>
          <table:table-cell table:style-name="ce36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01 13012017</text:p>
          </table:table-cell>
          <table:table-cell table:style-name="ce36" office:value-type="float" office:value="3" calcext:value-type="float">
            <text:p>3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3" calcext:value-type="float">
            <text:p>3</text:p>
          </table:table-cell>
          <table:table-cell table:style-name="ce50" office:value-type="date" office:date-value="2017-01-13" calcext:value-type="date">
            <text:p>01/13/17</text:p>
          </table:table-cell>
          <table:table-cell table:style-name="ce42"/>
          <table:table-cell table:number-columns-repeated="2"/>
          <table:table-cell table:style-name="ce3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02(robot)12012017</text:p>
          </table:table-cell>
          <table:table-cell table:style-name="ce36" office:value-type="float" office:value="4" calcext:value-type="float">
            <text:p>4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4" calcext:value-type="float">
            <text:p>4</text:p>
          </table:table-cell>
          <table:table-cell table:style-name="ce50" office:value-type="date" office:date-value="2017-01-12" calcext:value-type="date">
            <text:p>01/12/17</text:p>
          </table:table-cell>
          <table:table-cell table:style-name="ce42"/>
          <table:table-cell table:number-columns-repeated="2"/>
          <table:table-cell table:style-name="ce36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eEwt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formula eEwr 19012017</text:p>
          </table:table-cell>
          <table:table-cell table:style-name="ce36" office:value-type="float" office:value="5" calcext:value-type="float">
            <text:p>5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5" calcext:value-type="float">
            <text:p>5</text:p>
          </table:table-cell>
          <table:table-cell table:style-name="ce50" office:value-type="date" office:date-value="2017-01-19" calcext:value-type="date">
            <text:p>01/19/17</text:p>
          </table:table-cell>
          <table:table-cell table:style-name="ce42"/>
          <table:table-cell table:number-columns-repeated="2"/>
          <table:table-cell table:style-name="ce36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float" office:value="0.0123" calcext:value-type="float">
            <text:p>0.0123</text:p>
          </table:table-cell>
          <table:table-cell table:style-name="ce25" office:value-type="string" calcext:value-type="string">
            <text:p>text file/paper</text:p>
          </table:table-cell>
          <table:table-cell table:style-name="ce25" office:value-type="string" calcext:value-type="string">
            <text:p>0123, 01, 3</text:p>
          </table:table-cell>
          <table:table-cell table:style-name="ce36" office:value-type="float" office:value="6" calcext:value-type="float">
            <text:p>6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6" calcext:value-type="float">
            <text:p>6</text:p>
          </table:table-cell>
          <table:table-cell table:style-name="ce50" office:value-type="date" office:date-value="2017-01-23" calcext:value-type="date">
            <text:p>01/23/17</text:p>
          </table:table-cell>
          <table:table-cell table:style-name="ce42"/>
          <table:table-cell table:number-columns-repeated="2"/>
          <table:table-cell table:style-name="ce36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11 &amp; 33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1 &amp; 33</text:p>
          </table:table-cell>
          <table:table-cell table:style-name="ce36" office:value-type="float" office:value="7" calcext:value-type="float">
            <text:p>7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7" calcext:value-type="float">
            <text:p>7</text:p>
          </table:table-cell>
          <table:table-cell table:style-name="ce50" office:value-type="date" office:date-value="2017-01-25" calcext:value-type="date">
            <text:p>01/25/17</text:p>
          </table:table-cell>
          <table:table-cell table:style-name="ce42"/>
          <table:table-cell table:number-columns-repeated="2"/>
          <table:table-cell table:style-name="ce36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s: 1, 2, 3 e 4 | Nt pages 1, 2</text:p>
          </table:table-cell>
          <table:table-cell table:style-name="ce36" office:value-type="float" office:value="8" calcext:value-type="float">
            <text:p>8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8" calcext:value-type="float">
            <text:p>8</text:p>
          </table:table-cell>
          <table:table-cell table:style-name="ce50" office:value-type="date" office:date-value="2017-01-25" calcext:value-type="date">
            <text:p>01/25/17</text:p>
          </table:table-cell>
          <table:table-cell table:style-name="ce50" office:value-type="date" office:date-value="2017-01-29" calcext:value-type="date">
            <text:p>01/29/17</text:p>
          </table:table-cell>
          <table:table-cell table:number-columns-repeated="2"/>
          <table:table-cell table:style-name="ce36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nothingness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nothingness</text:p>
          </table:table-cell>
          <table:table-cell table:style-name="ce36" office:value-type="float" office:value="9" calcext:value-type="float">
            <text:p>9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9" calcext:value-type="float">
            <text:p>9</text:p>
          </table:table-cell>
          <table:table-cell table:style-name="ce50" office:value-type="date" office:date-value="2017-01-29" calcext:value-type="date">
            <text:p>01/29/17</text:p>
          </table:table-cell>
          <table:table-cell table:style-name="ce50"/>
          <table:table-cell table:number-columns-repeated="2"/>
          <table:table-cell table:style-name="ce36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 5</text:p>
          </table:table-cell>
          <table:table-cell table:style-name="ce36" office:value-type="float" office:value="10" calcext:value-type="float">
            <text:p>10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0" calcext:value-type="float">
            <text:p>10</text:p>
          </table:table-cell>
          <table:table-cell table:style-name="ce50" office:value-type="date" office:date-value="2017-01-30" calcext:value-type="date">
            <text:p>01/30/17</text:p>
          </table:table-cell>
          <table:table-cell table:style-name="ce50"/>
          <table:table-cell table:number-columns-repeated="2"/>
          <table:table-cell table:style-name="ce36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Review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paper</text:p>
          </table:table-cell>
          <table:table-cell table:style-name="ce25" office:value-type="string" calcext:value-type="string">
            <text:p>white sheet 6 &amp; 7</text:p>
          </table:table-cell>
          <table:table-cell table:style-name="ce36" office:value-type="float" office:value="11" calcext:value-type="float">
            <text:p>11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1" calcext:value-type="float">
            <text:p>11</text:p>
          </table:table-cell>
          <table:table-cell table:style-name="ce50" office:value-type="date" office:date-value="2017-01-31" calcext:value-type="date">
            <text:p>01/31/17</text:p>
          </table:table-cell>
          <table:table-cell table:style-name="ce50"/>
          <table:table-cell table:number-columns-repeated="2"/>
          <table:table-cell table:style-name="ce36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reated</text:p>
          </table:table-cell>
          <table:table-cell table:style-name="ce25" office:value-type="string" calcext:value-type="string">
            <text:p>compile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Compile 02022017</text:p>
          </table:table-cell>
          <table:table-cell table:style-name="ce36" office:value-type="float" office:value="12" calcext:value-type="float">
            <text:p>12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2" calcext:value-type="float">
            <text:p>12</text:p>
          </table:table-cell>
          <table:table-cell table:style-name="ce50" office:value-type="date" office:date-value="2017-02-02" calcext:value-type="date">
            <text:p>02/02/17</text:p>
          </table:table-cell>
          <table:table-cell table:style-name="ce50"/>
          <table:table-cell table:number-columns-repeated="2"/>
          <table:table-cell table:style-name="ce36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3"/>
          <table:table-cell table:style-name="ce6" office:value-type="string" calcext:value-type="string">
            <text:p>Created</text:p>
          </table:table-cell>
          <table:table-cell table:style-name="ce26" office:value-type="string" calcext:value-type="string">
            <text:p>Xv1###|03vX</text:p>
          </table:table-cell>
          <table:table-cell table:style-name="ce25" office:value-type="string" calcext:value-type="string">
            <text:p>text file</text:p>
          </table:table-cell>
          <table:table-cell table:style-name="ce26" office:value-type="string" calcext:value-type="string">
            <text:p>Xv1###|03vX</text:p>
          </table:table-cell>
          <table:table-cell table:style-name="ce36" office:value-type="float" office:value="13" calcext:value-type="float">
            <text:p>13</text:p>
          </table:table-cell>
          <table:covered-table-cell table:style-name="ce1"/>
          <table:covered-table-cell table:style-name="ce6"/>
          <table:covered-table-cell/>
          <table:table-cell table:style-name="ce36" office:value-type="float" office:value="13" calcext:value-type="float">
            <text:p>13</text:p>
          </table:table-cell>
          <table:table-cell table:style-name="ce50" office:value-type="date" office:date-value="2017-02-03" calcext:value-type="date">
            <text:p>02/03/17</text:p>
          </table:table-cell>
          <table:table-cell table:style-name="ce50"/>
          <table:table-cell table:number-columns-repeated="2"/>
          <table:table-cell table:style-name="ce36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1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e13do012017</text:p>
          </table:table-cell>
          <table:table-cell table:style-name="ce36" office:value-type="string" calcext:value-type="string">
            <text:p>0.1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1</text:p>
          </table:table-cell>
          <table:table-cell table:style-name="ce50" office:value-type="date" office:date-value="2017-01-12" calcext:value-type="date">
            <text:p>01/12/17</text:p>
          </table:table-cell>
          <table:table-cell table:style-name="ce50" office:value-type="date" office:date-value="2017-01-13" calcext:value-type="date">
            <text:p>01/13/17</text:p>
          </table:table-cell>
          <table:table-cell table:number-columns-repeated="2"/>
          <table:table-cell table:style-name="ce36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2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a14do012017</text:p>
          </table:table-cell>
          <table:table-cell table:style-name="ce36" office:value-type="string" calcext:value-type="string">
            <text:p>0.2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2</text:p>
          </table:table-cell>
          <table:table-cell table:style-name="ce50" office:value-type="date" office:date-value="2017-01-14" calcext:value-type="date">
            <text:p>01/14/17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3"/>
          <table:table-cell table:style-name="ce6" office:value-type="string" calcext:value-type="string">
            <text:p>----</text:p>
          </table:table-cell>
          <table:table-cell table:style-name="ce25" office:value-type="string" calcext:value-type="string">
            <text:p>Compilado3</text:p>
          </table:table-cell>
          <table:table-cell table:style-name="ce25" office:value-type="string" calcext:value-type="string">
            <text:p>text file</text:p>
          </table:table-cell>
          <table:table-cell table:style-name="ce25" office:value-type="string" calcext:value-type="string">
            <text:p>12a19do012017</text:p>
          </table:table-cell>
          <table:table-cell table:style-name="ce36" office:value-type="string" calcext:value-type="string">
            <text:p>0.3</text:p>
          </table:table-cell>
          <table:covered-table-cell table:style-name="ce1"/>
          <table:covered-table-cell table:style-name="ce6"/>
          <table:covered-table-cell/>
          <table:table-cell table:style-name="ce36" office:value-type="string" calcext:value-type="string">
            <text:p>0.3</text:p>
          </table:table-cell>
          <table:table-cell table:style-name="ce50" office:value-type="date" office:date-value="2017-01-19" calcext:value-type="date">
            <text:p>01/19/17</text:p>
          </table:table-cell>
          <table:table-cell table:style-name="ce42"/>
          <table:table-cell table:number-columns-repeated="2"/>
          <table:table-cell table:style-name="ce36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4"/>
          <table:table-cell table:style-name="ce15" office:value-type="string" calcext:value-type="string">
            <text:p>reCompile</text:p>
          </table:table-cell>
          <table:table-cell table:style-name="ce22" office:value-type="string" calcext:value-type="string">
            <text:p>continuous</text:p>
          </table:table-cell>
          <table:table-cell table:style-name="ce22" office:value-type="string" calcext:value-type="string">
            <text:p>text file</text:p>
          </table:table-cell>
          <table:table-cell table:style-name="ce22" office:value-type="string" calcext:value-type="string">
            <text:p>Continuous 20012017 (compilado4)</text:p>
          </table:table-cell>
          <table:table-cell table:style-name="ce38" office:value-type="string" calcext:value-type="string">
            <text:p>0.4</text:p>
          </table:table-cell>
          <table:covered-table-cell table:style-name="ce1"/>
          <table:covered-table-cell table:style-name="ce6"/>
          <table:covered-table-cell/>
          <table:table-cell table:style-name="ce38" office:value-type="string" calcext:value-type="string">
            <text:p>0.4</text:p>
          </table:table-cell>
          <table:table-cell table:style-name="ce51" office:value-type="date" office:date-value="2017-01-20" calcext:value-type="date">
            <text:p>01/20/17</text:p>
          </table:table-cell>
          <table:table-cell table:style-name="ce43"/>
          <table:table-cell table:number-columns-repeated="2"/>
          <table:table-cell table:style-name="ce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fl0at</text:p>
          </table:table-cell>
          <table:table-cell table:style-name="ce16"/>
          <table:table-cell table:style-name="ce21" table:number-columns-repeated="3"/>
          <table:table-cell table:style-name="ce39"/>
          <table:covered-table-cell table:style-name="ce1"/>
          <table:covered-table-cell table:style-name="ce6"/>
          <table:covered-table-cell/>
          <table:table-cell table:style-name="ce39"/>
          <table:table-cell table:number-columns-repeated="4"/>
          <table:table-cell table:style-name="ce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15"/>
          <table:table-cell table:style-name="ce22" table:number-columns-repeated="3"/>
          <table:table-cell table:style-name="ce40"/>
          <table:covered-table-cell table:style-name="ce1"/>
          <table:covered-table-cell table:style-name="ce6"/>
          <table:covered-table-cell/>
          <table:table-cell table:style-name="ce40"/>
          <table:table-cell table:number-columns-repeated="4"/>
          <table:table-cell table:style-name="ce40"/>
          <table:table-cell/>
        </table:table-row>
        <table:table-row table:style-name="ro1">
          <table:table-cell table:style-name="ce6" table:number-columns-repeated="2"/>
          <table:table-cell table:style-name="ce25" table:number-columns-repeated="3"/>
          <table:table-cell table:style-name="ce6"/>
          <table:table-cell table:style-name="ce1"/>
          <table:table-cell table:style-name="ce6"/>
          <table:covered-table-cell/>
          <table:table-cell table:style-name="ce6"/>
          <table:table-cell table:number-columns-repeated="4"/>
          <table:table-cell table:style-name="ce6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17" office:value-type="string" calcext:value-type="string">
            <text:p>Edit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text file</text:p>
          </table:table-cell>
          <table:table-cell table:style-name="ce21" office:value-type="string" calcext:value-type="string">
            <text:p>Copy, edit and rearange all data into the new format</text:p>
          </table:table-cell>
          <table:table-cell table:style-name="ce35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2" office:value-type="string" calcext:value-type="string" table:number-columns-spanned="1" table:number-rows-spanned="6">
            <text:p>2.2 a 3</text:p>
          </table:table-cell>
          <table:covered-table-cell/>
          <table:table-cell table:style-name="ce35" office:value-type="string" calcext:value-type="string">
            <text:p>2.1</text:p>
          </table:table-cell>
          <table:table-cell table:style-name="ce41" office:value-type="string" calcext:value-type="string">
            <text:p>----</text:p>
          </table:table-cell>
          <table:table-cell table:style-name="ce52"/>
          <table:table-cell table:number-columns-repeated="2"/>
          <table:table-cell table:style-name="ce35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3" office:value-type="string" calcext:value-type="string">
            <text:p>Edit</text:p>
          </table:table-cell>
          <table:table-cell table:style-name="ce27" office:value-type="string" calcext:value-type="string">
            <text:p>Data</text:p>
          </table:table-cell>
          <table:table-cell table:style-name="ce27" office:value-type="string" calcext:value-type="string">
            <text:p>text/html/css/py/scan/git</text:p>
          </table:table-cell>
          <table:table-cell table:style-name="ce27" office:value-type="string" calcext:value-type="string">
            <text:p>Insert e format OC&amp;d into 2.1 according to it</text:p>
          </table:table-cell>
          <table:table-cell table:style-name="ce36" office:value-type="string" calcext:value-type="string">
            <text:p>2.2</text:p>
          </table:table-cell>
          <table:covered-table-cell table:style-name="ce2"/>
          <table:covered-table-cell table:style-name="ce6"/>
          <table:covered-table-cell/>
          <table:table-cell table:style-name="ce36" office:value-type="string" calcext:value-type="string">
            <text:p>2.2</text:p>
          </table:table-cell>
          <table:table-cell table:style-name="ce50" office:value-type="date" office:date-value="2017-02-11" calcext:value-type="date">
            <text:p>02/11/17</text:p>
          </table:table-cell>
          <table:table-cell table:style-name="ce32"/>
          <table:table-cell table:number-columns-repeated="2"/>
          <table:table-cell table:style-name="ce36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4" office:value-type="string" calcext:value-type="string">
            <text:p>Review</text:p>
          </table:table-cell>
          <table:table-cell table:style-name="ce22" office:value-type="string" calcext:value-type="string">
            <text:p>Data</text:p>
          </table:table-cell>
          <table:table-cell table:style-name="ce22" office:value-type="string" calcext:value-type="string">
            <text:p>text file</text:p>
          </table:table-cell>
          <table:table-cell table:style-name="ce22" office:value-type="string" calcext:value-type="string">
            <text:p>N4_projects 24032017</text:p>
          </table:table-cell>
          <table:table-cell table:style-name="ce38" office:value-type="string" calcext:value-type="string">
            <text:p>2.3</text:p>
          </table:table-cell>
          <table:covered-table-cell table:style-name="ce2"/>
          <table:covered-table-cell table:style-name="ce6"/>
          <table:table-cell table:style-name="ce2" office:value-type="string" calcext:value-type="string" table:number-columns-spanned="1" table:number-rows-spanned="4">
            <text:p>2 a 3</text:p>
          </table:table-cell>
          <table:table-cell table:style-name="ce38" office:value-type="string" calcext:value-type="string">
            <text:p>2.3</text:p>
          </table:table-cell>
          <table:table-cell table:style-name="ce51" office:value-type="date" office:date-value="2017-03-24" calcext:value-type="date">
            <text:p>03/24/17</text:p>
          </table:table-cell>
          <table:table-cell table:style-name="ce34"/>
          <table:table-cell table:number-columns-repeated="2"/>
          <table:table-cell table:style-name="ce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2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18" office:value-type="string" calcext:value-type="string">
            <text:p>Publish</text:p>
          </table:table-cell>
          <table:table-cell table:style-name="ce21" office:value-type="string" calcext:value-type="string">
            <text:p>Lines</text:p>
          </table:table-cell>
          <table:table-cell table:style-name="ce21" office:value-type="string" calcext:value-type="string">
            <text:p>text/html</text:p>
          </table:table-cell>
          <table:table-cell table:style-name="ce21" office:value-type="string" calcext:value-type="string">
            <text:p>Publish content prepared in PI2.2</text:p>
          </table:table-cell>
          <table:table-cell table:style-name="ce41" office:value-type="string" calcext:value-type="string">
            <text:p>3.1</text:p>
          </table:table-cell>
          <table:table-cell table:style-name="ce2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18" office:value-type="string" calcext:value-type="string">
            <text:p>3.1</text:p>
          </table:table-cell>
          <table:table-cell table:style-name="ce49" office:value-type="date" office:date-value="2017-02-11" calcext:value-type="date">
            <text:p>02/11/17</text:p>
          </table:table-cell>
          <table:table-cell table:style-name="ce53"/>
          <table:table-cell table:number-columns-repeated="2"/>
          <table:table-cell table:style-name="ce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Strings</text:p>
          </table:table-cell>
          <table:table-cell table:style-name="ce25" office:value-type="string" calcext:value-type="string">
            <text:p>text file</text:p>
          </table:table-cell>
          <table:table-cell table:style-name="ce27" office:value-type="string" calcext:value-type="string">
            <text:p>N4_projects 24032017, B00k &amp; PI 3.0 to index 3.1</text:p>
          </table:table-cell>
          <table:table-cell table:style-name="ce42" office:value-type="float" office:value="3" calcext:value-type="float">
            <text:p>3</text:p>
          </table:table-cell>
          <table:covered-table-cell table:style-name="ce44"/>
          <table:covered-table-cell/>
          <table:covered-table-cell table:style-name="ce2"/>
          <table:table-cell table:style-name="ce19" office:value-type="float" office:value="3" calcext:value-type="float">
            <text:p>3</text:p>
          </table:table-cell>
          <table:table-cell table:style-name="ce50" office:value-type="date" office:date-value="2017-04-02" calcext:value-type="date">
            <text:p>04/02/17</text:p>
          </table:table-cell>
          <table:table-cell table:style-name="ce32"/>
          <table:table-cell table:number-columns-repeated="2"/>
          <table:table-cell table:style-name="ce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20" office:value-type="string" calcext:value-type="string">
            <text:p>Edit</text:p>
          </table:table-cell>
          <table:table-cell table:style-name="ce22" office:value-type="string" calcext:value-type="string">
            <text:p>Strings</text:p>
          </table:table-cell>
          <table:table-cell table:style-name="ce22" office:value-type="string" calcext:value-type="string">
            <text:p>text/html</text:p>
          </table:table-cell>
          <table:table-cell table:style-name="ce22" office:value-type="string" calcext:value-type="string">
            <text:p>42row: 3 to 3.1 scripting(index 3.1, 3, 42r)</text:p>
          </table:table-cell>
          <table:table-cell table:style-name="ce43" office:value-type="string" calcext:value-type="string">
            <text:p>42r</text:p>
          </table:table-cell>
          <table:table-cell table:style-name="ce2" office:value-type="string" calcext:value-type="string" table:number-columns-spanned="1" table:number-rows-spanned="4">
            <text:p>Maio</text:p>
          </table:table-cell>
          <table:table-cell table:style-name="ce2" office:value-type="string" calcext:value-type="string" table:number-columns-spanned="1" table:number-rows-spanned="13">
            <text:p>3 a 4</text:p>
          </table:table-cell>
          <table:table-cell table:style-name="ce2" office:value-type="string" calcext:value-type="string" table:number-columns-spanned="1" table:number-rows-spanned="13">
            <text:p>3 a 4</text:p>
          </table:table-cell>
          <table:table-cell table:style-name="ce20" office:value-type="string" calcext:value-type="string">
            <text:p>42r</text:p>
          </table:table-cell>
          <table:table-cell table:style-name="ce51" office:value-type="date" office:date-value="2017-05-18" calcext:value-type="date">
            <text:p>05/18/17</text:p>
          </table:table-cell>
          <table:table-cell table:style-name="ce34"/>
          <table:table-cell table:number-columns-repeated="2"/>
          <table:table-cell table:style-name="ce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2">
            <text:p>3.1</text:p>
          </table:table-cell>
          <table:table-cell table:style-name="ce21" office:value-type="string" calcext:value-type="string">
            <text:p>Edit</text:p>
          </table:table-cell>
          <table:table-cell table:style-name="ce21" office:value-type="string" calcext:value-type="string">
            <text:p>Strings</text:p>
          </table:table-cell>
          <table:table-cell table:style-name="ce21" office:value-type="string" calcext:value-type="string">
            <text:p>text/html</text:p>
          </table:table-cell>
          <table:table-cell table:style-name="ce21" office:value-type="string" calcext:value-type="string">
            <text:p>42r: publish 42r(PI3.0 +-= index 3.1,3)</text:p>
          </table:table-cell>
          <table:table-cell table:style-name="ce41" office:value-type="string" calcext:value-type="string">
            <text:p>42r</text:p>
          </table:table-cell>
          <table:covered-table-cell table:number-columns-repeated="3"/>
          <table:table-cell table:style-name="ce41" office:value-type="string" calcext:value-type="string">
            <text:p>42r</text:p>
          </table:table-cell>
          <table:table-cell table:style-name="ce49" office:value-type="date" office:date-value="2017-05-18" calcext:value-type="date">
            <text:p>05/18/17</text:p>
          </table:table-cell>
          <table:table-cell table:style-name="ce41"/>
          <table:table-cell table:number-columns-repeated="2"/>
          <table:table-cell table:style-name="ce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10"/>
          <table:table-cell table:style-name="ce22" office:value-type="string" calcext:value-type="string">
            <text:p>Publish</text:p>
          </table:table-cell>
          <table:table-cell table:style-name="ce22" office:value-type="string" calcext:value-type="string">
            <text:p>Strings</text:p>
          </table:table-cell>
          <table:table-cell table:style-name="ce22" office:value-type="string" calcext:value-type="string">
            <text:p>text/html</text:p>
          </table:table-cell>
          <table:table-cell table:style-name="ce22" office:value-type="string" calcext:value-type="string">
            <text:p>Version 3.2: follow 42r as learned from 3 to 3.1</text:p>
          </table:table-cell>
          <table:table-cell table:style-name="ce43" office:value-type="string" calcext:value-type="string">
            <text:p>3.2</text:p>
          </table:table-cell>
          <table:covered-table-cell table:number-columns-repeated="3"/>
          <table:table-cell table:style-name="ce43" office:value-type="string" calcext:value-type="string">
            <text:p>3.2</text:p>
          </table:table-cell>
          <table:table-cell table:style-name="ce51" office:value-type="date" office:date-value="2017-05-18" calcext:value-type="date">
            <text:p>05/18/17</text:p>
          </table:table-cell>
          <table:table-cell table:style-name="ce43"/>
          <table:table-cell table:number-columns-repeated="2"/>
          <table:table-cell table:style-name="ce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5"/>
          <table:table-cell/>
        </table:table-row>
        <table:table-row table:style-name="ro1">
          <table:table-cell table:style-name="ce2" office:value-type="float" office:value="4" calcext:value-type="float" table:number-columns-spanned="1" table:number-rows-spanned="8">
            <text:p>4</text:p>
          </table:table-cell>
          <table:table-cell table:style-name="ce18" office:value-type="string" calcext:value-type="string">
            <text:p>Edit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text/html</text:p>
          </table:table-cell>
          <table:table-cell table:style-name="ce31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39" office:value-type="float" office:value="4" calcext:value-type="float" table:number-columns-spanned="1" table:number-rows-spanned="3">
            <text:p>4</text:p>
          </table:table-cell>
          <table:covered-table-cell table:style-name="ce45"/>
          <table:covered-table-cell table:number-columns-repeated="2"/>
          <table:table-cell table:style-name="ce48" office:value-type="float" office:value="4" calcext:value-type="float" table:number-columns-spanned="1" table:number-rows-spanned="3">
            <text:p>4</text:p>
          </table:table-cell>
          <table:table-cell table:style-name="ce49" office:value-type="date" office:date-value="2017-06-03" calcext:value-type="date">
            <text:p>06/03/17</text:p>
          </table:table-cell>
          <table:table-cell table:style-name="ce41"/>
          <table:table-cell table:number-columns-repeated="2"/>
          <table:table-cell table:style-name="ce35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</text:p>
          </table:table-cell>
          <table:covered-table-cell table:number-columns-repeated="2" table:style-name="ce32"/>
          <table:table-cell table:style-name="ce2" office:value-type="string" calcext:value-type="string">
            <text:p>Julho</text:p>
          </table:table-cell>
          <table:covered-table-cell table:number-columns-repeated="2"/>
          <table:covered-table-cell table:style-name="ce42"/>
          <table:table-cell table:style-name="ce50" office:value-type="date" office:date-value="2017-07-05" calcext:value-type="date">
            <text:p>07/05/17</text:p>
          </table:table-cell>
          <table:table-cell table:style-name="ce42"/>
          <table:table-cell table:number-columns-repeated="2"/>
          <table:covered-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</text:p>
          </table:table-cell>
          <table:covered-table-cell table:number-columns-repeated="2" table:style-name="ce32"/>
          <table:table-cell table:style-name="ce2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42"/>
          <table:table-cell table:number-columns-repeated="2" table:style-name="ce50" office:value-type="date" office:date-value="2017-08-20" calcext:value-type="date">
            <text:p>08/20/17</text:p>
          </table:table-cell>
          <table:table-cell table:number-columns-repeated="2"/>
          <table:covered-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Edit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</text:p>
          </table:table-cell>
          <table:table-cell table:style-name="ce33" office:value-type="string" calcext:value-type="string" table:number-columns-spanned="1" table:number-rows-spanned="4">
            <text:p>PI 4.0: Pi into (f)c-htpi</text:p>
          </table:table-cell>
          <table:table-cell table:style-name="ce33" office:value-type="string" calcext:value-type="string" table:number-columns-spanned="1" table:number-rows-spanned="4">
            <text:p>42w</text:p>
          </table:table-cell>
          <table:covered-table-cell table:style-name="ce2"/>
          <table:covered-table-cell table:number-columns-repeated="2"/>
          <table:table-cell table:style-name="ce36" office:value-type="string" calcext:value-type="string" table:number-columns-spanned="1" table:number-rows-spanned="2">
            <text:p>42w</text:p>
          </table:table-cell>
          <table:table-cell table:style-name="ce50" office:value-type="date" office:date-value="2017-08-20" calcext:value-type="date">
            <text:p>08/20/17</text:p>
          </table:table-cell>
          <table:table-cell table:style-name="ce50" office:value-type="date" office:date-value="2017-08-27" calcext:value-type="date">
            <text:p>08/27/17</text:p>
          </table:table-cell>
          <table:table-cell table:number-columns-repeated="2"/>
          <table:table-cell table:style-name="ce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</text:p>
          </table:table-cell>
          <table:covered-table-cell table:number-columns-repeated="2" table:style-name="ce32"/>
          <table:table-cell table:style-name="ce2" office:value-type="string" calcext:value-type="string">
            <text:p>Setembro</text:p>
          </table:table-cell>
          <table:covered-table-cell table:number-columns-repeated="2"/>
          <table:covered-table-cell table:style-name="ce42"/>
          <table:table-cell table:style-name="ce50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covered-table-cell table:number-columns-repeated="2" table:style-name="ce32"/>
          <table:table-cell table:style-name="ce2" office:value-type="string" calcext:value-type="string">
            <text:p>Outubro</text:p>
          </table:table-cell>
          <table:covered-table-cell table:number-columns-repeated="2"/>
          <table:table-cell table:style-name="ce42"/>
          <table:table-cell table:style-name="ce50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1"/>
          <table:table-cell table:style-name="ce19" office:value-type="string" calcext:value-type="string">
            <text:p>Published</text:p>
          </table:table-cell>
          <table:table-cell table:style-name="ce25" office:value-type="string" calcext:value-type="string">
            <text:p>Data</text:p>
          </table:table-cell>
          <table:table-cell table:style-name="ce25" office:value-type="string" calcext:value-type="string">
            <text:p>text/html/css/py/c/cpp/php/sh</text:p>
          </table:table-cell>
          <table:covered-table-cell table:number-columns-repeated="2" table:style-name="ce32"/>
          <table:table-cell table:style-name="ce2" office:value-type="string" calcext:value-type="string">
            <text:p>Novembro</text:p>
          </table:table-cell>
          <table:covered-table-cell table:number-columns-repeated="2"/>
          <table:table-cell table:style-name="ce42"/>
          <table:table-cell table:style-name="ce50" table:number-columns-repeated="2"/>
          <table:table-cell table:number-columns-repeated="2"/>
          <table:table-cell table:style-name="ce42"/>
          <table:table-cell/>
        </table:table-row>
        <table:table-row table:style-name="ro1">
          <table:covered-table-cell table:style-name="ce12"/>
          <table:table-cell table:style-name="ce20"/>
          <table:table-cell table:style-name="ce22" table:number-columns-repeated="2"/>
          <table:table-cell table:style-name="ce34" table:number-columns-repeated="2"/>
          <table:table-cell table:style-name="ce46"/>
          <table:covered-table-cell table:number-columns-repeated="2"/>
          <table:table-cell table:style-name="ce43" table:number-columns-repeated="3"/>
          <table:table-cell table:number-columns-repeated="2"/>
          <table:table-cell table:style-name="ce43"/>
          <table:table-cell/>
        </table:table-row>
        <table:table-row table:style-name="ro1" table:number-rows-repeated="104852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1" table:default-cell-style-name="ce25"/>
        <table:table-column table:style-name="co19" table:default-cell-style-name="Default"/>
        <table:table-column table:style-name="co20" table:default-cell-style-name="ce8"/>
        <table:table-column table:style-name="co15" table:default-cell-style-name="ce25"/>
        <table:table-column table:style-name="co20" table:default-cell-style-name="ce25"/>
        <table:table-column table:style-name="co13" table:default-cell-style-name="ce25"/>
        <table:table-column table:style-name="co20" table:default-cell-style-name="Default"/>
        <table:table-row table:style-name="ro1">
          <table:table-cell table:style-name="ce57" office:value-type="string" calcext:value-type="string">
            <text:p>Version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Index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Progress</text:p>
          </table:table-cell>
          <table:table-cell table:style-name="ce80" office:value-type="string" calcext:value-type="string">
            <text:p>towards</text:p>
          </table:table-cell>
          <table:table-cell/>
          <table:table-cell table:style-name="ce1" office:value-type="string" calcext:value-type="string">
            <text:p>File</text:p>
          </table:table-cell>
          <table:table-cell table:style-name="ce63" office:value-type="string" calcext:value-type="string">
            <text:p>Date</text:p>
          </table:table-cell>
          <table:table-cell table:style-name="ce47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18" office:value-type="string" calcext:value-type="string">
            <text:p>PI2.0.1</text:p>
          </table:table-cell>
          <table:table-cell table:style-name="ce64" office:value-type="date" office:date-value="2017-01-12" calcext:value-type="date">
            <text:p>01/12/17</text:p>
          </table:table-cell>
          <table:table-cell table:style-name="ce73" office:value-type="float" office:value="4" calcext:value-type="float">
            <text:p>4</text:p>
          </table:table-cell>
          <table:table-cell table:style-name="ce77" office:value-type="string" calcext:value-type="string">
            <text:p>02(robot)12012017</text:p>
          </table:table-cell>
          <table:table-cell table:style-name="ce2" office:value-type="string" calcext:value-type="string" table:number-columns-spanned="1" table:number-rows-spanned="25">
            <text:p>2.0.1</text:p>
          </table:table-cell>
          <table:table-cell table:style-name="ce2" office:value-type="string" calcext:value-type="string" table:number-columns-spanned="1" table:number-rows-spanned="10">
            <text:p>2.1</text:p>
          </table:table-cell>
          <table:table-cell table:style-name="ce2" office:value-type="string" calcext:value-type="string" table:number-columns-spanned="1" table:number-rows-spanned="25">
            <text:p>Janeiro</text:p>
          </table:table-cell>
          <table:table-cell table:style-name="ce83" office:value-type="string" calcext:value-type="string" table:number-columns-spanned="1" table:number-rows-spanned="11">
            <text:p>PI2.0.1</text:p>
          </table:table-cell>
          <table:table-cell table:style-name="ce65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5" office:value-type="date" office:date-value="2017-01-13" calcext:value-type="date">
            <text:p>01/13/17</text:p>
          </table:table-cell>
          <table:table-cell table:style-name="ce74" office:value-type="float" office:value="1" calcext:value-type="float">
            <text:p>1</text:p>
          </table:table-cell>
          <table:table-cell table:style-name="ce78" office:value-type="string" calcext:value-type="string">
            <text:p>Steps 13012017</text:p>
          </table:table-cell>
          <table:covered-table-cell/>
          <table:covered-table-cell table:style-name="ce32"/>
          <table:covered-table-cell table:number-columns-repeated="2"/>
          <table:table-cell table:style-name="ce65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74" office:value-type="float" office:value="3" calcext:value-type="float">
            <text:p>3</text:p>
          </table:table-cell>
          <table:table-cell table:style-name="ce78" office:value-type="string" calcext:value-type="string">
            <text:p>01 13012017</text:p>
          </table:table-cell>
          <table:covered-table-cell/>
          <table:covered-table-cell table:style-name="ce32"/>
          <table:covered-table-cell table:number-columns-repeated="2"/>
          <table:table-cell table:style-name="ce65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5" office:value-type="date" office:date-value="2017-01-14" calcext:value-type="date">
            <text:p>01/14/17</text:p>
          </table:table-cell>
          <table:table-cell table:style-name="ce74" office:value-type="float" office:value="2" calcext:value-type="float">
            <text:p>2</text:p>
          </table:table-cell>
          <table:table-cell table:style-name="ce78" office:value-type="string" calcext:value-type="string">
            <text:p>Startt 14012017</text:p>
          </table:table-cell>
          <table:covered-table-cell/>
          <table:covered-table-cell table:style-name="ce32"/>
          <table:covered-table-cell table:number-columns-repeated="2"/>
          <table:table-cell table:style-name="ce65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5" office:value-type="date" office:date-value="2017-01-16" calcext:value-type="date">
            <text:p>01/16/17</text:p>
          </table:table-cell>
          <table:table-cell table:style-name="ce65" office:value-type="string" calcext:value-type="string">
            <text:p>----</text:p>
          </table:table-cell>
          <table:table-cell table:style-name="ce32" office:value-type="string" calcext:value-type="string">
            <text:p>Created PI2.0.1.ods </text:p>
          </table:table-cell>
          <table:covered-table-cell/>
          <table:covered-table-cell table:style-name="ce32"/>
          <table:covered-table-cell table:number-columns-repeated="2"/>
          <table:table-cell table:style-name="ce65" office:value-type="date" office:date-value="2017-01-16" calcext:value-type="date">
            <text:p>01/16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5" office:value-type="date" office:date-value="2017-01-16" calcext:value-type="date">
            <text:p>01/16/17</text:p>
          </table:table-cell>
          <table:table-cell table:style-name="ce65" office:value-type="string" calcext:value-type="string">
            <text:p>----</text:p>
          </table:table-cell>
          <table:table-cell table:style-name="ce32" office:value-type="string" calcext:value-type="string">
            <text:p>Sheets: PI2.0.1, Progress</text:p>
          </table:table-cell>
          <table:covered-table-cell/>
          <table:covered-table-cell table:style-name="ce32"/>
          <table:covered-table-cell table:number-columns-repeated="2"/>
          <table:table-cell table:style-name="ce65" office:value-type="date" office:date-value="2017-01-16" calcext:value-type="date">
            <text:p>01/16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5" office:value-type="date" office:date-value="2017-01-19" calcext:value-type="date">
            <text:p>01/19/17</text:p>
          </table:table-cell>
          <table:table-cell table:style-name="ce74" office:value-type="float" office:value="5" calcext:value-type="float">
            <text:p>5</text:p>
          </table:table-cell>
          <table:table-cell table:style-name="ce32" office:value-type="string" calcext:value-type="string">
            <text:p>formula eEwr</text:p>
          </table:table-cell>
          <table:covered-table-cell/>
          <table:covered-table-cell table:style-name="ce32"/>
          <table:covered-table-cell table:number-columns-repeated="2"/>
          <table:table-cell table:style-name="ce65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19" calcext:value-type="date">
            <text:p>01/19/17</text:p>
          </table:table-cell>
          <table:table-cell table:style-name="ce75" office:value-type="float" office:value="0" calcext:value-type="float">
            <text:p>0</text:p>
          </table:table-cell>
          <table:table-cell table:style-name="ce32" office:value-type="string" calcext:value-type="string">
            <text:p>compilado3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75" office:value-type="float" office:value="0" calcext:value-type="float">
            <text:p>0</text:p>
          </table:table-cell>
          <table:table-cell table:style-name="ce32" office:value-type="string" calcext:value-type="string">
            <text:p>compilado4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75" office:value-type="float" office:value="0.6" calcext:value-type="float">
            <text:p>0.6</text:p>
          </table:table-cell>
          <table:table-cell table:style-name="ce32" office:value-type="string" calcext:value-type="string">
            <text:p>bootstrap</text:p>
          </table:table-cell>
          <table:covered-table-cell table:style-name="ce27"/>
          <table:covered-table-cell table:style-name="ce32"/>
          <table:covered-table-cell table:number-columns-repeated="2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0" calcext:value-type="date">
            <text:p>01/20/17</text:p>
          </table:table-cell>
          <table:table-cell table:style-name="ce75" office:value-type="float" office:value="1.1" calcext:value-type="float">
            <text:p>1.1</text:p>
          </table:table-cell>
          <table:table-cell table:style-name="ce32" office:value-type="string" calcext:value-type="string">
            <text:p>Task: Edit Data (1.1 follows content from index 1)</text:p>
          </table:table-cell>
          <table:covered-table-cell table:style-name="ce27"/>
          <table:table-cell table:style-name="ce2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67" office:value-type="date" office:date-value="2017-01-20" calcext:value-type="date">
            <text:p>01/20/17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2" calcext:value-type="date">
            <text:p>01/22/17</text:p>
          </table:table-cell>
          <table:table-cell table:style-name="ce75" office:value-type="string" calcext:value-type="string">
            <text:p>f1</text:p>
          </table:table-cell>
          <table:table-cell table:style-name="ce78" office:value-type="string" calcext:value-type="string">
            <text:p>First stage 2201207 &amp; First-stage-22012017.css</text:p>
          </table:table-cell>
          <table:covered-table-cell table:style-name="ce27"/>
          <table:covered-table-cell table:style-name="ce2"/>
          <table:covered-table-cell/>
          <table:table-cell table:style-name="ce83" office:value-type="string" calcext:value-type="string" table:number-columns-spanned="1" table:number-rows-spanned="14">
            <text:p>PI2.0.1(V1.1)</text:p>
          </table:table-cell>
          <table:table-cell table:style-name="ce67" office:value-type="date" office:date-value="2017-01-22" calcext:value-type="date">
            <text:p>01/22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2" calcext:value-type="date">
            <text:p>01/22/17</text:p>
          </table:table-cell>
          <table:table-cell table:style-name="ce75" office:value-type="string" calcext:value-type="string">
            <text:p>----</text:p>
          </table:table-cell>
          <table:table-cell table:style-name="ce78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 office:value-type="date" office:date-value="2017-01-22" calcext:value-type="date">
            <text:p>01/22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3" calcext:value-type="date">
            <text:p>01/23/17</text:p>
          </table:table-cell>
          <table:table-cell table:style-name="ce75" office:value-type="float" office:value="6" calcext:value-type="float">
            <text:p>6</text:p>
          </table:table-cell>
          <table:table-cell table:style-name="ce78" office:value-type="string" calcext:value-type="string">
            <text:p>0123, 01. 0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4" calcext:value-type="date">
            <text:p>01/24/17</text:p>
          </table:table-cell>
          <table:table-cell table:style-name="ce75" office:value-type="string" calcext:value-type="string">
            <text:p>----</text:p>
          </table:table-cell>
          <table:table-cell table:style-name="ce78" office:value-type="string" calcext:value-type="string">
            <text:p>Program(CGPsys) Sheet Added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 office:value-type="date" office:date-value="2017-01-24" calcext:value-type="date">
            <text:p>01/24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75" office:value-type="float" office:value="0.7" calcext:value-type="float">
            <text:p>0.7</text:p>
          </table:table-cell>
          <table:table-cell table:style-name="ce78" office:value-type="string" calcext:value-type="string">
            <text:p>django overview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5" calcext:value-type="date">
            <text:p>01/25/17</text:p>
          </table:table-cell>
          <table:table-cell table:style-name="ce75" office:value-type="float" office:value="7" calcext:value-type="float">
            <text:p>7</text:p>
          </table:table-cell>
          <table:table-cell table:style-name="ce78" office:value-type="string" calcext:value-type="string">
            <text:p>11 &amp; 3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6" calcext:value-type="date">
            <text:p>01/26/17</text:p>
          </table:table-cell>
          <table:table-cell table:style-name="ce75" office:value-type="float" office:value="8" calcext:value-type="float">
            <text:p>8</text:p>
          </table:table-cell>
          <table:table-cell table:style-name="ce78" office:value-type="string" calcext:value-type="string">
            <text:p>white sheet 1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6" calcext:value-type="date">
            <text:p>01/26/17</text:p>
          </table:table-cell>
          <table:table-cell table:style-name="ce75" office:value-type="float" office:value="8" calcext:value-type="float">
            <text:p>8</text:p>
          </table:table-cell>
          <table:table-cell table:style-name="ce78" office:value-type="string" calcext:value-type="string">
            <text:p>nt pages 1 &amp; 2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7" calcext:value-type="date">
            <text:p>01/27/17</text:p>
          </table:table-cell>
          <table:table-cell table:style-name="ce75" office:value-type="float" office:value="8" calcext:value-type="float">
            <text:p>8</text:p>
          </table:table-cell>
          <table:table-cell table:style-name="ce78" office:value-type="string" calcext:value-type="string">
            <text:p>white sheet 2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style-name="Default"/>
          <table:table-cell table:number-columns-repeated="2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8" calcext:value-type="date">
            <text:p>01/28/17</text:p>
          </table:table-cell>
          <table:table-cell table:style-name="ce75" office:value-type="float" office:value="8" calcext:value-type="float">
            <text:p>8</text:p>
          </table:table-cell>
          <table:table-cell table:style-name="ce32" office:value-type="string" calcext:value-type="string">
            <text:p>white sheet 3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9" calcext:value-type="date">
            <text:p>01/29/17</text:p>
          </table:table-cell>
          <table:table-cell table:style-name="ce75" office:value-type="float" office:value="8" calcext:value-type="float">
            <text:p>8</text:p>
          </table:table-cell>
          <table:table-cell table:style-name="ce78" office:value-type="string" calcext:value-type="string">
            <text:p>white sheet 4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29" calcext:value-type="date">
            <text:p>01/29/17</text:p>
          </table:table-cell>
          <table:table-cell table:style-name="ce75" office:value-type="float" office:value="9" calcext:value-type="float">
            <text:p>9</text:p>
          </table:table-cell>
          <table:table-cell table:style-name="ce78" office:value-type="string" calcext:value-type="string">
            <text:p>nothingness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0.1</text:p>
          </table:table-cell>
          <table:table-cell table:style-name="ce67" office:value-type="date" office:date-value="2017-01-30" calcext:value-type="date">
            <text:p>01/30/17</text:p>
          </table:table-cell>
          <table:table-cell table:style-name="ce75" office:value-type="float" office:value="10" calcext:value-type="float">
            <text:p>10</text:p>
          </table:table-cell>
          <table:table-cell table:style-name="ce78" office:value-type="string" calcext:value-type="string">
            <text:p>white sheet 5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/>
          <table:table-cell table:number-columns-repeated="3"/>
        </table:table-row>
        <table:table-row table:style-name="ro1">
          <table:table-cell table:style-name="ce20" office:value-type="string" calcext:value-type="string">
            <text:p>PI2.0.1</text:p>
          </table:table-cell>
          <table:table-cell table:style-name="ce68" office:value-type="date" office:date-value="2017-01-31" calcext:value-type="date">
            <text:p>01/31/17</text:p>
          </table:table-cell>
          <table:table-cell table:style-name="ce76" office:value-type="float" office:value="11" calcext:value-type="float">
            <text:p>11</text:p>
          </table:table-cell>
          <table:table-cell table:style-name="ce79" office:value-type="string" calcext:value-type="string">
            <text:p>white sheet 6 &amp; 7</text:p>
          </table:table-cell>
          <table:covered-table-cell table:style-name="ce27"/>
          <table:covered-table-cell table:style-name="ce2"/>
          <table:covered-table-cell table:number-columns-repeated="2"/>
          <table:table-cell table:style-name="ce67" office:value-type="date" office:date-value="2017-01-31" calcext:value-type="date">
            <text:p>01/31/17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PI2.1</text:p>
          </table:table-cell>
          <table:table-cell table:style-name="ce64" office:value-type="date" office:date-value="2017-02-01" calcext:value-type="date">
            <text:p>02/01/17</text:p>
          </table:table-cell>
          <table:table-cell table:style-name="ce73" office:value-type="string" calcext:value-type="string">
            <text:p>----</text:p>
          </table:table-cell>
          <table:table-cell table:style-name="ce77" office:value-type="string" calcext:value-type="string">
            <text:p>Updated to PI2.1.ods: + version 2.1 sheet, - index, - PI2.0.1</text:p>
          </table:table-cell>
          <table:table-cell table:style-name="ce2" office:value-type="string" calcext:value-type="string" table:number-columns-spanned="1" table:number-rows-spanned="46">
            <text:p>2.1</text:p>
          </table:table-cell>
          <table:covered-table-cell table:style-name="ce2"/>
          <table:table-cell table:style-name="ce2" office:value-type="string" calcext:value-type="string" table:number-columns-spanned="1" table:number-rows-spanned="45">
            <text:p>Fevereiro</text:p>
          </table:table-cell>
          <table:table-cell table:style-name="ce83" office:value-type="string" calcext:value-type="string" table:number-columns-spanned="1" table:number-rows-spanned="46">
            <text:p>PI2.1</text:p>
          </table:table-cell>
          <table:table-cell table:style-name="ce67" office:value-type="date" office:date-value="2017-02-01" calcext:value-type="date">
            <text:p>02/01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67" office:value-type="date" office:date-value="2017-02-01" calcext:value-type="date">
            <text:p>02/01/17</text:p>
          </table:table-cell>
          <table:table-cell table:style-name="ce75" office:value-type="string" calcext:value-type="string">
            <text:p>----</text:p>
          </table:table-cell>
          <table:table-cell table:style-name="ce59" office:value-type="string" calcext:value-type="string">
            <text:p>Wt sheet (worktime)</text:p>
          </table:table-cell>
          <table:covered-table-cell table:number-columns-repeated="3" table:style-name="ce2"/>
          <table:covered-table-cell table:style-name="ce83"/>
          <table:table-cell table:style-name="ce67"/>
          <table:table-cell table:number-columns-repeated="3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67" office:value-type="date" office:date-value="2017-02-01" calcext:value-type="date">
            <text:p>02/01/17</text:p>
          </table:table-cell>
          <table:table-cell table:style-name="ce75" office:value-type="string" calcext:value-type="string">
            <text:p>0.0.2</text:p>
          </table:table-cell>
          <table:table-cell table:style-name="ce59" office:value-type="string" calcext:value-type="string">
            <text:p>PI2.1 directory</text:p>
          </table:table-cell>
          <table:covered-table-cell table:number-columns-repeated="3" table:style-name="ce2"/>
          <table:covered-table-cell table:style-name="ce83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1" calcext:value-type="date">
            <text:p>02/01/17</text:p>
          </table:table-cell>
          <table:table-cell table:style-name="ce75" office:value-type="string" calcext:value-type="string">
            <text:p>f1</text:p>
          </table:table-cell>
          <table:table-cell table:style-name="ce78" office:value-type="string" calcext:value-type="string">
            <text:p>moved to PI2.1/PI2.0.1/first stag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1" calcext:value-type="date">
            <text:p>02/01/17</text:p>
          </table:table-cell>
          <table:table-cell table:style-name="ce75" office:value-type="float" office:value="0.1" calcext:value-type="float">
            <text:p>0.1</text:p>
          </table:table-cell>
          <table:table-cell table:style-name="ce78" office:value-type="string" calcext:value-type="string">
            <text:p>reviewd, created git text/fil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2" calcext:value-type="date">
            <text:p>02/02/17</text:p>
          </table:table-cell>
          <table:table-cell table:style-name="ce75" office:value-type="string" calcext:value-type="string">
            <text:p>----</text:p>
          </table:table-cell>
          <table:table-cell table:style-name="ce78" office:value-type="string" calcext:value-type="string">
            <text:p>created “files” sheet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2" calcext:value-type="date">
            <text:p>02/02/17</text:p>
          </table:table-cell>
          <table:table-cell table:style-name="ce75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2" calcext:value-type="date">
            <text:p>02/02/17</text:p>
          </table:table-cell>
          <table:table-cell table:style-name="ce75" office:value-type="float" office:value="12" calcext:value-type="float">
            <text:p>12</text:p>
          </table:table-cell>
          <table:table-cell table:style-name="ce26" office:value-type="string" calcext:value-type="string">
            <text:p>compile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3-03" calcext:value-type="date">
            <text:p>03/03/17</text:p>
          </table:table-cell>
          <table:table-cell table:style-name="ce75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03" calcext:value-type="date">
            <text:p>01/03/17</text:p>
          </table:table-cell>
          <table:table-cell table:style-name="ce75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06" calcext:value-type="date">
            <text:p>01/06/17</text:p>
          </table:table-cell>
          <table:table-cell table:style-name="ce75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7"/>
          <table:covered-table-cell table:style-name="ce2"/>
          <table:covered-table-cell table:style-name="ce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7" calcext:value-type="date">
            <text:p>02/07/17</text:p>
          </table:table-cell>
          <table:table-cell table:style-name="ce75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 office:value-type="date" office:date-value="2017-02-07" calcext:value-type="date">
            <text:p>02/07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7" calcext:value-type="date">
            <text:p>02/07/17</text:p>
          </table:table-cell>
          <table:table-cell table:style-name="ce75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 office:value-type="date" office:date-value="2017-02-07" calcext:value-type="date">
            <text:p>02/07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7" calcext:value-type="date">
            <text:p>02/07/17</text:p>
          </table:table-cell>
          <table:table-cell table:style-name="ce75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8" calcext:value-type="date">
            <text:p>02/08/17</text:p>
          </table:table-cell>
          <table:table-cell table:style-name="ce75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09" calcext:value-type="date">
            <text:p>02/09/17</text:p>
          </table:table-cell>
          <table:table-cell table:style-name="ce75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0" calcext:value-type="date">
            <text:p>01/10/17</text:p>
          </table:table-cell>
          <table:table-cell table:style-name="ce75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0" calcext:value-type="date">
            <text:p>01/10/17</text:p>
          </table:table-cell>
          <table:table-cell table:style-name="ce75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27"/>
          <table:table-cell table:style-name="ce2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1" calcext:value-type="date">
            <text:p>01/11/17</text:p>
          </table:table-cell>
          <table:table-cell office:value-type="float" office:value="1.2" calcext:value-type="float">
            <text:p>1.2</text:p>
          </table:table-cell>
          <table:table-cell table:style-name="ce27" office:value-type="string" calcext:value-type="string">
            <text:p>Insert e format OC&amp;d into 1.1 according to i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1" calcext:value-type="date">
            <text:p>01/11/17</text:p>
          </table:table-cell>
          <table:table-cell office:value-type="float" office:value="2.1" calcext:value-type="float">
            <text:p>2.1</text:p>
          </table:table-cell>
          <table:table-cell table:style-name="ce26" office:value-type="string" calcext:value-type="string">
            <text:p>Publish content prepared in PI2.2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2" calcext:value-type="date">
            <text:p>01/12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3" calcext:value-type="date">
            <text:p>01/13/17</text:p>
          </table:table-cell>
          <table:table-cell office:value-type="string" calcext:value-type="string">
            <text:p>0.0.1</text:p>
          </table:table-cell>
          <table:table-cell table:style-name="ce26" office:value-type="string" calcext:value-type="string">
            <text:p>ktpc(firstwrk)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1-14" calcext:value-type="date">
            <text:p>01/14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5" calcext:value-type="date">
            <text:p>02/15/17</text:p>
          </table:table-cell>
          <table:table-cell office:value-type="string" calcext:value-type="string">
            <text:p>0.0.1</text:p>
          </table:table-cell>
          <table:table-cell table:style-name="ce26" office:value-type="string" calcext:value-type="string">
            <text:p>ktpc(firstwrk)bash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7" calcext:value-type="date">
            <text:p>02/17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<text:s/>Index 01 first Review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7" calcext:value-type="date">
            <text:p>02/17/17</text:p>
          </table:table-cell>
          <table:table-cell office:value-type="string" calcext:value-type="string">
            <text:p>0.0.2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table:style-name="ce26" office:value-type="string" calcext:value-type="string">
            <text:p>bckp pictures, oc&amp;d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 office:value-type="date" office:date-value="2017-02-18" calcext:value-type="date">
            <text:p>02/18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19" calcext:value-type="date">
            <text:p>02/19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0" calcext:value-type="date">
            <text:p>02/20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1" calcext:value-type="date">
            <text:p>02/21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2" calcext:value-type="date">
            <text:p>02/22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3" calcext:value-type="date">
            <text:p>02/23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4" calcext:value-type="date">
            <text:p>02/24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5" calcext:value-type="date">
            <text:p>02/25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6" calcext:value-type="date">
            <text:p>02/26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CP Organize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7" calcext:value-type="date">
            <text:p>02/27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PI content review read, and online related content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8" calcext:value-type="date">
            <text:p>02/28/17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Spc 28022017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8" calcext:value-type="date">
            <text:p>02/28/17</text:p>
          </table:table-cell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Next-steps-28022017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1</text:p>
          </table:table-cell>
          <table:table-cell table:style-name="ce67" office:value-type="date" office:date-value="2017-02-28" calcext:value-type="date">
            <text:p>02/28/17</text:p>
          </table:table-cell>
          <table:table-cell office:value-type="string" calcext:value-type="string">
            <text:p>----</text:p>
          </table:table-cell>
          <table:table-cell table:style-name="ce26" office:value-type="string" calcext:value-type="string">
            <text:p>PI 2.1: last review of wt, version 2.1, &amp; progress</text:p>
          </table:table-cell>
          <table:covered-table-cell table:style-name="ce27"/>
          <table:covered-table-cell table:style-name="ce2"/>
          <table:covered-table-cell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69" office:value-type="date" office:date-value="2017-03-01" calcext:value-type="date">
            <text:p>03/01/17</text:p>
          </table:table-cell>
          <table:table-cell table:style-name="ce27" office:value-type="string" calcext:value-type="string">
            <text:p>----</text:p>
          </table:table-cell>
          <table:table-cell table:style-name="ce27" office:value-type="string" calcext:value-type="string">
            <text:p>Organize: nrsdirectory, Documentos de Texto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4">
            <text:p>Março</text:p>
          </table:table-cell>
          <table:covered-table-cell table:style-name="ce83"/>
          <table:table-cell table:style-name="ce67"/>
          <table:table-cell table:number-columns-repeated="3"/>
        </table:table-row>
        <table:table-row table:style-name="ro1">
          <table:table-cell table:style-name="ce18" office:value-type="string" calcext:value-type="string">
            <text:p>PI2.2</text:p>
          </table:table-cell>
          <table:table-cell table:style-name="ce64" office:value-type="date" office:date-value="2017-03-03" calcext:value-type="date">
            <text:p>03/03/17</text:p>
          </table:table-cell>
          <table:table-cell table:style-name="ce21" office:value-type="string" calcext:value-type="string">
            <text:p>----</text:p>
          </table:table-cell>
          <table:table-cell table:style-name="ce52" office:value-type="string" calcext:value-type="string">
            <text:p>PI update: version 2.2, Wt 2.2, CGPs, OC&amp;d</text:p>
          </table:table-cell>
          <table:table-cell table:style-name="ce2" office:value-type="string" calcext:value-type="string" table:number-columns-spanned="1" table:number-rows-spanned="23">
            <text:p>2.1</text:p>
          </table:table-cell>
          <table:covered-table-cell table:style-name="ce2"/>
          <table:covered-table-cell table:style-name="ce81"/>
          <table:table-cell table:style-name="ce83" office:value-type="string" calcext:value-type="string" table:number-columns-spanned="1" table:number-rows-spanned="23">
            <text:p>PI 2.2</text:p>
          </table:table-cell>
          <table:table-cell table:style-name="ce67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(3(1)))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3" calcext:value-type="date">
            <text:p>03/03/17</text:p>
          </table:table-cell>
          <table:table-cell table:style-name="ce27" office:value-type="float" office:value="2.2" calcext:value-type="float">
            <text:p>2.2</text:p>
          </table:table-cell>
          <table:table-cell table:style-name="ce32" office:value-type="string" calcext:value-type="string">
            <text:p>C1 Sheet: Compilado1 ~ Controle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3" calcext:value-type="date">
            <text:p>03/03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*tct 0: pi machine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4" calcext:value-type="date">
            <text:p>03/04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sheets(C1, C2t), *Tct(3. 4), C2t, Grande Compilado-V1-2(nrs).odt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 office:value-type="date" office:date-value="2017-03-04" calcext:value-type="date">
            <text:p>03/04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Gct, B00k sheet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 office:value-type="date" office:date-value="2017-03-05" calcext:value-type="date">
            <text:p>03/05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LWC copy(textos/6 &amp; PI 2.2)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5" calcext:value-type="date">
            <text:p>03/0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heck files sheet, nrs/txt backup(files)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6" calcext:value-type="date">
            <text:p>03/06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, Index 2.1: LWC-nrsv1, B00k sheet, b00k.ods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 office:value-type="date" office:date-value="2017-03-06" calcext:value-type="date">
            <text:p>03/06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7" calcext:value-type="date">
            <text:p>03/07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, Index 2.1: LWC-nrsv1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7" office:value-type="date" office:date-value="2017-03-07" calcext:value-type="date">
            <text:p>03/07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computer config(*tct0)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08" calcext:value-type="date">
            <text:p>03/08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09" calcext:value-type="date">
            <text:p>03/09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10" calcext:value-type="date">
            <text:p>03/10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11" calcext:value-type="date">
            <text:p>03/11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12" calcext:value-type="date">
            <text:p>03/12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13" calcext:value-type="date">
            <text:p>03/13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processing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14" calcext:value-type="date">
            <text:p>03/14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4|4 project, deep space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15" calcext:value-type="date">
            <text:p>03/1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4|4 project, resultados, deep space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25" calcext:value-type="date">
            <text:p>03/2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N4_projects 24032017, B00k sheet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25" calcext:value-type="date">
            <text:p>03/25/17</text:p>
          </table:table-cell>
          <table:table-cell table:style-name="ce27" office:value-type="float" office:value="2.1" calcext:value-type="float">
            <text:p>2.1</text:p>
          </table:table-cell>
          <table:table-cell table:style-name="ce32" office:value-type="string" calcext:value-type="string">
            <text:p>N4_projects 24032017, C2t, C2t sheet, B00k sheet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30" calcext:value-type="date">
            <text:p>03/30/17</text:p>
          </table:table-cell>
          <table:table-cell table:style-name="ce27" office:value-type="float" office:value="2.3" calcext:value-type="float">
            <text:p>2.3</text:p>
          </table:table-cell>
          <table:table-cell table:style-name="ce32" office:value-type="string" calcext:value-type="string">
            <text:p>N4_projects: digitalization prepare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9" office:value-type="string" calcext:value-type="string">
            <text:p>PI2.2</text:p>
          </table:table-cell>
          <table:table-cell table:style-name="ce65" office:value-type="date" office:date-value="2017-03-31" calcext:value-type="date">
            <text:p>03/31/17</text:p>
          </table:table-cell>
          <table:table-cell table:style-name="ce27" office:value-type="float" office:value="2.3" calcext:value-type="float">
            <text:p>2.3</text:p>
          </table:table-cell>
          <table:table-cell table:style-name="ce32" office:value-type="string" calcext:value-type="string">
            <text:p>N4_projects: digitalization prepare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20" office:value-type="string" calcext:value-type="string">
            <text:p>PI2.2</text:p>
          </table:table-cell>
          <table:table-cell table:style-name="ce68" office:value-type="date" office:date-value="2017-03-31" calcext:value-type="date">
            <text:p>03/31/17</text:p>
          </table:table-cell>
          <table:table-cell table:style-name="ce22" office:value-type="float" office:value="2.3" calcext:value-type="float">
            <text:p>2.3</text:p>
          </table:table-cell>
          <table:table-cell table:style-name="ce34" office:value-type="string" calcext:value-type="string">
            <text:p>N4_projects: digitalization init, digitalized (dir)</text:p>
          </table:table-cell>
          <table:covered-table-cell table:style-name="ce41"/>
          <table:covered-table-cell table:style-name="ce2"/>
          <table:covered-table-cell table:style-name="ce81"/>
          <table:covered-table-cell table:style-name="ce9"/>
          <table:table-cell table:style-name="ce67"/>
          <table:table-cell table:number-columns-repeated="3"/>
        </table:table-row>
        <table:table-row table:style-name="ro1">
          <table:table-cell table:style-name="ce18" office:value-type="string" calcext:value-type="string">
            <text:p>PI 3.0</text:p>
          </table:table-cell>
          <table:table-cell table:style-name="ce64" office:value-type="date" office:date-value="2017-04-01" calcext:value-type="date">
            <text:p>04/01/17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2" office:value-type="float" office:value="3" calcext:value-type="float" table:number-columns-spanned="1" table:number-rows-spanned="42">
            <text:p>3</text:p>
          </table:table-cell>
          <table:table-cell table:style-name="ce2" office:value-type="string" calcext:value-type="string" table:number-columns-spanned="1" table:number-rows-spanned="42">
            <text:p>3.1</text:p>
          </table:table-cell>
          <table:table-cell table:style-name="ce2" office:value-type="string" calcext:value-type="string" table:number-columns-spanned="1" table:number-rows-spanned="28">
            <text:p>Abril</text:p>
          </table:table-cell>
          <table:table-cell table:style-name="ce83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2" calcext:value-type="date">
            <text:p>04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42"/>
          <table:covered-table-cell/>
          <table:covered-table-cell table:style-name="ce54"/>
          <table:covered-table-cell/>
          <table:table-cell table:style-name="ce65" office:value-type="date" office:date-value="2017-04-02" calcext:value-type="date">
            <text:p>04/02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10(5(3)))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2" calcext:value-type="date">
            <text:p>04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3" calcext:value-type="date">
            <text:p>04/03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university, Bacon, run_tes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GPsys: bookmarks; *tct dir copy; files sheet review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5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table:style-name="ce78" office:value-type="string" calcext:value-type="string">
            <text:p>Digitalized-Pi(txt-files/B00k-sheet): 08 a 1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6" calcext:value-type="date">
            <text:p>04/06/17</text:p>
          </table:table-cell>
          <table:table-cell office:value-type="float" office:value="3" calcext:value-type="float">
            <text:p>3</text:p>
          </table:table-cell>
          <table:table-cell table:style-name="ce78" office:value-type="string" calcext:value-type="string">
            <text:p>Digitalized-Pi(txt-files/B00k-sheet): 13 a 25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6" calcext:value-type="date">
            <text:p>04/06/17</text:p>
          </table:table-cell>
          <table:table-cell office:value-type="float" office:value="3" calcext:value-type="float">
            <text:p>3</text:p>
          </table:table-cell>
          <table:table-cell table:style-name="ce78" office:value-type="string" calcext:value-type="string">
            <text:p>B00k sheet: digitalized(N4 &amp; Pi 3.0) into C2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7" calcext:value-type="date">
            <text:p>04/07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3H, C3H sheet</text:p>
          </table:table-cell>
          <table:covered-table-cell table:style-name="ce42"/>
          <table:covered-table-cell table:number-columns-repeated="3"/>
          <table:table-cell table:style-name="ce65" office:value-type="date" office:date-value="2017-04-07" calcext:value-type="date">
            <text:p>04/07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7" calcext:value-type="date">
            <text:p>04/07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3Book.odt, C3Book sheet</text:p>
          </table:table-cell>
          <table:covered-table-cell table:style-name="ce42"/>
          <table:covered-table-cell table:number-columns-repeated="3"/>
          <table:table-cell table:style-name="ce65" office:value-type="date" office:date-value="2017-04-07" calcext:value-type="date">
            <text:p>04/07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08" calcext:value-type="date">
            <text:p>04/08/17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wh&amp;pp 08042017</text:p>
          </table:table-cell>
          <table:covered-table-cell table:style-name="ce42"/>
          <table:covered-table-cell table:number-columns-repeated="3"/>
          <table:table-cell table:style-name="ce65"/>
          <table:table-cell table:number-columns-repeated="3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0" calcext:value-type="date">
            <text:p>04/10/17</text:p>
          </table:table-cell>
          <table:table-cell office:value-type="float" office:value="3" calcext:value-type="float">
            <text:p>3</text:p>
          </table:table-cell>
          <table:table-cell table:style-name="ce78" office:value-type="string" calcext:value-type="string">
            <text:p>*tct 0: readings, N4_projects 24032017, wh&amp;pp update, N4 sheet</text:p>
          </table:table-cell>
          <table:covered-table-cell table:style-name="ce42"/>
          <table:covered-table-cell table:number-columns-repeated="3"/>
          <table:table-cell table:style-name="ce65" office:value-type="date" office:date-value="2017-04-10" calcext:value-type="date">
            <text:p>04/10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2" calcext:value-type="date">
            <text:p>04/1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3" calcext:value-type="date">
            <text:p>04/1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4" calcext:value-type="date">
            <text:p>04/1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5" calcext:value-type="date">
            <text:p>04/1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6" calcext:value-type="date">
            <text:p>04/1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7" calcext:value-type="date">
            <text:p>04/1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8" calcext:value-type="date">
            <text:p>04/1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19" calcext:value-type="date">
            <text:p>04/1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4" calcext:value-type="date">
            <text:p>04/2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8" calcext:value-type="date">
            <text:p>04/2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PI 3.0</text:p>
          </table:table-cell>
          <table:table-cell table:style-name="ce65" office:value-type="date" office:date-value="2017-04-29" calcext:value-type="date">
            <text:p>04/2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PI 3.0</text:p>
          </table:table-cell>
          <table:table-cell table:style-name="ce64" office:value-type="date" office:date-value="2017-05-01" calcext:value-type="date">
            <text:p>05/01/17</text:p>
          </table:table-cell>
          <table:table-cell table:style-name="ce21" office:value-type="float" office:value="3" calcext:value-type="float">
            <text:p>3</text:p>
          </table:table-cell>
          <table:table-cell table:style-name="ce77" office:value-type="string" calcext:value-type="string">
            <text:p>Pi update: Wt, Progress, Version 3.0</text:p>
          </table:table-cell>
          <table:covered-table-cell table:style-name="ce42"/>
          <table:covered-table-cell/>
          <table:table-cell table:style-name="ce2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2" calcext:value-type="date">
            <text:p>05/0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3" calcext:value-type="date">
            <text:p>05/0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4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6" calcext:value-type="date">
            <text:p>05/0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7" calcext:value-type="date">
            <text:p>05/07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8" calcext:value-type="date">
            <text:p>05/08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09" calcext:value-type="date">
            <text:p>05/09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10" calcext:value-type="date">
            <text:p>05/10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11" calcext:value-type="date">
            <text:p>05/11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12" calcext:value-type="date">
            <text:p>05/12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14" calcext:value-type="date">
            <text:p>05/1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 3.0</text:p>
          </table:table-cell>
          <table:table-cell table:style-name="ce65" office:value-type="date" office:date-value="2017-05-16" calcext:value-type="date">
            <text:p>05/16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PI3.1</text:p>
          </table:table-cell>
          <table:table-cell table:style-name="ce64" office:value-type="date" office:date-value="2017-05-18" calcext:value-type="date">
            <text:p>05/18/17</text:p>
          </table:table-cell>
          <table:table-cell table:style-name="ce21" office:value-type="string" calcext:value-type="string">
            <text:p>42r</text:p>
          </table:table-cell>
          <table:table-cell table:style-name="ce52" office:value-type="string" calcext:value-type="string">
            <text:p>PI update: PI 3.1 start(pN44 to PI 3.1), version 3.1</text:p>
          </table:table-cell>
          <table:table-cell table:style-name="ce2" office:value-type="string" calcext:value-type="string" table:number-columns-spanned="1" table:number-rows-spanned="66">
            <text:p>3.1</text:p>
          </table:table-cell>
          <table:table-cell table:style-name="ce2" office:value-type="string" calcext:value-type="string" table:number-columns-spanned="1" table:number-rows-spanned="18">
            <text:p>3.2</text:p>
          </table:table-cell>
          <table:covered-table-cell/>
          <table:table-cell table:style-name="ce83" office:value-type="string" calcext:value-type="string" table:number-columns-spanned="1" table:number-rows-spanned="66">
            <text:p>PI 3.1</text:p>
          </table:table-cell>
          <table:table-cell table:style-name="ce65" office:value-type="date" office:date-value="2017-05-18" calcext:value-type="date">
            <text:p>05/18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10(5)))</text:p>
          </table:table-cell>
          <table:table-cell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18" calcext:value-type="date">
            <text:p>05/18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 update: index 42r &amp; 3.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18" calcext:value-type="date">
            <text:p>05/18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ttsw, pN44.html, moved ckz to 3.1/pN4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19" calcext:value-type="date">
            <text:p>05/19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0" calcext:value-type="date">
            <text:p>05/20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1" calcext:value-type="date">
            <text:p>05/21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1" calcext:value-type="date">
            <text:p>05/21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2" calcext:value-type="date">
            <text:p>05/22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3" calcext:value-type="date">
            <text:p>05/23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3" calcext:value-type="date">
            <text:p>05/23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4" calcext:value-type="date">
            <text:p>05/24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5" calcext:value-type="date">
            <text:p>05/2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6" calcext:value-type="date">
            <text:p>05/26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7" calcext:value-type="date">
            <text:p>05/27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8" calcext:value-type="date">
            <text:p>05/28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29" calcext:value-type="date">
            <text:p>05/29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30" calcext:value-type="date">
            <text:p>05/30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PI3.1</text:p>
          </table:table-cell>
          <table:table-cell table:style-name="ce65" office:value-type="date" office:date-value="2017-05-31" calcext:value-type="date">
            <text:p>05/31/17</text:p>
          </table:table-cell>
          <table:table-cell office:value-type="string" calcext:value-type="string">
            <text:p>42r</text:p>
          </table:table-cell>
          <table:table-cell table:style-name="ce26" office:value-type="string" calcext:value-type="string">
            <text:p>rogrot: bg, bg.css; rogrot plus n4 test</text:p>
          </table:table-cell>
          <table:covered-table-cell table:style-name="ce42"/>
          <table:covered-table-cell table:number-columns-repeated="3"/>
          <table:table-cell table:number-columns-repeated="4"/>
        </table:table-row>
        <table:table-row table:style-name="ro1">
          <table:table-cell table:style-name="ce58" office:value-type="string" calcext:value-type="string">
            <text:p>PI3.1</text:p>
          </table:table-cell>
          <table:table-cell table:style-name="ce70" office:value-type="date" office:date-value="2017-06-01" calcext:value-type="date">
            <text:p>06/01/17</text:p>
          </table:table-cell>
          <table:table-cell table:style-name="ce21" office:value-type="string" calcext:value-type="string">
            <text:p>42r</text:p>
          </table:table-cell>
          <table:table-cell table:style-name="ce77" office:value-type="string" calcext:value-type="string">
            <text:p>3h-d</text:p>
          </table:table-cell>
          <table:covered-table-cell table:style-name="ce42"/>
          <table:table-cell table:style-name="ce2" office:value-type="float" office:value="4" calcext:value-type="float" table:number-columns-spanned="1" table:number-rows-spanned="141">
            <text:p>4</text:p>
          </table:table-cell>
          <table:table-cell table:style-name="ce2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2" calcext:value-type="date">
            <text:p>06/02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06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3" calcext:value-type="date">
            <text:p>06/03/17</text:p>
          </table:table-cell>
          <table:table-cell office:value-type="string" calcext:value-type="string">
            <text:p>42r</text:p>
          </table:table-cell>
          <table:table-cell table:style-name="ce32" office:value-type="string" calcext:value-type="string">
            <text:p>PI update: index 4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4" calcext:value-type="date">
            <text:p>06/0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tgm, 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5" calcext:value-type="date">
            <text:p>06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kt, 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bg, bg.cs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ktn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7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hdDE&amp;I, ew2, ew.tex. ew2.dvi, iom.tex, iom.dv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08" calcext:value-type="date">
            <text:p>06/0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mifivahueninunprusysb, tftf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13" calcext:value-type="date">
            <text:p>06/1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xdgl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19" calcext:value-type="date">
            <text:p>06/19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20" calcext:value-type="date">
            <text:p>06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aer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21" calcext:value-type="date">
            <text:p>06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23" calcext:value-type="date">
            <text:p>06/2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ff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25" calcext:value-type="date">
            <text:p>06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M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25" calcext:value-type="date">
            <text:p>06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1" office:value-type="date" office:date-value="2017-06-28" calcext:value-type="date">
            <text:p>06/2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enca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59" office:value-type="string" calcext:value-type="string">
            <text:p>PI3.1</text:p>
          </table:table-cell>
          <table:table-cell table:style-name="ce72" office:value-type="date" office:date-value="2017-06-28" calcext:value-type="date">
            <text:p>06/28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0" office:value-type="string" calcext:value-type="string">
            <text:p>PI3.1</text:p>
          </table:table-cell>
          <table:table-cell table:style-name="ce64" office:value-type="date" office:date-value="2017-07-01" calcext:value-type="date">
            <text:p>07/01/17</text:p>
          </table:table-cell>
          <table:table-cell table:style-name="ce21" office:value-type="float" office:value="4" calcext:value-type="float">
            <text:p>4</text:p>
          </table:table-cell>
          <table:table-cell table:style-name="ce52" office:value-type="string" calcext:value-type="string">
            <text:p>catingueleeiee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1" calcext:value-type="date">
            <text:p>07/0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acdn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3" calcext:value-type="date">
            <text:p>07/0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ledc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4" calcext:value-type="date">
            <text:p>07/0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hin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5" calcext:value-type="date">
            <text:p>07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5" calcext:value-type="date">
            <text:p>07/0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cv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06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1" calcext:value-type="date">
            <text:p>07/1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index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3" calcext:value-type="date">
            <text:p>07/13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4" calcext:value-type="date">
            <text:p>07/1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7" calcext:value-type="date">
            <text:p>07/17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Review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8" calcext:value-type="date">
            <text:p>07/1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c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8" calcext:value-type="date">
            <text:p>07/1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coptions, ncssr, work_ne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19" calcext:value-type="date">
            <text:p>07/19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hsi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0" calcext:value-type="date">
            <text:p>07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I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1" calcext:value-type="date">
            <text:p>07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_ne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1" calcext:value-type="date">
            <text:p>07/21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table.od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4" calcext:value-type="date">
            <text:p>07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nvqa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4" calcext:value-type="date">
            <text:p>07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syst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5" calcext:value-type="date">
            <text:p>07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 3.1: backup &amp; update; ntg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6" calcext:value-type="date">
            <text:p>07/26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work_net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1" office:value-type="string" calcext:value-type="string">
            <text:p>PI3.1</text:p>
          </table:table-cell>
          <table:table-cell table:style-name="ce65" office:value-type="date" office:date-value="2017-07-28" calcext:value-type="date">
            <text:p>07/2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fff00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62" office:value-type="string" calcext:value-type="string">
            <text:p>PI3.1</text:p>
          </table:table-cell>
          <table:table-cell table:style-name="ce68" office:value-type="date" office:date-value="2017-07-30" calcext:value-type="date">
            <text:p>07/30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PI: read &amp; edit; work_net3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3.1</text:p>
          </table:table-cell>
          <table:table-cell table:style-name="ce64" office:value-type="date" office:date-value="2017-08-04" calcext:value-type="date">
            <text:p>08/04/17</text:p>
          </table:table-cell>
          <table:table-cell table:style-name="ce21" office:value-type="float" office:value="4" calcext:value-type="float">
            <text:p>4</text:p>
          </table:table-cell>
          <table:table-cell table:style-name="ce52" office:value-type="string" calcext:value-type="string">
            <text:p>emdvr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5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, e 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5" office:value-type="date" office:date-value="2017-08-20" calcext:value-type="date">
            <text:p>08/20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(f)c-htp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5" office:value-type="date" office:date-value="2017-08-24" calcext:value-type="date">
            <text:p>08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.cpp, pi, pi1, wd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5" office:value-type="date" office:date-value="2017-08-24" calcext:value-type="date">
            <text:p>08/24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2.cpp, pi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3.1</text:p>
          </table:table-cell>
          <table:table-cell table:style-name="ce65" office:value-type="date" office:date-value="2017-08-25" calcext:value-type="date">
            <text:p>08/25/17</text:p>
          </table:table-cell>
          <table:table-cell office:value-type="float" office:value="4" calcext:value-type="float">
            <text:p>4</text:p>
          </table:table-cell>
          <table:table-cell table:style-name="ce32" office:value-type="string" calcext:value-type="string">
            <text:p>pi1.cp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3.1</text:p>
          </table:table-cell>
          <table:table-cell table:style-name="ce68" office:value-type="date" office:date-value="2017-08-26" calcext:value-type="date">
            <text:p>08/26/17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atned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4" office:value-type="date" office:date-value="2017-08-27" calcext:value-type="date">
            <text:p>08/27/17</text:p>
          </table:table-cell>
          <table:table-cell table:style-name="ce21" office:value-type="string" calcext:value-type="string">
            <text:p>42w</text:p>
          </table:table-cell>
          <table:table-cell table:style-name="ce52" office:value-type="string" calcext:value-type="string">
            <text:p>Pi Update: Pi 4.0; index 42w (git)</text:p>
          </table:table-cell>
          <table:table-cell table:style-name="ce2" office:value-type="string" calcext:value-type="string" table:number-columns-spanned="1" table:number-rows-spanned="95">
            <text:p>4.0</text:p>
          </table:table-cell>
          <table:covered-table-cell table:style-name="ce42"/>
          <table:covered-table-cell table:style-name="ce36"/>
          <table:table-cell table:style-name="ce83" office:value-type="string" calcext:value-type="string" table:number-columns-spanned="1" table:number-rows-spanned="95">
            <text:p>PI 4.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-review: work_net, work_net2, kt, catingueleiee, wd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-review: rm coptions, worktable(update) | npi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review: ppi(public pi)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ntm, git: n4rus.io, p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28" calcext:value-type="date">
            <text:p>08/2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: index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29" calcext:value-type="date">
            <text:p>08/2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: CNAME, n4rus.co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8-30" calcext:value-type="date">
            <text:p>08/3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git: READM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8" office:value-type="date" office:date-value="2017-08-31" calcext:value-type="date">
            <text:p>08/31/17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n4rus.io: CNAME, n4rus.com; cinf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4" office:value-type="date" office:date-value="2017-09-02" calcext:value-type="date">
            <text:p>09/02/17</text:p>
          </table:table-cell>
          <table:table-cell table:style-name="ce21" office:value-type="string" calcext:value-type="string">
            <text:p>42w</text:p>
          </table:table-cell>
          <table:table-cell table:style-name="ce52" office:value-type="string" calcext:value-type="string">
            <text:p>n4rus.io:support, tb 001, C3H removed;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4" calcext:value-type="date">
            <text:p>09/0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zer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5" calcext:value-type="date">
            <text:p>09/0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pyt.py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6" calcext:value-type="date">
            <text:p>09/0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7" calcext:value-type="date">
            <text:p>09/0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sys3, task1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8" calcext:value-type="date">
            <text:p>09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4rus.io; task1, 14mpw7, 14mpw$, 14mpw, n4ru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8" calcext:value-type="date">
            <text:p>09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xcho.c, excho, excho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0" calcext:value-type="date">
            <text:p>09/1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sm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linklist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_word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1" calcext:value-type="date">
            <text:p>09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0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2" calcext:value-type="date">
            <text:p>09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yh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2" calcext:value-type="date">
            <text:p>09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.c, 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3" calcext:value-type="date">
            <text:p>09/1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fotr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4" calcext:value-type="date">
            <text:p>09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READM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5" calcext:value-type="date">
            <text:p>09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hp.php, php2.ph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5" calcext:value-type="date">
            <text:p>09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rcnq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6" calcext:value-type="date">
            <text:p>09/1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.ph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sdi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.cpp, qe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qe2.cpp, qe2, lfn.c, lfn. U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xsy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19" calcext:value-type="date">
            <text:p>09/1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echo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0" calcext:value-type="date">
            <text:p>09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ks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lanb, a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3.c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1" calcext:value-type="date">
            <text:p>09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ref4.c, ,fpt.c, fpt, href1.c, href1, l.htm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4" calcext:value-type="date">
            <text:p>09/2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; git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8" calcext:value-type="date">
            <text:p>09/2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.c, wl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29" calcext:value-type="date">
            <text:p>09/29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qvp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09-30" calcext:value-type="date">
            <text:p>09/3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2.c, wl2</text:p>
          </table:table-cell>
          <table:covered-table-cell table:number-columns-repeated="2" table:style-name="ce42"/>
          <table:covered-table-cell table:style-name="ce36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1" calcext:value-type="date">
            <text:p>10/0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; nbg, nc, f(n)htpi0, f(n)htpi1</text:p>
          </table:table-cell>
          <table:covered-table-cell table:number-columns-repeated="2" table:style-name="ce42"/>
          <table:table-cell table:style-name="ce7" office:value-type="string" calcext:value-type="string" table:number-columns-spanned="1" table:number-rows-spanned="20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1" calcext:value-type="date">
            <text:p>10/0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tl7, tl77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2" calcext:value-type="date">
            <text:p>10/0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h, mc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t.c, nt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hb</text:p>
          </table:table-cell>
          <table:covered-table-cell table:number-columns-repeated="2" table:style-name="ce42"/>
          <table:covered-table-cell table:style-name="ce7"/>
          <table:covered-table-cell/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nc ???</text:p>
          </table:table-cell>
          <table:table-cell table:style-name="Default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hb dm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4" calcext:value-type="date">
            <text:p>10/0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dqb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5" calcext:value-type="date">
            <text:p>10/0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gaa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7" calcext:value-type="date">
            <text:p>10/0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l3, wl3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08" calcext:value-type="date">
            <text:p>10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update, 5hd, mima.c, pi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1" calcext:value-type="date">
            <text:p>10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tsmns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3" calcext:value-type="date">
            <text:p>10/13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t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4" calcext:value-type="date">
            <text:p>10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vcba, trp12, chrr, c_trie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5" calcext:value-type="date">
            <text:p>10/15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ieas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6" calcext:value-type="date">
            <text:p>10/16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tc, texte.cpp, text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7" calcext:value-type="date">
            <text:p>10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zza.cpp, pizzaria.c, pizzaria, cf.c, cf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18" calcext:value-type="date">
            <text:p>10/1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cnstrct.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21" calcext:value-type="date">
            <text:p>10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: EMERGENCE: 02 folder, README, README.txt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0-21" calcext:value-type="date">
            <text:p>10/2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: Update; 02 folder to coding_n, 3q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PI 4.0</text:p>
          </table:table-cell>
          <table:table-cell table:style-name="ce68" office:value-type="date" office:date-value="2017-10-30" calcext:value-type="date">
            <text:p>10/30/17</text:p>
          </table:table-cell>
          <table:table-cell table:style-name="ce22" office:value-type="string" calcext:value-type="string">
            <text:p>42w</text:p>
          </table:table-cell>
          <table:table-cell table:style-name="ce34" office:value-type="string" calcext:value-type="string">
            <text:p>c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2" calcext:value-type="date">
            <text:p>11/02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.sh</text:p>
          </table:table-cell>
          <table:covered-table-cell table:number-columns-repeated="2" table:style-name="ce42"/>
          <table:table-cell table:style-name="ce2" office:value-type="string" calcext:value-type="string" table:number-columns-spanned="1" table:number-rows-spanned="16">
            <text:p>Nov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2" calcext:value-type="date">
            <text:p>11/02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.sh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3" calcext:value-type="date">
            <text:p>11/03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y.py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6" calcext:value-type="date">
            <text:p>11/0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iak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6" calcext:value-type="date">
            <text:p>11/0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d, pi_n directory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7" calcext:value-type="date">
            <text:p>11/07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b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09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n.sh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pr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14" calcext:value-type="date">
            <text:p>11/14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e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14" calcext:value-type="date">
            <text:p>11/14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#dmk#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15" calcext:value-type="date">
            <text:p>11/15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x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19" calcext:value-type="date">
            <text:p>11/1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pi_n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23" calcext:value-type="date">
            <text:p>11/23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mn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25" calcext:value-type="date">
            <text:p>11/25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sw, !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1-26" calcext:value-type="date">
            <text:p>11/2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version 4.0</text:p>
          </table:table-cell>
          <table:covered-table-cell table:number-columns-repeated="2" table:style-name="ce42"/>
          <table:covered-table-cell table:style-name="ce7"/>
          <table:covered-table-cell/>
          <table:table-cell table:style-name="ce65" office:value-type="date" office:date-value="2017-11-26" calcext:value-type="date">
            <text:p>11/26/17</text:p>
          </table:table-cell>
          <table:table-cell office:value-type="string" calcext:value-type="string">
            <text:p>Version 4.0</text:p>
          </table:table-cell>
          <table:table-cell office:value-type="string" calcext:value-type="string">
            <text:p>21(19(15(10)))</text:p>
          </table:table-cell>
          <table:table-cell/>
        </table:table-row>
        <table:table-row table:style-name="ro1">
          <table:table-cell table:style-name="ce41" office:value-type="string" calcext:value-type="string">
            <text:p>PI 4.0</text:p>
          </table:table-cell>
          <table:table-cell table:style-name="ce64" office:value-type="date" office:date-value="2017-12-07" calcext:value-type="date">
            <text:p>12/07/17</text:p>
          </table:table-cell>
          <table:table-cell table:style-name="ce21" office:value-type="string" calcext:value-type="string">
            <text:p>42w</text:p>
          </table:table-cell>
          <table:table-cell table:style-name="ce52" office:value-type="string" calcext:value-type="string">
            <text:p>tptd</text:p>
          </table:table-cell>
          <table:covered-table-cell table:number-columns-repeated="2" table:style-name="ce42"/>
          <table:table-cell table:style-name="ce7" office:value-type="string" calcext:value-type="string" table:number-columns-spanned="1" table:number-rows-spanned="16">
            <text:p>Dezembro</text:p>
          </table:table-cell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08" calcext:value-type="date">
            <text:p>12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08" calcext:value-type="date">
            <text:p>12/0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ird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11" calcext:value-type="date">
            <text:p>12/11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n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12" calcext:value-type="date">
            <text:p>12/12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emc.cpp, emc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14" calcext:value-type="date">
            <text:p>12/14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swx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17" calcext:value-type="date">
            <text:p>12/17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artnxfy8.html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18" calcext:value-type="date">
            <text:p>12/18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wk.cpp, wk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20" calcext:value-type="date">
            <text:p>12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life.cpp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20" calcext:value-type="date">
            <text:p>12/20/17</text:p>
          </table:table-cell>
          <table:table-cell office:value-type="string" calcext:value-type="string">
            <text:p>42w</text:p>
          </table:table-cell>
          <table:table-cell table:style-name="ce32" office:value-type="string" calcext:value-type="string">
            <text:p>Pi Update: nxfy8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24" calcext:value-type="date">
            <text:p>12/24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review: artnxfy8 0.1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24" calcext:value-type="date">
            <text:p>12/24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cbs.sh, cbs_txt-dir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26" calcext:value-type="date">
            <text:p>12/2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fg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26" calcext:value-type="date">
            <text:p>12/26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ci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 office:value-type="string" calcext:value-type="string">
            <text:p>PI 4.0</text:p>
          </table:table-cell>
          <table:table-cell table:style-name="ce65" office:value-type="date" office:date-value="2017-12-30" calcext:value-type="date">
            <text:p>12/3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ug, artnxfy8 0.2</text:p>
          </table:table-cell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5"/>
          <table:table-cell/>
          <table:table-cell table:style-name="ce32"/>
          <table:covered-table-cell table:number-columns-repeated="2" table:style-name="ce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42"/>
          <table:table-cell table:style-name="ce65"/>
          <table:table-cell/>
          <table:table-cell table:style-name="ce32"/>
          <table:covered-table-cell table:style-name="ce42"/>
          <table:table-cell table:style-name="ce23" office:value-type="string" calcext:value-type="string" table:number-columns-spanned="1" table:number-rows-spanned="2">
            <text:p>End</text:p>
          </table:table-cell>
          <table:table-cell table:style-name="ce82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43"/>
          <table:table-cell table:style-name="ce20"/>
          <table:table-cell table:style-name="ce22"/>
          <table:table-cell table:style-name="ce34"/>
          <table:covered-table-cell table:number-columns-repeated="2" table:style-name="ce43"/>
          <table:covered-table-cell table:style-name="ce38"/>
          <table:covered-table-cell/>
          <table:table-cell table:number-columns-repeated="4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0"/>
          <table:table-cell table:style-name="Default"/>
          <table:table-cell/>
        </table:table-row>
        <table:table-row table:style-name="ro1" table:number-rows-repeated="104826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21" table:default-cell-style-name="ce25"/>
        <table:table-column table:style-name="co7" table:default-cell-style-name="ce25"/>
        <table:table-column table:style-name="co22" table:default-cell-style-name="ce25"/>
        <table:table-column table:style-name="co23" table:default-cell-style-name="ce25"/>
        <table:table-column table:style-name="co12" table:default-cell-style-name="ce25"/>
        <table:table-column table:style-name="co24" table:default-cell-style-name="ce25"/>
        <table:table-column table:style-name="co13" table:default-cell-style-name="ce6"/>
        <table:table-column table:style-name="co13" table:default-cell-style-name="ce25"/>
        <table:table-column table:style-name="co13" table:default-cell-style-name="ce97"/>
        <table:table-column table:style-name="co13" table:number-columns-repeated="1015" table:default-cell-style-name="Default"/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style-name="ce27"/>
          <table:table-cell table:style-name="ce96"/>
          <table:table-cell table:style-name="ce98" table:number-columns-repeated="7"/>
          <table:table-cell table:number-columns-repeated="1008"/>
        </table:table-row>
        <table:table-row table:style-name="ro1">
          <table:table-cell table:style-name="ce27" office:value-type="string" calcext:value-type="string">
            <text:p>Firstwrk.odt</text:p>
          </table:table-cell>
          <table:table-cell table:style-name="ce84" office:value-type="time" office:time-value="PT17H57M00S" calcext:value-type="time">
            <text:p>17:57:00</text:p>
          </table:table-cell>
          <table:table-cell table:style-name="ce65" office:value-type="date" office:date-value="2017-02-01" calcext:value-type="date">
            <text:p>02/01/17</text:p>
          </table:table-cell>
          <table:table-cell office:value-type="string" calcext:value-type="string">
            <text:p>Firstwrk.odt, python shutil</text:p>
          </table:table-cell>
          <table:table-cell table:style-name="ce84" office:value-type="time" office:time-value="PT18H26M00S" calcext:value-type="time">
            <text:p>18:26:00</text:p>
          </table:table-cell>
          <table:table-cell table:style-name="ce84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8H26M00S" calcext:value-type="time">
            <text:p>18:26:00</text:p>
          </table:table-cell>
          <table:table-cell table:style-name="ce65" office:value-type="date" office:date-value="2017-02-01" calcext:value-type="date">
            <text:p>02/0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84" office:value-type="time" office:time-value="PT18H39M00S" calcext:value-type="time">
            <text:p>18:39:00</text:p>
          </table:table-cell>
          <table:table-cell table:style-name="ce84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3H17M00S" calcext:value-type="time">
            <text:p>23:17:00</text:p>
          </table:table-cell>
          <table:table-cell table:style-name="ce65" office:value-type="date" office:date-value="2017-02-01" calcext:value-type="date">
            <text:p>02/01/17</text:p>
          </table:table-cell>
          <table:table-cell office:value-type="string" calcext:value-type="string">
            <text:p>wt sheet, Index(f1), PI2.1 folder creation,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4]+[.E4]" office:value-type="time" office:time-value="-PT23H17M00S" calcext:value-type="time">
            <text:p>00:43:00</text:p>
          </table:table-cell>
          <table:table-cell table:style-name="ce84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84" office:value-type="time" office:time-value="PT00H33M00S" calcext:value-type="time">
            <text:p>00:33:00</text:p>
          </table:table-cell>
          <table:table-cell table:style-name="ce84" table:formula="of:=-[.B5]+[.E5]" office:value-type="time" office:time-value="PT00H33M00S" calcext:value-type="time">
            <text:p>00:33:00</text:p>
          </table:table-cell>
          <table:table-cell table:style-name="ce84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3H17M00S" calcext:value-type="time">
            <text:p>23:17:00</text:p>
          </table:table-cell>
          <table:table-cell table:style-name="ce65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6]+[.E6]" office:value-type="time" office:time-value="-PT23H17M00S" calcext:value-type="time">
            <text:p>00:43:00</text:p>
          </table:table-cell>
          <table:table-cell table:style-name="ce86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03" calcext:value-type="date">
            <text:p>02/03/17</text:p>
          </table:table-cell>
          <table:table-cell office:value-type="string" calcext:value-type="string">
            <text:p>Xv1###|03vX</text:p>
          </table:table-cell>
          <table:table-cell table:style-name="ce84" office:value-type="time" office:time-value="PT00H37M00S" calcext:value-type="time">
            <text:p>00:37:00</text:p>
          </table:table-cell>
          <table:table-cell table:style-name="ce84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5H38M00S" calcext:value-type="time">
            <text:p>15:38:00</text:p>
          </table:table-cell>
          <table:table-cell table:style-name="ce65" office:value-type="date" office:date-value="2017-02-03" calcext:value-type="date">
            <text:p>02/03/17</text:p>
          </table:table-cell>
          <table:table-cell office:value-type="string" calcext:value-type="string">
            <text:p>CGP03022017</text:p>
          </table:table-cell>
          <table:table-cell table:style-name="ce84" office:value-type="time" office:time-value="PT16H10M00S" calcext:value-type="time">
            <text:p>16:10:00</text:p>
          </table:table-cell>
          <table:table-cell table:style-name="ce84" table:formula="of:=-[.B8]+[.E8]" office:value-type="time" office:time-value="PT00H32M00S" calcext:value-type="time">
            <text:p>00:32:00</text:p>
          </table:table-cell>
          <table:table-cell table:style-name="ce86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1H15M00S" calcext:value-type="time">
            <text:p>21:15:00</text:p>
          </table:table-cell>
          <table:table-cell table:style-name="ce65" office:value-type="date" office:date-value="2017-02-06" calcext:value-type="date">
            <text:p>02/06/17</text:p>
          </table:table-cell>
          <table:table-cell office:value-type="string" calcext:value-type="string">
            <text:p>CGPs(2.0)</text:p>
          </table:table-cell>
          <table:table-cell table:style-name="ce84" office:value-type="time" office:time-value="PT21H56M00S" calcext:value-type="time">
            <text:p>21:56:00</text:p>
          </table:table-cell>
          <table:table-cell table:style-name="ce84" table:formula="of:=-[.B9]+[.E9]" office:value-type="time" office:time-value="PT00H41M00S" calcext:value-type="time">
            <text:p>00:41:00</text:p>
          </table:table-cell>
          <table:table-cell table:style-name="ce86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4H32M00S" calcext:value-type="time">
            <text:p>14:32:00</text:p>
          </table:table-cell>
          <table:table-cell table:style-name="ce65" office:value-type="date" office:date-value="2017-02-07" calcext:value-type="date">
            <text:p>02/07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84" office:value-type="time" office:time-value="PT15H25M00S" calcext:value-type="time">
            <text:p>15:25:00</text:p>
          </table:table-cell>
          <table:table-cell table:style-name="ce84" table:formula="of:=-[.B10]+[.E10]" office:value-type="time" office:time-value="PT00H53M00S" calcext:value-type="time">
            <text:p>00:53:00</text:p>
          </table:table-cell>
          <table:table-cell table:style-name="ce86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11]+[.E11]" office:value-type="time" office:time-value="-PT22H00M00S" calcext:value-type="time">
            <text:p>02:00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84" office:value-type="time" office:time-value="PT01H15M00S" calcext:value-type="time">
            <text:p>01:15:00</text:p>
          </table:table-cell>
          <table:table-cell table:style-name="ce84" table:formula="of:=-[.B12]+[.E12]" office:value-type="time" office:time-value="PT01H15M00S" calcext:value-type="time">
            <text:p>01:15:00</text:p>
          </table:table-cell>
          <table:table-cell table:style-name="ce86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3H00M00S" calcext:value-type="time">
            <text:p>23:00:00</text:p>
          </table:table-cell>
          <table:table-cell table:style-name="ce65" office:value-type="date" office:date-value="2017-02-09" calcext:value-type="date">
            <text:p>02/09/17</text:p>
          </table:table-cell>
          <table:table-cell office:value-type="string" calcext:value-type="string">
            <text:p>WP_model</text:p>
          </table:table-cell>
          <table:table-cell table:style-name="ce84" office:value-type="time" office:time-value="PT23H10M00S" calcext:value-type="time">
            <text:p>23:10:00</text:p>
          </table:table-cell>
          <table:table-cell table:style-name="ce84" table:formula="of:=-[.B13]+[.E13]" office:value-type="time" office:time-value="PT00H10M00S" calcext:value-type="time">
            <text:p>00:10:00</text:p>
          </table:table-cell>
          <table:table-cell table:style-name="ce86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1H15M00S" calcext:value-type="time">
            <text:p>21:15:00</text:p>
          </table:table-cell>
          <table:table-cell table:style-name="ce65" office:value-type="date" office:date-value="2017-02-10" calcext:value-type="date">
            <text:p>02/10/17</text:p>
          </table:table-cell>
          <table:table-cell office:value-type="string" calcext:value-type="string">
            <text:p>S-Cfg-links.html (read[links], write)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14]+[.E14]" office:value-type="time" office:time-value="-PT21H15M00S" calcext:value-type="time">
            <text:p>02:45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10" calcext:value-type="date">
            <text:p>02/10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84" office:value-type="time" office:time-value="PT02H13M00S" calcext:value-type="time">
            <text:p>02:13:00</text:p>
          </table:table-cell>
          <table:table-cell table:style-name="ce84" table:formula="of:=-[.B15]+[.E15]" office:value-type="time" office:time-value="PT02H13M00S" calcext:value-type="time">
            <text:p>02:13:00</text:p>
          </table:table-cell>
          <table:table-cell table:style-name="ce86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4H35M00S" calcext:value-type="time">
            <text:p>14:35:00</text:p>
          </table:table-cell>
          <table:table-cell table:style-name="ce65" office:value-type="date" office:date-value="2017-02-11" calcext:value-type="date">
            <text:p>02/1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84" office:value-type="time" office:time-value="PT14H45M00S" calcext:value-type="time">
            <text:p>14:45:00</text:p>
          </table:table-cell>
          <table:table-cell table:style-name="ce84" table:formula="of:=-[.B16]+[.E16]" office:value-type="time" office:time-value="PT00H10M00S" calcext:value-type="time">
            <text:p>00:10:00</text:p>
          </table:table-cell>
          <table:table-cell table:style-name="ce86"/>
          <table:table-cell office:value-type="string" calcext:value-type="string">
            <text:p>Firstwrk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4H45M00S" calcext:value-type="time">
            <text:p>14:45:00</text:p>
          </table:table-cell>
          <table:table-cell table:style-name="ce65" office:value-type="date" office:date-value="2017-02-11" calcext:value-type="date">
            <text:p>02/11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84" office:value-type="time" office:time-value="PT14H55M00S" calcext:value-type="time">
            <text:p>14:55:00</text:p>
          </table:table-cell>
          <table:table-cell table:style-name="ce84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4H55M00S" calcext:value-type="time">
            <text:p>14:55:00</text:p>
          </table:table-cell>
          <table:table-cell table:style-name="ce65" office:value-type="date" office:date-value="2017-02-11" calcext:value-type="date">
            <text:p>02/11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84" office:value-type="time" office:time-value="PT15H10M00S" calcext:value-type="time">
            <text:p>15:10:00</text:p>
          </table:table-cell>
          <table:table-cell table:style-name="ce84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5H10M00S" calcext:value-type="time">
            <text:p>15:10:00</text:p>
          </table:table-cell>
          <table:table-cell table:style-name="ce65" office:value-type="date" office:date-value="2017-02-11" calcext:value-type="date">
            <text:p>02/11/17</text:p>
          </table:table-cell>
          <table:table-cell table:style-name="ce27" office:value-type="string" calcext:value-type="string">
            <text:p>Index 1.2: Insert e format OC&amp;d into 1.1 according to it</text:p>
          </table:table-cell>
          <table:table-cell table:style-name="ce84" office:value-type="time" office:time-value="PT15H20M00S" calcext:value-type="time">
            <text:p>15:20:00</text:p>
          </table:table-cell>
          <table:table-cell table:style-name="ce84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5H20M00S" calcext:value-type="time">
            <text:p>15:20:00</text:p>
          </table:table-cell>
          <table:table-cell table:style-name="ce65" office:value-type="date" office:date-value="2017-02-11" calcext:value-type="date">
            <text:p>02/11/17</text:p>
          </table:table-cell>
          <table:table-cell table:style-name="ce26" office:value-type="string" calcext:value-type="string">
            <text:p>Index 2.1: Publish content prepared in PI2.2 | wt &amp; Progress</text:p>
          </table:table-cell>
          <table:table-cell table:style-name="ce84" office:value-type="time" office:time-value="PT15H40M00S" calcext:value-type="time">
            <text:p>15:40:00</text:p>
          </table:table-cell>
          <table:table-cell table:style-name="ce84" table:formula="of:=-[.B20]+[.E20]" office:value-type="time" office:time-value="PT00H20M00S" calcext:value-type="time">
            <text:p>00:20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7H45M00S" calcext:value-type="time">
            <text:p>17:45:00</text:p>
          </table:table-cell>
          <table:table-cell table:style-name="ce65" office:value-type="date" office:date-value="2017-02-11" calcext:value-type="date">
            <text:p>02/11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84" office:value-type="time" office:time-value="PT18H19M00S" calcext:value-type="time">
            <text:p>18:19:00</text:p>
          </table:table-cell>
          <table:table-cell table:style-name="ce84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8H25M00S" calcext:value-type="time">
            <text:p>18:25:00</text:p>
          </table:table-cell>
          <table:table-cell table:style-name="ce65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84" office:value-type="time" office:time-value="PT18H35M00S" calcext:value-type="time">
            <text:p>18:35:00</text:p>
          </table:table-cell>
          <table:table-cell table:style-name="ce84" table:formula="of:=-[.B22]+[.E22]" office:value-type="time" office:time-value="PT00H10M00S" calcext:value-type="time">
            <text:p>00:10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8H50M00S" calcext:value-type="time">
            <text:p>18:50:00</text:p>
          </table:table-cell>
          <table:table-cell table:style-name="ce65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84" office:value-type="time" office:time-value="PT20H08M00S" calcext:value-type="time">
            <text:p>20:08:00</text:p>
          </table:table-cell>
          <table:table-cell table:style-name="ce84" table:formula="of:=-[.B23]+[.E23]" office:value-type="time" office:time-value="PT01H18M00S" calcext:value-type="time">
            <text:p>01:18:00</text:p>
          </table:table-cell>
          <table:table-cell table:style-name="ce86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7H48M00S" calcext:value-type="time">
            <text:p>17:48:00</text:p>
          </table:table-cell>
          <table:table-cell table:style-name="ce65" office:value-type="date" office:date-value="2017-02-12" calcext:value-type="date">
            <text:p>02/12/17</text:p>
          </table:table-cell>
          <table:table-cell office:value-type="string" calcext:value-type="string">
            <text:p>copyfiles.sh, glob.py, teste.py</text:p>
          </table:table-cell>
          <table:table-cell table:style-name="ce84" office:value-type="time" office:time-value="PT18H52M00S" calcext:value-type="time">
            <text:p>18:52:00</text:p>
          </table:table-cell>
          <table:table-cell table:style-name="ce84" table:formula="of:=-[.B24]+[.E24]" office:value-type="time" office:time-value="PT01H04M00S" calcext:value-type="time">
            <text:p>01:04:00</text:p>
          </table:table-cell>
          <table:table-cell table:style-name="ce86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13" calcext:value-type="date">
            <text:p>02/13/17</text:p>
          </table:table-cell>
          <table:table-cell office:value-type="string" calcext:value-type="string">
            <text:p>ktpc(firstwrk)</text:p>
          </table:table-cell>
          <table:table-cell table:style-name="ce84" office:value-type="time" office:time-value="PT03H00M00S" calcext:value-type="time">
            <text:p>03:00:00</text:p>
          </table:table-cell>
          <table:table-cell table:style-name="ce84" table:formula="of:=-[.B25]+[.E25]" office:value-type="time" office:time-value="PT03H00M00S" calcext:value-type="time">
            <text:p>03:00:00</text:p>
          </table:table-cell>
          <table:table-cell table:style-name="ce86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2-14" calcext:value-type="date">
            <text:p>02/14/17</text:p>
          </table:table-cell>
          <table:table-cell office:value-type="string" calcext:value-type="string">
            <text:p>OS’s preparations</text:p>
          </table:table-cell>
          <table:table-cell table:style-name="ce84" office:value-type="time" office:time-value="PT23H15M00S" calcext:value-type="time">
            <text:p>23:15:00</text:p>
          </table:table-cell>
          <table:table-cell table:style-name="ce84" table:formula="of:=-[.B26]+[.E26]" office:value-type="time" office:time-value="PT01H15M00S" calcext:value-type="time">
            <text:p>01:15:00</text:p>
          </table:table-cell>
          <table:table-cell table:style-name="ce86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style-name="ce84"/>
          <table:table-cell table:style-name="ce65"/>
          <table:table-cell/>
          <table:table-cell table:style-name="ce84" table:number-columns-repeated="2"/>
          <table:table-cell table:number-columns-repeated="9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style-name="ce84"/>
          <table:table-cell table:style-name="ce65"/>
          <table:table-cell/>
          <table:table-cell table:style-name="ce88" office:value-type="string" calcext:value-type="string">
            <text:p>Total = </text:p>
          </table:table-cell>
          <table:table-cell table:style-name="ce84" table:formula="of:=SUM([.F2:.F26])" office:value-type="time" office:time-value="-PT73H47M00S" calcext:value-type="time">
            <text:p>22:13:00</text:p>
          </table:table-cell>
          <table:table-cell table:style-name="ce84" office:value-type="time" office:time-value="PT22H13M00S" calcext:value-type="time">
            <text:p>22:13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/>
          <table:table-cell table:style-name="ce84"/>
          <table:table-cell table:number-columns-repeated="6"/>
          <table:table-cell table:style-name="ce97"/>
          <table:table-cell table:style-name="ce86"/>
          <table:table-cell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9H40M00S" calcext:value-type="time">
            <text:p>19:40:00</text:p>
          </table:table-cell>
          <table:table-cell table:style-name="ce65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</text:p>
          </table:table-cell>
          <table:table-cell table:style-name="ce84" office:value-type="time" office:time-value="PT20H49M00S" calcext:value-type="time">
            <text:p>20:49:00</text:p>
          </table:table-cell>
          <table:table-cell table:style-name="ce84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1H53M00S" calcext:value-type="time">
            <text:p>21:53:00</text:p>
          </table:table-cell>
          <table:table-cell table:style-name="ce65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 / shutil, glob</text:p>
          </table:table-cell>
          <table:table-cell table:style-name="ce84" office:value-type="time" office:time-value="PT23H37M00S" calcext:value-type="time">
            <text:p>23:37:00</text:p>
          </table:table-cell>
          <table:table-cell table:style-name="ce84" table:formula="of:=-[.B31]+[.E31]" office:value-type="time" office:time-value="PT01H44M00S" calcext:value-type="time">
            <text:p>01:44:00</text:p>
          </table:table-cell>
          <table:table-cell table:style-name="ce86"/>
          <table:table-cell office:value-type="string" calcext:value-type="string">
            <text:p>Firstwrk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3H37M00S" calcext:value-type="time">
            <text:p>23:37:00</text:p>
          </table:table-cell>
          <table:table-cell table:style-name="ce65" office:value-type="date" office:date-value="2017-02-15" calcext:value-type="date">
            <text:p>02/15/17</text:p>
          </table:table-cell>
          <table:table-cell office:value-type="string" calcext:value-type="string">
            <text:p>wt sheet: Total update</text:p>
          </table:table-cell>
          <table:table-cell table:style-name="ce84" office:value-type="time" office:time-value="PT23H50M00S" calcext:value-type="time">
            <text:p>23:50:00</text:p>
          </table:table-cell>
          <table:table-cell table:style-name="ce84" table:formula="of:=-[.B32]+[.E32]" office:value-type="time" office:time-value="PT00H13M00S" calcext:value-type="time">
            <text:p>00:13:00</text:p>
          </table:table-cell>
          <table:table-cell table:style-name="ce86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30M00S" calcext:value-type="time">
            <text:p>00:30:00</text:p>
          </table:table-cell>
          <table:table-cell table:style-name="ce65" office:value-type="date" office:date-value="2017-02-16" calcext:value-type="date">
            <text:p>02/16/17</text:p>
          </table:table-cell>
          <table:table-cell office:value-type="string" calcext:value-type="string">
            <text:p>CD burn, python reading</text:p>
          </table:table-cell>
          <table:table-cell table:style-name="ce84" office:value-type="time" office:time-value="PT01H13M00S" calcext:value-type="time">
            <text:p>01:13:00</text:p>
          </table:table-cell>
          <table:table-cell table:style-name="ce84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2H55M00S" calcext:value-type="time">
            <text:p>12:55:00</text:p>
          </table:table-cell>
          <table:table-cell table:style-name="ce65" office:value-type="date" office:date-value="2017-02-16" calcext:value-type="date">
            <text:p>02/16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84" office:value-type="time" office:time-value="PT13H20M00S" calcext:value-type="time">
            <text:p>13:20:00</text:p>
          </table:table-cell>
          <table:table-cell table:style-name="ce84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7H30M00S" calcext:value-type="time">
            <text:p>17:30:00</text:p>
          </table:table-cell>
          <table:table-cell table:style-name="ce65" office:value-type="date" office:date-value="2017-02-16" calcext:value-type="date">
            <text:p>02/16/17</text:p>
          </table:table-cell>
          <table:table-cell office:value-type="string" calcext:value-type="string">
            <text:p>OS test</text:p>
          </table:table-cell>
          <table:table-cell table:style-name="ce84" office:value-type="time" office:time-value="PT19H20M00S" calcext:value-type="time">
            <text:p>19:20:00</text:p>
          </table:table-cell>
          <table:table-cell table:style-name="ce84" table:formula="of:=-[.B35]+[.E35]" office:value-type="time" office:time-value="PT01H50M00S" calcext:value-type="time">
            <text:p>01:50:00</text:p>
          </table:table-cell>
          <table:table-cell table:style-name="ce86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6H40M00S" calcext:value-type="time">
            <text:p>16:40:00</text:p>
          </table:table-cell>
          <table:table-cell table:style-name="ce65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8H24M00S" calcext:value-type="time">
            <text:p>18:24:00</text:p>
          </table:table-cell>
          <table:table-cell table:style-name="ce84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9H10M00S" calcext:value-type="time">
            <text:p>19:10:00</text:p>
          </table:table-cell>
          <table:table-cell table:style-name="ce65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89" office:value-type="time" office:time-value="PT20H32M00S" calcext:value-type="time">
            <text:p>20:32:00</text:p>
          </table:table-cell>
          <table:table-cell table:style-name="ce84" table:formula="of:=-[.B37]+[.E37]" office:value-type="time" office:time-value="PT01H22M00S" calcext:value-type="time">
            <text:p>01:22:00</text:p>
          </table:table-cell>
          <table:table-cell table:style-name="ce86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86"/>
          <table:table-cell table:number-columns-repeated="5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3H10M00S" calcext:value-type="time">
            <text:p>13:10:00</text:p>
          </table:table-cell>
          <table:table-cell table:style-name="ce65" office:value-type="date" office:date-value="2017-02-18" calcext:value-type="date">
            <text:p>02/18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4H32M00S" calcext:value-type="time">
            <text:p>14:32:00</text:p>
          </table:table-cell>
          <table:table-cell table:style-name="ce84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8H50M00S" calcext:value-type="time">
            <text:p>18:50:00</text:p>
          </table:table-cell>
          <table:table-cell table:style-name="ce65" office:value-type="date" office:date-value="2017-02-18" calcext:value-type="date">
            <text:p>02/18/17</text:p>
          </table:table-cell>
          <table:table-cell table:style-name="ce26" office:value-type="string" calcext:value-type="string">
            <text:p>bckp pictures, oc&amp;d</text:p>
          </table:table-cell>
          <table:table-cell table:style-name="ce84" office:value-type="time" office:time-value="PT21H17M00S" calcext:value-type="time">
            <text:p>21:17:00</text:p>
          </table:table-cell>
          <table:table-cell table:style-name="ce84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1H55M00S" calcext:value-type="time">
            <text:p>21:55:00</text:p>
          </table:table-cell>
          <table:table-cell table:style-name="ce65" office:value-type="date" office:date-value="2017-02-18" calcext:value-type="date">
            <text:p>02/18/17</text:p>
          </table:table-cell>
          <table:table-cell office:value-type="string" calcext:value-type="string">
            <text:p>Table 14022017: files sheet update</text:p>
          </table:table-cell>
          <table:table-cell table:style-name="ce84" office:value-type="time" office:time-value="PT22H05M00S" calcext:value-type="time">
            <text:p>22:05:00</text:p>
          </table:table-cell>
          <table:table-cell table:style-name="ce84" table:formula="of:=-[.B40]+[.E40]" office:value-type="time" office:time-value="PT00H10M00S" calcext:value-type="time">
            <text:p>00:10:00</text:p>
          </table:table-cell>
          <table:table-cell table:style-name="ce86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1H05M00S" calcext:value-type="time">
            <text:p>21:05:00</text:p>
          </table:table-cell>
          <table:table-cell table:style-name="ce65" office:value-type="date" office:date-value="2017-02-19" calcext:value-type="date">
            <text:p>02/19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03H40M00S" calcext:value-type="time">
            <text:p>03:40:00</text:p>
          </table:table-cell>
          <table:table-cell table:style-name="ce84" table:formula="of:=-[.B41]+[.E41]" office:value-type="time" office:time-value="-PT17H25M00S" calcext:value-type="time">
            <text:p>06:35:00</text:p>
          </table:table-cell>
          <table:table-cell table:style-name="ce86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style-name="ce84"/>
          <table:table-cell table:style-name="ce65"/>
          <table:table-cell/>
          <table:table-cell table:style-name="ce84" table:number-columns-repeated="2"/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 office:value-type="string" calcext:value-type="string">
            <text:p>Total = </text:p>
          </table:table-cell>
          <table:table-cell table:style-name="ce84" table:formula="of:=SUM([.F30:.F41])" office:value-type="time" office:time-value="-PT04H16M00S" calcext:value-type="time">
            <text:p>19:44:00</text:p>
          </table:table-cell>
          <table:table-cell table:style-name="ce84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97" office:value-type="string" calcext:value-type="string">
            <text:p>Firstwrk</text:p>
          </table:table-cell>
          <table:table-cell table:style-name="ce86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7"/>
          <table:table-cell table:style-name="Default"/>
          <table:table-cell table:number-columns-repeated="2"/>
          <table:table-cell table:style-name="ce97" office:value-type="string" calcext:value-type="string">
            <text:p>CP Organize</text:p>
          </table:table-cell>
          <table:table-cell table:style-name="ce86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2H00M00S" calcext:value-type="time">
            <text:p>12:00:00</text:p>
          </table:table-cell>
          <table:table-cell table:style-name="ce65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7H30M00S" calcext:value-type="time">
            <text:p>17:30:00</text:p>
          </table:table-cell>
          <table:table-cell table:style-name="ce84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3H40M00S" calcext:value-type="time">
            <text:p>23:40:00</text:p>
          </table:table-cell>
          <table:table-cell table:style-name="ce65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03H00M00S" calcext:value-type="time">
            <text:p>03:00:00</text:p>
          </table:table-cell>
          <table:table-cell table:style-name="ce84" table:formula="of:=-[.B47]+[.E47]" office:value-type="time" office:time-value="-PT20H40M00S" calcext:value-type="time">
            <text:p>03:20:00</text:p>
          </table:table-cell>
          <table:table-cell table:style-name="ce86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2H00M00S" calcext:value-type="time">
            <text:p>12:00:00</text:p>
          </table:table-cell>
          <table:table-cell table:style-name="ce65" office:value-type="date" office:date-value="2017-02-21" calcext:value-type="date">
            <text:p>02/21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7H38M00S" calcext:value-type="time">
            <text:p>17:38:00</text:p>
          </table:table-cell>
          <table:table-cell table:style-name="ce84" table:formula="of:=-[.B48]+[.E48]" office:value-type="time" office:time-value="PT05H38M00S" calcext:value-type="time">
            <text:p>05:38:00</text:p>
          </table:table-cell>
          <table:table-cell table:style-name="ce86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3H00M00S" calcext:value-type="time">
            <text:p>13:00:00</text:p>
          </table:table-cell>
          <table:table-cell table:style-name="ce65" office:value-type="date" office:date-value="2017-02-22" calcext:value-type="date">
            <text:p>02/22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8H00M00S" calcext:value-type="time">
            <text:p>18:00:00</text:p>
          </table:table-cell>
          <table:table-cell table:style-name="ce84" table:formula="of:=-[.B49]+[.E49]" office:value-type="time" office:time-value="PT05H00M00S" calcext:value-type="time">
            <text:p>05:00:00</text:p>
          </table:table-cell>
          <table:table-cell table:style-name="ce86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3H30M00S" calcext:value-type="time">
            <text:p>13:30:00</text:p>
          </table:table-cell>
          <table:table-cell table:style-name="ce65" office:value-type="date" office:date-value="2017-02-23" calcext:value-type="date">
            <text:p>02/23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20H00M00S" calcext:value-type="time">
            <text:p>20:00:00</text:p>
          </table:table-cell>
          <table:table-cell table:style-name="ce84" table:formula="of:=-[.B50]+[.E50]" office:value-type="time" office:time-value="PT06H30M00S" calcext:value-type="time">
            <text:p>06:30:00</text:p>
          </table:table-cell>
          <table:table-cell table:style-name="ce86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05H00M00S" calcext:value-type="time">
            <text:p>05:00:00</text:p>
          </table:table-cell>
          <table:table-cell table:style-name="ce84" table:formula="of:=-[.B51]+[.E51]" office:value-type="time" office:time-value="PT05H00M00S" calcext:value-type="time">
            <text:p>05:00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5H50M00S" calcext:value-type="time">
            <text:p>15:50:00</text:p>
          </table:table-cell>
          <table:table-cell table:style-name="ce65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8H20M00S" calcext:value-type="time">
            <text:p>18:20:00</text:p>
          </table:table-cell>
          <table:table-cell table:style-name="ce84" table:formula="of:=-[.B52]+[.E52]" office:value-type="time" office:time-value="PT02H30M00S" calcext:value-type="time">
            <text:p>02:30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2H20M00S" calcext:value-type="time">
            <text:p>22:20:00</text:p>
          </table:table-cell>
          <table:table-cell table:style-name="ce65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53]+[.E53]" office:value-type="time" office:time-value="-PT22H20M00S" calcext:value-type="time">
            <text:p>01:40:00</text:p>
          </table:table-cell>
          <table:table-cell table:style-name="ce86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1H00M00S" calcext:value-type="time">
            <text:p>21:00:00</text:p>
          </table:table-cell>
          <table:table-cell table:style-name="ce65" office:value-type="date" office:date-value="2017-02-25" calcext:value-type="date">
            <text:p>02/25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54]+[.E54]" office:value-type="time" office:time-value="-PT21H00M00S" calcext:value-type="time">
            <text:p>03:00:00</text:p>
          </table:table-cell>
          <table:table-cell table:style-name="ce86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06H00M00S" calcext:value-type="time">
            <text:p>06:00:00</text:p>
          </table:table-cell>
          <table:table-cell table:style-name="ce84" table:formula="of:=-[.B55]+[.E55]" office:value-type="time" office:time-value="PT06H00M00S" calcext:value-type="time">
            <text:p>06:00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6H00M00S" calcext:value-type="time">
            <text:p>16:00:00</text:p>
          </table:table-cell>
          <table:table-cell table:style-name="ce65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84" office:value-type="time" office:time-value="PT18H25M00S" calcext:value-type="time">
            <text:p>18:25:00</text:p>
          </table:table-cell>
          <table:table-cell table:style-name="ce84" table:formula="of:=-[.B56]+[.E56]" office:value-type="time" office:time-value="PT02H25M00S" calcext:value-type="time">
            <text:p>02:25:00</text:p>
          </table:table-cell>
          <table:table-cell table:style-name="ce86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8H00M00S" calcext:value-type="time">
            <text:p>18:00:00</text:p>
          </table:table-cell>
          <table:table-cell table:style-name="ce65" office:value-type="date" office:date-value="2017-02-27" calcext:value-type="date">
            <text:p>02/27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84" office:value-type="time" office:time-value="PT19H20M00S" calcext:value-type="time">
            <text:p>19:20:00</text:p>
          </table:table-cell>
          <table:table-cell table:style-name="ce84" table:formula="of:=-[.B57]+[.E57]" office:value-type="time" office:time-value="PT01H20M00S" calcext:value-type="time">
            <text:p>01:20:00</text:p>
          </table:table-cell>
          <table:table-cell table:style-name="ce86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3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 office:value-type="string" calcext:value-type="string">
            <text:p>Total = </text:p>
          </table:table-cell>
          <table:table-cell table:style-name="ce84" table:formula="of:=SUM([.F46:.F57])" office:value-type="time" office:time-value="-PT24H07M00S" calcext:value-type="time">
            <text:p>23:53:00</text:p>
          </table:table-cell>
          <table:table-cell table:style-name="ce84" office:value-type="time" office:time-value="PT23H53M00S" calcext:value-type="time">
            <text:p>23:53:00</text:p>
          </table:table-cell>
          <table:table-cell table:number-columns-repeated="2"/>
          <table:table-cell table:style-name="ce86"/>
          <table:table-cell table:number-columns-repeated="5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7"/>
          <table:table-cell table:style-name="Default"/>
          <table:table-cell table:number-columns-repeated="2"/>
          <table:table-cell table:style-name="ce97" office:value-type="string" calcext:value-type="string">
            <text:p>CP Organize</text:p>
          </table:table-cell>
          <table:table-cell table:style-name="ce86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22H18M00S" calcext:value-type="time">
            <text:p>22:18:00</text:p>
          </table:table-cell>
          <table:table-cell table:style-name="ce65" office:value-type="date" office:date-value="2017-02-27" calcext:value-type="date">
            <text:p>02/27/17</text:p>
          </table:table-cell>
          <table:table-cell office:value-type="string" calcext:value-type="string">
            <text:p>Spc 28022017 &amp; PI review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84" table:formula="of:=-[.B62]+[.E62]" office:value-type="time" office:time-value="-PT22H18M00S" calcext:value-type="time">
            <text:p>01:42:00</text:p>
          </table:table-cell>
          <table:table-cell table:style-name="ce86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2-28" calcext:value-type="date">
            <text:p>02/28/17</text:p>
          </table:table-cell>
          <table:table-cell office:value-type="string" calcext:value-type="string">
            <text:p>Spc 28022017 &amp; PI review</text:p>
          </table:table-cell>
          <table:table-cell table:style-name="ce84" office:value-type="time" office:time-value="PT01H56M00S" calcext:value-type="time">
            <text:p>01:56:00</text:p>
          </table:table-cell>
          <table:table-cell table:style-name="ce84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3H38M00S" calcext:value-type="time">
            <text:p>13:38:00</text:p>
          </table:table-cell>
          <table:table-cell table:style-name="ce65" office:value-type="date" office:date-value="2017-02-28" calcext:value-type="date">
            <text:p>02/28/17</text:p>
          </table:table-cell>
          <table:table-cell office:value-type="string" calcext:value-type="string">
            <text:p>Next-steps-28022017</text:p>
          </table:table-cell>
          <table:table-cell table:style-name="ce84" office:value-type="time" office:time-value="PT13H56M00S" calcext:value-type="time">
            <text:p>13:56:00</text:p>
          </table:table-cell>
          <table:table-cell table:style-name="ce84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15H50M00S" calcext:value-type="time">
            <text:p>15:50:00</text:p>
          </table:table-cell>
          <table:table-cell table:style-name="ce65" office:value-type="date" office:date-value="2017-02-28" calcext:value-type="date">
            <text:p>02/28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84" office:value-type="time" office:time-value="PT17H42M00S" calcext:value-type="time">
            <text:p>17:42:00</text:p>
          </table:table-cell>
          <table:table-cell table:style-name="ce84" table:formula="of:=-[.B65]+[.E65]" office:value-type="time" office:time-value="PT01H52M00S" calcext:value-type="time">
            <text:p>01:52:00</text:p>
          </table:table-cell>
          <table:table-cell table:style-name="ce86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2"/>
          <table:table-cell table:number-columns-repeated="5"/>
          <table:table-cell table:style-name="ce102"/>
          <table:table-cell table:number-columns-repeated="3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 office:value-type="string" calcext:value-type="string">
            <text:p>Total = </text:p>
          </table:table-cell>
          <table:table-cell table:style-name="ce84" table:formula="of:=SUM([.F62:.F65])" office:value-type="time" office:time-value="-PT18H12M00S" calcext:value-type="time">
            <text:p>05:48:00</text:p>
          </table:table-cell>
          <table:table-cell table:style-name="ce84" office:value-type="time" office:time-value="PT05H48M00S" calcext:value-type="time">
            <text:p>05:48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14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5"/>
          <table:table-cell table:style-name="ce1" office:value-type="string" calcext:value-type="string">
            <text:p>Hours</text:p>
          </table:table-cell>
          <table:table-cell table:style-name="ce47"/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1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4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4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9"/>
          <table:table-cell table:style-name="ce65" office:value-type="date" office:date-value="2017-02-04" calcext:value-type="date">
            <text:p>02/04/17</text:p>
          </table:table-cell>
          <table:table-cell table:number-columns-repeated="4"/>
          <table:table-cell table:style-name="ce98"/>
          <table:table-cell table:number-columns-repeated="1008"/>
        </table:table-row>
        <table:table-row table:style-name="ro1">
          <table:table-cell table:style-name="ce27" table:number-columns-repeated="6"/>
          <table:table-cell table:style-name="ce92"/>
          <table:table-cell table:style-name="ce27"/>
          <table:table-cell table:style-name="ce96"/>
          <table:table-cell table:style-name="ce98"/>
          <table:table-cell table:style-name="ce67" office:value-type="date" office:date-value="2017-02-05" calcext:value-type="date">
            <text:p>02/05/17</text:p>
          </table:table-cell>
          <table:table-cell table:style-name="ce98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25"/>
          <table:table-cell table:number-columns-repeated="101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style-name="ce24"/>
          <table:table-cell table:style-name="ce96"/>
          <table:table-cell table:style-name="ce98" table:number-columns-repeated="7"/>
          <table:table-cell table:number-columns-repeated="1008"/>
        </table:table-row>
        <table:table-row table:style-name="ro1">
          <table:table-cell table:style-name="ce27" office:value-type="string" calcext:value-type="string">
            <text:p>PI2.1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1-03" calcext:value-type="date">
            <text:p>01/03/17</text:p>
          </table:table-cell>
          <table:table-cell office:value-type="string" calcext:value-type="string">
            <text:p>Organize: nrsdirectory, Documentos de Texto</text:p>
          </table:table-cell>
          <table:table-cell table:style-name="ce84" office:value-type="time" office:time-value="PT01H17M00S" calcext:value-type="time">
            <text:p>01:17:00</text:p>
          </table:table-cell>
          <table:table-cell table:style-name="ce84" table:formula="of:=-[.B76]+[.E76]" office:value-type="time" office:time-value="PT01H17M00S" calcext:value-type="time">
            <text:p>01:17:00</text:p>
          </table:table-cell>
          <table:table-cell table:style-name="ce86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84" office:value-type="time" office:time-value="PT03H49M00S" calcext:value-type="time">
            <text:p>03:49:00</text:p>
          </table:table-cell>
          <table:table-cell table:style-name="ce84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84" office:value-type="time" office:time-value="PT23H32M00S" calcext:value-type="time">
            <text:p>23:32:00</text:p>
          </table:table-cell>
          <table:table-cell table:style-name="ce84" table:formula="of:=-[.B78]+[.E78]" office:value-type="time" office:time-value="PT01H32M00S" calcext:value-type="time">
            <text:p>01:32:00</text:p>
          </table:table-cell>
          <table:table-cell table:style-name="ce86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04" calcext:value-type="date">
            <text:p>03/04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84" office:value-type="time" office:time-value="PT03H08M00S" calcext:value-type="time">
            <text:p>03:08:00</text:p>
          </table:table-cell>
          <table:table-cell table:style-name="ce84" table:formula="of:=-[.B79]+[.E79]" office:value-type="time" office:time-value="PT03H08M00S" calcext:value-type="time">
            <text:p>03:08:00</text:p>
          </table:table-cell>
          <table:table-cell table:style-name="ce86"/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17H50M00S" calcext:value-type="time">
            <text:p>17:50:00</text:p>
          </table:table-cell>
          <table:table-cell table:style-name="ce65" office:value-type="date" office:date-value="2017-03-04" calcext:value-type="date">
            <text:p>03/04/17</text:p>
          </table:table-cell>
          <table:table-cell office:value-type="string" calcext:value-type="string">
            <text:p>Gct sheet, Index 2.1</text:p>
          </table:table-cell>
          <table:table-cell table:style-name="ce84" office:value-type="time" office:time-value="PT19H15M00S" calcext:value-type="time">
            <text:p>19:15:00</text:p>
          </table:table-cell>
          <table:table-cell table:style-name="ce84" table:formula="of:=-[.B80]+[.E80]" office:value-type="time" office:time-value="PT01H25M00S" calcext:value-type="time">
            <text:p>01:25:00</text:p>
          </table:table-cell>
          <table:table-cell table:style-name="ce86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4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3H37M00S" calcext:value-type="time">
            <text:p>03:37:00</text:p>
          </table:table-cell>
          <table:table-cell table:style-name="ce65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84" office:value-type="time" office:time-value="PT05H30M00S" calcext:value-type="time">
            <text:p>05:30:00</text:p>
          </table:table-cell>
          <table:table-cell table:style-name="ce84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14" calcext:value-type="float">
            <text:p>14</text:p>
          </table:table-cell>
          <table:table-cell table:number-columns-repeated="4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23H25M00S" calcext:value-type="time">
            <text:p>23:25:00</text:p>
          </table:table-cell>
          <table:table-cell table:style-name="ce65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82]+[.E82]" office:value-type="time" office:time-value="PT00H34M00S" calcext:value-type="time">
            <text:p>00:34:00</text:p>
          </table:table-cell>
          <table:table-cell table:style-name="ce86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65" office:value-type="date" office:date-value="2017-03-02" calcext:value-type="date">
            <text:p>03/02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06" calcext:value-type="date">
            <text:p>03/06/17</text:p>
          </table:table-cell>
          <table:table-cell office:value-type="string" calcext:value-type="string">
            <text:p>B00k sheet</text:p>
          </table:table-cell>
          <table:table-cell table:style-name="ce84" office:value-type="time" office:time-value="PT00H52M00S" calcext:value-type="time">
            <text:p>00:52:00</text:p>
          </table:table-cell>
          <table:table-cell table:style-name="ce84" table:formula="of:=-[.B83]+[.E83]" office:value-type="time" office:time-value="PT00H52M00S" calcext:value-type="time">
            <text:p>00:52:00</text:p>
          </table:table-cell>
          <table:table-cell table:style-name="ce86"/>
          <table:table-cell table:number-columns-repeated="3"/>
          <table:table-cell table:style-name="ce65" office:value-type="date" office:date-value="2017-03-08" calcext:value-type="date">
            <text:p>03/08/17</text:p>
          </table:table-cell>
          <table:table-cell office:value-type="string" calcext:value-type="string">
            <text:p>generic data</text:p>
          </table:table-cell>
          <table:table-cell table:style-name="ce104" office:value-type="string" calcext:value-type="string" table:number-columns-spanned="1" table:number-rows-spanned="6">
            <text:p>prsda</text:p>
          </table:table-cell>
          <table:table-cell table:style-name="ce97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108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17H50M00S" calcext:value-type="time">
            <text:p>17:50:00</text:p>
          </table:table-cell>
          <table:table-cell table:style-name="ce65" office:value-type="date" office:date-value="2017-03-06" calcext:value-type="date">
            <text:p>03/06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84" office:value-type="time" office:time-value="PT18H45M00S" calcext:value-type="time">
            <text:p>18:45:00</text:p>
          </table:table-cell>
          <table:table-cell table:style-name="ce84" table:formula="of:=-[.B84]+[.E84]" office:value-type="time" office:time-value="PT00H55M00S" calcext:value-type="time">
            <text:p>00:55:00</text:p>
          </table:table-cell>
          <table:table-cell table:style-name="ce86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65" office:value-type="date" office:date-value="2017-03-09" calcext:value-type="date">
            <text:p>03/09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65" office:value-type="date" office:date-value="2017-03-07" calcext:value-type="date">
            <text:p>03/07/17</text:p>
          </table:table-cell>
          <table:table-cell office:value-type="string" calcext:value-type="string">
            <text:p>computer config, Index 2.1: LWC-nrsv1</text:p>
          </table:table-cell>
          <table:table-cell table:style-name="ce84" office:value-type="time" office:time-value="PT02H24M00S" calcext:value-type="time">
            <text:p>02:24:00</text:p>
          </table:table-cell>
          <table:table-cell table:style-name="ce84" table:formula="of:=-[.B85]+[.E85]" office:value-type="time" office:time-value="PT01H44M00S" calcext:value-type="time">
            <text:p>01:44:00</text:p>
          </table:table-cell>
          <table:table-cell table:style-name="ce86"/>
          <table:table-cell table:number-columns-repeated="3"/>
          <table:table-cell table:style-name="ce65" office:value-type="date" office:date-value="2017-03-10" calcext:value-type="date">
            <text:p>03/10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3-07" calcext:value-type="date">
            <text:p>03/07/17</text:p>
          </table:table-cell>
          <table:table-cell office:value-type="string" calcext:value-type="string">
            <text:p>computer config(*tct0)</text:p>
          </table:table-cell>
          <table:table-cell table:style-name="ce84" office:value-type="time" office:time-value="PT23H13M00S" calcext:value-type="time">
            <text:p>23:13:00</text:p>
          </table:table-cell>
          <table:table-cell table:style-name="ce84" table:formula="of:=-[.B86]+[.E86]" office:value-type="time" office:time-value="PT01H13M00S" calcext:value-type="time">
            <text:p>01:13:00</text:p>
          </table:table-cell>
          <table:table-cell table:style-name="ce86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65" office:value-type="date" office:date-value="2017-03-11" calcext:value-type="date">
            <text:p>03/11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08" calcext:value-type="date">
            <text:p>03/08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84" table:formula="of:=-[.B87]+[.E87]" office:value-type="time" office:time-value="PT00H40M00S" calcext:value-type="time">
            <text:p>00:40:00</text:p>
          </table:table-cell>
          <table:table-cell table:style-name="ce86"/>
          <table:table-cell table:number-columns-repeated="3"/>
          <table:table-cell table:style-name="ce65" office:value-type="date" office:date-value="2017-03-12" calcext:value-type="date">
            <text:p>03/12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09" calcext:value-type="date">
            <text:p>03/09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84" table:formula="of:=-[.B88]+[.E88]" office:value-type="time" office:time-value="PT00H40M00S" calcext:value-type="time">
            <text:p>00:40:00</text:p>
          </table:table-cell>
          <table:table-cell table:style-name="ce86"/>
          <table:table-cell table:number-columns-repeated="3"/>
          <table:table-cell table:style-name="ce65" office:value-type="date" office:date-value="2017-03-13" calcext:value-type="date">
            <text:p>03/1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10" calcext:value-type="date">
            <text:p>03/10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84" table:formula="of:=-[.B89]+[.E89]" office:value-type="time" office:time-value="PT00H40M00S" calcext:value-type="time">
            <text:p>00:40:00</text:p>
          </table:table-cell>
          <table:table-cell table:style-name="ce86"/>
          <table:table-cell table:number-columns-repeated="3"/>
          <table:table-cell table:style-name="ce65" office:value-type="date" office:date-value="2017-03-16" calcext:value-type="date">
            <text:p>03/16/17</text:p>
          </table:table-cell>
          <table:table-cell office:value-type="float" office:value="2" calcext:value-type="float">
            <text:p>2</text:p>
          </table:table-cell>
          <table:table-cell table:style-name="ce105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11" calcext:value-type="date">
            <text:p>03/11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84" table:formula="of:=-[.B90]+[.E90]" office:value-type="time" office:time-value="PT00H40M00S" calcext:value-type="time">
            <text:p>00:40:00</text:p>
          </table:table-cell>
          <table:table-cell table:style-name="ce86"/>
          <table:table-cell table:number-columns-repeated="3"/>
          <table:table-cell table:style-name="ce66" office:value-type="date" office:date-value="2017-03-17" calcext:value-type="date">
            <text:p>03/17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12" calcext:value-type="date">
            <text:p>03/12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84" table:formula="of:=-[.B91]+[.E91]" office:value-type="time" office:time-value="PT00H40M00S" calcext:value-type="time">
            <text:p>00:40:00</text:p>
          </table:table-cell>
          <table:table-cell table:style-name="ce86"/>
          <table:table-cell table:number-columns-repeated="3"/>
          <table:table-cell table:style-name="ce66" office:value-type="date" office:date-value="2017-03-18" calcext:value-type="date">
            <text:p>03/18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98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13" calcext:value-type="date">
            <text:p>03/1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84" office:value-type="time" office:time-value="PT00H40M00S" calcext:value-type="time">
            <text:p>00:40:00</text:p>
          </table:table-cell>
          <table:table-cell table:style-name="ce84" table:formula="of:=-[.B92]+[.E92]" office:value-type="time" office:time-value="PT00H40M00S" calcext:value-type="time">
            <text:p>00:40:00</text:p>
          </table:table-cell>
          <table:table-cell table:style-name="ce86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66" office:value-type="date" office:date-value="2017-03-19" calcext:value-type="date">
            <text:p>03/19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21H00M00S" calcext:value-type="time">
            <text:p>21:00:00</text:p>
          </table:table-cell>
          <table:table-cell table:style-name="ce65" office:value-type="date" office:date-value="2017-03-14" calcext:value-type="date">
            <text:p>03/14/17</text:p>
          </table:table-cell>
          <table:table-cell office:value-type="string" calcext:value-type="string">
            <text:p>4|4 project, deep space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84" table:formula="of:=-[.B93]+[.E93]" office:value-type="time" office:time-value="PT01H00M00S" calcext:value-type="time">
            <text:p>01:00:00</text:p>
          </table:table-cell>
          <table:table-cell table:style-name="ce86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66" office:value-type="date" office:date-value="2017-03-20" calcext:value-type="date">
            <text:p>03/20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21H00M00S" calcext:value-type="time">
            <text:p>21:00:00</text:p>
          </table:table-cell>
          <table:table-cell table:style-name="ce65" office:value-type="date" office:date-value="2017-03-15" calcext:value-type="date">
            <text:p>03/15/17</text:p>
          </table:table-cell>
          <table:table-cell office:value-type="string" calcext:value-type="string">
            <text:p>4|4 project, B00k update, wt, progress</text:p>
          </table:table-cell>
          <table:table-cell table:style-name="ce84" office:value-type="time" office:time-value="PT22H15M00S" calcext:value-type="time">
            <text:p>22:15:00</text:p>
          </table:table-cell>
          <table:table-cell table:style-name="ce84" table:formula="of:=-[.B94]+[.E94]" office:value-type="time" office:time-value="PT01H15M00S" calcext:value-type="time">
            <text:p>01:15:00</text:p>
          </table:table-cell>
          <table:table-cell table:style-name="ce86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66" office:value-type="date" office:date-value="2017-03-21" calcext:value-type="date">
            <text:p>03/21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25" calcext:value-type="date">
            <text:p>03/25/17</text:p>
          </table:table-cell>
          <table:table-cell office:value-type="string" calcext:value-type="string">
            <text:p>N4_projects 24032017, B00k sheet</text:p>
          </table:table-cell>
          <table:table-cell table:style-name="ce84" office:value-type="time" office:time-value="PT01H40M00S" calcext:value-type="time">
            <text:p>01:40:00</text:p>
          </table:table-cell>
          <table:table-cell table:style-name="ce84" table:formula="of:=-[.B95]+[.E95]" office:value-type="time" office:time-value="PT01H40M00S" calcext:value-type="time">
            <text:p>01:40:00</text:p>
          </table:table-cell>
          <table:table-cell table:style-name="ce86"/>
          <table:table-cell table:number-columns-repeated="3"/>
          <table:table-cell table:style-name="ce66" office:value-type="date" office:date-value="2017-03-22" calcext:value-type="date">
            <text:p>03/22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18H00M00S" calcext:value-type="time">
            <text:p>18:00:00</text:p>
          </table:table-cell>
          <table:table-cell table:style-name="ce65" office:value-type="date" office:date-value="2017-03-25" calcext:value-type="date">
            <text:p>03/25/17</text:p>
          </table:table-cell>
          <table:table-cell office:value-type="string" calcext:value-type="string">
            <text:p>N4_projects 24032017, C2t, C2t sheet</text:p>
          </table:table-cell>
          <table:table-cell table:style-name="ce84" office:value-type="time" office:time-value="PT19H01M00S" calcext:value-type="time">
            <text:p>19:01:00</text:p>
          </table:table-cell>
          <table:table-cell table:style-name="ce84" table:formula="of:=-[.B96]+[.E96]" office:value-type="time" office:time-value="PT01H01M00S" calcext:value-type="time">
            <text:p>01:01:00</text:p>
          </table:table-cell>
          <table:table-cell table:style-name="ce86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66" office:value-type="date" office:date-value="2017-03-23" calcext:value-type="date">
            <text:p>03/2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3-30" calcext:value-type="date">
            <text:p>03/30/17</text:p>
          </table:table-cell>
          <table:table-cell office:value-type="string" calcext:value-type="string">
            <text:p>N4_projects: digitalization prepare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97]+[.E97]" office:value-type="time" office:time-value="PT01H59M00S" calcext:value-type="time">
            <text:p>01:59:00</text:p>
          </table:table-cell>
          <table:table-cell table:style-name="ce86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65" office:value-type="date" office:date-value="2017-03-24" calcext:value-type="date">
            <text:p>03/24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prepare</text:p>
          </table:table-cell>
          <table:table-cell table:style-name="ce84" office:value-type="time" office:time-value="PT02H15M00S" calcext:value-type="time">
            <text:p>02:15:00</text:p>
          </table:table-cell>
          <table:table-cell table:style-name="ce84" table:formula="of:=-[.B98]+[.E98]" office:value-type="time" office:time-value="PT02H15M00S" calcext:value-type="time">
            <text:p>02:15:00</text:p>
          </table:table-cell>
          <table:table-cell table:style-name="ce86"/>
          <table:table-cell table:number-columns-repeated="3"/>
          <table:table-cell table:style-name="ce99" office:value-type="date" office:date-value="2017-03-26" calcext:value-type="date">
            <text:p>03/26/17</text:p>
          </table:table-cell>
          <table:table-cell office:value-type="float" office:value="11" calcext:value-type="float">
            <text:p>11</text:p>
          </table:table-cell>
          <table:table-cell table:style-name="ce106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2H33M00S" calcext:value-type="time">
            <text:p>02:33:00</text:p>
          </table:table-cell>
          <table:table-cell table:style-name="ce65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init</text:p>
          </table:table-cell>
          <table:table-cell table:style-name="ce84" office:value-type="time" office:time-value="PT05H09M00S" calcext:value-type="time">
            <text:p>05:09:00</text:p>
          </table:table-cell>
          <table:table-cell table:style-name="ce84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99" office:value-type="date" office:date-value="2017-03-27" calcext:value-type="date">
            <text:p>03/27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98"/>
          <table:table-cell table:number-columns-repeated="1008"/>
        </table:table-row>
        <table:table-row table:style-name="ro1">
          <table:table-cell table:style-name="ce27" office:value-type="string" calcext:value-type="string">
            <text:p>PI2.2</text:p>
          </table:table-cell>
          <table:table-cell table:style-name="ce84" office:value-type="time" office:time-value="PT05H10M00S" calcext:value-type="time">
            <text:p>05:10:00</text:p>
          </table:table-cell>
          <table:table-cell table:style-name="ce65" office:value-type="date" office:date-value="2017-03-31" calcext:value-type="date">
            <text:p>03/31/17</text:p>
          </table:table-cell>
          <table:table-cell office:value-type="string" calcext:value-type="string">
            <text:p>digitalized (dir)</text:p>
          </table:table-cell>
          <table:table-cell table:style-name="ce84" office:value-type="time" office:time-value="PT05H35M00S" calcext:value-type="time">
            <text:p>05:35:00</text:p>
          </table:table-cell>
          <table:table-cell table:style-name="ce84" table:formula="of:=-[.B100]+[.E100]" office:value-type="time" office:time-value="PT00H25M00S" calcext:value-type="time">
            <text:p>00:25:00</text:p>
          </table:table-cell>
          <table:table-cell table:style-name="ce86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99" office:value-type="date" office:date-value="2017-03-28" calcext:value-type="date">
            <text:p>03/28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style-name="ce84"/>
          <table:table-cell table:style-name="ce65"/>
          <table:table-cell/>
          <table:table-cell table:style-name="ce84" table:number-columns-repeated="2"/>
          <table:table-cell table:style-name="ce86"/>
          <table:table-cell table:number-columns-repeated="3"/>
          <table:table-cell table:style-name="ce99" office:value-type="date" office:date-value="2017-03-29" calcext:value-type="date">
            <text:p>03/29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5"/>
          <table:table-cell table:style-name="ce1" office:value-type="string" calcext:value-type="string">
            <text:p>Hours</text:p>
          </table:table-cell>
          <table:table-cell table:style-name="ce47"/>
          <table:table-cell table:number-columns-repeated="7"/>
          <table:table-cell table:style-name="ce98"/>
          <table:table-cell table:number-columns-repeated="1008"/>
        </table:table-row>
        <table:table-row table:style-name="ro1">
          <table:table-cell table:style-name="ce27"/>
          <table:table-cell table:number-columns-repeated="3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98"/>
          <table:table-cell table:number-columns-repeated="1008"/>
        </table:table-row>
        <table:table-row table:style-name="ro1">
          <table:table-cell table:style-name="ce27" table:number-columns-repeated="4"/>
          <table:table-cell table:style-name="ce90" office:value-type="string" calcext:value-type="string" table:number-columns-spanned="2" table:number-rows-spanned="1">
            <text:p>Daily Average = </text:p>
          </table:table-cell>
          <table:covered-table-cell table:style-name="ce27"/>
          <table:table-cell table:style-name="ce94" table:formula="of:=SUM([.G103]/11)" office:value-type="time" office:time-value="PT03H08M27.272727273S" calcext:value-type="time">
            <text:p>03:08:27</text:p>
          </table:table-cell>
          <table:table-cell table:style-name="ce27"/>
          <table:table-cell table:style-name="ce96"/>
          <table:table-cell table:style-name="ce98" table:number-columns-repeated="7"/>
          <table:table-cell table:number-columns-repeated="1008"/>
        </table:table-row>
        <table:table-row table:style-name="ro1">
          <table:table-cell table:style-name="ce27" table:number-columns-repeated="4"/>
          <table:table-cell table:style-name="ce90"/>
          <table:table-cell table:style-name="ce27"/>
          <table:table-cell table:style-name="ce94"/>
          <table:table-cell table:style-name="ce27"/>
          <table:table-cell table:style-name="ce96"/>
          <table:table-cell table:style-name="ce98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4-01" calcext:value-type="date">
            <text:p>04/01/17</text:p>
          </table:table-cell>
          <table:table-cell office:value-type="string" calcext:value-type="string">
            <text:p>PI &amp; N4 Review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108]+[.E108]" office:value-type="time" office:time-value="PT01H59M00S" calcext:value-type="time">
            <text:p>01:59:00</text:p>
          </table:table-cell>
          <table:table-cell table:style-name="ce86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4-02" calcext:value-type="date">
            <text:p>04/02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84" office:value-type="time" office:time-value="PT01H21M00S" calcext:value-type="time">
            <text:p>01:21:00</text:p>
          </table:table-cell>
          <table:table-cell table:style-name="ce84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6H00M00S" calcext:value-type="time">
            <text:p>16:00:00</text:p>
          </table:table-cell>
          <table:table-cell table:style-name="ce65" office:value-type="date" office:date-value="2017-04-02" calcext:value-type="date">
            <text:p>04/02/17</text:p>
          </table:table-cell>
          <table:table-cell office:value-type="string" calcext:value-type="string">
            <text:p>user01, a-moeda</text:p>
          </table:table-cell>
          <table:table-cell table:style-name="ce84" office:value-type="time" office:time-value="PT16H30M00S" calcext:value-type="time">
            <text:p>16:30:00</text:p>
          </table:table-cell>
          <table:table-cell table:style-name="ce84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20H42M00S" calcext:value-type="time">
            <text:p>20:42:00</text:p>
          </table:table-cell>
          <table:table-cell table:style-name="ce65" office:value-type="date" office:date-value="2017-04-02" calcext:value-type="date">
            <text:p>04/02/17</text:p>
          </table:table-cell>
          <table:table-cell office:value-type="string" calcext:value-type="string">
            <text:p>N4_projects: *tct (dir)</text:p>
          </table:table-cell>
          <table:table-cell table:style-name="ce84" office:value-type="time" office:time-value="PT21H24M00S" calcext:value-type="time">
            <text:p>21:24:00</text:p>
          </table:table-cell>
          <table:table-cell table:style-name="ce84" table:formula="of:=-[.B111]+[.E111]" office:value-type="time" office:time-value="PT00H42M00S" calcext:value-type="time">
            <text:p>00:42:00</text:p>
          </table:table-cell>
          <table:table-cell table:style-name="ce86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4H15M00S" calcext:value-type="time">
            <text:p>04:15:00</text:p>
          </table:table-cell>
          <table:table-cell table:style-name="ce65" office:value-type="date" office:date-value="2017-04-03" calcext:value-type="date">
            <text:p>04/03/17</text:p>
          </table:table-cell>
          <table:table-cell table:style-name="ce27" office:value-type="string" calcext:value-type="string">
            <text:p>university, Bacon, run_test</text:p>
          </table:table-cell>
          <table:table-cell table:style-name="ce84" office:value-type="time" office:time-value="PT05H29M00S" calcext:value-type="time">
            <text:p>05:29:00</text:p>
          </table:table-cell>
          <table:table-cell table:style-name="ce84" table:formula="of:=-[.B112]+[.E112]" office:value-type="time" office:time-value="PT01H14M00S" calcext:value-type="time">
            <text:p>01:14:00</text:p>
          </table:table-cell>
          <table:table-cell table:style-name="ce86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6H00M00S" calcext:value-type="time">
            <text:p>06:00:00</text:p>
          </table:table-cell>
          <table:table-cell table:style-name="ce65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84" office:value-type="time" office:time-value="PT06H51M00S" calcext:value-type="time">
            <text:p>06:51:00</text:p>
          </table:table-cell>
          <table:table-cell table:style-name="ce84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7H39M00S" calcext:value-type="time">
            <text:p>07:39:00</text:p>
          </table:table-cell>
          <table:table-cell table:style-name="ce65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84" office:value-type="time" office:time-value="PT09H35M00S" calcext:value-type="time">
            <text:p>09:35:00</text:p>
          </table:table-cell>
          <table:table-cell table:style-name="ce84" table:formula="of:=-[.B114]+[.E114]" office:value-type="time" office:time-value="PT01H56M00S" calcext:value-type="time">
            <text:p>01:56:00</text:p>
          </table:table-cell>
          <table:table-cell table:style-name="ce86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7H50M00S" calcext:value-type="time">
            <text:p>07:50:00</text:p>
          </table:table-cell>
          <table:table-cell table:style-name="ce65" office:value-type="date" office:date-value="2017-04-05" calcext:value-type="date">
            <text:p>04/05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84" office:value-type="time" office:time-value="PT10H10M00S" calcext:value-type="time">
            <text:p>10:10:00</text:p>
          </table:table-cell>
          <table:table-cell table:style-name="ce84" table:formula="of:=-[.B115]+[.E115]" office:value-type="time" office:time-value="PT02H20M00S" calcext:value-type="time">
            <text:p>02:20:00</text:p>
          </table:table-cell>
          <table:table-cell table:style-name="ce86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21H00M00S" calcext:value-type="time">
            <text:p>21:00:00</text:p>
          </table:table-cell>
          <table:table-cell table:style-name="ce65" office:value-type="date" office:date-value="2017-04-06" calcext:value-type="date">
            <text:p>04/06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84" office:value-type="time" office:time-value="PT23H00M00S" calcext:value-type="time">
            <text:p>23:00:00</text:p>
          </table:table-cell>
          <table:table-cell table:style-name="ce84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23H00M00S" calcext:value-type="time">
            <text:p>23:00:00</text:p>
          </table:table-cell>
          <table:table-cell table:style-name="ce65" office:value-type="date" office:date-value="2017-04-06" calcext:value-type="date">
            <text:p>04/06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84" office:value-type="time" office:time-value="PT23H42M00S" calcext:value-type="time">
            <text:p>23:42:00</text:p>
          </table:table-cell>
          <table:table-cell table:style-name="ce84" table:formula="of:=-[.B117]+[.E117]" office:value-type="time" office:time-value="PT00H42M00S" calcext:value-type="time">
            <text:p>00:42:00</text:p>
          </table:table-cell>
          <table:table-cell table:style-name="ce86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9H00M00S" calcext:value-type="time">
            <text:p>19:00:00</text:p>
          </table:table-cell>
          <table:table-cell table:style-name="ce65" office:value-type="date" office:date-value="2017-04-07" calcext:value-type="date">
            <text:p>04/07/17</text:p>
          </table:table-cell>
          <table:table-cell office:value-type="string" calcext:value-type="string">
            <text:p>C3H, C3H sheet; C3Book.odt, C3Book sheet</text:p>
          </table:table-cell>
          <table:table-cell table:style-name="ce84" office:value-type="time" office:time-value="PT20H42M00S" calcext:value-type="time">
            <text:p>20:42:00</text:p>
          </table:table-cell>
          <table:table-cell table:style-name="ce84" table:formula="of:=-[.B118]+[.E118]" office:value-type="time" office:time-value="PT01H42M00S" calcext:value-type="time">
            <text:p>01:42:00</text:p>
          </table:table-cell>
          <table:table-cell table:style-name="ce86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23H08M00S" calcext:value-type="time">
            <text:p>23:08:00</text:p>
          </table:table-cell>
          <table:table-cell table:style-name="ce65" office:value-type="date" office:date-value="2017-04-08" calcext:value-type="date">
            <text:p>04/08/17</text:p>
          </table:table-cell>
          <table:table-cell office:value-type="string" calcext:value-type="string">
            <text:p>wh&amp;pp 08042017</text:p>
          </table:table-cell>
          <table:table-cell table:style-name="ce84" office:value-type="time" office:time-value="PT23H25M00S" calcext:value-type="time">
            <text:p>23:25:00</text:p>
          </table:table-cell>
          <table:table-cell table:style-name="ce84" table:formula="of:=-[.B119]+[.E119]" office:value-type="time" office:time-value="PT00H17M00S" calcext:value-type="time">
            <text:p>00:17:00</text:p>
          </table:table-cell>
          <table:table-cell table:style-name="ce86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7H00M00S" calcext:value-type="time">
            <text:p>17:00:00</text:p>
          </table:table-cell>
          <table:table-cell table:style-name="ce65" office:value-type="date" office:date-value="2017-04-10" calcext:value-type="date">
            <text:p>04/10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84" office:value-type="time" office:time-value="PT19H33M00S" calcext:value-type="time">
            <text:p>19:33:00</text:p>
          </table:table-cell>
          <table:table-cell table:style-name="ce84" table:formula="of:=-[.B120]+[.E120]" office:value-type="time" office:time-value="PT02H33M00S" calcext:value-type="time">
            <text:p>02:33:00</text:p>
          </table:table-cell>
          <table:table-cell table:style-name="ce86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0H20M00S" calcext:value-type="time">
            <text:p>10:20:00</text:p>
          </table:table-cell>
          <table:table-cell table:style-name="ce65" office:value-type="date" office:date-value="2017-04-12" calcext:value-type="date">
            <text:p>04/12/17</text:p>
          </table:table-cell>
          <table:table-cell office:value-type="string" calcext:value-type="string">
            <text:p>C3Book Continue: C3H, C3H sheet</text:p>
          </table:table-cell>
          <table:table-cell table:style-name="ce84" office:value-type="time" office:time-value="PT12H42M00S" calcext:value-type="time">
            <text:p>12:42:00</text:p>
          </table:table-cell>
          <table:table-cell table:style-name="ce84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4H19M00S" calcext:value-type="time">
            <text:p>14:19:00</text:p>
          </table:table-cell>
          <table:table-cell table:style-name="ce65" office:value-type="date" office:date-value="2017-04-12" calcext:value-type="date">
            <text:p>04/12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4" office:value-type="time" office:time-value="PT15H35M00S" calcext:value-type="time">
            <text:p>15:35:00</text:p>
          </table:table-cell>
          <table:table-cell table:style-name="ce84" table:formula="of:=-[.B122]+[.E122]" office:value-type="time" office:time-value="PT01H16M00S" calcext:value-type="time">
            <text:p>01:16:00</text:p>
          </table:table-cell>
          <table:table-cell table:style-name="ce86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0H48M00S" calcext:value-type="time">
            <text:p>10:48:00</text:p>
          </table:table-cell>
          <table:table-cell table:style-name="ce65" office:value-type="date" office:date-value="2017-04-13" calcext:value-type="date">
            <text:p>04/13/17</text:p>
          </table:table-cell>
          <table:table-cell office:value-type="string" calcext:value-type="string">
            <text:p>C3Book Continue: C3H, C3H sheet</text:p>
          </table:table-cell>
          <table:table-cell table:style-name="ce84" office:value-type="time" office:time-value="PT13H36M00S" calcext:value-type="time">
            <text:p>13:36:00</text:p>
          </table:table-cell>
          <table:table-cell table:style-name="ce84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3H55M00S" calcext:value-type="time">
            <text:p>13:55:00</text:p>
          </table:table-cell>
          <table:table-cell table:style-name="ce65" office:value-type="date" office:date-value="2017-04-13" calcext:value-type="date">
            <text:p>04/13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4" office:value-type="time" office:time-value="PT15H09M00S" calcext:value-type="time">
            <text:p>15:09:00</text:p>
          </table:table-cell>
          <table:table-cell table:style-name="ce84" table:formula="of:=-[.B124]+[.E124]" office:value-type="time" office:time-value="PT01H14M00S" calcext:value-type="time">
            <text:p>01:14:00</text:p>
          </table:table-cell>
          <table:table-cell table:style-name="ce86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1H49M00S" calcext:value-type="time">
            <text:p>11:49:00</text:p>
          </table:table-cell>
          <table:table-cell table:style-name="ce65" office:value-type="date" office:date-value="2017-04-14" calcext:value-type="date">
            <text:p>04/1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84" office:value-type="time" office:time-value="PT13H29M00S" calcext:value-type="time">
            <text:p>13:29:00</text:p>
          </table:table-cell>
          <table:table-cell table:style-name="ce84" table:formula="of:=-[.B125]+[.E125]" office:value-type="time" office:time-value="PT01H40M00S" calcext:value-type="time">
            <text:p>01:40:00</text:p>
          </table:table-cell>
          <table:table-cell table:style-name="ce86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9H00M00S" calcext:value-type="time">
            <text:p>19:00:00</text:p>
          </table:table-cell>
          <table:table-cell table:style-name="ce65" office:value-type="date" office:date-value="2017-04-14" calcext:value-type="date">
            <text:p>04/14/17</text:p>
          </table:table-cell>
          <table:table-cell office:value-type="string" calcext:value-type="string">
            <text:p>C3H sheet, C3Book sheet | C3book3d, C3H2x</text:p>
          </table:table-cell>
          <table:table-cell table:style-name="ce84" office:value-type="time" office:time-value="PT19H47M00S" calcext:value-type="time">
            <text:p>19:47:00</text:p>
          </table:table-cell>
          <table:table-cell table:style-name="ce84" table:formula="of:=-[.B126]+[.E126]" office:value-type="time" office:time-value="PT00H47M00S" calcext:value-type="time">
            <text:p>00:47:00</text:p>
          </table:table-cell>
          <table:table-cell table:style-name="ce86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0H11M00S" calcext:value-type="time">
            <text:p>10:11:00</text:p>
          </table:table-cell>
          <table:table-cell table:style-name="ce65" office:value-type="date" office:date-value="2017-04-15" calcext:value-type="date">
            <text:p>04/15/17</text:p>
          </table:table-cell>
          <table:table-cell office:value-type="string" calcext:value-type="string">
            <text:p>wh&amp;pp study, plans</text:p>
          </table:table-cell>
          <table:table-cell table:style-name="ce84" office:value-type="time" office:time-value="PT12H00M00S" calcext:value-type="time">
            <text:p>12:00:00</text:p>
          </table:table-cell>
          <table:table-cell table:style-name="ce84" table:formula="of:=-[.B127]+[.E127]" office:value-type="time" office:time-value="PT01H49M00S" calcext:value-type="time">
            <text:p>01:49:00</text:p>
          </table:table-cell>
          <table:table-cell table:style-name="ce86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9H35M00S" calcext:value-type="time">
            <text:p>09:35:00</text:p>
          </table:table-cell>
          <table:table-cell table:style-name="ce65" office:value-type="date" office:date-value="2017-04-16" calcext:value-type="date">
            <text:p>04/16/17</text:p>
          </table:table-cell>
          <table:table-cell office:value-type="string" calcext:value-type="string">
            <text:p>wh&amp;pp study, plans</text:p>
          </table:table-cell>
          <table:table-cell table:style-name="ce84" office:value-type="time" office:time-value="PT11H20M00S" calcext:value-type="time">
            <text:p>11:20:00</text:p>
          </table:table-cell>
          <table:table-cell table:style-name="ce84" table:formula="of:=-[.B128]+[.E128]" office:value-type="time" office:time-value="PT01H45M00S" calcext:value-type="time">
            <text:p>01:45:00</text:p>
          </table:table-cell>
          <table:table-cell table:style-name="ce86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0H40M00S" calcext:value-type="time">
            <text:p>10:40:00</text:p>
          </table:table-cell>
          <table:table-cell table:style-name="ce65" office:value-type="date" office:date-value="2017-04-17" calcext:value-type="date">
            <text:p>04/17/17</text:p>
          </table:table-cell>
          <table:table-cell office:value-type="string" calcext:value-type="string">
            <text:p>wh&amp;pp study, plans</text:p>
          </table:table-cell>
          <table:table-cell table:style-name="ce84" office:value-type="time" office:time-value="PT12H17M00S" calcext:value-type="time">
            <text:p>12:17:00</text:p>
          </table:table-cell>
          <table:table-cell table:style-name="ce84" table:formula="of:=-[.B129]+[.E129]" office:value-type="time" office:time-value="PT01H37M00S" calcext:value-type="time">
            <text:p>01:37:00</text:p>
          </table:table-cell>
          <table:table-cell table:style-name="ce86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09H00M00S" calcext:value-type="time">
            <text:p>09:00:00</text:p>
          </table:table-cell>
          <table:table-cell table:style-name="ce65" office:value-type="date" office:date-value="2017-04-18" calcext:value-type="date">
            <text:p>04/18/17</text:p>
          </table:table-cell>
          <table:table-cell office:value-type="string" calcext:value-type="string">
            <text:p>wh&amp;pp study, plans &amp; o303</text:p>
          </table:table-cell>
          <table:table-cell table:style-name="ce84" office:value-type="time" office:time-value="PT11H49M00S" calcext:value-type="time">
            <text:p>11:49:00</text:p>
          </table:table-cell>
          <table:table-cell table:style-name="ce84" table:formula="of:=-[.B130]+[.E130]" office:value-type="time" office:time-value="PT02H49M00S" calcext:value-type="time">
            <text:p>02:49:00</text:p>
          </table:table-cell>
          <table:table-cell table:style-name="ce86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3H00M00S" calcext:value-type="time">
            <text:p>13:00:00</text:p>
          </table:table-cell>
          <table:table-cell table:style-name="ce65" office:value-type="date" office:date-value="2017-04-19" calcext:value-type="date">
            <text:p>04/19/17</text:p>
          </table:table-cell>
          <table:table-cell office:value-type="string" calcext:value-type="string">
            <text:p>wh&amp;pp study, plans &amp; o303</text:p>
          </table:table-cell>
          <table:table-cell table:style-name="ce84" office:value-type="time" office:time-value="PT13H50M00S" calcext:value-type="time">
            <text:p>13:50:00</text:p>
          </table:table-cell>
          <table:table-cell table:style-name="ce84" table:formula="of:=-[.B131]+[.E131]" office:value-type="time" office:time-value="PT00H50M00S" calcext:value-type="time">
            <text:p>00:50:00</text:p>
          </table:table-cell>
          <table:table-cell table:style-name="ce86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3H51M00S" calcext:value-type="time">
            <text:p>13:51:00</text:p>
          </table:table-cell>
          <table:table-cell table:style-name="ce65" office:value-type="date" office:date-value="2017-04-24" calcext:value-type="date">
            <text:p>04/24/17</text:p>
          </table:table-cell>
          <table:table-cell office:value-type="string" calcext:value-type="string">
            <text:p>wh&amp;pp 08042017: class &amp; edit order</text:p>
          </table:table-cell>
          <table:table-cell table:style-name="ce84" office:value-type="time" office:time-value="PT14H32M00S" calcext:value-type="time">
            <text:p>14:32:00</text:p>
          </table:table-cell>
          <table:table-cell table:style-name="ce84" table:formula="of:=-[.B132]+[.E132]" office:value-type="time" office:time-value="PT00H41M00S" calcext:value-type="time">
            <text:p>00:41:00</text:p>
          </table:table-cell>
          <table:table-cell table:style-name="ce86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1H20M00S" calcext:value-type="time">
            <text:p>11:20:0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84" office:value-type="time" office:time-value="PT12H51M00S" calcext:value-type="time">
            <text:p>12:51:00</text:p>
          </table:table-cell>
          <table:table-cell table:style-name="ce84" table:formula="of:=-[.B133]+[.E133]" office:value-type="time" office:time-value="PT01H31M00S" calcext:value-type="time">
            <text:p>01:31:00</text:p>
          </table:table-cell>
          <table:table-cell table:style-name="ce86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6H33M00S" calcext:value-type="time">
            <text:p>16:33:0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string" calcext:value-type="string">
            <text:p>¹| end stage = 0001 &amp; 0001.odt</text:p>
          </table:table-cell>
          <table:table-cell table:style-name="ce84" office:value-type="time" office:time-value="PT16H33M00S" calcext:value-type="time">
            <text:p>16:33:00</text:p>
          </table:table-cell>
          <table:table-cell table:style-name="ce84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6H33M00S" calcext:value-type="time">
            <text:p>16:33:0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84" office:value-type="time" office:time-value="PT17H17M00S" calcext:value-type="time">
            <text:p>17:17:00</text:p>
          </table:table-cell>
          <table:table-cell table:style-name="ce84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7H17M00S" calcext:value-type="time">
            <text:p>17:17:0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string" calcext:value-type="string">
            <text:p>Ckz &amp; ckz.css</text:p>
          </table:table-cell>
          <table:table-cell table:style-name="ce84" office:value-type="time" office:time-value="PT17H41M00S" calcext:value-type="time">
            <text:p>17:41:00</text:p>
          </table:table-cell>
          <table:table-cell table:style-name="ce84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9H00M00S" calcext:value-type="time">
            <text:p>19:00:00</text:p>
          </table:table-cell>
          <table:table-cell table:style-name="ce65" office:value-type="date" office:date-value="2017-04-27" calcext:value-type="date">
            <text:p>04/27/17</text:p>
          </table:table-cell>
          <table:table-cell office:value-type="string" calcext:value-type="string">
            <text:p>ckz</text:p>
          </table:table-cell>
          <table:table-cell table:style-name="ce84" office:value-type="time" office:time-value="PT21H00M00S" calcext:value-type="time">
            <text:p>21:00:00</text:p>
          </table:table-cell>
          <table:table-cell table:style-name="ce84" table:formula="of:=-[.B137]+[.E137]" office:value-type="time" office:time-value="PT02H00M00S" calcext:value-type="time">
            <text:p>02:00:00</text:p>
          </table:table-cell>
          <table:table-cell table:style-name="ce86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20H00M00S" calcext:value-type="time">
            <text:p>20:00:00</text:p>
          </table:table-cell>
          <table:table-cell table:style-name="ce65" office:value-type="date" office:date-value="2017-04-28" calcext:value-type="date">
            <text:p>04/28/17</text:p>
          </table:table-cell>
          <table:table-cell office:value-type="string" calcext:value-type="string">
            <text:p>charge</text:p>
          </table:table-cell>
          <table:table-cell table:style-name="ce84" office:value-type="time" office:time-value="PT21H00M00S" calcext:value-type="time">
            <text:p>21:00:00</text:p>
          </table:table-cell>
          <table:table-cell table:style-name="ce84" table:formula="of:=-[.B138]+[.E138]" office:value-type="time" office:time-value="PT01H00M00S" calcext:value-type="time">
            <text:p>01:00:00</text:p>
          </table:table-cell>
          <table:table-cell table:style-name="ce86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84" office:value-type="time" office:time-value="PT16H00M00S" calcext:value-type="time">
            <text:p>16:00:00</text:p>
          </table:table-cell>
          <table:table-cell table:style-name="ce65" office:value-type="date" office:date-value="2017-04-29" calcext:value-type="date">
            <text:p>04/29/17</text:p>
          </table:table-cell>
          <table:table-cell office:value-type="string" calcext:value-type="string">
            <text:p>Eu vi</text:p>
          </table:table-cell>
          <table:table-cell table:style-name="ce84" office:value-type="time" office:time-value="PT17H24M00S" calcext:value-type="time">
            <text:p>17:24:00</text:p>
          </table:table-cell>
          <table:table-cell table:style-name="ce84" table:formula="of:=-[.B139]+[.E139]" office:value-type="time" office:time-value="PT01H24M00S" calcext:value-type="time">
            <text:p>01:24:00</text:p>
          </table:table-cell>
          <table:table-cell table:style-name="ce86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9" calcext:value-type="float">
            <text:p>9</text:p>
          </table:table-cell>
          <table:table-cell table:style-name="ce99" office:value-type="date" office:date-value="2017-04-09" calcext:value-type="date">
            <text:p>04/09/17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9" office:value-type="date" office:date-value="2017-04-21" calcext:value-type="date">
            <text:p>04/21/17</text:p>
          </table:table-cell>
          <table:table-cell table:style-name="ce99" office:value-type="date" office:date-value="2017-04-23" calcext:value-type="date">
            <text:p>04/23/17</text:p>
          </table:table-cell>
          <table:table-cell table:style-name="ce99" office:value-type="date" office:date-value="2017-04-26" calcext:value-type="date">
            <text:p>04/2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99" office:value-type="date" office:date-value="2017-04-11" calcext:value-type="date">
            <text:p>04/11/17</text:p>
          </table:table-cell>
          <table:table-cell table:style-name="ce99" office:value-type="date" office:date-value="2017-04-20" calcext:value-type="date">
            <text:p>04/20/17</text:p>
          </table:table-cell>
          <table:table-cell table:style-name="ce99" office:value-type="date" office:date-value="2017-04-22" calcext:value-type="date">
            <text:p>04/22/17</text:p>
          </table:table-cell>
          <table:table-cell table:style-name="ce99" office:value-type="date" office:date-value="2017-04-25" calcext:value-type="date">
            <text:p>04/25/17</text:p>
          </table:table-cell>
          <table:table-cell table:style-name="ce99" office:value-type="date" office:date-value="2017-04-30" calcext:value-type="date">
            <text:p>04/30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93" table:formula="of:=SUM([.G70]+[.G103]+[.G142])" office:value-type="time" office:time-value="PT150H59M00S" calcext:value-type="time">
            <text:p>150:59:00</text:p>
          </table:table-cell>
          <table:table-cell table:style-name="ce97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147]/[.K148])" office:value-type="time" office:time-value="PT02H36M11.379310345S" calcext:value-type="time">
            <text:p>02:36:11</text:p>
          </table:table-cell>
          <table:table-cell table:style-name="ce88"/>
          <table:table-cell table:style-name="ce91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5">
            <text:p>PI3.0</text:p>
          </table:table-cell>
          <table:table-cell table:style-name="ce84" office:value-type="time" office:time-value="PT03H20M00S" calcext:value-type="time">
            <text:p>03:20:00</text:p>
          </table:table-cell>
          <table:table-cell table:style-name="ce65" office:value-type="date" office:date-value="2017-05-01" calcext:value-type="date">
            <text:p>05/01/17</text:p>
          </table:table-cell>
          <table:table-cell office:value-type="string" calcext:value-type="string">
            <text:p>Pi update: Wt, Progress, Version 3.0</text:p>
          </table:table-cell>
          <table:table-cell table:style-name="ce84" office:value-type="time" office:time-value="PT03H50M00S" calcext:value-type="time">
            <text:p>03:50:00</text:p>
          </table:table-cell>
          <table:table-cell table:style-name="ce84" table:formula="of:=-[.B153]+[.E153]" office:value-type="time" office:time-value="PT00H30M00S" calcext:value-type="time">
            <text:p>00:30:00</text:p>
          </table:table-cell>
          <table:table-cell table:style-name="ce86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4H30M00S" calcext:value-type="time">
            <text:p>14:30:00</text:p>
          </table:table-cell>
          <table:table-cell table:style-name="ce65" office:value-type="date" office:date-value="2017-05-02" calcext:value-type="date">
            <text:p>05/02/17</text:p>
          </table:table-cell>
          <table:table-cell office:value-type="string" calcext:value-type="string">
            <text:p>system cfg</text:p>
          </table:table-cell>
          <table:table-cell table:style-name="ce84" office:value-type="time" office:time-value="PT16H07M00S" calcext:value-type="time">
            <text:p>16:07:00</text:p>
          </table:table-cell>
          <table:table-cell table:style-name="ce84" table:formula="of:=-[.B154]+[.E154]" office:value-type="time" office:time-value="PT01H37M00S" calcext:value-type="time">
            <text:p>01:37:00</text:p>
          </table:table-cell>
          <table:table-cell table:style-name="ce86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7H53M00S" calcext:value-type="time">
            <text:p>17:53:00</text:p>
          </table:table-cell>
          <table:table-cell table:style-name="ce65" office:value-type="date" office:date-value="2017-05-03" calcext:value-type="date">
            <text:p>05/03/17</text:p>
          </table:table-cell>
          <table:table-cell office:value-type="string" calcext:value-type="string">
            <text:p>html file</text:p>
          </table:table-cell>
          <table:table-cell table:style-name="ce84" office:value-type="time" office:time-value="PT19H47M00S" calcext:value-type="time">
            <text:p>19:47:00</text:p>
          </table:table-cell>
          <table:table-cell table:style-name="ce84" table:formula="of:=-[.B155]+[.E155]" office:value-type="time" office:time-value="PT01H54M00S" calcext:value-type="time">
            <text:p>01:54:00</text:p>
          </table:table-cell>
          <table:table-cell table:style-name="ce86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11M00S" calcext:value-type="time">
            <text:p>22:11:00</text:p>
          </table:table-cell>
          <table:table-cell table:style-name="ce65" office:value-type="date" office:date-value="2017-05-04" calcext:value-type="date">
            <text:p>05/04/17</text:p>
          </table:table-cell>
          <table:table-cell office:value-type="string" calcext:value-type="string">
            <text:p>CJJ</text:p>
          </table:table-cell>
          <table:table-cell table:style-name="ce84" office:value-type="time" office:time-value="PT23H40M00S" calcext:value-type="time">
            <text:p>23:40:00</text:p>
          </table:table-cell>
          <table:table-cell table:style-name="ce84" table:formula="of:=-[.B156]+[.E156]" office:value-type="time" office:time-value="PT01H29M00S" calcext:value-type="time">
            <text:p>01:29:00</text:p>
          </table:table-cell>
          <table:table-cell table:style-name="ce86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3H15M00S" calcext:value-type="time">
            <text:p>23:15:00</text:p>
          </table:table-cell>
          <table:table-cell table:style-name="ce65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157]+[.E157]" office:value-type="time" office:time-value="PT00H44M00S" calcext:value-type="time">
            <text:p>00:44:00</text:p>
          </table:table-cell>
          <table:table-cell table:style-name="ce86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5-06" calcext:value-type="date">
            <text:p>05/06/17</text:p>
          </table:table-cell>
          <table:table-cell office:value-type="string" calcext:value-type="string">
            <text:p>desert (lost data)</text:p>
          </table:table-cell>
          <table:table-cell table:style-name="ce84" office:value-type="time" office:time-value="PT23H40M00S" calcext:value-type="time">
            <text:p>23:40:00</text:p>
          </table:table-cell>
          <table:table-cell table:style-name="ce84" table:formula="of:=-[.B158]+[.E158]" office:value-type="time" office:time-value="PT01H40M00S" calcext:value-type="time">
            <text:p>01:40:00</text:p>
          </table:table-cell>
          <table:table-cell table:style-name="ce86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7H00M00S" calcext:value-type="time">
            <text:p>17:00:00</text:p>
          </table:table-cell>
          <table:table-cell table:style-name="ce65" office:value-type="date" office:date-value="2017-05-07" calcext:value-type="date">
            <text:p>05/07/17</text:p>
          </table:table-cell>
          <table:table-cell office:value-type="string" calcext:value-type="string">
            <text:p>system review, 2h-d</text:p>
          </table:table-cell>
          <table:table-cell table:style-name="ce84" office:value-type="time" office:time-value="PT19H00M00S" calcext:value-type="time">
            <text:p>19:00:00</text:p>
          </table:table-cell>
          <table:table-cell table:style-name="ce84" table:formula="of:=-[.B159]+[.E159]" office:value-type="time" office:time-value="PT02H00M00S" calcext:value-type="time">
            <text:p>02:00:00</text:p>
          </table:table-cell>
          <table:table-cell table:style-name="ce86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6H00M00S" calcext:value-type="time">
            <text:p>16:00:00</text:p>
          </table:table-cell>
          <table:table-cell table:style-name="ce65" office:value-type="date" office:date-value="2017-05-08" calcext:value-type="date">
            <text:p>05/08/17</text:p>
          </table:table-cell>
          <table:table-cell office:value-type="string" calcext:value-type="string">
            <text:p>system re-cfg (lost data loop-hole)</text:p>
          </table:table-cell>
          <table:table-cell table:style-name="ce84" office:value-type="time" office:time-value="PT18H30M00S" calcext:value-type="time">
            <text:p>18:30:00</text:p>
          </table:table-cell>
          <table:table-cell table:style-name="ce84" table:formula="of:=-[.B160]+[.E160]" office:value-type="time" office:time-value="PT02H30M00S" calcext:value-type="time">
            <text:p>02:30:00</text:p>
          </table:table-cell>
          <table:table-cell table:style-name="ce86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7H33M00S" calcext:value-type="time">
            <text:p>17:33:00</text:p>
          </table:table-cell>
          <table:table-cell table:style-name="ce65" office:value-type="date" office:date-value="2017-05-09" calcext:value-type="date">
            <text:p>05/09/17</text:p>
          </table:table-cell>
          <table:table-cell office:value-type="string" calcext:value-type="string">
            <text:p>2h-d digital form (ds.html, ds2.html)</text:p>
          </table:table-cell>
          <table:table-cell table:style-name="ce84" office:value-type="time" office:time-value="PT18H43M00S" calcext:value-type="time">
            <text:p>18:43:00</text:p>
          </table:table-cell>
          <table:table-cell table:style-name="ce84" table:formula="of:=-[.B161]+[.E161]" office:value-type="time" office:time-value="PT01H10M00S" calcext:value-type="time">
            <text:p>01:10:00</text:p>
          </table:table-cell>
          <table:table-cell table:style-name="ce86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9H45M00S" calcext:value-type="time">
            <text:p>19:45:00</text:p>
          </table:table-cell>
          <table:table-cell table:style-name="ce65" office:value-type="date" office:date-value="2017-05-10" calcext:value-type="date">
            <text:p>05/10/17</text:p>
          </table:table-cell>
          <table:table-cell office:value-type="string" calcext:value-type="string">
            <text:p>pN42.html</text:p>
          </table:table-cell>
          <table:table-cell table:style-name="ce84" office:value-type="time" office:time-value="PT20H15M00S" calcext:value-type="time">
            <text:p>20:15:00</text:p>
          </table:table-cell>
          <table:table-cell table:style-name="ce84" table:formula="of:=-[.B162]+[.E162]" office:value-type="time" office:time-value="PT00H30M00S" calcext:value-type="time">
            <text:p>00:30:00</text:p>
          </table:table-cell>
          <table:table-cell table:style-name="ce86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00M00S" calcext:value-type="time">
            <text:p>20:00:00</text:p>
          </table:table-cell>
          <table:table-cell table:style-name="ce65" office:value-type="date" office:date-value="2017-05-11" calcext:value-type="date">
            <text:p>05/11/17</text:p>
          </table:table-cell>
          <table:table-cell office:value-type="string" calcext:value-type="string">
            <text:p>script</text:p>
          </table:table-cell>
          <table:table-cell table:style-name="ce84" office:value-type="time" office:time-value="PT20H15M00S" calcext:value-type="time">
            <text:p>20:15:00</text:p>
          </table:table-cell>
          <table:table-cell table:style-name="ce84" table:formula="of:=-[.B163]+[.E163]" office:value-type="time" office:time-value="PT00H15M00S" calcext:value-type="time">
            <text:p>00:15:00</text:p>
          </table:table-cell>
          <table:table-cell table:style-name="ce86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00M00S" calcext:value-type="time">
            <text:p>20:00:00</text:p>
          </table:table-cell>
          <table:table-cell table:style-name="ce65" office:value-type="date" office:date-value="2017-05-12" calcext:value-type="date">
            <text:p>05/12/17</text:p>
          </table:table-cell>
          <table:table-cell office:value-type="string" calcext:value-type="string">
            <text:p>infsci, dict; pN42.html, script</text:p>
          </table:table-cell>
          <table:table-cell table:style-name="ce84" office:value-type="time" office:time-value="PT20H31M00S" calcext:value-type="time">
            <text:p>20:31:00</text:p>
          </table:table-cell>
          <table:table-cell table:style-name="ce84" table:formula="of:=-[.B164]+[.E164]" office:value-type="time" office:time-value="PT00H31M00S" calcext:value-type="time">
            <text:p>00:31:00</text:p>
          </table:table-cell>
          <table:table-cell table:style-name="ce86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00M00S" calcext:value-type="time">
            <text:p>20:00:00</text:p>
          </table:table-cell>
          <table:table-cell table:style-name="ce65" office:value-type="date" office:date-value="2017-05-13" calcext:value-type="date">
            <text:p>05/13/17</text:p>
          </table:table-cell>
          <table:table-cell office:value-type="string" calcext:value-type="string">
            <text:p>nficc</text:p>
          </table:table-cell>
          <table:table-cell table:style-name="ce84" office:value-type="time" office:time-value="PT20H29M00S" calcext:value-type="time">
            <text:p>20:29:00</text:p>
          </table:table-cell>
          <table:table-cell table:style-name="ce84" table:formula="of:=-[.B165]+[.E165]" office:value-type="time" office:time-value="PT00H29M00S" calcext:value-type="time">
            <text:p>00:29:00</text:p>
          </table:table-cell>
          <table:table-cell table:style-name="ce86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9H50M00S" calcext:value-type="time">
            <text:p>19:50:00</text:p>
          </table:table-cell>
          <table:table-cell table:style-name="ce65" office:value-type="date" office:date-value="2017-05-14" calcext:value-type="date">
            <text:p>05/14/17</text:p>
          </table:table-cell>
          <table:table-cell office:value-type="string" calcext:value-type="string">
            <text:p>44project.html</text:p>
          </table:table-cell>
          <table:table-cell table:style-name="ce84" office:value-type="time" office:time-value="PT20H42M00S" calcext:value-type="time">
            <text:p>20:42:00</text:p>
          </table:table-cell>
          <table:table-cell table:style-name="ce84" table:formula="of:=-[.B166]+[.E166]" office:value-type="time" office:time-value="PT00H52M00S" calcext:value-type="time">
            <text:p>00:52:00</text:p>
          </table:table-cell>
          <table:table-cell table:style-name="ce86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30M00S" calcext:value-type="time">
            <text:p>20:30:00</text:p>
          </table:table-cell>
          <table:table-cell table:style-name="ce65" office:value-type="date" office:date-value="2017-05-16" calcext:value-type="date">
            <text:p>05/16/17</text:p>
          </table:table-cell>
          <table:table-cell office:value-type="string" calcext:value-type="string">
            <text:p>nNNP</text:p>
          </table:table-cell>
          <table:table-cell table:style-name="ce84" office:value-type="time" office:time-value="PT21H03M00S" calcext:value-type="time">
            <text:p>21:03:00</text:p>
          </table:table-cell>
          <table:table-cell table:style-name="ce84" table:formula="of:=-[.B167]+[.E167]" office:value-type="time" office:time-value="PT00H33M00S" calcext:value-type="time">
            <text:p>00:33:00</text:p>
          </table:table-cell>
          <table:table-cell table:style-name="ce86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1" table:number-rows-spanned="20">
            <text:p>PI3.1</text:p>
          </table:table-cell>
          <table:table-cell table:style-name="ce85" office:value-type="time" office:time-value="PT16H20M00S" calcext:value-type="time">
            <text:p>16:20:00</text:p>
          </table:table-cell>
          <table:table-cell table:style-name="ce64" office:value-type="date" office:date-value="2017-05-18" calcext:value-type="date">
            <text:p>05/18/17</text:p>
          </table:table-cell>
          <table:table-cell table:style-name="ce87" office:value-type="string" calcext:value-type="string">
            <text:p>PI update: PI 3.1 start(pN44 to PI 3.1), version 3.1</text:p>
          </table:table-cell>
          <table:table-cell table:style-name="ce85" office:value-type="time" office:time-value="PT17H00M00S" calcext:value-type="time">
            <text:p>17:00:00</text:p>
          </table:table-cell>
          <table:table-cell table:style-name="ce85" table:formula="of:=-[.B168]+[.E168]" office:value-type="time" office:time-value="PT00H40M00S" calcext:value-type="time">
            <text:p>00:40:00</text:p>
          </table:table-cell>
          <table:table-cell table:style-name="ce95"/>
          <table:table-cell table:style-name="ce47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84" office:value-type="time" office:time-value="PT17H00M00S" calcext:value-type="time">
            <text:p>17:00:00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26" office:value-type="string" calcext:value-type="string">
            <text:p>PI update: index 42r &amp; 3.2</text:p>
          </table:table-cell>
          <table:table-cell table:style-name="ce84" office:value-type="time" office:time-value="PT17H42M00S" calcext:value-type="time">
            <text:p>17:42:00</text:p>
          </table:table-cell>
          <table:table-cell table:style-name="ce84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8H03M00S" calcext:value-type="time">
            <text:p>18:03:00</text:p>
          </table:table-cell>
          <table:table-cell table:style-name="ce65" office:value-type="date" office:date-value="2017-05-18" calcext:value-type="date">
            <text:p>05/18/17</text:p>
          </table:table-cell>
          <table:table-cell office:value-type="string" calcext:value-type="string">
            <text:p>ttsw, pN44.html, user0</text:p>
          </table:table-cell>
          <table:table-cell table:style-name="ce84" office:value-type="time" office:time-value="PT19H04M00S" calcext:value-type="time">
            <text:p>19:04:00</text:p>
          </table:table-cell>
          <table:table-cell table:style-name="ce84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9H35M00S" calcext:value-type="time">
            <text:p>19:35:00</text:p>
          </table:table-cell>
          <table:table-cell table:style-name="ce65" office:value-type="date" office:date-value="2017-05-18" calcext:value-type="date">
            <text:p>05/18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84" office:value-type="time" office:time-value="PT19H48M00S" calcext:value-type="time">
            <text:p>19:48:00</text:p>
          </table:table-cell>
          <table:table-cell table:style-name="ce84" table:formula="of:=-[.B171]+[.E171]" office:value-type="time" office:time-value="PT00H13M00S" calcext:value-type="time">
            <text:p>00:13:00</text:p>
          </table:table-cell>
          <table:table-cell table:style-name="ce86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1H47M00S" calcext:value-type="time">
            <text:p>21:47:00</text:p>
          </table:table-cell>
          <table:table-cell table:style-name="ce65" office:value-type="date" office:date-value="2017-05-19" calcext:value-type="date">
            <text:p>05/19/17</text:p>
          </table:table-cell>
          <table:table-cell office:value-type="string" calcext:value-type="string">
            <text:p>link</text:p>
          </table:table-cell>
          <table:table-cell table:style-name="ce84" office:value-type="time" office:time-value="PT22H51M00S" calcext:value-type="time">
            <text:p>22:51:00</text:p>
          </table:table-cell>
          <table:table-cell table:style-name="ce84" table:formula="of:=-[.B172]+[.E172]" office:value-type="time" office:time-value="PT01H04M00S" calcext:value-type="time">
            <text:p>01:04:00</text:p>
          </table:table-cell>
          <table:table-cell table:style-name="ce86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5-20" calcext:value-type="date">
            <text:p>05/20/17</text:p>
          </table:table-cell>
          <table:table-cell office:value-type="string" calcext:value-type="string">
            <text:p>IIRIRII, npnb, rain</text:p>
          </table:table-cell>
          <table:table-cell table:style-name="ce84" office:value-type="time" office:time-value="PT23H13M00S" calcext:value-type="time">
            <text:p>23:13:00</text:p>
          </table:table-cell>
          <table:table-cell table:style-name="ce84" table:formula="of:=-[.B173]+[.E173]" office:value-type="time" office:time-value="PT01H13M00S" calcext:value-type="time">
            <text:p>01:13:00</text:p>
          </table:table-cell>
          <table:table-cell table:style-name="ce86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3H00M00S" calcext:value-type="time">
            <text:p>23:00:00</text:p>
          </table:table-cell>
          <table:table-cell table:style-name="ce65" office:value-type="date" office:date-value="2017-05-21" calcext:value-type="date">
            <text:p>05/21/17</text:p>
          </table:table-cell>
          <table:table-cell office:value-type="string" calcext:value-type="string">
            <text:p>Pi 3.1 → new-dir-list: start</text:p>
          </table:table-cell>
          <table:table-cell table:style-name="ce84" office:value-type="time" office:time-value="PT23H42M00S" calcext:value-type="time">
            <text:p>23:42:00</text:p>
          </table:table-cell>
          <table:table-cell table:style-name="ce84" table:formula="of:=-[.B174]+[.E174]" office:value-type="time" office:time-value="PT00H42M00S" calcext:value-type="time">
            <text:p>00:42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3H42M00S" calcext:value-type="time">
            <text:p>23:42:00</text:p>
          </table:table-cell>
          <table:table-cell table:style-name="ce65" office:value-type="date" office:date-value="2017-05-21" calcext:value-type="date">
            <text:p>05/21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175]+[.E175]" office:value-type="time" office:time-value="PT00H17M00S" calcext:value-type="time">
            <text:p>00:17:00</text:p>
          </table:table-cell>
          <table:table-cell table:style-name="ce86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5-22" calcext:value-type="date">
            <text:p>05/22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84" office:value-type="time" office:time-value="PT01H03M00S" calcext:value-type="time">
            <text:p>01:03:00</text:p>
          </table:table-cell>
          <table:table-cell table:style-name="ce84" table:formula="of:=-[.B176]+[.E176]" office:value-type="time" office:time-value="PT01H03M00S" calcext:value-type="time">
            <text:p>01:03:00</text:p>
          </table:table-cell>
          <table:table-cell table:style-name="ce86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1H03M00S" calcext:value-type="time">
            <text:p>01:03:00</text:p>
          </table:table-cell>
          <table:table-cell table:style-name="ce65" office:value-type="date" office:date-value="2017-05-23" calcext:value-type="date">
            <text:p>05/23/17</text:p>
          </table:table-cell>
          <table:table-cell office:value-type="string" calcext:value-type="string">
            <text:p>42r: 2pp4p, CP organize</text:p>
          </table:table-cell>
          <table:table-cell table:style-name="ce84" office:value-type="time" office:time-value="PT02H37M00S" calcext:value-type="time">
            <text:p>02:37:00</text:p>
          </table:table-cell>
          <table:table-cell table:style-name="ce84" table:formula="of:=-[.B177]+[.E177]" office:value-type="time" office:time-value="PT01H34M00S" calcext:value-type="time">
            <text:p>01:34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9H37M00S" calcext:value-type="time">
            <text:p>19:37:00</text:p>
          </table:table-cell>
          <table:table-cell table:style-name="ce65" office:value-type="date" office:date-value="2017-05-23" calcext:value-type="date">
            <text:p>05/23/17</text:p>
          </table:table-cell>
          <table:table-cell office:value-type="string" calcext:value-type="string">
            <text:p>egi, ExCtmpD</text:p>
          </table:table-cell>
          <table:table-cell table:style-name="ce84" office:value-type="time" office:time-value="PT20H40M00S" calcext:value-type="time">
            <text:p>20:40:00</text:p>
          </table:table-cell>
          <table:table-cell table:style-name="ce84" table:formula="of:=-[.B178]+[.E178]" office:value-type="time" office:time-value="PT01H03M00S" calcext:value-type="time">
            <text:p>01:03:00</text:p>
          </table:table-cell>
          <table:table-cell table:style-name="ce86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7H00M00S" calcext:value-type="time">
            <text:p>17:00:00</text:p>
          </table:table-cell>
          <table:table-cell table:style-name="ce65" office:value-type="date" office:date-value="2017-05-24" calcext:value-type="date">
            <text:p>05/24/17</text:p>
          </table:table-cell>
          <table:table-cell office:value-type="string" calcext:value-type="string">
            <text:p>42r: CP bckp 1</text:p>
          </table:table-cell>
          <table:table-cell table:style-name="ce84" office:value-type="time" office:time-value="PT19H30M00S" calcext:value-type="time">
            <text:p>19:30:00</text:p>
          </table:table-cell>
          <table:table-cell table:style-name="ce84" table:formula="of:=-[.B179]+[.E179]" office:value-type="time" office:time-value="PT02H30M00S" calcext:value-type="time">
            <text:p>02:30:00</text:p>
          </table:table-cell>
          <table:table-cell table:style-name="ce86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8H00M00S" calcext:value-type="time">
            <text:p>18:00:00</text:p>
          </table:table-cell>
          <table:table-cell table:style-name="ce65" office:value-type="date" office:date-value="2017-05-25" calcext:value-type="date">
            <text:p>05/25/17</text:p>
          </table:table-cell>
          <table:table-cell office:value-type="string" calcext:value-type="string">
            <text:p>42r: CP bckp 2</text:p>
          </table:table-cell>
          <table:table-cell table:style-name="ce84" office:value-type="time" office:time-value="PT19H00M00S" calcext:value-type="time">
            <text:p>19:00:00</text:p>
          </table:table-cell>
          <table:table-cell table:style-name="ce84" table:formula="of:=-[.B180]+[.E180]" office:value-type="time" office:time-value="PT01H00M00S" calcext:value-type="time">
            <text:p>01:00:00</text:p>
          </table:table-cell>
          <table:table-cell table:style-name="ce86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5H10M00S" calcext:value-type="time">
            <text:p>15:10:00</text:p>
          </table:table-cell>
          <table:table-cell table:style-name="ce65" office:value-type="date" office:date-value="2017-05-26" calcext:value-type="date">
            <text:p>05/26/17</text:p>
          </table:table-cell>
          <table:table-cell office:value-type="string" calcext:value-type="string">
            <text:p>42r: Pi review</text:p>
          </table:table-cell>
          <table:table-cell table:style-name="ce84" office:value-type="time" office:time-value="PT16H15M00S" calcext:value-type="time">
            <text:p>16:15:00</text:p>
          </table:table-cell>
          <table:table-cell table:style-name="ce84" table:formula="of:=-[.B181]+[.E181]" office:value-type="time" office:time-value="PT01H05M00S" calcext:value-type="time">
            <text:p>01:05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8H15M00S" calcext:value-type="time">
            <text:p>18:15:00</text:p>
          </table:table-cell>
          <table:table-cell table:style-name="ce65" office:value-type="date" office:date-value="2017-05-26" calcext:value-type="date">
            <text:p>05/26/17</text:p>
          </table:table-cell>
          <table:table-cell office:value-type="string" calcext:value-type="string">
            <text:p>42r: p2adapter</text:p>
          </table:table-cell>
          <table:table-cell table:style-name="ce84" office:value-type="time" office:time-value="PT18H34M00S" calcext:value-type="time">
            <text:p>18:34:00</text:p>
          </table:table-cell>
          <table:table-cell table:style-name="ce84" table:formula="of:=-[.B182]+[.E182]" office:value-type="time" office:time-value="PT00H19M00S" calcext:value-type="time">
            <text:p>00:19:00</text:p>
          </table:table-cell>
          <table:table-cell table:style-name="ce86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7H30M00S" calcext:value-type="time">
            <text:p>17:30:00</text:p>
          </table:table-cell>
          <table:table-cell table:style-name="ce65" office:value-type="date" office:date-value="2017-05-27" calcext:value-type="date">
            <text:p>05/27/17</text:p>
          </table:table-cell>
          <table:table-cell office:value-type="string" calcext:value-type="string">
            <text:p>Review 3.1 method</text:p>
          </table:table-cell>
          <table:table-cell table:style-name="ce84" office:value-type="time" office:time-value="PT18H43M00S" calcext:value-type="time">
            <text:p>18:43:00</text:p>
          </table:table-cell>
          <table:table-cell table:style-name="ce84" table:formula="of:=-[.B183]+[.E183]" office:value-type="time" office:time-value="PT01H13M00S" calcext:value-type="time">
            <text:p>01:13:00</text:p>
          </table:table-cell>
          <table:table-cell table:style-name="ce86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8H13M00S" calcext:value-type="time">
            <text:p>18:13:00</text:p>
          </table:table-cell>
          <table:table-cell table:style-name="ce65" office:value-type="date" office:date-value="2017-05-28" calcext:value-type="date">
            <text:p>05/28/17</text:p>
          </table:table-cell>
          <table:table-cell office:value-type="string" calcext:value-type="string">
            <text:p>Review 3.1 method</text:p>
          </table:table-cell>
          <table:table-cell table:style-name="ce84" office:value-type="time" office:time-value="PT19H01M00S" calcext:value-type="time">
            <text:p>19:01:00</text:p>
          </table:table-cell>
          <table:table-cell table:style-name="ce84" table:formula="of:=-[.B184]+[.E184]" office:value-type="time" office:time-value="PT00H48M00S" calcext:value-type="time">
            <text:p>00:48:00</text:p>
          </table:table-cell>
          <table:table-cell table:style-name="ce86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5-29" calcext:value-type="date">
            <text:p>05/29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84" office:value-type="time" office:time-value="PT04H13M00S" calcext:value-type="time">
            <text:p>04:13:00</text:p>
          </table:table-cell>
          <table:table-cell table:style-name="ce84" table:formula="of:=-[.B185]+[.E185]" office:value-type="time" office:time-value="PT04H13M00S" calcext:value-type="time">
            <text:p>04:13:00</text:p>
          </table:table-cell>
          <table:table-cell table:style-name="ce86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13M00S" calcext:value-type="time">
            <text:p>22:13:00</text:p>
          </table:table-cell>
          <table:table-cell table:style-name="ce65" office:value-type="date" office:date-value="2017-05-30" calcext:value-type="date">
            <text:p>05/30/17</text:p>
          </table:table-cell>
          <table:table-cell office:value-type="string" calcext:value-type="string">
            <text:p>rogrot: bg, bg.css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186]+[.E186]" office:value-type="time" office:time-value="PT01H46M00S" calcext:value-type="time">
            <text:p>01:46:00</text:p>
          </table:table-cell>
          <table:table-cell table:style-name="ce86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1H45M00S" calcext:value-type="time">
            <text:p>01:45:00</text:p>
          </table:table-cell>
          <table:table-cell table:style-name="ce65" office:value-type="date" office:date-value="2017-05-31" calcext:value-type="date">
            <text:p>05/31/17</text:p>
          </table:table-cell>
          <table:table-cell table:style-name="ce26" office:value-type="string" calcext:value-type="string">
            <text:p>rogrot: bg, bg.css; rogrot plus n4 test</text:p>
          </table:table-cell>
          <table:table-cell table:style-name="ce84" office:value-type="time" office:time-value="PT03H20M00S" calcext:value-type="time">
            <text:p>03:20:00</text:p>
          </table:table-cell>
          <table:table-cell table:style-name="ce84" table:formula="of:=-[.B187]+[.E187]" office:value-type="time" office:time-value="PT01H35M00S" calcext:value-type="time">
            <text:p>01:35:00</text:p>
          </table:table-cell>
          <table:table-cell table:style-name="ce86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2" calcext:value-type="float">
            <text:p>2</text:p>
          </table:table-cell>
          <table:table-cell table:style-name="ce99" office:value-type="date" office:date-value="2017-05-15" calcext:value-type="date">
            <text:p>05/1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9" office:value-type="date" office:date-value="2017-05-17" calcext:value-type="date">
            <text:p>05/17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93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19">
            <text:p>PI3.1</text:p>
          </table:table-cell>
          <table:table-cell table:style-name="ce84" office:value-type="time" office:time-value="PT22H33M00S" calcext:value-type="time">
            <text:p>22:33:00</text:p>
          </table:table-cell>
          <table:table-cell table:style-name="ce65" office:value-type="date" office:date-value="2017-06-01" calcext:value-type="date">
            <text:p>06/01/17</text:p>
          </table:table-cell>
          <table:table-cell office:value-type="string" calcext:value-type="string">
            <text:p>3h-d</text:p>
          </table:table-cell>
          <table:table-cell table:style-name="ce84" office:value-type="time" office:time-value="PT23H40M00S" calcext:value-type="time">
            <text:p>23:40:00</text:p>
          </table:table-cell>
          <table:table-cell table:style-name="ce84" table:formula="of:=-[.B202]+[.E202]" office:value-type="time" office:time-value="PT01H07M00S" calcext:value-type="time">
            <text:p>01:07:00</text:p>
          </table:table-cell>
          <table:table-cell table:style-name="ce86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6-02" calcext:value-type="date">
            <text:p>06/02/17</text:p>
          </table:table-cell>
          <table:table-cell office:value-type="string" calcext:value-type="string">
            <text:p>PI06</text:p>
          </table:table-cell>
          <table:table-cell table:style-name="ce84" office:value-type="time" office:time-value="PT03H13M00S" calcext:value-type="time">
            <text:p>03:13:00</text:p>
          </table:table-cell>
          <table:table-cell table:style-name="ce84" table:formula="of:=-[.B203]+[.E203]" office:value-type="time" office:time-value="PT03H13M00S" calcext:value-type="time">
            <text:p>03:13:00</text:p>
          </table:table-cell>
          <table:table-cell table:style-name="ce86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3H00M00S" calcext:value-type="time">
            <text:p>03:00:00</text:p>
          </table:table-cell>
          <table:table-cell table:style-name="ce65" office:value-type="date" office:date-value="2017-06-03" calcext:value-type="date">
            <text:p>06/03/17</text:p>
          </table:table-cell>
          <table:table-cell office:value-type="string" calcext:value-type="string">
            <text:p>PI update: index 4</text:p>
          </table:table-cell>
          <table:table-cell table:style-name="ce84" office:value-type="time" office:time-value="PT04H19M00S" calcext:value-type="time">
            <text:p>04:19:00</text:p>
          </table:table-cell>
          <table:table-cell table:style-name="ce84" table:formula="of:=-[.B204]+[.E204]" office:value-type="time" office:time-value="PT01H19M00S" calcext:value-type="time">
            <text:p>01:19:00</text:p>
          </table:table-cell>
          <table:table-cell table:style-name="ce86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1H36M00S" calcext:value-type="time">
            <text:p>21:36:00</text:p>
          </table:table-cell>
          <table:table-cell table:style-name="ce65" office:value-type="date" office:date-value="2017-06-04" calcext:value-type="date">
            <text:p>06/04/17</text:p>
          </table:table-cell>
          <table:table-cell office:value-type="string" calcext:value-type="string">
            <text:p>tgm, ew</text:p>
          </table:table-cell>
          <table:table-cell table:style-name="ce84" office:value-type="time" office:time-value="PT23H52M00S" calcext:value-type="time">
            <text:p>23:52:00</text:p>
          </table:table-cell>
          <table:table-cell table:style-name="ce84" table:formula="of:=-[.B205]+[.E205]" office:value-type="time" office:time-value="PT02H16M00S" calcext:value-type="time">
            <text:p>02:16:00</text:p>
          </table:table-cell>
          <table:table-cell table:style-name="ce86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1H40M00S" calcext:value-type="time">
            <text:p>21:40:00</text:p>
          </table:table-cell>
          <table:table-cell table:style-name="ce65" office:value-type="date" office:date-value="2017-06-05" calcext:value-type="date">
            <text:p>06/05/17</text:p>
          </table:table-cell>
          <table:table-cell office:value-type="string" calcext:value-type="string">
            <text:p>kt, ew</text:p>
          </table:table-cell>
          <table:table-cell table:style-name="ce84" office:value-type="time" office:time-value="PT23H59M00S" calcext:value-type="time">
            <text:p>23:59:00</text:p>
          </table:table-cell>
          <table:table-cell table:style-name="ce84" table:formula="of:=-[.B206]+[.E206]" office:value-type="time" office:time-value="PT02H19M00S" calcext:value-type="time">
            <text:p>02:19:00</text:p>
          </table:table-cell>
          <table:table-cell table:style-name="ce86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1H03M00S" calcext:value-type="time">
            <text:p>01:03:00</text:p>
          </table:table-cell>
          <table:table-cell table:style-name="ce65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84" office:value-type="time" office:time-value="PT01H12M00S" calcext:value-type="time">
            <text:p>01:12:00</text:p>
          </table:table-cell>
          <table:table-cell table:style-name="ce84" table:formula="of:=-[.B207]+[.E207]" office:value-type="time" office:time-value="PT00H09M00S" calcext:value-type="time">
            <text:p>00:09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84" office:value-type="time" office:time-value="PT23H31M00S" calcext:value-type="time">
            <text:p>23:31:00</text:p>
          </table:table-cell>
          <table:table-cell table:style-name="ce84" table:formula="of:=-[.B208]+[.E208]" office:value-type="time" office:time-value="PT01H31M00S" calcext:value-type="time">
            <text:p>01:31:00</text:p>
          </table:table-cell>
          <table:table-cell table:style-name="ce86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0H00M00S" calcext:value-type="time">
            <text:p>00:00:00</text:p>
          </table:table-cell>
          <table:table-cell table:style-name="ce65" office:value-type="date" office:date-value="2017-06-07" calcext:value-type="date">
            <text:p>06/07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84" office:value-type="time" office:time-value="PT03H53M00S" calcext:value-type="time">
            <text:p>03:53:00</text:p>
          </table:table-cell>
          <table:table-cell table:style-name="ce84" table:formula="of:=-[.B209]+[.E209]" office:value-type="time" office:time-value="PT03H53M00S" calcext:value-type="time">
            <text:p>03:53:00</text:p>
          </table:table-cell>
          <table:table-cell table:style-name="ce86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00M00S" calcext:value-type="time">
            <text:p>22:00:00</text:p>
          </table:table-cell>
          <table:table-cell table:style-name="ce65" office:value-type="date" office:date-value="2017-06-08" calcext:value-type="date">
            <text:p>06/08/17</text:p>
          </table:table-cell>
          <table:table-cell office:value-type="string" calcext:value-type="string">
            <text:p>mifivahueninunprusysb, tftfe</text:p>
          </table:table-cell>
          <table:table-cell table:style-name="ce84" office:value-type="time" office:time-value="PT23H11M00S" calcext:value-type="time">
            <text:p>23:11:00</text:p>
          </table:table-cell>
          <table:table-cell table:style-name="ce84" table:formula="of:=-[.B210]+[.E210]" office:value-type="time" office:time-value="PT01H11M00S" calcext:value-type="time">
            <text:p>01:11:00</text:p>
          </table:table-cell>
          <table:table-cell table:style-name="ce86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9H00M00S" calcext:value-type="time">
            <text:p>19:00:00</text:p>
          </table:table-cell>
          <table:table-cell table:style-name="ce65" office:value-type="date" office:date-value="2017-06-13" calcext:value-type="date">
            <text:p>06/13/17</text:p>
          </table:table-cell>
          <table:table-cell office:value-type="string" calcext:value-type="string">
            <text:p>xdgls</text:p>
          </table:table-cell>
          <table:table-cell table:style-name="ce84" office:value-type="time" office:time-value="PT19H32M00S" calcext:value-type="time">
            <text:p>19:32:00</text:p>
          </table:table-cell>
          <table:table-cell table:style-name="ce84" table:formula="of:=-[.B211]+[.E211]" office:value-type="time" office:time-value="PT00H32M00S" calcext:value-type="time">
            <text:p>00:32:00</text:p>
          </table:table-cell>
          <table:table-cell table:style-name="ce86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13M00S" calcext:value-type="time">
            <text:p>22:13:00</text:p>
          </table:table-cell>
          <table:table-cell table:style-name="ce65" office:value-type="date" office:date-value="2017-06-19" calcext:value-type="date">
            <text:p>06/19/17</text:p>
          </table:table-cell>
          <table:table-cell office:value-type="string" calcext:value-type="string">
            <text:p>ii</text:p>
          </table:table-cell>
          <table:table-cell table:style-name="ce84" office:value-type="time" office:time-value="PT23H46M00S" calcext:value-type="time">
            <text:p>23:46:00</text:p>
          </table:table-cell>
          <table:table-cell table:style-name="ce84" table:formula="of:=-[.B212]+[.E212]" office:value-type="time" office:time-value="PT01H33M00S" calcext:value-type="time">
            <text:p>01:33:00</text:p>
          </table:table-cell>
          <table:table-cell table:style-name="ce86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1H30M00S" calcext:value-type="time">
            <text:p>21:30:00</text:p>
          </table:table-cell>
          <table:table-cell table:style-name="ce65" office:value-type="date" office:date-value="2017-06-20" calcext:value-type="date">
            <text:p>06/20/17</text:p>
          </table:table-cell>
          <table:table-cell office:value-type="string" calcext:value-type="string">
            <text:p>naers</text:p>
          </table:table-cell>
          <table:table-cell table:style-name="ce84" office:value-type="time" office:time-value="PT21H45M00S" calcext:value-type="time">
            <text:p>21:45:00</text:p>
          </table:table-cell>
          <table:table-cell table:style-name="ce84" table:formula="of:=-[.B213]+[.E213]" office:value-type="time" office:time-value="PT00H15M00S" calcext:value-type="time">
            <text:p>00:15:00</text:p>
          </table:table-cell>
          <table:table-cell table:style-name="ce86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6" office:value-type="time" office:time-value="PT16H58M00S" calcext:value-type="time">
            <text:p>16:58:00</text:p>
          </table:table-cell>
          <table:table-cell table:style-name="ce65" office:value-type="date" office:date-value="2017-06-21" calcext:value-type="date">
            <text:p>06/21/17</text:p>
          </table:table-cell>
          <table:table-cell office:value-type="string" calcext:value-type="string">
            <text:p>PI Review</text:p>
          </table:table-cell>
          <table:table-cell table:style-name="ce84" office:value-type="time" office:time-value="PT17H40M00S" calcext:value-type="time">
            <text:p>17:40:00</text:p>
          </table:table-cell>
          <table:table-cell table:style-name="ce84" table:formula="of:=-[.B214]+[.E214]" office:value-type="time" office:time-value="PT00H42M00S" calcext:value-type="time">
            <text:p>00:42:00</text:p>
          </table:table-cell>
          <table:table-cell table:style-name="ce86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30M00S" calcext:value-type="time">
            <text:p>20:30:00</text:p>
          </table:table-cell>
          <table:table-cell table:style-name="ce65" office:value-type="date" office:date-value="2017-06-23" calcext:value-type="date">
            <text:p>06/23/17</text:p>
          </table:table-cell>
          <table:table-cell office:value-type="string" calcext:value-type="string">
            <text:p>fff</text:p>
          </table:table-cell>
          <table:table-cell table:style-name="ce84" office:value-type="time" office:time-value="PT20H50M00S" calcext:value-type="time">
            <text:p>20:50:00</text:p>
          </table:table-cell>
          <table:table-cell table:style-name="ce84" table:formula="of:=-[.B215]+[.E215]" office:value-type="time" office:time-value="PT00H20M00S" calcext:value-type="time">
            <text:p>00:20:00</text:p>
          </table:table-cell>
          <table:table-cell table:style-name="ce86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07M00S" calcext:value-type="time">
            <text:p>20:07:00</text:p>
          </table:table-cell>
          <table:table-cell table:style-name="ce65" office:value-type="date" office:date-value="2017-06-25" calcext:value-type="date">
            <text:p>06/25/17</text:p>
          </table:table-cell>
          <table:table-cell office:value-type="string" calcext:value-type="string">
            <text:p>MO</text:p>
          </table:table-cell>
          <table:table-cell table:style-name="ce84" office:value-type="time" office:time-value="PT20H22M00S" calcext:value-type="time">
            <text:p>20:22:00</text:p>
          </table:table-cell>
          <table:table-cell table:style-name="ce84" table:formula="of:=-[.B216]+[.E216]" office:value-type="time" office:time-value="PT00H15M00S" calcext:value-type="time">
            <text:p>00:15:00</text:p>
          </table:table-cell>
          <table:table-cell table:style-name="ce86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01M00S" calcext:value-type="time">
            <text:p>20:01:00</text:p>
          </table:table-cell>
          <table:table-cell table:style-name="ce65" office:value-type="date" office:date-value="2017-06-25" calcext:value-type="date">
            <text:p>06/25/17</text:p>
          </table:table-cell>
          <table:table-cell office:value-type="string" calcext:value-type="string">
            <text:p>al</text:p>
          </table:table-cell>
          <table:table-cell table:style-name="ce84" office:value-type="time" office:time-value="PT20H33M00S" calcext:value-type="time">
            <text:p>20:33:00</text:p>
          </table:table-cell>
          <table:table-cell table:style-name="ce84" table:formula="of:=-[.B217]+[.E217]" office:value-type="time" office:time-value="PT00H32M00S" calcext:value-type="time">
            <text:p>00:32:00</text:p>
          </table:table-cell>
          <table:table-cell table:style-name="ce86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7H43M00S" calcext:value-type="time">
            <text:p>07:43:00</text:p>
          </table:table-cell>
          <table:table-cell table:style-name="ce65" office:value-type="date" office:date-value="2017-06-28" calcext:value-type="date">
            <text:p>06/28/17</text:p>
          </table:table-cell>
          <table:table-cell office:value-type="string" calcext:value-type="string">
            <text:p>encas</text:p>
          </table:table-cell>
          <table:table-cell table:style-name="ce84" office:value-type="time" office:time-value="PT07H56M00S" calcext:value-type="time">
            <text:p>07:56:00</text:p>
          </table:table-cell>
          <table:table-cell table:style-name="ce84" table:formula="of:=-[.B218]+[.E218]" office:value-type="time" office:time-value="PT00H13M00S" calcext:value-type="time">
            <text:p>00:13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7H56M00S" calcext:value-type="time">
            <text:p>07:56:00</text:p>
          </table:table-cell>
          <table:table-cell table:style-name="ce65" office:value-type="date" office:date-value="2017-06-28" calcext:value-type="date">
            <text:p>06/28/17</text:p>
          </table:table-cell>
          <table:table-cell office:value-type="string" calcext:value-type="string">
            <text:p>PI Review</text:p>
          </table:table-cell>
          <table:table-cell table:style-name="ce84" office:value-type="time" office:time-value="PT09H16M00S" calcext:value-type="time">
            <text:p>09:16:00</text:p>
          </table:table-cell>
          <table:table-cell table:style-name="ce84" table:formula="of:=-[.B219]+[.E219]" office:value-type="time" office:time-value="PT01H20M00S" calcext:value-type="time">
            <text:p>01:20:00</text:p>
          </table:table-cell>
          <table:table-cell table:style-name="ce86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1H30M00S" calcext:value-type="time">
            <text:p>21:30:00</text:p>
          </table:table-cell>
          <table:table-cell table:style-name="ce65" office:value-type="date" office:date-value="2017-06-29" calcext:value-type="date">
            <text:p>06/29/17</text:p>
          </table:table-cell>
          <table:table-cell office:value-type="string" calcext:value-type="string">
            <text:p>Moaac.txt</text:p>
          </table:table-cell>
          <table:table-cell table:style-name="ce84" office:value-type="time" office:time-value="PT21H47M00S" calcext:value-type="time">
            <text:p>21:47:00</text:p>
          </table:table-cell>
          <table:table-cell table:style-name="ce84" table:formula="of:=-[.B220]+[.E220]" office:value-type="time" office:time-value="PT00H17M00S" calcext:value-type="time">
            <text:p>00:17:00</text:p>
          </table:table-cell>
          <table:table-cell table:style-name="ce86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14" calcext:value-type="float">
            <text:p>14</text:p>
          </table:table-cell>
          <table:table-cell table:style-name="ce99" office:value-type="date" office:date-value="2017-06-09" calcext:value-type="date">
            <text:p>06/09/17</text:p>
          </table:table-cell>
          <table:table-cell table:style-name="ce99" office:value-type="date" office:date-value="2017-06-12" calcext:value-type="date">
            <text:p>06/12/17</text:p>
          </table:table-cell>
          <table:table-cell table:style-name="ce99" office:value-type="date" office:date-value="2017-06-16" calcext:value-type="date">
            <text:p>06/16/17</text:p>
          </table:table-cell>
          <table:table-cell table:style-name="ce99" office:value-type="date" office:date-value="2017-06-22" calcext:value-type="date">
            <text:p>06/22/17</text:p>
          </table:table-cell>
          <table:table-cell table:style-name="ce99" office:value-type="date" office:date-value="2017-06-27" calcext:value-type="date">
            <text:p>06/27/17</text:p>
          </table:table-cell>
          <table:table-cell table:style-name="ce107"/>
          <table:table-cell table:number-columns-repeated="1007"/>
        </table:table-row>
        <table:table-row table:style-name="ro1">
          <table:table-cell table:number-columns-repeated="11"/>
          <table:table-cell table:style-name="ce99" office:value-type="date" office:date-value="2017-06-10" calcext:value-type="date">
            <text:p>06/10/17</text:p>
          </table:table-cell>
          <table:table-cell table:style-name="ce99" office:value-type="date" office:date-value="2017-06-14" calcext:value-type="date">
            <text:p>06/14/17</text:p>
          </table:table-cell>
          <table:table-cell table:style-name="ce99" office:value-type="date" office:date-value="2017-06-17" calcext:value-type="date">
            <text:p>06/17/17</text:p>
          </table:table-cell>
          <table:table-cell table:style-name="ce99" office:value-type="date" office:date-value="2017-06-24" calcext:value-type="date">
            <text:p>06/24/17</text:p>
          </table:table-cell>
          <table:table-cell table:style-name="ce99" office:value-type="date" office:date-value="2017-06-30" calcext:value-type="date">
            <text:p>06/30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99" office:value-type="date" office:date-value="2017-06-11" calcext:value-type="date">
            <text:p>06/11/17</text:p>
          </table:table-cell>
          <table:table-cell table:style-name="ce99" office:value-type="date" office:date-value="2017-06-15" calcext:value-type="date">
            <text:p>06/15/17</text:p>
          </table:table-cell>
          <table:table-cell table:style-name="ce99" office:value-type="date" office:date-value="2017-06-18" calcext:value-type="date">
            <text:p>06/18/17</text:p>
          </table:table-cell>
          <table:table-cell table:style-name="ce99" office:value-type="date" office:date-value="2017-06-26" calcext:value-type="date">
            <text:p>06/26/17</text:p>
          </table:table-cell>
          <table:table-cell table:style-name="ce107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23">
            <text:p>PI3.1</text:p>
          </table:table-cell>
          <table:table-cell table:style-name="ce84" office:value-type="time" office:time-value="PT15H30M00S" calcext:value-type="time">
            <text:p>15:30:00</text:p>
          </table:table-cell>
          <table:table-cell table:style-name="ce65" office:value-type="date" office:date-value="2017-07-01" calcext:value-type="date">
            <text:p>07/01/17</text:p>
          </table:table-cell>
          <table:table-cell office:value-type="string" calcext:value-type="string">
            <text:p>catingueleeiee</text:p>
          </table:table-cell>
          <table:table-cell table:style-name="ce84" office:value-type="time" office:time-value="PT15H58M00S" calcext:value-type="time">
            <text:p>15:58:00</text:p>
          </table:table-cell>
          <table:table-cell table:style-name="ce84" table:formula="of:=-[.B234]+[.E234]" office:value-type="time" office:time-value="PT00H28M00S" calcext:value-type="time">
            <text:p>00:28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5H59M00S" calcext:value-type="time">
            <text:p>15:59:00</text:p>
          </table:table-cell>
          <table:table-cell table:style-name="ce65" office:value-type="date" office:date-value="2017-07-01" calcext:value-type="date">
            <text:p>07/01/17</text:p>
          </table:table-cell>
          <table:table-cell office:value-type="string" calcext:value-type="string">
            <text:p>acdnt</text:p>
          </table:table-cell>
          <table:table-cell table:style-name="ce84" office:value-type="time" office:time-value="PT16H05M00S" calcext:value-type="time">
            <text:p>16:05:00</text:p>
          </table:table-cell>
          <table:table-cell table:style-name="ce84" table:formula="of:=-[.B235]+[.E235]" office:value-type="time" office:time-value="PT00H06M00S" calcext:value-type="time">
            <text:p>00:06:00</text:p>
          </table:table-cell>
          <table:table-cell table:style-name="ce86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21H05M00S" calcext:value-type="time">
            <text:p>21:05:00</text:p>
          </table:table-cell>
          <table:table-cell table:style-name="ce65" office:value-type="date" office:date-value="2017-07-03" calcext:value-type="date">
            <text:p>07/03/17</text:p>
          </table:table-cell>
          <table:table-cell office:value-type="string" calcext:value-type="string">
            <text:p>ledcc</text:p>
          </table:table-cell>
          <table:table-cell table:style-name="ce84" office:value-type="time" office:time-value="PT21H23M00S" calcext:value-type="time">
            <text:p>21:23:00</text:p>
          </table:table-cell>
          <table:table-cell table:style-name="ce84" table:formula="of:=-[.B236]+[.E236]" office:value-type="time" office:time-value="PT00H18M00S" calcext:value-type="time">
            <text:p>00:18:00</text:p>
          </table:table-cell>
          <table:table-cell table:style-name="ce86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21H00M00S" calcext:value-type="time">
            <text:p>21:00:00</text:p>
          </table:table-cell>
          <table:table-cell table:style-name="ce65" office:value-type="date" office:date-value="2017-07-04" calcext:value-type="date">
            <text:p>07/04/17</text:p>
          </table:table-cell>
          <table:table-cell office:value-type="string" calcext:value-type="string">
            <text:p>hinl</text:p>
          </table:table-cell>
          <table:table-cell table:style-name="ce84" office:value-type="time" office:time-value="PT21H17M00S" calcext:value-type="time">
            <text:p>21:17:00</text:p>
          </table:table-cell>
          <table:table-cell table:style-name="ce84" table:formula="of:=-[.B237]+[.E237]" office:value-type="time" office:time-value="PT00H17M00S" calcext:value-type="time">
            <text:p>00:17:00</text:p>
          </table:table-cell>
          <table:table-cell table:style-name="ce86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10H00M00S" calcext:value-type="time">
            <text:p>10:00:00</text:p>
          </table:table-cell>
          <table:table-cell table:style-name="ce65" office:value-type="date" office:date-value="2017-07-05" calcext:value-type="date">
            <text:p>07/05/17</text:p>
          </table:table-cell>
          <table:table-cell office:value-type="string" calcext:value-type="string">
            <text:p>PI Update</text:p>
          </table:table-cell>
          <table:table-cell table:style-name="ce84" office:value-type="time" office:time-value="PT10H38M00S" calcext:value-type="time">
            <text:p>10:38:00</text:p>
          </table:table-cell>
          <table:table-cell table:style-name="ce84" table:formula="of:=-[.B238]+[.E238]" office:value-type="time" office:time-value="PT00H38M00S" calcext:value-type="time">
            <text:p>00:38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0H00M00S" calcext:value-type="time">
            <text:p>20:00:00</text:p>
          </table:table-cell>
          <table:table-cell table:style-name="ce65" office:value-type="date" office:date-value="2017-07-05" calcext:value-type="date">
            <text:p>07/05/17</text:p>
          </table:table-cell>
          <table:table-cell office:value-type="string" calcext:value-type="string">
            <text:p>ncv</text:p>
          </table:table-cell>
          <table:table-cell table:style-name="ce84" office:value-type="time" office:time-value="PT20H08M00S" calcext:value-type="time">
            <text:p>20:08:00</text:p>
          </table:table-cell>
          <table:table-cell table:style-name="ce84" table:formula="of:=-[.B239]+[.E239]" office:value-type="time" office:time-value="PT00H08M00S" calcext:value-type="time">
            <text:p>00:08:00</text:p>
          </table:table-cell>
          <table:table-cell table:style-name="ce86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86" office:value-type="time" office:time-value="PT07H43M00S" calcext:value-type="time">
            <text:p>07:43:00</text:p>
          </table:table-cell>
          <table:table-cell table:style-name="ce65" office:value-type="date" office:date-value="2017-07-06" calcext:value-type="date">
            <text:p>07/06/17</text:p>
          </table:table-cell>
          <table:table-cell office:value-type="string" calcext:value-type="string">
            <text:p>I</text:p>
          </table:table-cell>
          <table:table-cell table:style-name="ce84" office:value-type="time" office:time-value="PT08H03M00S" calcext:value-type="time">
            <text:p>08:03:00</text:p>
          </table:table-cell>
          <table:table-cell table:style-name="ce84" table:formula="of:=-[.B240]+[.E240]" office:value-type="time" office:time-value="PT00H20M00S" calcext:value-type="time">
            <text:p>00:20:00</text:p>
          </table:table-cell>
          <table:table-cell table:style-name="ce86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21H40M00S" calcext:value-type="time">
            <text:p>21:40:00</text:p>
          </table:table-cell>
          <table:table-cell table:style-name="ce65" office:value-type="date" office:date-value="2017-07-11" calcext:value-type="date">
            <text:p>07/11/17</text:p>
          </table:table-cell>
          <table:table-cell office:value-type="string" calcext:value-type="string">
            <text:p>index.html</text:p>
          </table:table-cell>
          <table:table-cell table:style-name="ce84" office:value-type="time" office:time-value="PT21H48M00S" calcext:value-type="time">
            <text:p>21:48:00</text:p>
          </table:table-cell>
          <table:table-cell table:style-name="ce84" table:formula="of:=-[.B241]+[.E241]" office:value-type="time" office:time-value="PT00H08M00S" calcext:value-type="time">
            <text:p>00:08:00</text:p>
          </table:table-cell>
          <table:table-cell table:style-name="ce86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5H11M00S" calcext:value-type="time">
            <text:p>05:11:00</text:p>
          </table:table-cell>
          <table:table-cell table:style-name="ce65" office:value-type="date" office:date-value="2017-07-13" calcext:value-type="date">
            <text:p>07/13/17</text:p>
          </table:table-cell>
          <table:table-cell office:value-type="string" calcext:value-type="string">
            <text:p>Pi Update</text:p>
          </table:table-cell>
          <table:table-cell table:style-name="ce84" office:value-type="time" office:time-value="PT05H15M00S" calcext:value-type="time">
            <text:p>05:15:00</text:p>
          </table:table-cell>
          <table:table-cell table:style-name="ce84" table:formula="of:=-[.B242]+[.E242]" office:value-type="time" office:time-value="PT00H04M00S" calcext:value-type="time">
            <text:p>00:04:00</text:p>
          </table:table-cell>
          <table:table-cell table:style-name="ce86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14H41M00S" calcext:value-type="time">
            <text:p>14:41:00</text:p>
          </table:table-cell>
          <table:table-cell table:style-name="ce65" office:value-type="date" office:date-value="2017-07-14" calcext:value-type="date">
            <text:p>07/14/17</text:p>
          </table:table-cell>
          <table:table-cell office:value-type="string" calcext:value-type="string">
            <text:p>nl</text:p>
          </table:table-cell>
          <table:table-cell table:style-name="ce84" office:value-type="time" office:time-value="PT14H59M00S" calcext:value-type="time">
            <text:p>14:59:00</text:p>
          </table:table-cell>
          <table:table-cell table:style-name="ce84" table:formula="of:=-[.B243]+[.E243]" office:value-type="time" office:time-value="PT00H18M00S" calcext:value-type="time">
            <text:p>00:18:00</text:p>
          </table:table-cell>
          <table:table-cell table:style-name="ce86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18H32M00S" calcext:value-type="time">
            <text:p>18:32:00</text:p>
          </table:table-cell>
          <table:table-cell table:style-name="ce65" office:value-type="date" office:date-value="2017-07-17" calcext:value-type="date">
            <text:p>07/17/17</text:p>
          </table:table-cell>
          <table:table-cell office:value-type="string" calcext:value-type="string">
            <text:p>PI Review</text:p>
          </table:table-cell>
          <table:table-cell table:style-name="ce84" office:value-type="time" office:time-value="PT18H37M00S" calcext:value-type="time">
            <text:p>18:37:00</text:p>
          </table:table-cell>
          <table:table-cell table:style-name="ce84" table:formula="of:=-[.B244]+[.E244]" office:value-type="time" office:time-value="PT00H05M00S" calcext:value-type="time">
            <text:p>00:05:00</text:p>
          </table:table-cell>
          <table:table-cell table:style-name="ce86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9H10M00S" calcext:value-type="time">
            <text:p>09:10:00</text:p>
          </table:table-cell>
          <table:table-cell table:style-name="ce65" office:value-type="date" office:date-value="2017-07-18" calcext:value-type="date">
            <text:p>07/18/17</text:p>
          </table:table-cell>
          <table:table-cell office:value-type="string" calcext:value-type="string">
            <text:p>ncm</text:p>
          </table:table-cell>
          <table:table-cell table:style-name="ce84" office:value-type="time" office:time-value="PT09H21M00S" calcext:value-type="time">
            <text:p>09:21:00</text:p>
          </table:table-cell>
          <table:table-cell table:style-name="ce84" table:formula="of:=-[.B245]+[.E245]" office:value-type="time" office:time-value="PT00H11M00S" calcext:value-type="time">
            <text:p>00:11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1H33M00S" calcext:value-type="time">
            <text:p>21:33:00</text:p>
          </table:table-cell>
          <table:table-cell table:style-name="ce65" office:value-type="date" office:date-value="2017-07-18" calcext:value-type="date">
            <text:p>07/18/17</text:p>
          </table:table-cell>
          <table:table-cell office:value-type="string" calcext:value-type="string">
            <text:p>coptions, ncssr, work_net</text:p>
          </table:table-cell>
          <table:table-cell table:style-name="ce84" office:value-type="time" office:time-value="PT21H51M00S" calcext:value-type="time">
            <text:p>21:51:00</text:p>
          </table:table-cell>
          <table:table-cell table:style-name="ce84" table:formula="of:=-[.B246]+[.E246]" office:value-type="time" office:time-value="PT00H18M00S" calcext:value-type="time">
            <text:p>00:18:00</text:p>
          </table:table-cell>
          <table:table-cell table:style-name="ce86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15H04M00S" calcext:value-type="time">
            <text:p>15:04:00</text:p>
          </table:table-cell>
          <table:table-cell table:style-name="ce65" office:value-type="date" office:date-value="2017-07-19" calcext:value-type="date">
            <text:p>07/19/17</text:p>
          </table:table-cell>
          <table:table-cell office:value-type="string" calcext:value-type="string">
            <text:p>hsis</text:p>
          </table:table-cell>
          <table:table-cell table:style-name="ce84" office:value-type="time" office:time-value="PT15H07M00S" calcext:value-type="time">
            <text:p>15:07:00</text:p>
          </table:table-cell>
          <table:table-cell table:style-name="ce84" table:formula="of:=-[.B247]+[.E247]" office:value-type="time" office:time-value="PT00H03M00S" calcext:value-type="time">
            <text:p>00:03:00</text:p>
          </table:table-cell>
          <table:table-cell table:style-name="ce86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7H55M00S" calcext:value-type="time">
            <text:p>07:55:00</text:p>
          </table:table-cell>
          <table:table-cell table:style-name="ce65" office:value-type="date" office:date-value="2017-07-20" calcext:value-type="date">
            <text:p>07/20/17</text:p>
          </table:table-cell>
          <table:table-cell office:value-type="string" calcext:value-type="string">
            <text:p>WIT</text:p>
          </table:table-cell>
          <table:table-cell table:style-name="ce84" office:value-type="time" office:time-value="PT08H03M00S" calcext:value-type="time">
            <text:p>08:03:00</text:p>
          </table:table-cell>
          <table:table-cell table:style-name="ce84" table:formula="of:=-[.B248]+[.E248]" office:value-type="time" office:time-value="PT00H08M00S" calcext:value-type="time">
            <text:p>00:08:00</text:p>
          </table:table-cell>
          <table:table-cell table:style-name="ce86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8H37M00S" calcext:value-type="time">
            <text:p>08:37:00</text:p>
          </table:table-cell>
          <table:table-cell table:style-name="ce65" office:value-type="date" office:date-value="2017-07-21" calcext:value-type="date">
            <text:p>07/21/17</text:p>
          </table:table-cell>
          <table:table-cell office:value-type="string" calcext:value-type="string">
            <text:p>work_net</text:p>
          </table:table-cell>
          <table:table-cell table:style-name="ce84" office:value-type="time" office:time-value="PT08H48M00S" calcext:value-type="time">
            <text:p>08:48:00</text:p>
          </table:table-cell>
          <table:table-cell table:style-name="ce84" table:formula="of:=-[.B249]+[.E249]" office:value-type="time" office:time-value="PT00H11M00S" calcext:value-type="time">
            <text:p>00:11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0H13M00S" calcext:value-type="time">
            <text:p>10:13:00</text:p>
          </table:table-cell>
          <table:table-cell table:style-name="ce65" office:value-type="date" office:date-value="2017-07-21" calcext:value-type="date">
            <text:p>07/21/17</text:p>
          </table:table-cell>
          <table:table-cell office:value-type="string" calcext:value-type="string">
            <text:p>worktable.ods</text:p>
          </table:table-cell>
          <table:table-cell table:style-name="ce84" office:value-type="time" office:time-value="PT10H35M00S" calcext:value-type="time">
            <text:p>10:35:00</text:p>
          </table:table-cell>
          <table:table-cell table:style-name="ce84" table:formula="of:=-[.B250]+[.E250]" office:value-type="time" office:time-value="PT00H22M00S" calcext:value-type="time">
            <text:p>00:22:00</text:p>
          </table:table-cell>
          <table:table-cell table:style-name="ce86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21H30M00S" calcext:value-type="time">
            <text:p>21:30:00</text:p>
          </table:table-cell>
          <table:table-cell table:style-name="ce65" office:value-type="date" office:date-value="2017-07-24" calcext:value-type="date">
            <text:p>07/24/17</text:p>
          </table:table-cell>
          <table:table-cell office:value-type="string" calcext:value-type="string">
            <text:p>nvqa</text:p>
          </table:table-cell>
          <table:table-cell table:style-name="ce84" office:value-type="time" office:time-value="PT21H40M00S" calcext:value-type="time">
            <text:p>21:40:00</text:p>
          </table:table-cell>
          <table:table-cell table:style-name="ce84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84" office:value-type="time" office:time-value="PT21H45M00S" calcext:value-type="time">
            <text:p>21:45:00</text:p>
          </table:table-cell>
          <table:table-cell table:style-name="ce65" office:value-type="date" office:date-value="2017-07-24" calcext:value-type="date">
            <text:p>07/24/17</text:p>
          </table:table-cell>
          <table:table-cell office:value-type="string" calcext:value-type="string">
            <text:p>syst1</text:p>
          </table:table-cell>
          <table:table-cell table:style-name="ce84" office:value-type="time" office:time-value="PT21H54M00S" calcext:value-type="time">
            <text:p>21:54:00</text:p>
          </table:table-cell>
          <table:table-cell table:style-name="ce84" table:formula="of:=-[.B252]+[.E252]" office:value-type="time" office:time-value="PT00H09M00S" calcext:value-type="time">
            <text:p>00:09:00</text:p>
          </table:table-cell>
          <table:table-cell table:style-name="ce86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21H23M00S" calcext:value-type="time">
            <text:p>21:23:00</text:p>
          </table:table-cell>
          <table:table-cell table:style-name="ce65" office:value-type="date" office:date-value="2017-07-25" calcext:value-type="date">
            <text:p>07/25/17</text:p>
          </table:table-cell>
          <table:table-cell office:value-type="string" calcext:value-type="string">
            <text:p>PI 3.1: backup &amp; update; ntg</text:p>
          </table:table-cell>
          <table:table-cell table:style-name="ce84" office:value-type="time" office:time-value="PT21H59M00S" calcext:value-type="time">
            <text:p>21:59:00</text:p>
          </table:table-cell>
          <table:table-cell table:style-name="ce84" table:formula="of:=-[.B253]+[.E253]" office:value-type="time" office:time-value="PT00H36M00S" calcext:value-type="time">
            <text:p>00:36:00</text:p>
          </table:table-cell>
          <table:table-cell table:style-name="ce86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9H01M00S" calcext:value-type="time">
            <text:p>09:01:00</text:p>
          </table:table-cell>
          <table:table-cell table:style-name="ce65" office:value-type="date" office:date-value="2017-07-26" calcext:value-type="date">
            <text:p>07/26/17</text:p>
          </table:table-cell>
          <table:table-cell office:value-type="string" calcext:value-type="string">
            <text:p>work_net2</text:p>
          </table:table-cell>
          <table:table-cell table:style-name="ce84" office:value-type="time" office:time-value="PT09H03M00S" calcext:value-type="time">
            <text:p>09:03:00</text:p>
          </table:table-cell>
          <table:table-cell table:style-name="ce84" table:formula="of:=-[.B254]+[.E254]" office:value-type="time" office:time-value="PT00H02M00S" calcext:value-type="time">
            <text:p>00:02:00</text:p>
          </table:table-cell>
          <table:table-cell table:style-name="ce86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8H44M00S" calcext:value-type="time">
            <text:p>08:44:00</text:p>
          </table:table-cell>
          <table:table-cell table:style-name="ce65" office:value-type="date" office:date-value="2017-07-28" calcext:value-type="date">
            <text:p>07/28/17</text:p>
          </table:table-cell>
          <table:table-cell office:value-type="string" calcext:value-type="string">
            <text:p>fff001</text:p>
          </table:table-cell>
          <table:table-cell table:style-name="ce84" office:value-type="time" office:time-value="PT08H54M00S" calcext:value-type="time">
            <text:p>08:54:00</text:p>
          </table:table-cell>
          <table:table-cell table:style-name="ce84" table:formula="of:=-[.B255]+[.E255]" office:value-type="time" office:time-value="PT00H10M00S" calcext:value-type="time">
            <text:p>00:10:00</text:p>
          </table:table-cell>
          <table:table-cell table:style-name="ce86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84" office:value-type="time" office:time-value="PT07H47M00S" calcext:value-type="time">
            <text:p>07:47:00</text:p>
          </table:table-cell>
          <table:table-cell table:style-name="ce65" office:value-type="date" office:date-value="2017-07-30" calcext:value-type="date">
            <text:p>07/30/17</text:p>
          </table:table-cell>
          <table:table-cell office:value-type="string" calcext:value-type="string">
            <text:p>PI: read &amp; edit; work_net3</text:p>
          </table:table-cell>
          <table:table-cell table:style-name="ce84" office:value-type="time" office:time-value="PT08H39M00S" calcext:value-type="time">
            <text:p>08:39:00</text:p>
          </table:table-cell>
          <table:table-cell table:style-name="ce84" table:formula="of:=-[.B256]+[.E256]" office:value-type="time" office:time-value="PT00H52M00S" calcext:value-type="time">
            <text:p>00:52:00</text:p>
          </table:table-cell>
          <table:table-cell table:style-name="ce86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12" calcext:value-type="float">
            <text:p>12</text:p>
          </table:table-cell>
          <table:table-cell table:style-name="ce99" office:value-type="date" office:date-value="2017-07-02" calcext:value-type="date">
            <text:p>07/02/17</text:p>
          </table:table-cell>
          <table:table-cell table:style-name="ce99" office:value-type="date" office:date-value="2017-07-08" calcext:value-type="date">
            <text:p>07/08/17</text:p>
          </table:table-cell>
          <table:table-cell table:style-name="ce99" office:value-type="date" office:date-value="2017-07-10" calcext:value-type="date">
            <text:p>07/10/17</text:p>
          </table:table-cell>
          <table:table-cell table:style-name="ce99" office:value-type="date" office:date-value="2017-07-15" calcext:value-type="date">
            <text:p>07/15/17</text:p>
          </table:table-cell>
          <table:table-cell table:style-name="ce99" office:value-type="date" office:date-value="2017-07-23" calcext:value-type="date">
            <text:p>07/23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99" office:value-type="date" office:date-value="2017-07-07" calcext:value-type="date">
            <text:p>07/07/17</text:p>
          </table:table-cell>
          <table:table-cell table:style-name="ce99" office:value-type="date" office:date-value="2017-07-09" calcext:value-type="date">
            <text:p>07/09/17</text:p>
          </table:table-cell>
          <table:table-cell table:style-name="ce99" office:value-type="date" office:date-value="2017-07-12" calcext:value-type="date">
            <text:p>07/12/17</text:p>
          </table:table-cell>
          <table:table-cell table:style-name="ce99" office:value-type="date" office:date-value="2017-07-16" calcext:value-type="date">
            <text:p>07/16/17</text:p>
          </table:table-cell>
          <table:table-cell table:style-name="ce99" office:value-type="date" office:date-value="2017-07-27" calcext:value-type="date">
            <text:p>07/2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99"/>
          <table:table-cell/>
          <table:table-cell table:style-name="ce99"/>
          <table:table-cell table:style-name="ce99" office:value-type="date" office:date-value="2017-07-22" calcext:value-type="date">
            <text:p>07/22/17</text:p>
          </table:table-cell>
          <table:table-cell table:style-name="ce99" office:value-type="date" office:date-value="2017-07-29" calcext:value-type="date">
            <text:p>07/29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99" office:value-type="date" office:date-value="2017-07-31" calcext:value-type="date">
            <text:p>07/31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1" table:number-rows-spanned="8">
            <text:p>PI3.1</text:p>
          </table:table-cell>
          <table:table-cell table:style-name="ce84" office:value-type="time" office:time-value="PT13H01M00S" calcext:value-type="time">
            <text:p>13:01:00</text:p>
          </table:table-cell>
          <table:table-cell table:style-name="ce65" office:value-type="date" office:date-value="2017-08-04" calcext:value-type="date">
            <text:p>08/04/17</text:p>
          </table:table-cell>
          <table:table-cell office:value-type="string" calcext:value-type="string">
            <text:p>emdvr</text:p>
          </table:table-cell>
          <table:table-cell table:style-name="ce84" office:value-type="time" office:time-value="PT13H19M00S" calcext:value-type="time">
            <text:p>13:19:00</text:p>
          </table:table-cell>
          <table:table-cell table:style-name="ce84" table:formula="of:=-[.B270]+[.E270]" office:value-type="time" office:time-value="PT00H18M00S" calcext:value-type="time">
            <text:p>00:18:00</text:p>
          </table:table-cell>
          <table:table-cell table:style-name="ce86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01H33M00S" calcext:value-type="time">
            <text:p>01:33:00</text:p>
          </table:table-cell>
          <table:table-cell table:style-name="ce65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84" office:value-type="time" office:time-value="PT01H51M31S" calcext:value-type="time">
            <text:p>01:51:31</text:p>
          </table:table-cell>
          <table:table-cell table:style-name="ce84" table:formula="of:=-[.B271]+[.E271]" office:value-type="time" office:time-value="PT00H18M31S" calcext:value-type="time">
            <text:p>00:18:31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02H20M00S" calcext:value-type="time">
            <text:p>02:20:00</text:p>
          </table:table-cell>
          <table:table-cell table:style-name="ce65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84" office:value-type="time" office:time-value="PT02H42M00S" calcext:value-type="time">
            <text:p>02:42:00</text:p>
          </table:table-cell>
          <table:table-cell table:style-name="ce84" table:formula="of:=-[.B272]+[.E272]" office:value-type="time" office:time-value="PT00H22M00S" calcext:value-type="time">
            <text:p>00:22:00</text:p>
          </table:table-cell>
          <table:table-cell table:style-name="ce86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5H56M00S" calcext:value-type="time">
            <text:p>15:56:00</text:p>
          </table:table-cell>
          <table:table-cell table:style-name="ce65" office:value-type="date" office:date-value="2017-08-20" calcext:value-type="date">
            <text:p>08/20/17</text:p>
          </table:table-cell>
          <table:table-cell office:value-type="string" calcext:value-type="string">
            <text:p>(f)c-htpi; index 42w</text:p>
          </table:table-cell>
          <table:table-cell table:style-name="ce84" office:value-type="time" office:time-value="PT16H20M00S" calcext:value-type="time">
            <text:p>16:20:00</text:p>
          </table:table-cell>
          <table:table-cell table:style-name="ce84" table:formula="of:=-[.B273]+[.E273]" office:value-type="time" office:time-value="PT00H24M00S" calcext:value-type="time">
            <text:p>00:24:00</text:p>
          </table:table-cell>
          <table:table-cell table:style-name="ce86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7H40M00S" calcext:value-type="time">
            <text:p>17:40:00</text:p>
          </table:table-cell>
          <table:table-cell table:style-name="ce65" office:value-type="date" office:date-value="2017-08-24" calcext:value-type="date">
            <text:p>08/24/17</text:p>
          </table:table-cell>
          <table:table-cell office:value-type="string" calcext:value-type="string">
            <text:p>pi.cpp, pi, pi1, wd</text:p>
          </table:table-cell>
          <table:table-cell table:style-name="ce84" office:value-type="time" office:time-value="PT19H01M00S" calcext:value-type="time">
            <text:p>19:01:00</text:p>
          </table:table-cell>
          <table:table-cell table:style-name="ce84" table:formula="of:=-[.B274]+[.E274]" office:value-type="time" office:time-value="PT01H21M00S" calcext:value-type="time">
            <text:p>01:21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22H20M00S" calcext:value-type="time">
            <text:p>22:20:00</text:p>
          </table:table-cell>
          <table:table-cell table:style-name="ce65" office:value-type="date" office:date-value="2017-08-24" calcext:value-type="date">
            <text:p>08/24/17</text:p>
          </table:table-cell>
          <table:table-cell office:value-type="string" calcext:value-type="string">
            <text:p>pi2.cpp, pi2</text:p>
          </table:table-cell>
          <table:table-cell table:style-name="ce84" office:value-type="time" office:time-value="PT22H23M00S" calcext:value-type="time">
            <text:p>22:23:00</text:p>
          </table:table-cell>
          <table:table-cell table:style-name="ce84" table:formula="of:=-[.B275]+[.E275]" office:value-type="time" office:time-value="PT00H03M00S" calcext:value-type="time">
            <text:p>00:03:00</text:p>
          </table:table-cell>
          <table:table-cell table:style-name="ce86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21H35M00S" calcext:value-type="time">
            <text:p>21:35:00</text:p>
          </table:table-cell>
          <table:table-cell table:style-name="ce65" office:value-type="date" office:date-value="2017-08-25" calcext:value-type="date">
            <text:p>08/25/17</text:p>
          </table:table-cell>
          <table:table-cell office:value-type="string" calcext:value-type="string">
            <text:p>pi1.cpp</text:p>
          </table:table-cell>
          <table:table-cell table:style-name="ce84" office:value-type="time" office:time-value="PT21H38M00S" calcext:value-type="time">
            <text:p>21:38:00</text:p>
          </table:table-cell>
          <table:table-cell table:style-name="ce84" table:formula="of:=-[.B276]+[.E276]" office:value-type="time" office:time-value="PT00H03M00S" calcext:value-type="time">
            <text:p>00:03:00</text:p>
          </table:table-cell>
          <table:table-cell table:style-name="ce86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9H07M00S" calcext:value-type="time">
            <text:p>19:07:00</text:p>
          </table:table-cell>
          <table:table-cell table:style-name="ce65" office:value-type="date" office:date-value="2017-08-26" calcext:value-type="date">
            <text:p>08/26/17</text:p>
          </table:table-cell>
          <table:table-cell office:value-type="string" calcext:value-type="string">
            <text:p>atnedm</text:p>
          </table:table-cell>
          <table:table-cell table:style-name="ce84" office:value-type="time" office:time-value="PT19H23M00S" calcext:value-type="time">
            <text:p>19:23:00</text:p>
          </table:table-cell>
          <table:table-cell table:style-name="ce84" table:formula="of:=-[.B277]+[.E277]" office:value-type="time" office:time-value="PT00H16M00S" calcext:value-type="time">
            <text:p>00:16:00</text:p>
          </table:table-cell>
          <table:table-cell table:style-name="ce86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9">
            <text:p>PI 4.0</text:p>
          </table:table-cell>
          <table:table-cell table:style-name="ce84" office:value-type="time" office:time-value="PT12H00M00S" calcext:value-type="time">
            <text:p>12:00:0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Pi Update: Pi 4.0; index 42w (git)</text:p>
          </table:table-cell>
          <table:table-cell table:style-name="ce84" office:value-type="time" office:time-value="PT12H46M00S" calcext:value-type="time">
            <text:p>12:46:00</text:p>
          </table:table-cell>
          <table:table-cell table:style-name="ce84" table:formula="of:=-[.B278]+[.E278]" office:value-type="time" office:time-value="PT00H46M00S" calcext:value-type="time">
            <text:p>00:46:00</text:p>
          </table:table-cell>
          <table:table-cell table:style-name="ce86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2H46M00S" calcext:value-type="time">
            <text:p>12:46:00</text:p>
          </table:table-cell>
          <table:table-cell table:style-name="ce66" office:value-type="date" office:date-value="2017-08-27" calcext:value-type="date">
            <text:p>08/27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84" office:value-type="time" office:time-value="PT12H50M00S" calcext:value-type="time">
            <text:p>12:50:00</text:p>
          </table:table-cell>
          <table:table-cell table:style-name="ce84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2H50M00S" calcext:value-type="time">
            <text:p>12:50:0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84" office:value-type="time" office:time-value="PT13H01M00S" calcext:value-type="time">
            <text:p>13:01:00</text:p>
          </table:table-cell>
          <table:table-cell table:style-name="ce84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3H01M00S" calcext:value-type="time">
            <text:p>13:01:0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PI review: ppi(public pi)</text:p>
          </table:table-cell>
          <table:table-cell table:style-name="ce84" office:value-type="time" office:time-value="PT13H42M00S" calcext:value-type="time">
            <text:p>13:42:00</text:p>
          </table:table-cell>
          <table:table-cell table:style-name="ce84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84" office:value-type="time" office:time-value="PT15H47M00S" calcext:value-type="time">
            <text:p>15:47:00</text:p>
          </table:table-cell>
          <table:table-cell table:style-name="ce65" office:value-type="date" office:date-value="2017-08-27" calcext:value-type="date">
            <text:p>08/27/17</text:p>
          </table:table-cell>
          <table:table-cell office:value-type="string" calcext:value-type="string">
            <text:p>wntm, git: n4rus.io, pi</text:p>
          </table:table-cell>
          <table:table-cell table:style-name="ce84" office:value-type="time" office:time-value="PT19H29M00S" calcext:value-type="time">
            <text:p>19:29:00</text:p>
          </table:table-cell>
          <table:table-cell table:style-name="ce84" table:formula="of:=-[.B282]+[.E282]" office:value-type="time" office:time-value="PT03H42M00S" calcext:value-type="time">
            <text:p>03:42:00</text:p>
          </table:table-cell>
          <table:table-cell table:style-name="ce86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6H30M00S" calcext:value-type="time">
            <text:p>16:30:00</text:p>
          </table:table-cell>
          <table:table-cell table:style-name="ce65" office:value-type="date" office:date-value="2017-08-28" calcext:value-type="date">
            <text:p>08/28/17</text:p>
          </table:table-cell>
          <table:table-cell office:value-type="string" calcext:value-type="string">
            <text:p>n4rus.io: index.html</text:p>
          </table:table-cell>
          <table:table-cell table:style-name="ce84" office:value-type="time" office:time-value="PT16H39M00S" calcext:value-type="time">
            <text:p>16:39:00</text:p>
          </table:table-cell>
          <table:table-cell table:style-name="ce84" table:formula="of:=-[.B283]+[.E283]" office:value-type="time" office:time-value="PT00H09M00S" calcext:value-type="time">
            <text:p>00:09:00</text:p>
          </table:table-cell>
          <table:table-cell table:style-name="ce86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4H52M00S" calcext:value-type="time">
            <text:p>14:52:00</text:p>
          </table:table-cell>
          <table:table-cell table:style-name="ce65" office:value-type="date" office:date-value="2017-08-29" calcext:value-type="date">
            <text:p>08/29/17</text:p>
          </table:table-cell>
          <table:table-cell office:value-type="string" calcext:value-type="string">
            <text:p>n4rus.io: CNAME, n4rus.com</text:p>
          </table:table-cell>
          <table:table-cell table:style-name="ce84" office:value-type="time" office:time-value="PT15H25M00S" calcext:value-type="time">
            <text:p>15:25:00</text:p>
          </table:table-cell>
          <table:table-cell table:style-name="ce84" table:formula="of:=-[.B284]+[.E284]" office:value-type="time" office:time-value="PT00H33M00S" calcext:value-type="time">
            <text:p>00:33:00</text:p>
          </table:table-cell>
          <table:table-cell table:style-name="ce86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8H10M00S" calcext:value-type="time">
            <text:p>18:10:00</text:p>
          </table:table-cell>
          <table:table-cell table:style-name="ce65" office:value-type="date" office:date-value="2017-08-30" calcext:value-type="date">
            <text:p>08/30/17</text:p>
          </table:table-cell>
          <table:table-cell office:value-type="string" calcext:value-type="string">
            <text:p>pi git: README</text:p>
          </table:table-cell>
          <table:table-cell table:style-name="ce84" office:value-type="time" office:time-value="PT18H13M00S" calcext:value-type="time">
            <text:p>18:13:00</text:p>
          </table:table-cell>
          <table:table-cell table:style-name="ce84" table:formula="of:=-[.B285]+[.E285]" office:value-type="time" office:time-value="PT00H03M00S" calcext:value-type="time">
            <text:p>00:03:00</text:p>
          </table:table-cell>
          <table:table-cell table:style-name="ce86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84" office:value-type="time" office:time-value="PT14H03M00S" calcext:value-type="time">
            <text:p>14:03:00</text:p>
          </table:table-cell>
          <table:table-cell table:style-name="ce65" office:value-type="date" office:date-value="2017-08-31" calcext:value-type="date">
            <text:p>08/31/17</text:p>
          </table:table-cell>
          <table:table-cell office:value-type="string" calcext:value-type="string">
            <text:p>n4rus.io: CNAME, n4rus.com; cinf.html</text:p>
          </table:table-cell>
          <table:table-cell table:style-name="ce84" office:value-type="time" office:time-value="PT14H27M00S" calcext:value-type="time">
            <text:p>14:27:00</text:p>
          </table:table-cell>
          <table:table-cell table:style-name="ce84" table:formula="of:=-[.B286]+[.E286]" office:value-type="time" office:time-value="PT00H24M00S" calcext:value-type="time">
            <text:p>00:24:00</text:p>
          </table:table-cell>
          <table:table-cell table:style-name="ce86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12" calcext:value-type="float">
            <text:p>12</text:p>
          </table:table-cell>
          <table:table-cell table:style-name="ce99"/>
          <table:table-cell table:number-columns-repeated="1012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19" calcext:value-type="float">
            <text:p>19</text:p>
          </table:table-cell>
          <table:table-cell table:style-name="ce99" office:value-type="date" office:date-value="2017-08-01" calcext:value-type="date">
            <text:p>08/01/17</text:p>
          </table:table-cell>
          <table:table-cell table:style-name="ce99" office:value-type="date" office:date-value="2017-08-06" calcext:value-type="date">
            <text:p>08/06/17</text:p>
          </table:table-cell>
          <table:table-cell table:style-name="ce99" office:value-type="date" office:date-value="2017-08-11" calcext:value-type="date">
            <text:p>08/11/17</text:p>
          </table:table-cell>
          <table:table-cell table:style-name="ce99" office:value-type="date" office:date-value="2017-08-15" calcext:value-type="date">
            <text:p>08/15/17</text:p>
          </table:table-cell>
          <table:table-cell table:style-name="ce99" office:value-type="date" office:date-value="2017-08-19" calcext:value-type="date">
            <text:p>08/19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99" office:value-type="date" office:date-value="2017-08-02" calcext:value-type="date">
            <text:p>08/02/17</text:p>
          </table:table-cell>
          <table:table-cell table:style-name="ce99" office:value-type="date" office:date-value="2017-08-07" calcext:value-type="date">
            <text:p>08/07/17</text:p>
          </table:table-cell>
          <table:table-cell table:style-name="ce99" office:value-type="date" office:date-value="2017-08-12" calcext:value-type="date">
            <text:p>08/12/17</text:p>
          </table:table-cell>
          <table:table-cell table:style-name="ce99" office:value-type="date" office:date-value="2017-08-16" calcext:value-type="date">
            <text:p>08/16/17</text:p>
          </table:table-cell>
          <table:table-cell table:style-name="ce99" office:value-type="date" office:date-value="2017-08-21" calcext:value-type="date">
            <text:p>08/21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99" office:value-type="date" office:date-value="2017-08-03" calcext:value-type="date">
            <text:p>08/03/17</text:p>
          </table:table-cell>
          <table:table-cell table:style-name="ce99" office:value-type="date" office:date-value="2017-08-09" calcext:value-type="date">
            <text:p>08/09/17</text:p>
          </table:table-cell>
          <table:table-cell table:style-name="ce99" office:value-type="date" office:date-value="2017-08-13" calcext:value-type="date">
            <text:p>08/13/17</text:p>
          </table:table-cell>
          <table:table-cell table:style-name="ce99" office:value-type="date" office:date-value="2017-08-17" calcext:value-type="date">
            <text:p>08/17/17</text:p>
          </table:table-cell>
          <table:table-cell table:style-name="ce99" office:value-type="date" office:date-value="2017-08-22" calcext:value-type="date">
            <text:p>08/22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99" office:value-type="date" office:date-value="2017-08-10" calcext:value-type="date">
            <text:p>08/10/17</text:p>
          </table:table-cell>
          <table:table-cell table:style-name="ce99" office:value-type="date" office:date-value="2017-08-14" calcext:value-type="date">
            <text:p>08/14/17</text:p>
          </table:table-cell>
          <table:table-cell table:style-name="ce99" office:value-type="date" office:date-value="2017-08-18" calcext:value-type="date">
            <text:p>08/18/17</text:p>
          </table:table-cell>
          <table:table-cell table:style-name="ce99" office:value-type="date" office:date-value="2017-08-23" calcext:value-type="date">
            <text:p>08/23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I 4.0</text:p>
          </table:table-cell>
          <table:table-cell table:style-name="ce84" office:value-type="time" office:time-value="PT15H43M00S" calcext:value-type="time">
            <text:p>15:43:00</text:p>
          </table:table-cell>
          <table:table-cell table:style-name="ce65" office:value-type="date" office:date-value="2017-09-02" calcext:value-type="date">
            <text:p>09/02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84" office:value-type="time" office:time-value="PT16H01M00S" calcext:value-type="time">
            <text:p>16:01:00</text:p>
          </table:table-cell>
          <table:table-cell table:style-name="ce84" table:formula="of:=-[.B301]+[.E301]" office:value-type="time" office:time-value="PT00H18M00S" calcext:value-type="time">
            <text:p>00:18:00</text:p>
          </table:table-cell>
          <table:table-cell table:style-name="ce86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2H54M00S" calcext:value-type="time">
            <text:p>12:54:00</text:p>
          </table:table-cell>
          <table:table-cell table:style-name="ce65" office:value-type="date" office:date-value="2017-09-04" calcext:value-type="date">
            <text:p>09/04/17</text:p>
          </table:table-cell>
          <table:table-cell office:value-type="string" calcext:value-type="string">
            <text:p>n4rus.io; zero</text:p>
          </table:table-cell>
          <table:table-cell table:style-name="ce84" office:value-type="time" office:time-value="PT15H13M00S" calcext:value-type="time">
            <text:p>15:13:00</text:p>
          </table:table-cell>
          <table:table-cell table:style-name="ce84" table:formula="of:=-[.B302]+[.E302]" office:value-type="time" office:time-value="PT02H19M00S" calcext:value-type="time">
            <text:p>02:19:00</text:p>
          </table:table-cell>
          <table:table-cell table:style-name="ce86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22H11M00S" calcext:value-type="time">
            <text:p>22:11:00</text:p>
          </table:table-cell>
          <table:table-cell table:style-name="ce65" office:value-type="date" office:date-value="2017-09-05" calcext:value-type="date">
            <text:p>09/05/17</text:p>
          </table:table-cell>
          <table:table-cell office:value-type="string" calcext:value-type="string">
            <text:p>n4rus.io; pyt.py</text:p>
          </table:table-cell>
          <table:table-cell table:style-name="ce84" office:value-type="time" office:time-value="PT22H44M00S" calcext:value-type="time">
            <text:p>22:44:00</text:p>
          </table:table-cell>
          <table:table-cell table:style-name="ce84" table:formula="of:=-[.B303]+[.E303]" office:value-type="time" office:time-value="PT00H33M00S" calcext:value-type="time">
            <text:p>00:33:00</text:p>
          </table:table-cell>
          <table:table-cell table:style-name="ce86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5H03M00S" calcext:value-type="time">
            <text:p>15:03:00</text:p>
          </table:table-cell>
          <table:table-cell table:style-name="ce65" office:value-type="date" office:date-value="2017-09-06" calcext:value-type="date">
            <text:p>09/06/17</text:p>
          </table:table-cell>
          <table:table-cell office:value-type="string" calcext:value-type="string">
            <text:p>n4rus.io;</text:p>
          </table:table-cell>
          <table:table-cell table:style-name="ce84" office:value-type="time" office:time-value="PT15H46M00S" calcext:value-type="time">
            <text:p>15:46:00</text:p>
          </table:table-cell>
          <table:table-cell table:style-name="ce84" table:formula="of:=-[.B304]+[.E304]" office:value-type="time" office:time-value="PT00H43M00S" calcext:value-type="time">
            <text:p>00:43:00</text:p>
          </table:table-cell>
          <table:table-cell table:style-name="ce86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0H20M00S" calcext:value-type="time">
            <text:p>10:20:00</text:p>
          </table:table-cell>
          <table:table-cell table:style-name="ce65" office:value-type="date" office:date-value="2017-09-07" calcext:value-type="date">
            <text:p>09/07/17</text:p>
          </table:table-cell>
          <table:table-cell office:value-type="string" calcext:value-type="string">
            <text:p>n4rus.io; sys3, task1</text:p>
          </table:table-cell>
          <table:table-cell table:style-name="ce84" office:value-type="time" office:time-value="PT10H38M00S" calcext:value-type="time">
            <text:p>10:38:00</text:p>
          </table:table-cell>
          <table:table-cell table:style-name="ce84" table:formula="of:=-[.B305]+[.E305]" office:value-type="time" office:time-value="PT00H18M00S" calcext:value-type="time">
            <text:p>00:18:00</text:p>
          </table:table-cell>
          <table:table-cell table:style-name="ce86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0H01M00S" calcext:value-type="time">
            <text:p>10:01:00</text:p>
          </table:table-cell>
          <table:table-cell table:style-name="ce65" office:value-type="date" office:date-value="2017-09-08" calcext:value-type="date">
            <text:p>09/08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84" office:value-type="time" office:time-value="PT11H09M00S" calcext:value-type="time">
            <text:p>11:09:00</text:p>
          </table:table-cell>
          <table:table-cell table:style-name="ce84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84" office:value-type="time" office:time-value="PT11H22M00S" calcext:value-type="time">
            <text:p>11:22:00</text:p>
          </table:table-cell>
          <table:table-cell table:style-name="ce65" office:value-type="date" office:date-value="2017-09-08" calcext:value-type="date">
            <text:p>09/08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84" office:value-type="time" office:time-value="PT12H33M00S" calcext:value-type="time">
            <text:p>12:33:00</text:p>
          </table:table-cell>
          <table:table-cell table:style-name="ce84" table:formula="of:=-[.B307]+[.E307]" office:value-type="time" office:time-value="PT01H11M00S" calcext:value-type="time">
            <text:p>01:11:00</text:p>
          </table:table-cell>
          <table:table-cell table:style-name="ce86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8H40M00S" calcext:value-type="time">
            <text:p>18:40:00</text:p>
          </table:table-cell>
          <table:table-cell table:style-name="ce65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84" office:value-type="time" office:time-value="PT18H56M00S" calcext:value-type="time">
            <text:p>18:56:00</text:p>
          </table:table-cell>
          <table:table-cell table:style-name="ce84" table:formula="of:=-[.B308]+[.E308]" office:value-type="time" office:time-value="PT00H16M00S" calcext:value-type="time">
            <text:p>00:16:00</text:p>
          </table:table-cell>
          <table:table-cell table:style-name="ce86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84" office:value-type="time" office:time-value="PT22H07M00S" calcext:value-type="time">
            <text:p>22:07:00</text:p>
          </table:table-cell>
          <table:table-cell table:style-name="ce65" office:value-type="date" office:date-value="2017-09-10" calcext:value-type="date">
            <text:p>09/10/17</text:p>
          </table:table-cell>
          <table:table-cell office:value-type="string" calcext:value-type="string">
            <text:p>sm</text:p>
          </table:table-cell>
          <table:table-cell table:style-name="ce84" office:value-type="time" office:time-value="PT22H11M00S" calcext:value-type="time">
            <text:p>22:11:00</text:p>
          </table:table-cell>
          <table:table-cell table:style-name="ce84" table:formula="of:=-[.B309]+[.E309]" office:value-type="time" office:time-value="PT00H04M00S" calcext:value-type="time">
            <text:p>00:04:00</text:p>
          </table:table-cell>
          <table:table-cell table:style-name="ce86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9H11M00S" calcext:value-type="time">
            <text:p>19:11:00</text:p>
          </table:table-cell>
          <table:table-cell table:style-name="ce66" office:value-type="date" office:date-value="2017-09-11" calcext:value-type="date">
            <text:p>09/11/17</text:p>
          </table:table-cell>
          <table:table-cell office:value-type="string" calcext:value-type="string">
            <text:p>linklist.c</text:p>
          </table:table-cell>
          <table:table-cell table:style-name="ce84" office:value-type="time" office:time-value="PT19H21M33S" calcext:value-type="time">
            <text:p>19:21:33</text:p>
          </table:table-cell>
          <table:table-cell table:style-name="ce84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4" office:value-type="time" office:time-value="PT20H25M00S" calcext:value-type="time">
            <text:p>20:25:00</text:p>
          </table:table-cell>
          <table:table-cell table:style-name="ce65" office:value-type="date" office:date-value="2017-09-11" calcext:value-type="date">
            <text:p>09/11/17</text:p>
          </table:table-cell>
          <table:table-cell office:value-type="string" calcext:value-type="string">
            <text:p>a_word.c</text:p>
          </table:table-cell>
          <table:table-cell table:style-name="ce84" office:value-type="time" office:time-value="PT20H38M45S" calcext:value-type="time">
            <text:p>20:38:45</text:p>
          </table:table-cell>
          <table:table-cell table:style-name="ce84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4" office:value-type="time" office:time-value="PT20H47M00S" calcext:value-type="time">
            <text:p>20:47:00</text:p>
          </table:table-cell>
          <table:table-cell table:style-name="ce65" office:value-type="date" office:date-value="2017-09-11" calcext:value-type="date">
            <text:p>09/11/17</text:p>
          </table:table-cell>
          <table:table-cell office:value-type="string" calcext:value-type="string">
            <text:p>href0.c</text:p>
          </table:table-cell>
          <table:table-cell table:style-name="ce84" office:value-type="time" office:time-value="PT21H02M00S" calcext:value-type="time">
            <text:p>21:02:00</text:p>
          </table:table-cell>
          <table:table-cell table:style-name="ce84" table:formula="of:=-[.B312]+[.E312]" office:value-type="time" office:time-value="PT00H15M00S" calcext:value-type="time">
            <text:p>00:15:00</text:p>
          </table:table-cell>
          <table:table-cell table:style-name="ce86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7H42M00S" calcext:value-type="time">
            <text:p>17:42:00</text:p>
          </table:table-cell>
          <table:table-cell table:style-name="ce65" office:value-type="date" office:date-value="2017-09-12" calcext:value-type="date">
            <text:p>09/12/17</text:p>
          </table:table-cell>
          <table:table-cell office:value-type="string" calcext:value-type="string">
            <text:p>yh</text:p>
          </table:table-cell>
          <table:table-cell table:style-name="ce84" office:value-type="time" office:time-value="PT17H56M59S" calcext:value-type="time">
            <text:p>17:56:59</text:p>
          </table:table-cell>
          <table:table-cell table:style-name="ce84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84" office:value-type="time" office:time-value="PT00H48M00S" calcext:value-type="time">
            <text:p>00:48:00</text:p>
          </table:table-cell>
          <table:table-cell table:style-name="ce65" office:value-type="date" office:date-value="2017-09-12" calcext:value-type="date">
            <text:p>09/12/17</text:p>
          </table:table-cell>
          <table:table-cell office:value-type="string" calcext:value-type="string">
            <text:p>c.c, c</text:p>
          </table:table-cell>
          <table:table-cell table:style-name="ce84" office:value-type="time" office:time-value="PT00H57M48S" calcext:value-type="time">
            <text:p>00:57:48</text:p>
          </table:table-cell>
          <table:table-cell table:style-name="ce84" table:formula="of:=-[.B314]+[.E314]" office:value-type="time" office:time-value="PT00H09M48S" calcext:value-type="time">
            <text:p>00:09:48</text:p>
          </table:table-cell>
          <table:table-cell table:style-name="ce86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21H44M00S" calcext:value-type="time">
            <text:p>21:44:00</text:p>
          </table:table-cell>
          <table:table-cell table:style-name="ce65" office:value-type="date" office:date-value="2017-09-13" calcext:value-type="date">
            <text:p>09/13/17</text:p>
          </table:table-cell>
          <table:table-cell office:value-type="string" calcext:value-type="string">
            <text:p>fotr</text:p>
          </table:table-cell>
          <table:table-cell table:style-name="ce84" office:value-type="time" office:time-value="PT21H47M17S" calcext:value-type="time">
            <text:p>21:47:17</text:p>
          </table:table-cell>
          <table:table-cell table:style-name="ce84" table:formula="of:=-[.B315]+[.E315]" office:value-type="time" office:time-value="PT00H03M17S" calcext:value-type="time">
            <text:p>00:03:17</text:p>
          </table:table-cell>
          <table:table-cell table:style-name="ce86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7H36M59S" calcext:value-type="time">
            <text:p>17:36:59</text:p>
          </table:table-cell>
          <table:table-cell table:style-name="ce65" office:value-type="date" office:date-value="2017-09-14" calcext:value-type="date">
            <text:p>09/14/17</text:p>
          </table:table-cell>
          <table:table-cell office:value-type="string" calcext:value-type="string">
            <text:p>README</text:p>
          </table:table-cell>
          <table:table-cell table:style-name="ce84" office:value-type="time" office:time-value="PT17H50M27S" calcext:value-type="time">
            <text:p>17:50:27</text:p>
          </table:table-cell>
          <table:table-cell table:style-name="ce84" table:formula="of:=-[.B316]+[.E316]" office:value-type="time" office:time-value="PT00H13M28S" calcext:value-type="time">
            <text:p>00:13:28</text:p>
          </table:table-cell>
          <table:table-cell table:style-name="ce86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21H41M31S" calcext:value-type="time">
            <text:p>21:41:31</text:p>
          </table:table-cell>
          <table:table-cell table:style-name="ce65" office:value-type="date" office:date-value="2017-09-15" calcext:value-type="date">
            <text:p>09/15/17</text:p>
          </table:table-cell>
          <table:table-cell office:value-type="string" calcext:value-type="string">
            <text:p>php.php, php2.php</text:p>
          </table:table-cell>
          <table:table-cell table:style-name="ce84" office:value-type="time" office:time-value="PT22H08M09S" calcext:value-type="time">
            <text:p>22:08:09</text:p>
          </table:table-cell>
          <table:table-cell table:style-name="ce84" table:formula="of:=-[.B317]+[.E317]" office:value-type="time" office:time-value="PT00H26M38S" calcext:value-type="time">
            <text:p>00:26:38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2H51M00S" calcext:value-type="time">
            <text:p>22:51:00</text:p>
          </table:table-cell>
          <table:table-cell table:style-name="ce65" office:value-type="date" office:date-value="2017-09-15" calcext:value-type="date">
            <text:p>09/15/17</text:p>
          </table:table-cell>
          <table:table-cell office:value-type="string" calcext:value-type="string">
            <text:p>rcnq</text:p>
          </table:table-cell>
          <table:table-cell table:style-name="ce84" office:value-type="time" office:time-value="PT23H01M12S" calcext:value-type="time">
            <text:p>23:01:12</text:p>
          </table:table-cell>
          <table:table-cell table:style-name="ce84" table:formula="of:=-[.B318]+[.E318]" office:value-type="time" office:time-value="PT00H10M12S" calcext:value-type="time">
            <text:p>00:10:12</text:p>
          </table:table-cell>
          <table:table-cell table:style-name="ce86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5H30M31S" calcext:value-type="time">
            <text:p>15:30:31</text:p>
          </table:table-cell>
          <table:table-cell table:style-name="ce65" office:value-type="date" office:date-value="2017-09-16" calcext:value-type="date">
            <text:p>09/16/17</text:p>
          </table:table-cell>
          <table:table-cell office:value-type="string" calcext:value-type="string">
            <text:p>qe.php</text:p>
          </table:table-cell>
          <table:table-cell table:style-name="ce84" office:value-type="time" office:time-value="PT15H37M38S" calcext:value-type="time">
            <text:p>15:37:38</text:p>
          </table:table-cell>
          <table:table-cell table:style-name="ce84" table:formula="of:=-[.B319]+[.E319]" office:value-type="time" office:time-value="PT00H07M07S" calcext:value-type="time">
            <text:p>00:07:07</text:p>
          </table:table-cell>
          <table:table-cell table:style-name="ce86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3H52M28S" calcext:value-type="time">
            <text:p>13:52:28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esdi</text:p>
          </table:table-cell>
          <table:table-cell table:style-name="ce84" office:value-type="time" office:time-value="PT13H58M46S" calcext:value-type="time">
            <text:p>13:58:46</text:p>
          </table:table-cell>
          <table:table-cell table:style-name="ce84" table:formula="of:=-[.B320]+[.E320]" office:value-type="time" office:time-value="PT00H06M18S" calcext:value-type="time">
            <text:p>00:06:18</text:p>
          </table:table-cell>
          <table:table-cell table:style-name="ce86"/>
          <table:table-cell table:number-columns-repeated="2"/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6H19M59S" calcext:value-type="time">
            <text:p>16:19:59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qe.cpp, qe</text:p>
          </table:table-cell>
          <table:table-cell table:style-name="ce84" office:value-type="time" office:time-value="PT16H40M16S" calcext:value-type="time">
            <text:p>16:40:16</text:p>
          </table:table-cell>
          <table:table-cell table:style-name="ce84" table:formula="of:=-[.B321]+[.E321]" office:value-type="time" office:time-value="PT00H20M17S" calcext:value-type="time">
            <text:p>00:20:17</text:p>
          </table:table-cell>
          <table:table-cell table:style-name="ce86"/>
          <table:table-cell table:number-columns-repeated="2"/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7H53M28S" calcext:value-type="time">
            <text:p>17:53:28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qe2.cpp, qe2, lfn.c, lfn. U</text:p>
          </table:table-cell>
          <table:table-cell table:style-name="ce84" office:value-type="time" office:time-value="PT18H12M48S" calcext:value-type="time">
            <text:p>18:12:48</text:p>
          </table:table-cell>
          <table:table-cell table:style-name="ce84" table:formula="of:=-[.B322]+[.E322]" office:value-type="time" office:time-value="PT00H19M20S" calcext:value-type="time">
            <text:p>00:19:20</text:p>
          </table:table-cell>
          <table:table-cell table:style-name="ce25"/>
          <table:table-cell table:number-columns-repeated="2"/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9H36M19S" calcext:value-type="time">
            <text:p>19:36:19</text:p>
          </table:table-cell>
          <table:table-cell table:style-name="ce65" office:value-type="date" office:date-value="2017-09-17" calcext:value-type="date">
            <text:p>09/17/17</text:p>
          </table:table-cell>
          <table:table-cell office:value-type="string" calcext:value-type="string">
            <text:p>exsy</text:p>
          </table:table-cell>
          <table:table-cell table:style-name="ce84" office:value-type="time" office:time-value="PT19H47M45S" calcext:value-type="time">
            <text:p>19:47:45</text:p>
          </table:table-cell>
          <table:table-cell table:style-name="ce84" table:formula="of:=-[.B323]+[.E323]" office:value-type="time" office:time-value="PT00H11M26S" calcext:value-type="time">
            <text:p>00:11:26</text:p>
          </table:table-cell>
          <table:table-cell table:style-name="ce86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20H36M46S" calcext:value-type="time">
            <text:p>20:36:46</text:p>
          </table:table-cell>
          <table:table-cell table:style-name="ce65" office:value-type="date" office:date-value="2017-09-19" calcext:value-type="date">
            <text:p>09/19/17</text:p>
          </table:table-cell>
          <table:table-cell office:value-type="string" calcext:value-type="string">
            <text:p>piecho</text:p>
          </table:table-cell>
          <table:table-cell table:style-name="ce84" office:value-type="time" office:time-value="PT20H59M42S" calcext:value-type="time">
            <text:p>20:59:42</text:p>
          </table:table-cell>
          <table:table-cell table:style-name="ce84" table:formula="of:=-[.B324]+[.E324]" office:value-type="time" office:time-value="PT00H22M56S" calcext:value-type="time">
            <text:p>00:22:56</text:p>
          </table:table-cell>
          <table:table-cell table:style-name="ce86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5H22M46S" calcext:value-type="time">
            <text:p>15:22:46</text:p>
          </table:table-cell>
          <table:table-cell table:style-name="ce65" office:value-type="date" office:date-value="2017-09-20" calcext:value-type="date">
            <text:p>09/20/17</text:p>
          </table:table-cell>
          <table:table-cell office:value-type="string" calcext:value-type="string">
            <text:p>hks</text:p>
          </table:table-cell>
          <table:table-cell table:style-name="ce84" office:value-type="time" office:time-value="PT15H42M15S" calcext:value-type="time">
            <text:p>15:42:15</text:p>
          </table:table-cell>
          <table:table-cell table:style-name="ce84" table:formula="of:=-[.B325]+[.E325]" office:value-type="time" office:time-value="PT00H19M29S" calcext:value-type="time">
            <text:p>00:19:29</text:p>
          </table:table-cell>
          <table:table-cell table:style-name="ce86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00H56M24S" calcext:value-type="time">
            <text:p>00:56:24</text:p>
          </table:table-cell>
          <table:table-cell table:style-name="ce65" office:value-type="date" office:date-value="2017-09-21" calcext:value-type="date">
            <text:p>09/21/17</text:p>
          </table:table-cell>
          <table:table-cell office:value-type="string" calcext:value-type="string">
            <text:p>planb, ap</text:p>
          </table:table-cell>
          <table:table-cell table:style-name="ce84" office:value-type="time" office:time-value="PT01H13M03S" calcext:value-type="time">
            <text:p>01:13:03</text:p>
          </table:table-cell>
          <table:table-cell table:style-name="ce84" table:formula="of:=-[.B326]+[.E326]" office:value-type="time" office:time-value="PT00H16M39S" calcext:value-type="time">
            <text:p>00:16:39</text:p>
          </table:table-cell>
          <table:table-cell table:style-name="ce86"/>
          <table:table-cell table:number-columns-repeated="2"/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6H24M08S" calcext:value-type="time">
            <text:p>16:24:08</text:p>
          </table:table-cell>
          <table:table-cell table:style-name="ce65" office:value-type="date" office:date-value="2017-09-21" calcext:value-type="date">
            <text:p>09/21/17</text:p>
          </table:table-cell>
          <table:table-cell office:value-type="string" calcext:value-type="string">
            <text:p>href3.c</text:p>
          </table:table-cell>
          <table:table-cell table:style-name="ce84" office:value-type="time" office:time-value="PT16H38M04S" calcext:value-type="time">
            <text:p>16:38:04</text:p>
          </table:table-cell>
          <table:table-cell table:style-name="ce84" table:formula="of:=-[.B327]+[.E327]" office:value-type="time" office:time-value="PT00H13M56S" calcext:value-type="time">
            <text:p>00:13:56</text:p>
          </table:table-cell>
          <table:table-cell table:style-name="ce86"/>
          <table:table-cell table:number-columns-repeated="2"/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9H55M12S" calcext:value-type="time">
            <text:p>19:55:12</text:p>
          </table:table-cell>
          <table:table-cell table:style-name="ce65" office:value-type="date" office:date-value="2017-09-21" calcext:value-type="date">
            <text:p>09/21/17</text:p>
          </table:table-cell>
          <table:table-cell office:value-type="string" calcext:value-type="string">
            <text:p>href4.c, fpt.c, fpt, href1.c, href1, l.html</text:p>
          </table:table-cell>
          <table:table-cell table:style-name="ce84" office:value-type="time" office:time-value="PT20H44M39S" calcext:value-type="time">
            <text:p>20:44:39</text:p>
          </table:table-cell>
          <table:table-cell table:style-name="ce84" table:formula="of:=-[.B328]+[.E328]" office:value-type="time" office:time-value="PT00H49M27S" calcext:value-type="time">
            <text:p>00:49:27</text:p>
          </table:table-cell>
          <table:table-cell table:style-name="ce86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2H59M00S" calcext:value-type="time">
            <text:p>12:59:00</text:p>
          </table:table-cell>
          <table:table-cell table:style-name="ce65" office:value-type="date" office:date-value="2017-09-24" calcext:value-type="date">
            <text:p>09/24/17</text:p>
          </table:table-cell>
          <table:table-cell office:value-type="string" calcext:value-type="string">
            <text:p>PI update; git</text:p>
          </table:table-cell>
          <table:table-cell table:style-name="ce84" office:value-type="time" office:time-value="PT14H30M00S" calcext:value-type="time">
            <text:p>14:30:00</text:p>
          </table:table-cell>
          <table:table-cell table:style-name="ce84" table:formula="of:=-[.B329]+[.E329]" office:value-type="time" office:time-value="PT01H31M00S" calcext:value-type="time">
            <text:p>01:31:00</text:p>
          </table:table-cell>
          <table:table-cell table:style-name="ce86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97"/>
          <table:table-cell table:style-name="ce25" table:number-columns-repeated="1014"/>
        </table:table-row>
        <table:table-row table:style-name="ro1">
          <table:table-cell/>
          <table:table-cell table:style-name="ce84" office:value-type="time" office:time-value="PT14H34M05S" calcext:value-type="time">
            <text:p>14:34:05</text:p>
          </table:table-cell>
          <table:table-cell table:style-name="ce65" office:value-type="date" office:date-value="2017-09-26" calcext:value-type="date">
            <text:p>09/26/17</text:p>
          </table:table-cell>
          <table:table-cell office:value-type="string" calcext:value-type="string">
            <text:p>eqvp</text:p>
          </table:table-cell>
          <table:table-cell table:style-name="ce84" office:value-type="time" office:time-value="PT14H41M22S" calcext:value-type="time">
            <text:p>14:41:22</text:p>
          </table:table-cell>
          <table:table-cell table:style-name="ce84" table:formula="of:=-[.B330]+[.E330]" office:value-type="time" office:time-value="PT00H07M17S" calcext:value-type="time">
            <text:p>00:07:17</text:p>
          </table:table-cell>
          <table:table-cell table:style-name="ce86" table:formula="of:=SUM([.F330:.F330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20H01M00S" calcext:value-type="time">
            <text:p>20:01:00</text:p>
          </table:table-cell>
          <table:table-cell table:style-name="ce65" office:value-type="date" office:date-value="2017-09-28" calcext:value-type="date">
            <text:p>09/28/17</text:p>
          </table:table-cell>
          <table:table-cell office:value-type="string" calcext:value-type="string">
            <text:p>wl.c, wl</text:p>
          </table:table-cell>
          <table:table-cell table:style-name="ce84" office:value-type="time" office:time-value="PT20H11M00S" calcext:value-type="time">
            <text:p>20:11:00</text:p>
          </table:table-cell>
          <table:table-cell table:style-name="ce84" table:formula="of:=-[.B331]+[.E331]" office:value-type="time" office:time-value="PT00H10M00S" calcext:value-type="time">
            <text:p>00:10:00</text:p>
          </table:table-cell>
          <table:table-cell table:style-name="ce86" table:formula="of:=SUM([.F331:.F331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9H44M00S" calcext:value-type="time">
            <text:p>19:44:00</text:p>
          </table:table-cell>
          <table:table-cell table:style-name="ce65" office:value-type="date" office:date-value="2017-09-30" calcext:value-type="date">
            <text:p>09/30/17</text:p>
          </table:table-cell>
          <table:table-cell office:value-type="string" calcext:value-type="string">
            <text:p>wl2.c, wl2</text:p>
          </table:table-cell>
          <table:table-cell table:style-name="ce84" office:value-type="time" office:time-value="PT19H57M13S" calcext:value-type="time">
            <text:p>19:57:13</text:p>
          </table:table-cell>
          <table:table-cell table:style-name="ce84" table:formula="of:=-[.B332]+[.E332]" office:value-type="time" office:time-value="PT00H13M13S" calcext:value-type="time">
            <text:p>00:13:13</text:p>
          </table:table-cell>
          <table:table-cell table:style-name="ce86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22" calcext:value-type="float">
            <text:p>22</text:p>
          </table:table-cell>
          <table:table-cell table:style-name="ce99" office:value-type="date" office:date-value="2017-09-01" calcext:value-type="date">
            <text:p>09/01/17</text:p>
          </table:table-cell>
          <table:table-cell table:style-name="ce99" office:value-type="date" office:date-value="2017-09-22" calcext:value-type="date">
            <text:p>09/22/17</text:p>
          </table:table-cell>
          <table:table-cell table:style-name="ce99" office:value-type="date" office:date-value="2017-09-27" calcext:value-type="date">
            <text:p>09/27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8" calcext:value-type="float">
            <text:p>8</text:p>
          </table:table-cell>
          <table:table-cell table:style-name="ce99" office:value-type="date" office:date-value="2017-09-03" calcext:value-type="date">
            <text:p>09/03/17</text:p>
          </table:table-cell>
          <table:table-cell table:style-name="ce99" office:value-type="date" office:date-value="2017-09-23" calcext:value-type="date">
            <text:p>09/23/17</text:p>
          </table:table-cell>
          <table:table-cell table:style-name="ce99" office:value-type="date" office:date-value="2017-09-29" calcext:value-type="date">
            <text:p>09/2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9" office:value-type="date" office:date-value="2017-09-18" calcext:value-type="date">
            <text:p>09/18/17</text:p>
          </table:table-cell>
          <table:table-cell table:style-name="ce99" office:value-type="date" office:date-value="2017-09-25" calcext:value-type="date">
            <text:p>09/25/17</text:p>
          </table:table-cell>
          <table:table-cell table:style-name="ce107"/>
          <table:table-cell table:number-columns-repeated="1010"/>
        </table:table-row>
        <table:table-row table:style-name="ro1">
          <table:table-cell table:number-columns-repeated="11"/>
          <table:table-cell table:style-name="ce9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99"/>
          <table:table-cell table:number-columns-repeated="1011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99"/>
          <table:table-cell table:number-columns-repeated="1011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99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99"/>
          <table:table-cell table:number-columns-repeated="1011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09H03M00S" calcext:value-type="time">
            <text:p>09:03:00</text:p>
          </table:table-cell>
          <table:table-cell table:style-name="ce65" office:value-type="date" office:date-value="2017-10-01" calcext:value-type="date">
            <text:p>10/01/17</text:p>
          </table:table-cell>
          <table:table-cell office:value-type="string" calcext:value-type="string">
            <text:p>Pi update; nbg, nc, f(n)htpi0, f(n)htpi1</text:p>
          </table:table-cell>
          <table:table-cell table:style-name="ce84" office:value-type="time" office:time-value="PT10H31M00S" calcext:value-type="time">
            <text:p>10:31:00</text:p>
          </table:table-cell>
          <table:table-cell table:style-name="ce84" table:formula="of:=-[.B346]+[.E346]" office:value-type="time" office:time-value="PT01H28M00S" calcext:value-type="time">
            <text:p>01:28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1H50M43S" calcext:value-type="time">
            <text:p>21:50:43</text:p>
          </table:table-cell>
          <table:table-cell table:style-name="ce65" office:value-type="date" office:date-value="2017-10-01" calcext:value-type="date">
            <text:p>10/01/17</text:p>
          </table:table-cell>
          <table:table-cell office:value-type="string" calcext:value-type="string">
            <text:p>tl7, tl77</text:p>
          </table:table-cell>
          <table:table-cell table:style-name="ce84" office:value-type="time" office:time-value="PT21H59M14S" calcext:value-type="time">
            <text:p>21:59:14</text:p>
          </table:table-cell>
          <table:table-cell table:style-name="ce84" table:formula="of:=-[.B347]+[.E347]" office:value-type="time" office:time-value="PT00H08M31S" calcext:value-type="time">
            <text:p>00:08:31</text:p>
          </table:table-cell>
          <table:table-cell table:style-name="ce86" table:formula="of:=SUM([.F346:.F347])" office:value-type="time" office:time-value="PT01H36M31S" calcext:value-type="time">
            <text:p>01:36:31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0H20M25S" calcext:value-type="time">
            <text:p>10:20:25</text:p>
          </table:table-cell>
          <table:table-cell table:style-name="ce65" office:value-type="date" office:date-value="2017-10-02" calcext:value-type="date">
            <text:p>10/02/17</text:p>
          </table:table-cell>
          <table:table-cell office:value-type="string" calcext:value-type="string">
            <text:p>h, mcd</text:p>
          </table:table-cell>
          <table:table-cell table:style-name="ce84" office:value-type="time" office:time-value="PT10H40M49S" calcext:value-type="time">
            <text:p>10:40:49</text:p>
          </table:table-cell>
          <table:table-cell table:style-name="ce84" table:formula="of:=-[.B348]+[.E348]" office:value-type="time" office:time-value="PT00H20M24S" calcext:value-type="time">
            <text:p>00:20:24</text:p>
          </table:table-cell>
          <table:table-cell table:style-name="ce86" table:formula="of:=SUM([.F348:.F348])" office:value-type="time" office:time-value="PT00H20M24S" calcext:value-type="time">
            <text:p>00:20:24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00H23M04S" calcext:value-type="time">
            <text:p>00:23:04</text:p>
          </table:table-cell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nt.c, nt</text:p>
          </table:table-cell>
          <table:table-cell table:style-name="ce84" office:value-type="time" office:time-value="PT00H45M22S" calcext:value-type="time">
            <text:p>00:45:22</text:p>
          </table:table-cell>
          <table:table-cell table:style-name="ce84" table:formula="of:=-[.B349]+[.E349]" office:value-type="time" office:time-value="PT00H22M18S" calcext:value-type="time">
            <text:p>00:22:18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0H03M00S" calcext:value-type="time">
            <text:p>20:03:00</text:p>
          </table:table-cell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update, hb</text:p>
          </table:table-cell>
          <table:table-cell table:style-name="ce84" office:value-type="time" office:time-value="PT20H45M00S" calcext:value-type="time">
            <text:p>20:45:00</text:p>
          </table:table-cell>
          <table:table-cell table:style-name="ce84" table:formula="of:=-[.B350]+[.E350]" office:value-type="time" office:time-value="PT00H42M00S" calcext:value-type="time">
            <text:p>00:42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3H13M57S" calcext:value-type="time">
            <text:p>23:13:57</text:p>
          </table:table-cell>
          <table:table-cell table:style-name="ce65" office:value-type="date" office:date-value="2017-10-03" calcext:value-type="date">
            <text:p>10/03/17</text:p>
          </table:table-cell>
          <table:table-cell office:value-type="string" calcext:value-type="string">
            <text:p>dme</text:p>
          </table:table-cell>
          <table:table-cell table:style-name="ce84" office:value-type="time" office:time-value="PT23H27M41S" calcext:value-type="time">
            <text:p>23:27:41</text:p>
          </table:table-cell>
          <table:table-cell table:style-name="ce84" table:formula="of:=-[.B351]+[.E351]" office:value-type="time" office:time-value="PT00H13M44S" calcext:value-type="time">
            <text:p>00:13:44</text:p>
          </table:table-cell>
          <table:table-cell table:style-name="ce86" table:formula="of:=SUM([.F350:.F351])" office:value-type="time" office:time-value="PT00H55M44S" calcext:value-type="time">
            <text:p>00:55:44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2H13M00S" calcext:value-type="time">
            <text:p>12:13:00</text:p>
          </table:table-cell>
          <table:table-cell table:style-name="ce65" office:value-type="date" office:date-value="2017-10-04" calcext:value-type="date">
            <text:p>10/04/17</text:p>
          </table:table-cell>
          <table:table-cell office:value-type="string" calcext:value-type="string">
            <text:p>dqb</text:p>
          </table:table-cell>
          <table:table-cell table:style-name="ce84" office:value-type="time" office:time-value="PT12H24M49S" calcext:value-type="time">
            <text:p>12:24:49</text:p>
          </table:table-cell>
          <table:table-cell table:style-name="ce84" table:formula="of:=-[.B352]+[.E352]" office:value-type="time" office:time-value="PT00H11M49S" calcext:value-type="time">
            <text:p>00:11:49</text:p>
          </table:table-cell>
          <table:table-cell table:style-name="ce86" table:formula="of:=SUM([.F352:.F352])" office:value-type="time" office:time-value="PT00H11M49S" calcext:value-type="time">
            <text:p>00:11:49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0H26M00S" calcext:value-type="time">
            <text:p>10:26:00</text:p>
          </table:table-cell>
          <table:table-cell table:style-name="ce65" office:value-type="date" office:date-value="2017-10-05" calcext:value-type="date">
            <text:p>10/05/17</text:p>
          </table:table-cell>
          <table:table-cell office:value-type="string" calcext:value-type="string">
            <text:p>pgaa</text:p>
          </table:table-cell>
          <table:table-cell table:style-name="ce84" office:value-type="time" office:time-value="PT17H28M05S" calcext:value-type="time">
            <text:p>17:28:05</text:p>
          </table:table-cell>
          <table:table-cell table:style-name="ce84" table:formula="of:=-[.B353]+[.E353]" office:value-type="time" office:time-value="PT07H02M05S" calcext:value-type="time">
            <text:p>07:02:05</text:p>
          </table:table-cell>
          <table:table-cell table:style-name="ce86" table:formula="of:=SUM([.F353:.F353])" office:value-type="time" office:time-value="PT07H02M05S" calcext:value-type="time">
            <text:p>07:02:05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0H11M00S" calcext:value-type="time">
            <text:p>10:11:00</text:p>
          </table:table-cell>
          <table:table-cell table:style-name="ce65" office:value-type="date" office:date-value="2017-10-07" calcext:value-type="date">
            <text:p>10/07/17</text:p>
          </table:table-cell>
          <table:table-cell office:value-type="string" calcext:value-type="string">
            <text:p>wl3, wl3.c</text:p>
          </table:table-cell>
          <table:table-cell table:style-name="ce84" office:value-type="time" office:time-value="PT10H28M49S" calcext:value-type="time">
            <text:p>10:28:49</text:p>
          </table:table-cell>
          <table:table-cell table:style-name="ce84" table:formula="of:=-[.B354]+[.E354]" office:value-type="time" office:time-value="PT00H17M49S" calcext:value-type="time">
            <text:p>00:17:49</text:p>
          </table:table-cell>
          <table:table-cell table:style-name="ce86" table:formula="of:=SUM([.F354:.F354])" office:value-type="time" office:time-value="PT00H17M49S" calcext:value-type="time">
            <text:p>00:17:49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09H47M34S" calcext:value-type="time">
            <text:p>09:47:34</text:p>
          </table:table-cell>
          <table:table-cell table:style-name="ce65" office:value-type="date" office:date-value="2017-10-08" calcext:value-type="date">
            <text:p>10/08/17</text:p>
          </table:table-cell>
          <table:table-cell office:value-type="string" calcext:value-type="string">
            <text:p>update, 5hd</text:p>
          </table:table-cell>
          <table:table-cell table:style-name="ce84" office:value-type="time" office:time-value="PT10H49M00S" calcext:value-type="time">
            <text:p>10:49:00</text:p>
          </table:table-cell>
          <table:table-cell table:style-name="ce84" table:formula="of:=-[.B355]+[.E355]" office:value-type="time" office:time-value="PT01H01M26S" calcext:value-type="time">
            <text:p>01:01:26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5H28M00S" calcext:value-type="time">
            <text:p>15:28:00</text:p>
          </table:table-cell>
          <table:table-cell table:style-name="ce65" office:value-type="date" office:date-value="2017-10-08" calcext:value-type="date">
            <text:p>10/08/17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84" office:value-type="time" office:time-value="PT15H39M00S" calcext:value-type="time">
            <text:p>15:39:00</text:p>
          </table:table-cell>
          <table:table-cell table:style-name="ce84" table:formula="of:=-[.B356]+[.E356]" office:value-type="time" office:time-value="PT00H11M00S" calcext:value-type="time">
            <text:p>00:11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2H02M00S" calcext:value-type="time">
            <text:p>22:02:00</text:p>
          </table:table-cell>
          <table:table-cell table:style-name="ce65" office:value-type="date" office:date-value="2017-10-08" calcext:value-type="date">
            <text:p>10/08/17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84" office:value-type="time" office:time-value="PT22H11M45S" calcext:value-type="time">
            <text:p>22:11:45</text:p>
          </table:table-cell>
          <table:table-cell table:style-name="ce84" table:formula="of:=-[.B357]+[.E357]" office:value-type="time" office:time-value="PT00H09M45S" calcext:value-type="time">
            <text:p>00:09:45</text:p>
          </table:table-cell>
          <table:table-cell table:style-name="ce86" table:formula="of:=SUM([.F355:.F357])" office:value-type="time" office:time-value="PT01H22M11S" calcext:value-type="time">
            <text:p>01:22:11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4H42M00S" calcext:value-type="time">
            <text:p>14:42:00</text:p>
          </table:table-cell>
          <table:table-cell table:style-name="ce65" office:value-type="date" office:date-value="2017-10-11" calcext:value-type="date">
            <text:p>10/11/17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84" office:value-type="time" office:time-value="PT14H59M02S" calcext:value-type="time">
            <text:p>14:59:02</text:p>
          </table:table-cell>
          <table:table-cell table:style-name="ce84" table:formula="of:=-[.B358]+[.E358]" office:value-type="time" office:time-value="PT00H17M02S" calcext:value-type="time">
            <text:p>00:17:02</text:p>
          </table:table-cell>
          <table:table-cell table:style-name="ce86" table:formula="of:=SUM([.F358:.F358])" office:value-type="time" office:time-value="PT00H17M02S" calcext:value-type="time">
            <text:p>00:17:02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0H13M00S" calcext:value-type="time">
            <text:p>10:13:00</text:p>
          </table:table-cell>
          <table:table-cell table:style-name="ce65" office:value-type="date" office:date-value="2017-10-13" calcext:value-type="date">
            <text:p>10/13/17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84" office:value-type="time" office:time-value="PT10H21M04S" calcext:value-type="time">
            <text:p>10:21:04</text:p>
          </table:table-cell>
          <table:table-cell table:style-name="ce84" table:formula="of:=-[.B359]+[.E359]" office:value-type="time" office:time-value="PT00H08M04S" calcext:value-type="time">
            <text:p>00:08:04</text:p>
          </table:table-cell>
          <table:table-cell table:style-name="ce86" table:formula="of:=SUM([.F359:.F359])" office:value-type="time" office:time-value="PT00H08M04S" calcext:value-type="time">
            <text:p>00:08:04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0H22M00S" calcext:value-type="time">
            <text:p>10:22:00</text:p>
          </table:table-cell>
          <table:table-cell table:style-name="ce65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84" office:value-type="time" office:time-value="PT10H38M50S" calcext:value-type="time">
            <text:p>10:38:50</text:p>
          </table:table-cell>
          <table:table-cell table:style-name="ce84" table:formula="of:=-[.B360]+[.E360]" office:value-type="time" office:time-value="PT00H16M50S" calcext:value-type="time">
            <text:p>00:16:5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0H39M00S" calcext:value-type="time">
            <text:p>10:39:00</text:p>
          </table:table-cell>
          <table:table-cell table:style-name="ce65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84" office:value-type="time" office:time-value="PT10H41M48S" calcext:value-type="time">
            <text:p>10:41:48</text:p>
          </table:table-cell>
          <table:table-cell table:style-name="ce84" table:formula="of:=-[.B361]+[.E361]" office:value-type="time" office:time-value="PT00H02M48S" calcext:value-type="time">
            <text:p>00:02:48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0H42M00S" calcext:value-type="time">
            <text:p>10:42:00</text:p>
          </table:table-cell>
          <table:table-cell table:style-name="ce65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84" office:value-type="time" office:time-value="PT10H46M50S" calcext:value-type="time">
            <text:p>10:46:50</text:p>
          </table:table-cell>
          <table:table-cell table:style-name="ce84" table:formula="of:=-[.B362]+[.E362]" office:value-type="time" office:time-value="PT00H04M50S" calcext:value-type="time">
            <text:p>00:04:5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0H54M00S" calcext:value-type="time">
            <text:p>10:54:00</text:p>
          </table:table-cell>
          <table:table-cell table:style-name="ce65" office:value-type="date" office:date-value="2017-10-14" calcext:value-type="date">
            <text:p>10/14/17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84" office:value-type="time" office:time-value="PT11H14M37S" calcext:value-type="time">
            <text:p>11:14:37</text:p>
          </table:table-cell>
          <table:table-cell table:style-name="ce84" table:formula="of:=-[.B363]+[.E363]" office:value-type="time" office:time-value="PT00H20M37S" calcext:value-type="time">
            <text:p>00:20:37</text:p>
          </table:table-cell>
          <table:table-cell table:style-name="ce86" table:formula="of:=SUM([.F360:.F363])" office:value-type="time" office:time-value="PT00H45M05S" calcext:value-type="time">
            <text:p>00:45:05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6H11M00S" calcext:value-type="time">
            <text:p>16:11:00</text:p>
          </table:table-cell>
          <table:table-cell table:style-name="ce65" office:value-type="date" office:date-value="2017-10-15" calcext:value-type="date">
            <text:p>10/15/17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84" office:value-type="time" office:time-value="PT16H21M33S" calcext:value-type="time">
            <text:p>16:21:33</text:p>
          </table:table-cell>
          <table:table-cell table:style-name="ce84" table:formula="of:=-[.B364]+[.E364]" office:value-type="time" office:time-value="PT00H10M33S" calcext:value-type="time">
            <text:p>00:10:33</text:p>
          </table:table-cell>
          <table:table-cell table:style-name="ce86" table:formula="of:=SUM([.F364:.F364])" office:value-type="time" office:time-value="PT00H10M33S" calcext:value-type="time">
            <text:p>00:10:33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22H10M00S" calcext:value-type="time">
            <text:p>22:10:00</text:p>
          </table:table-cell>
          <table:table-cell table:style-name="ce65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84" office:value-type="time" office:time-value="PT22H45M02S" calcext:value-type="time">
            <text:p>22:45:02</text:p>
          </table:table-cell>
          <table:table-cell table:style-name="ce84" table:formula="of:=-[.B365]+[.E365]" office:value-type="time" office:time-value="PT00H35M02S" calcext:value-type="time">
            <text:p>00:35:02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2H51M00S" calcext:value-type="time">
            <text:p>22:51:00</text:p>
          </table:table-cell>
          <table:table-cell table:style-name="ce65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84" office:value-type="time" office:time-value="PT23H22M03S" calcext:value-type="time">
            <text:p>23:22:03</text:p>
          </table:table-cell>
          <table:table-cell table:style-name="ce84" table:formula="of:=-[.B366]+[.E366]" office:value-type="time" office:time-value="PT00H31M03S" calcext:value-type="time">
            <text:p>00:31:03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3H21M05S" calcext:value-type="time">
            <text:p>23:21:05</text:p>
          </table:table-cell>
          <table:table-cell table:style-name="ce65" office:value-type="date" office:date-value="2017-10-16" calcext:value-type="date">
            <text:p>10/16/17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84" office:value-type="time" office:time-value="PT23H22M06S" calcext:value-type="time">
            <text:p>23:22:06</text:p>
          </table:table-cell>
          <table:table-cell table:style-name="ce84" table:formula="of:=-[.B367]+[.E367]" office:value-type="time" office:time-value="PT00H01M01S" calcext:value-type="time">
            <text:p>00:01:01</text:p>
          </table:table-cell>
          <table:table-cell table:style-name="ce86" table:formula="of:=SUM([.F365:.F367])" office:value-type="time" office:time-value="PT01H07M06S" calcext:value-type="time">
            <text:p>01:07:06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3H01M00S" calcext:value-type="time">
            <text:p>13:01:00</text:p>
          </table:table-cell>
          <table:table-cell table:style-name="ce65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84" office:value-type="time" office:time-value="PT13H28M35S" calcext:value-type="time">
            <text:p>13:28:35</text:p>
          </table:table-cell>
          <table:table-cell table:style-name="ce84" table:formula="of:=-[.B368]+[.E368]" office:value-type="time" office:time-value="PT00H27M35S" calcext:value-type="time">
            <text:p>00:27:35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4H05M00S" calcext:value-type="time">
            <text:p>14:05:00</text:p>
          </table:table-cell>
          <table:table-cell table:style-name="ce65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84" office:value-type="time" office:time-value="PT15H05M08S" calcext:value-type="time">
            <text:p>15:05:08</text:p>
          </table:table-cell>
          <table:table-cell table:style-name="ce84" table:formula="of:=-[.B369]+[.E369]" office:value-type="time" office:time-value="PT01H00M08S" calcext:value-type="time">
            <text:p>01:00:08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5H04M07S" calcext:value-type="time">
            <text:p>15:04:07</text:p>
          </table:table-cell>
          <table:table-cell table:style-name="ce65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84" office:value-type="time" office:time-value="PT15H00M25S" calcext:value-type="time">
            <text:p>15:00:25</text:p>
          </table:table-cell>
          <table:table-cell table:style-name="ce84" table:formula="of:=-[.B370]+[.E370]" office:value-type="time" office:time-value="-PT00H03M42S" calcext:value-type="time">
            <text:p>23:56:18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3H03M00S" calcext:value-type="time">
            <text:p>23:03:00</text:p>
          </table:table-cell>
          <table:table-cell table:style-name="ce65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84" office:value-type="time" office:time-value="PT23H34M07S" calcext:value-type="time">
            <text:p>23:34:07</text:p>
          </table:table-cell>
          <table:table-cell table:style-name="ce84" table:formula="of:=-[.B371]+[.E371]" office:value-type="time" office:time-value="PT00H31M07S" calcext:value-type="time">
            <text:p>00:31:07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3H33M01S" calcext:value-type="time">
            <text:p>23:33:01</text:p>
          </table:table-cell>
          <table:table-cell table:style-name="ce65" office:value-type="date" office:date-value="2017-10-17" calcext:value-type="date">
            <text:p>10/17/17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84" office:value-type="time" office:time-value="PT23H33M39S" calcext:value-type="time">
            <text:p>23:33:39</text:p>
          </table:table-cell>
          <table:table-cell table:style-name="ce84" table:formula="of:=-[.B372]+[.E372]" office:value-type="time" office:time-value="PT00H00M38S" calcext:value-type="time">
            <text:p>00:00:38</text:p>
          </table:table-cell>
          <table:table-cell table:style-name="ce86" table:formula="of:=SUM([.F368:.F372])" office:value-type="time" office:time-value="PT01H55M46S" calcext:value-type="time">
            <text:p>01:55:46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22H44M00S" calcext:value-type="time">
            <text:p>22:44:00</text:p>
          </table:table-cell>
          <table:table-cell table:style-name="ce65" office:value-type="date" office:date-value="2017-10-18" calcext:value-type="date">
            <text:p>10/18/17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84" office:value-type="time" office:time-value="PT23H05M10S" calcext:value-type="time">
            <text:p>23:05:10</text:p>
          </table:table-cell>
          <table:table-cell table:style-name="ce84" table:formula="of:=-[.B373]+[.E373]" office:value-type="time" office:time-value="PT00H21M10S" calcext:value-type="time">
            <text:p>00:21:10</text:p>
          </table:table-cell>
          <table:table-cell table:style-name="ce86" table:formula="of:=SUM([.F373:.F373])" office:value-type="time" office:time-value="PT00H21M10S" calcext:value-type="time">
            <text:p>00:21:10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8H01M00S" calcext:value-type="time">
            <text:p>18:01:00</text:p>
          </table:table-cell>
          <table:table-cell table:style-name="ce65" office:value-type="date" office:date-value="2017-10-21" calcext:value-type="date">
            <text:p>10/21/17</text:p>
          </table:table-cell>
          <table:table-cell office:value-type="string" calcext:value-type="string">
            <text:p>PI: EMERGENCE: 02 folder, README, README.txt</text:p>
          </table:table-cell>
          <table:table-cell table:style-name="ce84" office:value-type="time" office:time-value="PT18H33M00S" calcext:value-type="time">
            <text:p>18:33:00</text:p>
          </table:table-cell>
          <table:table-cell table:style-name="ce84" table:formula="of:=-[.B374]+[.E374]" office:value-type="time" office:time-value="PT00H32M00S" calcext:value-type="time">
            <text:p>00:32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9H44M00S" calcext:value-type="time">
            <text:p>19:44:00</text:p>
          </table:table-cell>
          <table:table-cell table:style-name="ce65" office:value-type="date" office:date-value="2017-10-21" calcext:value-type="date">
            <text:p>10/21/17</text:p>
          </table:table-cell>
          <table:table-cell office:value-type="string" calcext:value-type="string">
            <text:p>3q</text:p>
          </table:table-cell>
          <table:table-cell table:style-name="ce84" office:value-type="time" office:time-value="PT19H58M47S" calcext:value-type="time">
            <text:p>19:58:47</text:p>
          </table:table-cell>
          <table:table-cell table:style-name="ce84" table:formula="of:=-[.B375]+[.E375]" office:value-type="time" office:time-value="PT00H14M47S" calcext:value-type="time">
            <text:p>00:14:47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0H11M00S" calcext:value-type="time">
            <text:p>20:11:00</text:p>
          </table:table-cell>
          <table:table-cell table:style-name="ce65" office:value-type="date" office:date-value="2017-10-21" calcext:value-type="date">
            <text:p>10/21/17</text:p>
          </table:table-cell>
          <table:table-cell office:value-type="string" calcext:value-type="string">
            <text:p>PI: Update; 02 directory to coding_n</text:p>
          </table:table-cell>
          <table:table-cell table:style-name="ce84" office:value-type="time" office:time-value="PT21H06M55S" calcext:value-type="time">
            <text:p>21:06:55</text:p>
          </table:table-cell>
          <table:table-cell table:style-name="ce84" table:formula="of:=-[.B376]+[.E376]" office:value-type="time" office:time-value="PT00H55M55S" calcext:value-type="time">
            <text:p>00:55:55</text:p>
          </table:table-cell>
          <table:table-cell table:style-name="ce86" table:formula="of:=SUM([.F374:.F376])" office:value-type="time" office:time-value="PT01H42M42S" calcext:value-type="time">
            <text:p>01:42:42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7H27M00S" calcext:value-type="time">
            <text:p>17:27:00</text:p>
          </table:table-cell>
          <table:table-cell table:style-name="ce65" office:value-type="date" office:date-value="2017-10-30" calcext:value-type="date">
            <text:p>10/30/17</text:p>
          </table:table-cell>
          <table:table-cell office:value-type="string" calcext:value-type="string">
            <text:p>c1</text:p>
          </table:table-cell>
          <table:table-cell table:style-name="ce84" office:value-type="time" office:time-value="PT17H40M43S" calcext:value-type="time">
            <text:p>17:40:43</text:p>
          </table:table-cell>
          <table:table-cell table:style-name="ce84" table:formula="of:=-[.B377]+[.E377]" office:value-type="time" office:time-value="PT00H13M43S" calcext:value-type="time">
            <text:p>00:13:43</text:p>
          </table:table-cell>
          <table:table-cell table:style-name="ce86" table:formula="of:=SUM([.F377:.F377])" office:value-type="time" office:time-value="PT00H13M43S" calcext:value-type="time">
            <text:p>00:13: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346:.F377])" office:value-type="time" office:time-value="PT18H50M02S" calcext:value-type="time">
            <text:p>18:50:02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17" calcext:value-type="float">
            <text:p>17</text:p>
          </table:table-cell>
          <table:table-cell table:style-name="ce99" office:value-type="date" office:date-value="2017-10-06" calcext:value-type="date">
            <text:p>10/06/17</text:p>
          </table:table-cell>
          <table:table-cell table:style-name="ce99" office:value-type="date" office:date-value="2017-10-19" calcext:value-type="date">
            <text:p>10/19/17</text:p>
          </table:table-cell>
          <table:table-cell table:style-name="ce99" office:value-type="date" office:date-value="2017-10-25" calcext:value-type="date">
            <text:p>10/25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380]/[.K380])" office:value-type="time" office:time-value="PT01H06M28.352941176S" calcext:value-type="time">
            <text:p>01:06:28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14" calcext:value-type="float">
            <text:p>14</text:p>
          </table:table-cell>
          <table:table-cell table:style-name="ce99" office:value-type="date" office:date-value="2017-10-09" calcext:value-type="date">
            <text:p>10/09/17</text:p>
          </table:table-cell>
          <table:table-cell table:style-name="ce99" office:value-type="date" office:date-value="2017-10-20" calcext:value-type="date">
            <text:p>10/20/17</text:p>
          </table:table-cell>
          <table:table-cell table:style-name="ce99" office:value-type="date" office:date-value="2017-10-26" calcext:value-type="date">
            <text:p>10/26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9" office:value-type="date" office:date-value="2017-10-12" calcext:value-type="date">
            <text:p>10/12/17</text:p>
          </table:table-cell>
          <table:table-cell table:style-name="ce99" office:value-type="date" office:date-value="2017-10-22" calcext:value-type="date">
            <text:p>10/22/17</text:p>
          </table:table-cell>
          <table:table-cell table:style-name="ce99" office:value-type="date" office:date-value="2017-10-27" calcext:value-type="date">
            <text:p>10/27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9"/>
          <table:table-cell table:style-name="ce99" office:value-type="date" office:date-value="2017-10-23" calcext:value-type="date">
            <text:p>10/23/17</text:p>
          </table:table-cell>
          <table:table-cell table:style-name="ce99" office:value-type="date" office:date-value="2017-10-28" calcext:value-type="date">
            <text:p>10/28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99" office:value-type="date" office:date-value="2017-10-24" calcext:value-type="date">
            <text:p>10/24/17</text:p>
          </table:table-cell>
          <table:table-cell table:style-name="ce99" office:value-type="date" office:date-value="2017-10-29" calcext:value-type="date">
            <text:p>10/29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+[.G259]+[.G289]+[.G335]+[.G380])" office:value-type="time" office:time-value="PT263H07M38S" calcext:value-type="time">
            <text:p>263:07:38</text:p>
          </table:table-cell>
          <table:table-cell/>
          <table:table-cell table:style-name="ce99"/>
          <table:table-cell table:style-name="ce99" office:value-type="date" office:date-value="2017-10-31" calcext:value-type="date">
            <text:p>10/31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+[.K259]+[.K289]+[.K335]+[.K380])" office:value-type="float" office:value="173" calcext:value-type="float">
            <text:p>173</text:p>
          </table:table-cell>
          <table:table-cell/>
          <table:table-cell table:style-name="ce99"/>
          <table:table-cell table:number-columns-repeated="1011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385]/[.K386])" office:value-type="time" office:time-value="PT01H31M15.479768786S" calcext:value-type="time">
            <text:p>01:31:15</text:p>
          </table:table-cell>
          <table:table-cell/>
          <table:table-cell table:style-name="ce99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0H18M00S" calcext:value-type="time">
            <text:p>10:18:00</text:p>
          </table:table-cell>
          <table:table-cell table:style-name="ce65" office:value-type="date" office:date-value="2017-11-02" calcext:value-type="date">
            <text:p>11/02/17</text:p>
          </table:table-cell>
          <table:table-cell office:value-type="string" calcext:value-type="string">
            <text:p>k.sh</text:p>
          </table:table-cell>
          <table:table-cell table:style-name="ce84" office:value-type="time" office:time-value="PT10H38M06S" calcext:value-type="time">
            <text:p>10:38:06</text:p>
          </table:table-cell>
          <table:table-cell table:style-name="ce84" table:formula="of:=-[.B391]+[.E391]" office:value-type="time" office:time-value="PT00H20M06S" calcext:value-type="time">
            <text:p>00:20:06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2H50M00S" calcext:value-type="time">
            <text:p>22:50:00</text:p>
          </table:table-cell>
          <table:table-cell table:style-name="ce65" office:value-type="date" office:date-value="2017-11-02" calcext:value-type="date">
            <text:p>11/02/17</text:p>
          </table:table-cell>
          <table:table-cell office:value-type="string" calcext:value-type="string">
            <text:p>ks.sh</text:p>
          </table:table-cell>
          <table:table-cell table:style-name="ce84" office:value-type="time" office:time-value="PT23H03M19S" calcext:value-type="time">
            <text:p>23:03:19</text:p>
          </table:table-cell>
          <table:table-cell table:style-name="ce84" table:formula="of:=-[.B392]+[.E392]" office:value-type="time" office:time-value="PT00H13M19S" calcext:value-type="time">
            <text:p>00:13:19</text:p>
          </table:table-cell>
          <table:table-cell table:style-name="ce86" table:formula="of:=SUM([.F391:.F392])" office:value-type="time" office:time-value="PT00H33M25S" calcext:value-type="time">
            <text:p>00:33:25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00H23M33S" calcext:value-type="time">
            <text:p>00:23:33</text:p>
          </table:table-cell>
          <table:table-cell table:style-name="ce65" office:value-type="date" office:date-value="2017-11-03" calcext:value-type="date">
            <text:p>11/03/17</text:p>
          </table:table-cell>
          <table:table-cell office:value-type="string" calcext:value-type="string">
            <text:p>py.py</text:p>
          </table:table-cell>
          <table:table-cell table:style-name="ce84" office:value-type="time" office:time-value="PT00H37M52S" calcext:value-type="time">
            <text:p>00:37:52</text:p>
          </table:table-cell>
          <table:table-cell table:style-name="ce84" table:formula="of:=-[.B393]+[.E393]" office:value-type="time" office:time-value="PT00H14M19S" calcext:value-type="time">
            <text:p>00:14:19</text:p>
          </table:table-cell>
          <table:table-cell table:style-name="ce86" table:formula="of:=SUM([.F393:.F393])" office:value-type="time" office:time-value="PT00H14M19S" calcext:value-type="time">
            <text:p>00:14:19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1H18M00S" calcext:value-type="time">
            <text:p>11:18:00</text:p>
          </table:table-cell>
          <table:table-cell table:style-name="ce65" office:value-type="date" office:date-value="2017-11-06" calcext:value-type="date">
            <text:p>11/06/17</text:p>
          </table:table-cell>
          <table:table-cell office:value-type="string" calcext:value-type="string">
            <text:p>tiakp</text:p>
          </table:table-cell>
          <table:table-cell table:style-name="ce84" office:value-type="time" office:time-value="PT11H26M46S" calcext:value-type="time">
            <text:p>11:26:46</text:p>
          </table:table-cell>
          <table:table-cell table:style-name="ce84" table:formula="of:=-[.B394]+[.E394]" office:value-type="time" office:time-value="PT00H08M46S" calcext:value-type="time">
            <text:p>00:08:46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2H02M00S" calcext:value-type="time">
            <text:p>22:02:00</text:p>
          </table:table-cell>
          <table:table-cell table:style-name="ce65" office:value-type="date" office:date-value="2017-11-06" calcext:value-type="date">
            <text:p>11/06/17</text:p>
          </table:table-cell>
          <table:table-cell office:value-type="string" calcext:value-type="string">
            <text:p>id, pi_n directory</text:p>
          </table:table-cell>
          <table:table-cell table:style-name="ce84" office:value-type="time" office:time-value="PT22H16M52S" calcext:value-type="time">
            <text:p>22:16:52</text:p>
          </table:table-cell>
          <table:table-cell table:style-name="ce84" table:formula="of:=-[.B395]+[.E395]" office:value-type="time" office:time-value="PT00H14M52S" calcext:value-type="time">
            <text:p>00:14:52</text:p>
          </table:table-cell>
          <table:table-cell table:style-name="ce86" table:formula="of:=SUM([.F394:.F395])" office:value-type="time" office:time-value="PT00H23M38S" calcext:value-type="time">
            <text:p>00:23:38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22H58M00S" calcext:value-type="time">
            <text:p>22:58:00</text:p>
          </table:table-cell>
          <table:table-cell table:style-name="ce65" office:value-type="date" office:date-value="2017-11-07" calcext:value-type="date">
            <text:p>11/07/17</text:p>
          </table:table-cell>
          <table:table-cell office:value-type="string" calcext:value-type="string">
            <text:p>bc</text:p>
          </table:table-cell>
          <table:table-cell table:style-name="ce84" office:value-type="time" office:time-value="PT23H02M21S" calcext:value-type="time">
            <text:p>23:02:21</text:p>
          </table:table-cell>
          <table:table-cell table:style-name="ce84" table:formula="of:=-[.B396]+[.E396]" office:value-type="time" office:time-value="PT00H04M21S" calcext:value-type="time">
            <text:p>00:04:21</text:p>
          </table:table-cell>
          <table:table-cell table:style-name="ce86" table:formula="of:=SUM([.F396:.F396])" office:value-type="time" office:time-value="PT00H04M21S" calcext:value-type="time">
            <text:p>00:04:21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5H18M00S" calcext:value-type="time">
            <text:p>15:18:00</text:p>
          </table:table-cell>
          <table:table-cell table:style-name="ce65" office:value-type="date" office:date-value="2017-11-09" calcext:value-type="date">
            <text:p>11/09/17</text:p>
          </table:table-cell>
          <table:table-cell office:value-type="string" calcext:value-type="string">
            <text:p>ksn.sh</text:p>
          </table:table-cell>
          <table:table-cell table:style-name="ce84" office:value-type="time" office:time-value="PT15H32M30S" calcext:value-type="time">
            <text:p>15:32:30</text:p>
          </table:table-cell>
          <table:table-cell table:style-name="ce84" table:formula="of:=-[.B397]+[.E397]" office:value-type="time" office:time-value="PT00H14M30S" calcext:value-type="time">
            <text:p>00:14:30</text:p>
          </table:table-cell>
          <table:table-cell table:style-name="ce86" table:formula="of:=SUM([.F397:.F397])" office:value-type="time" office:time-value="PT00H14M30S" calcext:value-type="time">
            <text:p>00:14:30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06H30M00S" calcext:value-type="time">
            <text:p>06:30:00</text:p>
          </table:table-cell>
          <table:table-cell table:style-name="ce65" office:value-type="date" office:date-value="2017-11-11" calcext:value-type="date">
            <text:p>11/11/17</text:p>
          </table:table-cell>
          <table:table-cell office:value-type="string" calcext:value-type="string">
            <text:p>mpr</text:p>
          </table:table-cell>
          <table:table-cell table:style-name="ce84" office:value-type="time" office:time-value="PT06H38M35S" calcext:value-type="time">
            <text:p>06:38:35</text:p>
          </table:table-cell>
          <table:table-cell table:style-name="ce84" table:formula="of:=-[.B398]+[.E398]" office:value-type="time" office:time-value="PT00H08M35S" calcext:value-type="time">
            <text:p>00:08:35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08H11M00S" calcext:value-type="time">
            <text:p>08:11:00</text:p>
          </table:table-cell>
          <table:table-cell table:style-name="ce65" office:value-type="date" office:date-value="2017-11-11" calcext:value-type="date">
            <text:p>11/11/17</text:p>
          </table:table-cell>
          <table:table-cell office:value-type="string" calcext:value-type="string">
            <text:p>nc</text:p>
          </table:table-cell>
          <table:table-cell table:style-name="ce84" office:value-type="time" office:time-value="PT08H16M38S" calcext:value-type="time">
            <text:p>08:16:38</text:p>
          </table:table-cell>
          <table:table-cell table:style-name="ce84" table:formula="of:=-[.B399]+[.E399]" office:value-type="time" office:time-value="PT00H05M38S" calcext:value-type="time">
            <text:p>00:05:38</text:p>
          </table:table-cell>
          <table:table-cell table:style-name="ce86" table:formula="of:=SUM([.F398:.F399])" office:value-type="time" office:time-value="PT00H14M13S" calcext:value-type="time">
            <text:p>00:14:13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6H11M00S" calcext:value-type="time">
            <text:p>16:11:00</text:p>
          </table:table-cell>
          <table:table-cell table:style-name="ce65" office:value-type="date" office:date-value="2017-11-14" calcext:value-type="date">
            <text:p>11/14/17</text:p>
          </table:table-cell>
          <table:table-cell office:value-type="string" calcext:value-type="string">
            <text:p>me</text:p>
          </table:table-cell>
          <table:table-cell table:style-name="ce84" office:value-type="time" office:time-value="PT16H12M44S" calcext:value-type="time">
            <text:p>16:12:44</text:p>
          </table:table-cell>
          <table:table-cell table:style-name="ce84" table:formula="of:=-[.B400]+[.E400]" office:value-type="time" office:time-value="PT00H01M44S" calcext:value-type="time">
            <text:p>00:01:44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84" office:value-type="time" office:time-value="PT16H23M00S" calcext:value-type="time">
            <text:p>16:23:00</text:p>
          </table:table-cell>
          <table:table-cell table:style-name="ce65" office:value-type="date" office:date-value="2017-11-14" calcext:value-type="date">
            <text:p>11/14/17</text:p>
          </table:table-cell>
          <table:table-cell office:value-type="string" calcext:value-type="string">
            <text:p>##</text:p>
          </table:table-cell>
          <table:table-cell table:style-name="ce84" office:value-type="time" office:time-value="PT16H26M30S" calcext:value-type="time">
            <text:p>16:26:30</text:p>
          </table:table-cell>
          <table:table-cell table:style-name="ce84" table:formula="of:=-[.B401]+[.E401]" office:value-type="time" office:time-value="PT00H03M30S" calcext:value-type="time">
            <text:p>00:03:30</text:p>
          </table:table-cell>
          <table:table-cell table:style-name="ce86" table:formula="of:=SUM([.F400:.F401])" office:value-type="time" office:time-value="PT00H05M14S" calcext:value-type="time">
            <text:p>00:05:14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7H10M00S" calcext:value-type="time">
            <text:p>17:10:00</text:p>
          </table:table-cell>
          <table:table-cell table:style-name="ce65" office:value-type="date" office:date-value="2017-11-15" calcext:value-type="date">
            <text:p>11/15/17</text:p>
          </table:table-cell>
          <table:table-cell office:value-type="string" calcext:value-type="string">
            <text:p>xx</text:p>
          </table:table-cell>
          <table:table-cell table:style-name="ce84" office:value-type="time" office:time-value="PT19H44M13S" calcext:value-type="time">
            <text:p>19:44:13</text:p>
          </table:table-cell>
          <table:table-cell table:style-name="ce84" table:formula="of:=-[.B402]+[.E402]" office:value-type="time" office:time-value="PT02H34M13S" calcext:value-type="time">
            <text:p>02:34:13</text:p>
          </table:table-cell>
          <table:table-cell table:style-name="ce86" table:formula="of:=SUM([.F402:.F402])" office:value-type="time" office:time-value="PT02H34M13S" calcext:value-type="time">
            <text:p>02:34:13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5H48M00S" calcext:value-type="time">
            <text:p>15:48:00</text:p>
          </table:table-cell>
          <table:table-cell table:style-name="ce65" office:value-type="date" office:date-value="2017-11-19" calcext:value-type="date">
            <text:p>11/19/17</text:p>
          </table:table-cell>
          <table:table-cell office:value-type="string" calcext:value-type="string">
            <text:p>PI update: pi_n</text:p>
          </table:table-cell>
          <table:table-cell table:style-name="ce84" office:value-type="time" office:time-value="PT16H49M00S" calcext:value-type="time">
            <text:p>16:49:00</text:p>
          </table:table-cell>
          <table:table-cell table:style-name="ce84" table:formula="of:=-[.B403]+[.E403]" office:value-type="time" office:time-value="PT01H01M00S" calcext:value-type="time">
            <text:p>01:01:00</text:p>
          </table:table-cell>
          <table:table-cell table:style-name="ce86" table:formula="of:=SUM([.F403:.F403])" office:value-type="time" office:time-value="PT01H01M00S" calcext:value-type="time">
            <text:p>01:01:00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9H00M00S" calcext:value-type="time">
            <text:p>19:00:00</text:p>
          </table:table-cell>
          <table:table-cell table:style-name="ce65" office:value-type="date" office:date-value="2017-11-20" calcext:value-type="date">
            <text:p>11/20/17</text:p>
          </table:table-cell>
          <table:table-cell office:value-type="string" calcext:value-type="string">
            <text:p>Textos_edit: <text:s/>“stick notes.odt”, “stick notes 31032016.txt”, </text:p>
          </table:table-cell>
          <table:table-cell table:style-name="ce84" office:value-type="time" office:time-value="PT19H22M00S" calcext:value-type="time">
            <text:p>19:22:00</text:p>
          </table:table-cell>
          <table:table-cell table:style-name="ce84" table:formula="of:=-[.B404]+[.E404]" office:value-type="time" office:time-value="PT00H22M00S" calcext:value-type="time">
            <text:p>00:22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9H22M00S" calcext:value-type="time">
            <text:p>19:22:00</text:p>
          </table:table-cell>
          <table:table-cell table:style-name="ce65" office:value-type="date" office:date-value="2017-11-20" calcext:value-type="date">
            <text:p>11/20/17</text:p>
          </table:table-cell>
          <table:table-cell office:value-type="string" calcext:value-type="string">
            <text:p><text:s/>“Naraku Loku”, “O justo que se julga sabio comete a injustica.odt”, </text:p>
          </table:table-cell>
          <table:table-cell table:style-name="ce84" office:value-type="time" office:time-value="PT19H30M00S" calcext:value-type="time">
            <text:p>19:30:00</text:p>
          </table:table-cell>
          <table:table-cell table:style-name="ce84" table:formula="of:=-[.B405]+[.E405]" office:value-type="time" office:time-value="PT00H08M00S" calcext:value-type="time">
            <text:p>00:08:00</text:p>
          </table:table-cell>
          <table:table-cell table:number-columns-repeated="1018"/>
        </table:table-row>
        <table:table-row table:style-name="ro1">
          <table:table-cell/>
          <table:table-cell table:style-name="ce84" office:value-type="time" office:time-value="PT19H30M00S" calcext:value-type="time">
            <text:p>19:30:00</text:p>
          </table:table-cell>
          <table:table-cell table:style-name="ce65" office:value-type="date" office:date-value="2017-11-20" calcext:value-type="date">
            <text:p>11/20/17</text:p>
          </table:table-cell>
          <table:table-cell office:value-type="string" calcext:value-type="string">
            <text:p>“01_13072015.txt”</text:p>
          </table:table-cell>
          <table:table-cell table:style-name="ce84" office:value-type="time" office:time-value="PT19H47M00S" calcext:value-type="time">
            <text:p>19:47:00</text:p>
          </table:table-cell>
          <table:table-cell table:style-name="ce84" table:formula="of:=-[.B406]+[.E406]" office:value-type="time" office:time-value="PT00H17M00S" calcext:value-type="time">
            <text:p>00:17:00</text:p>
          </table:table-cell>
          <table:table-cell table:style-name="ce86" table:formula="of:=SUM([.F404:.F406])" office:value-type="time" office:time-value="PT00H47M00S" calcext:value-type="time">
            <text:p>00:47:00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6H32M00S" calcext:value-type="time">
            <text:p>16:32:00</text:p>
          </table:table-cell>
          <table:table-cell table:style-name="ce65" office:value-type="date" office:date-value="2017-11-23" calcext:value-type="date">
            <text:p>11/23/17</text:p>
          </table:table-cell>
          <table:table-cell office:value-type="string" calcext:value-type="string">
            <text:p>imn</text:p>
          </table:table-cell>
          <table:table-cell table:style-name="ce84" office:value-type="time" office:time-value="PT16H34M29S" calcext:value-type="time">
            <text:p>16:34:29</text:p>
          </table:table-cell>
          <table:table-cell table:style-name="ce84" table:formula="of:=-[.B407]+[.E407]" office:value-type="time" office:time-value="PT00H02M29S" calcext:value-type="time">
            <text:p>00:02:29</text:p>
          </table:table-cell>
          <table:table-cell table:style-name="ce86" table:formula="of:=SUM([.F407:.F407])" office:value-type="time" office:time-value="PT00H02M29S" calcext:value-type="time">
            <text:p>00:02:29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7H10M00S" calcext:value-type="time">
            <text:p>17:10:00</text:p>
          </table:table-cell>
          <table:table-cell table:style-name="ce65" office:value-type="date" office:date-value="2017-11-25" calcext:value-type="date">
            <text:p>11/25/17</text:p>
          </table:table-cell>
          <table:table-cell office:value-type="string" calcext:value-type="string">
            <text:p>fsw</text:p>
          </table:table-cell>
          <table:table-cell table:style-name="ce84" office:value-type="time" office:time-value="PT17H11M33S" calcext:value-type="time">
            <text:p>17:11:33</text:p>
          </table:table-cell>
          <table:table-cell table:style-name="ce84" table:formula="of:=-[.B408]+[.E408]" office:value-type="time" office:time-value="PT00H01M33S" calcext:value-type="time">
            <text:p>00:01:33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17H51M17S" calcext:value-type="time">
            <text:p>17:51:17</text:p>
          </table:table-cell>
          <table:table-cell table:style-name="ce65" office:value-type="date" office:date-value="2017-11-25" calcext:value-type="date">
            <text:p>11/25/17</text:p>
          </table:table-cell>
          <table:table-cell office:value-type="string" calcext:value-type="string">
            <text:p>!</text:p>
          </table:table-cell>
          <table:table-cell table:style-name="ce84" office:value-type="time" office:time-value="PT17H51M58S" calcext:value-type="time">
            <text:p>17:51:58</text:p>
          </table:table-cell>
          <table:table-cell table:style-name="ce84" table:formula="of:=-[.B409]+[.E409]" office:value-type="time" office:time-value="PT00H00M41S" calcext:value-type="time">
            <text:p>00:00:41</text:p>
          </table:table-cell>
          <table:table-cell table:style-name="ce86" table:formula="of:=SUM([.F408:.F409])" office:value-type="time" office:time-value="PT00H02M14S" calcext:value-type="time">
            <text:p>00:02:14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2H55M00S" calcext:value-type="time">
            <text:p>12:55:00</text:p>
          </table:table-cell>
          <table:table-cell table:style-name="ce65" office:value-type="date" office:date-value="2017-11-26" calcext:value-type="date">
            <text:p>11/26/17</text:p>
          </table:table-cell>
          <table:table-cell office:value-type="string" calcext:value-type="string">
            <text:p>Pi Update: Version 4.0</text:p>
          </table:table-cell>
          <table:table-cell table:style-name="ce84" office:value-type="time" office:time-value="PT13H30M00S" calcext:value-type="time">
            <text:p>13:30:00</text:p>
          </table:table-cell>
          <table:table-cell table:style-name="ce84" table:formula="of:=-[.B410]+[.E410]" office:value-type="time" office:time-value="PT00H35M00S" calcext:value-type="time">
            <text:p>00:35:00</text:p>
          </table:table-cell>
          <table:table-cell table:style-name="ce86" table:formula="of:=SUM([.F410:.F410])" office:value-type="time" office:time-value="PT00H35M00S" calcext:value-type="time">
            <text:p>00:35: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391:.F403])" office:value-type="time" office:time-value="PT05H24M53S" calcext:value-type="time">
            <text:p>05:24:53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13" calcext:value-type="float">
            <text:p>13</text:p>
          </table:table-cell>
          <table:table-cell table:style-name="ce99" office:value-type="date" office:date-value="2017-11-01" calcext:value-type="date">
            <text:p>11/01/17</text:p>
          </table:table-cell>
          <table:table-cell table:style-name="ce99" office:value-type="date" office:date-value="2017-11-10" calcext:value-type="date">
            <text:p>11/10/17</text:p>
          </table:table-cell>
          <table:table-cell table:style-name="ce99" office:value-type="date" office:date-value="2017-11-17" calcext:value-type="date">
            <text:p>11/17/17</text:p>
          </table:table-cell>
          <table:table-cell table:style-name="ce99" office:value-type="date" office:date-value="2017-11-24" calcext:value-type="date">
            <text:p>11/24/17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413]/[.K413])" office:value-type="time" office:time-value="PT00H24M59.461538462S" calcext:value-type="time">
            <text:p>00:24:59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17" calcext:value-type="float">
            <text:p>17</text:p>
          </table:table-cell>
          <table:table-cell table:style-name="ce99" office:value-type="date" office:date-value="2017-11-04" calcext:value-type="date">
            <text:p>11/04/17</text:p>
          </table:table-cell>
          <table:table-cell table:style-name="ce99" office:value-type="date" office:date-value="2017-11-12" calcext:value-type="date">
            <text:p>11/12/17</text:p>
          </table:table-cell>
          <table:table-cell table:style-name="ce99" office:value-type="date" office:date-value="2017-11-18" calcext:value-type="date">
            <text:p>11/18/17</text:p>
          </table:table-cell>
          <table:table-cell table:style-name="ce99" office:value-type="date" office:date-value="2017-11-27" calcext:value-type="date">
            <text:p>11/27/17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99" office:value-type="date" office:date-value="2017-11-05" calcext:value-type="date">
            <text:p>11/05/17</text:p>
          </table:table-cell>
          <table:table-cell table:style-name="ce99" office:value-type="date" office:date-value="2017-11-13" calcext:value-type="date">
            <text:p>11/13/17</text:p>
          </table:table-cell>
          <table:table-cell table:style-name="ce107" office:value-type="date" office:date-value="2017-11-21" calcext:value-type="date">
            <text:p>11/21/17</text:p>
          </table:table-cell>
          <table:table-cell table:style-name="ce99" office:value-type="date" office:date-value="2017-11-28" calcext:value-type="date">
            <text:p>11/28/17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99" office:value-type="date" office:date-value="2017-11-08" calcext:value-type="date">
            <text:p>11/08/17</text:p>
          </table:table-cell>
          <table:table-cell table:style-name="ce99" office:value-type="date" office:date-value="2017-11-16" calcext:value-type="date">
            <text:p>11/16/17</text:p>
          </table:table-cell>
          <table:table-cell table:style-name="ce99" office:value-type="date" office:date-value="2017-11-22" calcext:value-type="date">
            <text:p>11/22/17</text:p>
          </table:table-cell>
          <table:table-cell table:style-name="ce99" office:value-type="date" office:date-value="2017-11-29" calcext:value-type="date">
            <text:p>11/29/17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99"/>
          <table:table-cell/>
          <table:table-cell table:style-name="ce99" office:value-type="date" office:date-value="2017-11-30" calcext:value-type="date">
            <text:p>11/30/17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+[.G259]+[.G289]+[.G335]+[.G380]+[.G413])" office:value-type="time" office:time-value="PT268H32M31S" calcext:value-type="time">
            <text:p>268:32:31</text:p>
          </table:table-cell>
          <table:table-cell/>
          <table:table-cell table:style-name="ce99"/>
          <table:table-cell table:number-columns-repeated="1011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+[.K259]+[.K289]+[.K335]+[.K380]+[.K413])" office:value-type="float" office:value="186" calcext:value-type="float">
            <text:p>186</text:p>
          </table:table-cell>
          <table:table-cell/>
          <table:table-cell table:style-name="ce99"/>
          <table:table-cell table:number-columns-repeated="1011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418]/[.K419])" office:value-type="time" office:time-value="PT01H26M37.586021505S" calcext:value-type="time">
            <text:p>01:26:38</text:p>
          </table:table-cell>
          <table:table-cell/>
          <table:table-cell table:style-name="ce99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pause</text:p>
          </table:table-cell>
          <table:table-cell table:style-name="ce24" office:value-type="string" calcext:value-type="string">
            <text:p>work time</text:p>
          </table:table-cell>
          <table:table-cell table:style-name="ce13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84" office:value-type="time" office:time-value="PT13H32M00S" calcext:value-type="time">
            <text:p>13:32:00</text:p>
          </table:table-cell>
          <table:table-cell table:style-name="ce65" office:value-type="date" office:date-value="2017-12-07" calcext:value-type="date">
            <text:p>12/07/17</text:p>
          </table:table-cell>
          <table:table-cell office:value-type="string" calcext:value-type="string">
            <text:p>tptd</text:p>
          </table:table-cell>
          <table:table-cell table:style-name="ce84" office:value-type="time" office:time-value="PT13H48M00S" calcext:value-type="time">
            <text:p>13:48:00</text:p>
          </table:table-cell>
          <table:table-cell table:style-name="ce84" office:value-type="time" office:time-value="PT00H16M00S" calcext:value-type="time">
            <text:p>00:16:00</text:p>
          </table:table-cell>
          <table:table-cell table:style-name="ce86" table:formula="of:=SUM([.F424:.F424])" office:value-type="time" office:time-value="PT00H16M00S" calcext:value-type="time">
            <text:p>00:16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01H42M00S" calcext:value-type="time">
            <text:p>01:42:00</text:p>
          </table:table-cell>
          <table:table-cell table:style-name="ce65" office:value-type="date" office:date-value="2017-12-08" calcext:value-type="date">
            <text:p>12/08/17</text:p>
          </table:table-cell>
          <table:table-cell office:value-type="string" calcext:value-type="string">
            <text:p>x</text:p>
          </table:table-cell>
          <table:table-cell table:style-name="ce84" office:value-type="time" office:time-value="PT02H43M00S" calcext:value-type="time">
            <text:p>02:43:00</text:p>
          </table:table-cell>
          <table:table-cell table:style-name="ce84" table:formula="of:=-[.B425]+[.E425]" office:value-type="time" office:time-value="PT01H01M00S" calcext:value-type="time">
            <text:p>01:01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02H55M00S" calcext:value-type="time">
            <text:p>02:55:00</text:p>
          </table:table-cell>
          <table:table-cell table:style-name="ce65" office:value-type="date" office:date-value="2017-12-08" calcext:value-type="date">
            <text:p>12/08/17</text:p>
          </table:table-cell>
          <table:table-cell office:value-type="string" calcext:value-type="string">
            <text:p>nird</text:p>
          </table:table-cell>
          <table:table-cell table:style-name="ce84" office:value-type="time" office:time-value="PT03H03M00S" calcext:value-type="time">
            <text:p>03:03:00</text:p>
          </table:table-cell>
          <table:table-cell table:style-name="ce84" table:formula="of:=-[.B426]+[.E426]" office:value-type="time" office:time-value="PT00H08M00S" calcext:value-type="time">
            <text:p>00:08:00</text:p>
          </table:table-cell>
          <table:table-cell table:style-name="ce86" table:formula="of:=SUM([.F425:.F426])" office:value-type="time" office:time-value="PT01H09M00S" calcext:value-type="time">
            <text:p>01:0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22H13M00S" calcext:value-type="time">
            <text:p>22:13:00</text:p>
          </table:table-cell>
          <table:table-cell table:style-name="ce65" office:value-type="date" office:date-value="2017-12-11" calcext:value-type="date">
            <text:p>12/11/17</text:p>
          </table:table-cell>
          <table:table-cell office:value-type="string" calcext:value-type="string">
            <text:p>np</text:p>
          </table:table-cell>
          <table:table-cell table:style-name="ce84" office:value-type="time" office:time-value="PT22H13M00S" calcext:value-type="time">
            <text:p>22:13:00</text:p>
          </table:table-cell>
          <table:table-cell table:style-name="ce84" table:formula="of:=-[.B427]+[.E427]" office:value-type="time" office:time-value="PT00H00M00S" calcext:value-type="time">
            <text:p>00:00:00</text:p>
          </table:table-cell>
          <table:table-cell table:style-name="ce86" table:formula="of:=SUM([.F427:.F427])" office:value-type="time" office:time-value="PT00H00M00S" calcext:value-type="time">
            <text:p>00:00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00H01M00S" calcext:value-type="time">
            <text:p>00:01:00</text:p>
          </table:table-cell>
          <table:table-cell table:style-name="ce65" office:value-type="date" office:date-value="2017-12-12" calcext:value-type="date">
            <text:p>12/12/17</text:p>
          </table:table-cell>
          <table:table-cell office:value-type="string" calcext:value-type="string">
            <text:p>emc.cpp, emc</text:p>
          </table:table-cell>
          <table:table-cell table:style-name="ce84" office:value-type="time" office:time-value="PT00H17M00S" calcext:value-type="time">
            <text:p>00:17:00</text:p>
          </table:table-cell>
          <table:table-cell table:style-name="ce84" table:formula="of:=-[.B428]+[.E428]" office:value-type="time" office:time-value="PT00H16M00S" calcext:value-type="time">
            <text:p>00:16:00</text:p>
          </table:table-cell>
          <table:table-cell table:style-name="ce86" table:formula="of:=SUM([.F428:.F428])" office:value-type="time" office:time-value="PT00H16M00S" calcext:value-type="time">
            <text:p>00:16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23H06M00S" calcext:value-type="time">
            <text:p>23:06:00</text:p>
          </table:table-cell>
          <table:table-cell table:style-name="ce65" office:value-type="date" office:date-value="2017-12-14" calcext:value-type="date">
            <text:p>12/14/17</text:p>
          </table:table-cell>
          <table:table-cell office:value-type="string" calcext:value-type="string">
            <text:p>swx</text:p>
          </table:table-cell>
          <table:table-cell table:style-name="ce84" office:value-type="time" office:time-value="PT23H28M00S" calcext:value-type="time">
            <text:p>23:28:00</text:p>
          </table:table-cell>
          <table:table-cell table:style-name="ce84" table:formula="of:=-[.B429]+[.E429]" office:value-type="time" office:time-value="PT00H22M00S" calcext:value-type="time">
            <text:p>00:22:00</text:p>
          </table:table-cell>
          <table:table-cell table:style-name="ce86" table:formula="of:=SUM([.F429:.F429])" office:value-type="time" office:time-value="PT00H22M00S" calcext:value-type="time">
            <text:p>00:22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5H51M00S" calcext:value-type="time">
            <text:p>15:51:00</text:p>
          </table:table-cell>
          <table:table-cell table:style-name="ce65" office:value-type="date" office:date-value="2017-12-17" calcext:value-type="date">
            <text:p>12/17/17</text:p>
          </table:table-cell>
          <table:table-cell office:value-type="string" calcext:value-type="string">
            <text:p>artnxfy8.html</text:p>
          </table:table-cell>
          <table:table-cell table:style-name="ce84" office:value-type="time" office:time-value="PT16H12M00S" calcext:value-type="time">
            <text:p>16:12:00</text:p>
          </table:table-cell>
          <table:table-cell table:style-name="ce84" table:formula="of:=-[.B430]+[.E430]" office:value-type="time" office:time-value="PT00H21M00S" calcext:value-type="time">
            <text:p>00:21:00</text:p>
          </table:table-cell>
          <table:table-cell table:style-name="ce86" table:formula="of:=SUM([.F430:.F430])" office:value-type="time" office:time-value="PT00H21M00S" calcext:value-type="time">
            <text:p>00:2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5H00M00S" calcext:value-type="time">
            <text:p>15:00:00</text:p>
          </table:table-cell>
          <table:table-cell table:style-name="ce65" office:value-type="date" office:date-value="2017-12-18" calcext:value-type="date">
            <text:p>12/18/17</text:p>
          </table:table-cell>
          <table:table-cell office:value-type="string" calcext:value-type="string">
            <text:p>wk.cpp, wk</text:p>
          </table:table-cell>
          <table:table-cell table:style-name="ce84" office:value-type="time" office:time-value="PT15H33M00S" calcext:value-type="time">
            <text:p>15:33:00</text:p>
          </table:table-cell>
          <table:table-cell table:style-name="ce84" table:formula="of:=-[.B431]+[.E431]" office:value-type="time" office:time-value="PT00H33M00S" calcext:value-type="time">
            <text:p>00:33:00</text:p>
          </table:table-cell>
          <table:table-cell table:style-name="ce86" table:formula="of:=SUM([.F431:.F431])" office:value-type="time" office:time-value="PT00H33M00S" calcext:value-type="time">
            <text:p>00:33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2H59M00S" calcext:value-type="time">
            <text:p>12:59:00</text:p>
          </table:table-cell>
          <table:table-cell table:style-name="ce65" office:value-type="date" office:date-value="2017-12-20" calcext:value-type="date">
            <text:p>12/20/17</text:p>
          </table:table-cell>
          <table:table-cell office:value-type="string" calcext:value-type="string">
            <text:p>life.cpp</text:p>
          </table:table-cell>
          <table:table-cell table:style-name="ce84" office:value-type="time" office:time-value="PT13H19M00S" calcext:value-type="time">
            <text:p>13:19:00</text:p>
          </table:table-cell>
          <table:table-cell table:style-name="ce84" table:formula="of:=-[.B432]+[.E432]" office:value-type="time" office:time-value="PT00H20M00S" calcext:value-type="time">
            <text:p>00:20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1H52M00S" calcext:value-type="time">
            <text:p>21:52:00</text:p>
          </table:table-cell>
          <table:table-cell table:style-name="ce65" office:value-type="date" office:date-value="2017-12-20" calcext:value-type="date">
            <text:p>12/20/17</text:p>
          </table:table-cell>
          <table:table-cell office:value-type="string" calcext:value-type="string">
            <text:p>Pi Update: nxfy8</text:p>
          </table:table-cell>
          <table:table-cell table:style-name="ce84" office:value-type="time" office:time-value="PT22H53M00S" calcext:value-type="time">
            <text:p>22:53:00</text:p>
          </table:table-cell>
          <table:table-cell table:style-name="ce84" table:formula="of:=-[.B433]+[.E433]" office:value-type="time" office:time-value="PT01H01M00S" calcext:value-type="time">
            <text:p>01:01:00</text:p>
          </table:table-cell>
          <table:table-cell table:style-name="ce86" table:formula="of:=SUM([.F432:.F433])" office:value-type="time" office:time-value="PT01H21M00S" calcext:value-type="time">
            <text:p>01:21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02H58M00S" calcext:value-type="time">
            <text:p>02:58:00</text:p>
          </table:table-cell>
          <table:table-cell table:style-name="ce65" office:value-type="date" office:date-value="2017-12-24" calcext:value-type="date">
            <text:p>12/24/17</text:p>
          </table:table-cell>
          <table:table-cell office:value-type="string" calcext:value-type="string">
            <text:p>Pi review: artnxfy8 0.1</text:p>
          </table:table-cell>
          <table:table-cell table:style-name="ce84" office:value-type="time" office:time-value="PT03H32M00S" calcext:value-type="time">
            <text:p>03:32:00</text:p>
          </table:table-cell>
          <table:table-cell table:style-name="ce84" table:formula="of:=-[.B434]+[.E434]" office:value-type="time" office:time-value="PT00H34M00S" calcext:value-type="time">
            <text:p>00:34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03H55M00S" calcext:value-type="time">
            <text:p>03:55:00</text:p>
          </table:table-cell>
          <table:table-cell table:style-name="ce65" office:value-type="date" office:date-value="2017-12-24" calcext:value-type="date">
            <text:p>12/24/17</text:p>
          </table:table-cell>
          <table:table-cell office:value-type="string" calcext:value-type="string">
            <text:p>cbs.sh, cbs_txt-dir</text:p>
          </table:table-cell>
          <table:table-cell table:style-name="ce84" office:value-type="time" office:time-value="PT03H59M00S" calcext:value-type="time">
            <text:p>03:59:00</text:p>
          </table:table-cell>
          <table:table-cell table:style-name="ce84" table:formula="of:=-[.B435]+[.E435]" office:value-type="time" office:time-value="PT00H04M00S" calcext:value-type="time">
            <text:p>00:04:00</text:p>
          </table:table-cell>
          <table:table-cell table:style-name="ce86" table:formula="of:=SUM([.F434:.F435])" office:value-type="time" office:time-value="PT00H38M00S" calcext:value-type="time">
            <text:p>00:38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3H27M00S" calcext:value-type="time">
            <text:p>13:27:00</text:p>
          </table:table-cell>
          <table:table-cell table:style-name="ce65" office:value-type="date" office:date-value="2017-12-26" calcext:value-type="date">
            <text:p>12/26/17</text:p>
          </table:table-cell>
          <table:table-cell office:value-type="string" calcext:value-type="string">
            <text:p>mfg</text:p>
          </table:table-cell>
          <table:table-cell table:style-name="ce84" office:value-type="time" office:time-value="PT13H43M00S" calcext:value-type="time">
            <text:p>13:43:00</text:p>
          </table:table-cell>
          <table:table-cell table:style-name="ce84" table:formula="of:=-[.B436]+[.E436]" office:value-type="time" office:time-value="PT00H16M00S" calcext:value-type="time">
            <text:p>00:16:00</text:p>
          </table:table-cell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 office:value-type="time" office:time-value="PT22H31M00S" calcext:value-type="time">
            <text:p>22:31:00</text:p>
          </table:table-cell>
          <table:table-cell table:style-name="ce65" office:value-type="date" office:date-value="2017-12-26" calcext:value-type="date">
            <text:p>12/26/17</text:p>
          </table:table-cell>
          <table:table-cell office:value-type="string" calcext:value-type="string">
            <text:p>ci</text:p>
          </table:table-cell>
          <table:table-cell table:style-name="ce84" office:value-type="time" office:time-value="PT22H43M00S" calcext:value-type="time">
            <text:p>22:43:00</text:p>
          </table:table-cell>
          <table:table-cell table:style-name="ce84" table:formula="of:=-[.B437]+[.E437]" office:value-type="time" office:time-value="PT00H12M00S" calcext:value-type="time">
            <text:p>00:12:00</text:p>
          </table:table-cell>
          <table:table-cell table:style-name="ce86" table:formula="of:=SUM([.F436:.F437])" office:value-type="time" office:time-value="PT00H28M00S" calcext:value-type="time">
            <text:p>00:28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84" office:value-type="time" office:time-value="PT13H07M00S" calcext:value-type="time">
            <text:p>13:07:00</text:p>
          </table:table-cell>
          <table:table-cell table:style-name="ce65" office:value-type="date" office:date-value="2017-12-30" calcext:value-type="date">
            <text:p>12/30/17</text:p>
          </table:table-cell>
          <table:table-cell office:value-type="string" calcext:value-type="string">
            <text:p>Pi Update: ug, artnxfy8 0.2</text:p>
          </table:table-cell>
          <table:table-cell table:style-name="ce84" office:value-type="time" office:time-value="PT14H05M00S" calcext:value-type="time">
            <text:p>14:05:00</text:p>
          </table:table-cell>
          <table:table-cell table:style-name="ce84" table:formula="of:=-[.B438]+[.E438]" office:value-type="time" office:time-value="PT00H58M00S" calcext:value-type="time">
            <text:p>00:58:00</text:p>
          </table:table-cell>
          <table:table-cell table:style-name="ce86" table:formula="of:=SUM([.F438:.F438])" office:value-type="time" office:time-value="PT00H58M00S" calcext:value-type="time">
            <text:p>00:58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 table:number-rows-repeated="3">
          <table:table-cell/>
          <table:table-cell table:style-name="ce84"/>
          <table:table-cell table:style-name="ce65"/>
          <table:table-cell/>
          <table:table-cell table:style-name="ce84" table:number-columns-repeated="2"/>
          <table:table-cell table:style-name="ce86"/>
          <table:table-cell table:number-columns-repeated="1017"/>
        </table:table-row>
        <table:table-row table:style-name="ro1">
          <table:table-cell/>
          <table:table-cell table:style-name="ce84"/>
          <table:table-cell table:style-name="ce65"/>
          <table:table-cell/>
          <table:table-cell table:style-name="ce84" table:number-columns-repeated="2"/>
          <table:table-cell table:number-columns-repeated="1018"/>
        </table:table-row>
        <table:table-row table:style-name="ro1" table:number-rows-repeated="5">
          <table:table-cell/>
          <table:table-cell table:style-name="ce84"/>
          <table:table-cell table:style-name="ce65"/>
          <table:table-cell/>
          <table:table-cell table:style-name="ce84" table:number-columns-repeated="2"/>
          <table:table-cell table:style-name="ce86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8" office:value-type="string" calcext:value-type="string" table:number-columns-spanned="2" table:number-rows-spanned="1">
            <text:p>Month Total = </text:p>
          </table:table-cell>
          <table:covered-table-cell table:style-name="ce88"/>
          <table:table-cell table:style-name="ce93" table:formula="of:=SUM([.F424:.F440])" office:value-type="time" office:time-value="PT06H22M00S" calcext:value-type="time">
            <text:p>06:22:00</text:p>
          </table:table-cell>
          <table:table-cell table:number-columns-repeated="2"/>
          <table:table-cell table:style-name="ce88" office:value-type="string" calcext:value-type="string">
            <text:p>Days in:</text:p>
          </table:table-cell>
          <table:table-cell table:style-name="ce25" office:value-type="float" office:value="11" calcext:value-type="float">
            <text:p>11</text:p>
          </table:table-cell>
          <table:table-cell table:style-name="ce99" office:value-type="date" office:date-value="2017-12-01" calcext:value-type="date">
            <text:p>12/01/17</text:p>
          </table:table-cell>
          <table:table-cell table:style-name="ce99" office:value-type="date" office:date-value="2017-12-05" calcext:value-type="date">
            <text:p>12/05/17</text:p>
          </table:table-cell>
          <table:table-cell table:style-name="ce99" office:value-type="date" office:date-value="2017-12-21" calcext:value-type="date">
            <text:p>12/21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88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91" table:formula="of:=SUM([.G450]/[.K450])" office:value-type="time" office:time-value="PT00H34M43.636363636S" calcext:value-type="time">
            <text:p>00:34:44</text:p>
          </table:table-cell>
          <table:table-cell table:number-columns-repeated="2"/>
          <table:table-cell table:style-name="ce88" office:value-type="string" calcext:value-type="string">
            <text:p>Days off:</text:p>
          </table:table-cell>
          <table:table-cell table:style-name="ce74" office:value-type="float" office:value="20" calcext:value-type="float">
            <text:p>20</text:p>
          </table:table-cell>
          <table:table-cell table:style-name="ce99" office:value-type="date" office:date-value="2017-12-02" calcext:value-type="date">
            <text:p>12/02/17</text:p>
          </table:table-cell>
          <table:table-cell table:style-name="ce103" office:value-type="date" office:date-value="2017-12-06" calcext:value-type="date">
            <text:p>12/06/17</text:p>
          </table:table-cell>
          <table:table-cell table:style-name="ce99" office:value-type="date" office:date-value="2017-12-22" calcext:value-type="date">
            <text:p>12/22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99" office:value-type="date" office:date-value="2017-12-03" calcext:value-type="date">
            <text:p>12/03/17</text:p>
          </table:table-cell>
          <table:table-cell table:style-name="ce99" office:value-type="date" office:date-value="2017-12-09" calcext:value-type="date">
            <text:p>12/09/17</text:p>
          </table:table-cell>
          <table:table-cell table:style-name="ce107" office:value-type="date" office:date-value="2017-12-23" calcext:value-type="date">
            <text:p>12/23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103" office:value-type="date" office:date-value="2017-12-04" calcext:value-type="date">
            <text:p>12/04/17</text:p>
          </table:table-cell>
          <table:table-cell table:style-name="ce99" office:value-type="date" office:date-value="2017-12-10" calcext:value-type="date">
            <text:p>12/10/17</text:p>
          </table:table-cell>
          <table:table-cell table:style-name="ce99" office:value-type="date" office:date-value="2017-12-25" calcext:value-type="date">
            <text:p>12/25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99" office:value-type="date" office:date-value="2017-12-13" calcext:value-type="date">
            <text:p>12/13/17</text:p>
          </table:table-cell>
          <table:table-cell table:style-name="ce99" office:value-type="date" office:date-value="2017-12-27" calcext:value-type="date">
            <text:p>12/27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8" office:value-type="string" calcext:value-type="string">
            <text:p>Pi total = </text:p>
          </table:table-cell>
          <table:table-cell table:style-name="ce100" table:formula="of:=SUM([.G70]+[.G103]+[.G142]+[.G191]+[.G223]+[.G259]+[.G289]+[.G335]+[.G380]+[.G413])" office:value-type="time" office:time-value="PT268H32M31S" calcext:value-type="time">
            <text:p>268:32:31</text:p>
          </table:table-cell>
          <table:table-cell/>
          <table:table-cell table:style-name="ce99" office:value-type="date" office:date-value="2017-12-15" calcext:value-type="date">
            <text:p>12/15/17</text:p>
          </table:table-cell>
          <table:table-cell table:style-name="ce99" office:value-type="date" office:date-value="2017-12-28" calcext:value-type="date">
            <text:p>12/28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8" office:value-type="string" calcext:value-type="string">
            <text:p>Days in = </text:p>
          </table:table-cell>
          <table:table-cell table:style-name="ce101" table:formula="of:=SUM([.K70]+[.K80]+[.K142]+[.K191]+[.K223]+[.K259]+[.K289]+[.K335]+[.K380]+[.K413]+[.K450])" office:value-type="float" office:value="197" calcext:value-type="float">
            <text:p>197</text:p>
          </table:table-cell>
          <table:table-cell/>
          <table:table-cell table:style-name="ce99" office:value-type="date" office:date-value="2017-12-16" calcext:value-type="date">
            <text:p>12/16/17</text:p>
          </table:table-cell>
          <table:table-cell table:style-name="ce99" office:value-type="date" office:date-value="2017-12-29" calcext:value-type="date">
            <text:p>12/29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8" office:value-type="string" calcext:value-type="string">
            <text:p>Daily avg = </text:p>
          </table:table-cell>
          <table:table-cell table:style-name="ce91" table:formula="of:=SUM([.K455]/[.K456])" office:value-type="time" office:time-value="PT01H21M47.365482234S" calcext:value-type="time">
            <text:p>01:21:47</text:p>
          </table:table-cell>
          <table:table-cell/>
          <table:table-cell table:style-name="ce99" office:value-type="date" office:date-value="2017-12-19" calcext:value-type="date">
            <text:p>12/19/17</text:p>
          </table:table-cell>
          <table:table-cell table:style-name="ce99" office:value-type="date" office:date-value="2017-12-31" calcext:value-type="date">
            <text:p>12/31/17</text:p>
          </table:table-cell>
          <table:table-cell table:number-columns-repeated="1010"/>
        </table:table-row>
        <table:table-row table:style-name="ro1" table:number-rows-repeated="1048052">
          <table:table-cell table:number-columns-repeated="1024"/>
        </table:table-row>
        <table:table-row table:style-name="ro1">
          <table:table-cell table:number-columns-repeated="6"/>
          <table:table-cell table:style-name="ce86" table:formula="of:=SUM([.F1048509:.F104857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65">
          <table:table-cell table:number-columns-repeated="6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6"/>
          <table:table-cell table:number-columns-repeated="1017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5"/>
        <table:table-column table:style-name="co26" table:number-columns-repeated="2" table:default-cell-style-name="ce25"/>
        <table:table-column table:style-name="co27" table:default-cell-style-name="ce25"/>
        <table:table-column table:style-name="co13" table:number-columns-repeated="3" table:default-cell-style-name="ce25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Estimated Time(h/m)</text:p>
          </table:table-cell>
          <table:covered-table-cell table:style-name="ce23"/>
          <table:table-cell table:style-name="ce23" office:value-type="string" calcext:value-type="string">
            <text:p>Start Date</text:p>
          </table:table-cell>
          <table:table-cell table:style-name="ce23" office:value-type="string" calcext:value-type="string">
            <text:p>Last visit</text:p>
          </table:table-cell>
          <table:table-cell table:style-name="ce23" office:value-type="string" calcext:value-type="string">
            <text:p>Progress</text:p>
          </table:table-cell>
          <table:table-cell table:style-name="ce23" office:value-type="string" calcext:value-type="string">
            <text:p>Left</text:p>
          </table:table-cell>
          <table:table-cell table:style-name="ce23" office:value-type="string" calcext:value-type="string">
            <text:p>Left Avg</text:p>
          </table:table-cell>
          <table:table-cell table:style-name="ce23" office:value-type="string" calcext:value-type="string" table:number-columns-spanned="2" table:number-rows-spanned="1">
            <text:p>Done</text:p>
          </table:table-cell>
          <table:covered-table-cell table:style-name="ce23"/>
          <table:table-cell table:style-name="ce54" table:number-columns-repeated="1014"/>
        </table:table-row>
        <table:table-row table:style-name="ro1">
          <table:table-cell table:style-name="ce41" office:value-type="string" calcext:value-type="string">
            <text:p>Python</text:p>
          </table:table-cell>
          <table:table-cell table:style-name="ce18" office:value-type="float" office:value="5" calcext:value-type="float">
            <text:p>5</text:p>
          </table:table-cell>
          <table:table-cell table:style-name="ce52" table:formula="of:=[.B2]*60" office:value-type="float" office:value="300" calcext:value-type="float">
            <text:p>300</text:p>
          </table:table-cell>
          <table:table-cell table:style-name="ce41" office:value-type="string" calcext:value-type="string">
            <text:p>----</text:p>
          </table:table-cell>
          <table:table-cell table:style-name="ce49" office:value-type="date" office:date-value="2016-12-29" calcext:value-type="date">
            <text:p>12/29/16</text:p>
          </table:table-cell>
          <table:table-cell table:style-name="ce113" office:value-type="percentage" office:value="1" calcext:value-type="percentage">
            <text:p>100.00%</text:p>
          </table:table-cell>
          <table:table-cell table:style-name="ce41" table:formula="of:=SUM(([.C2])-([.C2]*[.F2]))" office:value-type="float" office:value="0" calcext:value-type="float">
            <text:p>0</text:p>
          </table:table-cell>
          <table:table-cell table:style-name="ce41" table:formula="of:=SUM([.G2]*4/60)" office:value-type="float" office:value="0" calcext:value-type="float">
            <text:p>0</text:p>
          </table:table-cell>
          <table:table-cell table:style-name="ce42" table:formula="of:=SUM([.J2]/60)" office:value-type="float" office:value="5" calcext:value-type="float">
            <text:p>5</text:p>
          </table:table-cell>
          <table:table-cell table:style-name="ce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Git</text:p>
          </table:table-cell>
          <table:table-cell table:style-name="ce19" office:value-type="float" office:value="2" calcext:value-type="float">
            <text:p>2</text:p>
          </table:table-cell>
          <table:table-cell table:style-name="ce32" table:formula="of:=[.B3]*60" office:value-type="float" office:value="120" calcext:value-type="float">
            <text:p>120</text:p>
          </table:table-cell>
          <table:table-cell table:style-name="ce42" office:value-type="string" calcext:value-type="string">
            <text:p>----</text:p>
          </table:table-cell>
          <table:table-cell table:style-name="ce50" office:value-type="date" office:date-value="2017-02-02" calcext:value-type="date">
            <text:p>02/02/17</text:p>
          </table:table-cell>
          <table:table-cell table:style-name="ce114" office:value-type="percentage" office:value="0.25" calcext:value-type="percentage">
            <text:p>25.00%</text:p>
          </table:table-cell>
          <table:table-cell table:style-name="ce42" table:formula="of:=SUM(([.C3])-([.C3]*[.F3]))" office:value-type="float" office:value="90" calcext:value-type="float">
            <text:p>90</text:p>
          </table:table-cell>
          <table:table-cell table:style-name="ce42" table:formula="of:=SUM([.G3]*4/60)" office:value-type="float" office:value="6" calcext:value-type="float">
            <text:p>6</text:p>
          </table:table-cell>
          <table:table-cell table:style-name="ce42" table:formula="of:=SUM([.J3]/60)" office:value-type="float" office:value="0.5" calcext:value-type="float">
            <text:p>0.5</text:p>
          </table:table-cell>
          <table:table-cell table:style-name="ce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JavaScript</text:p>
          </table:table-cell>
          <table:table-cell table:style-name="ce19" office:value-type="float" office:value="10" calcext:value-type="float">
            <text:p>10</text:p>
          </table:table-cell>
          <table:table-cell table:style-name="ce32" table:formula="of:=[.B4]*60" office:value-type="float" office:value="600" calcext:value-type="float">
            <text:p>6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4" office:value-type="percentage" office:value="0.31" calcext:value-type="percentage">
            <text:p>31.00%</text:p>
          </table:table-cell>
          <table:table-cell table:style-name="ce42" table:formula="of:=SUM(([.C4])-([.C4]*[.F4]))" office:value-type="float" office:value="414" calcext:value-type="float">
            <text:p>414</text:p>
          </table:table-cell>
          <table:table-cell table:style-name="ce42" table:formula="of:=SUM([.G4]*4/60)" office:value-type="float" office:value="27.6" calcext:value-type="float">
            <text:p>27.6</text:p>
          </table:table-cell>
          <table:table-cell table:style-name="ce42" table:formula="of:=SUM([.J4]/60)" office:value-type="float" office:value="3.1" calcext:value-type="float">
            <text:p>3.1</text:p>
          </table:table-cell>
          <table:table-cell table:style-name="ce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JavaScript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5]*60" office:value-type="float" office:value="300" calcext:value-type="float">
            <text:p>3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4" office:value-type="percentage" office:value="0" calcext:value-type="percentage">
            <text:p>0.00%</text:p>
          </table:table-cell>
          <table:table-cell table:style-name="ce42" table:formula="of:=SUM(([.C5])-([.C5]*[.F5]))" office:value-type="float" office:value="300" calcext:value-type="float">
            <text:p>300</text:p>
          </table:table-cell>
          <table:table-cell table:style-name="ce42" table:formula="of:=SUM([.G5]*4/60)" office:value-type="float" office:value="20" calcext:value-type="float">
            <text:p>20</text:p>
          </table:table-cell>
          <table:table-cell table:style-name="ce42" table:formula="of:=SUM([.J5]/60)" office:value-type="float" office:value="0" calcext:value-type="float">
            <text:p>0</text:p>
          </table:table-cell>
          <table:table-cell table:style-name="ce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PHP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6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4" office:value-type="percentage" office:value="0.27" calcext:value-type="percentage">
            <text:p>27.00%</text:p>
          </table:table-cell>
          <table:table-cell table:style-name="ce42" table:formula="of:=SUM(([.C6])-([.C6]*[.F6]))" office:value-type="float" office:value="175.2" calcext:value-type="float">
            <text:p>175.2</text:p>
          </table:table-cell>
          <table:table-cell table:style-name="ce42" table:formula="of:=SUM([.G6]*4/60)" office:value-type="float" office:value="11.68" calcext:value-type="float">
            <text:p>11.68</text:p>
          </table:table-cell>
          <table:table-cell table:style-name="ce42" table:formula="of:=SUM([.J6]/60)" office:value-type="float" office:value="1.08" calcext:value-type="float">
            <text:p>1.08</text:p>
          </table:table-cell>
          <table:table-cell table:style-name="ce42" table:formula="of:=SUM([.C6]-[.G6])" office:value-type="float" office:value="64.8" calcext:value-type="float">
            <text:p>64.8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Java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7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4" office:value-type="percentage" office:value="1" calcext:value-type="percentage">
            <text:p>100.00%</text:p>
          </table:table-cell>
          <table:table-cell table:style-name="ce42" table:formula="of:=SUM(([.C7])-([.C7]*[.F7]))" office:value-type="float" office:value="0" calcext:value-type="float">
            <text:p>0</text:p>
          </table:table-cell>
          <table:table-cell table:style-name="ce42" table:formula="of:=SUM([.G7]*4/60)" office:value-type="float" office:value="0" calcext:value-type="float">
            <text:p>0</text:p>
          </table:table-cell>
          <table:table-cell table:style-name="ce42" table:formula="of:=SUM([.J7]/60)" office:value-type="float" office:value="4" calcext:value-type="float">
            <text:p>4</text:p>
          </table:table-cell>
          <table:table-cell table:style-name="ce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Deploy a Website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8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4" office:value-type="percentage" office:value="0" calcext:value-type="percentage">
            <text:p>0.00%</text:p>
          </table:table-cell>
          <table:table-cell table:style-name="ce42" table:formula="of:=SUM(([.C8])-([.C8]*[.F8]))" office:value-type="float" office:value="240" calcext:value-type="float">
            <text:p>240</text:p>
          </table:table-cell>
          <table:table-cell table:style-name="ce42" table:formula="of:=SUM([.G8]*4/60)" office:value-type="float" office:value="16" calcext:value-type="float">
            <text:p>16</text:p>
          </table:table-cell>
          <table:table-cell table:style-name="ce42" table:formula="of:=SUM([.J8]/60)" office:value-type="float" office:value="0" calcext:value-type="float">
            <text:p>0</text:p>
          </table:table-cell>
          <table:table-cell table:style-name="ce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SQL: Table Transformation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9]*60" office:value-type="float" office:value="300" calcext:value-type="float">
            <text:p>30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4" office:value-type="percentage" office:value="0" calcext:value-type="percentage">
            <text:p>0.00%</text:p>
          </table:table-cell>
          <table:table-cell table:style-name="ce42" table:formula="of:=SUM(([.C9])-([.C9]*[.F9]))" office:value-type="float" office:value="300" calcext:value-type="float">
            <text:p>300</text:p>
          </table:table-cell>
          <table:table-cell table:style-name="ce42" table:formula="of:=SUM([.G9]*4/60)" office:value-type="float" office:value="20" calcext:value-type="float">
            <text:p>20</text:p>
          </table:table-cell>
          <table:table-cell table:style-name="ce42" table:formula="of:=SUM([.J9]/60)" office:value-type="float" office:value="0" calcext:value-type="float">
            <text:p>0</text:p>
          </table:table-cell>
          <table:table-cell table:style-name="ce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SQL: Analyzing Bussines Metrics</text:p>
          </table:table-cell>
          <table:table-cell table:style-name="ce19" office:value-type="float" office:value="2" calcext:value-type="float">
            <text:p>2</text:p>
          </table:table-cell>
          <table:table-cell table:style-name="ce32" table:formula="of:=[.B10]*60" office:value-type="float" office:value="120" calcext:value-type="float">
            <text:p>12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4" office:value-type="percentage" office:value="0" calcext:value-type="percentage">
            <text:p>0.00%</text:p>
          </table:table-cell>
          <table:table-cell table:style-name="ce42" table:formula="of:=SUM(([.C10])-([.C10]*[.F10]))" office:value-type="float" office:value="120" calcext:value-type="float">
            <text:p>120</text:p>
          </table:table-cell>
          <table:table-cell table:style-name="ce42" table:formula="of:=SUM([.G10]*4/60)" office:value-type="float" office:value="8" calcext:value-type="float">
            <text:p>8</text:p>
          </table:table-cell>
          <table:table-cell table:style-name="ce42" table:formula="of:=SUM([.J10]/60)" office:value-type="float" office:value="0" calcext:value-type="float">
            <text:p>0</text:p>
          </table:table-cell>
          <table:table-cell table:style-name="ce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Sass</text:p>
          </table:table-cell>
          <table:table-cell table:style-name="ce19" office:value-type="float" office:value="3" calcext:value-type="float">
            <text:p>3</text:p>
          </table:table-cell>
          <table:table-cell table:style-name="ce32" table:formula="of:=[.B11]*60" office:value-type="float" office:value="180" calcext:value-type="float">
            <text:p>18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4" office:value-type="percentage" office:value="0" calcext:value-type="percentage">
            <text:p>0.00%</text:p>
          </table:table-cell>
          <table:table-cell table:style-name="ce42" table:formula="of:=SUM(([.C11])-([.C11]*[.F11]))" office:value-type="float" office:value="180" calcext:value-type="float">
            <text:p>180</text:p>
          </table:table-cell>
          <table:table-cell table:style-name="ce61" office:value-type="float" office:value="3" calcext:value-type="float">
            <text:p>3</text:p>
          </table:table-cell>
          <table:table-cell table:style-name="ce42" table:formula="of:=SUM([.J11]/60)" office:value-type="float" office:value="0" calcext:value-type="float">
            <text:p>0</text:p>
          </table:table-cell>
          <table:table-cell table:style-name="ce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Ruby</text:p>
          </table:table-cell>
          <table:table-cell table:style-name="ce19" office:value-type="float" office:value="9" calcext:value-type="float">
            <text:p>9</text:p>
          </table:table-cell>
          <table:table-cell table:style-name="ce32" table:formula="of:=[.B12]*60" office:value-type="float" office:value="540" calcext:value-type="float">
            <text:p>540</text:p>
          </table:table-cell>
          <table:table-cell table:style-name="ce42" office:value-type="string" calcext:value-type="string">
            <text:p>----</text:p>
          </table:table-cell>
          <table:table-cell table:style-name="ce50" office:value-type="date" office:date-value="2017-05-20" calcext:value-type="date">
            <text:p>05/20/17</text:p>
          </table:table-cell>
          <table:table-cell table:style-name="ce114" office:value-type="percentage" office:value="0.05" calcext:value-type="percentage">
            <text:p>5.00%</text:p>
          </table:table-cell>
          <table:table-cell table:style-name="ce42" table:formula="of:=SUM(([.C12])-([.C12]*[.F12]))" office:value-type="float" office:value="513" calcext:value-type="float">
            <text:p>513</text:p>
          </table:table-cell>
          <table:table-cell table:style-name="ce42" table:formula="of:=SUM([.G12]*4/60)" office:value-type="float" office:value="34.2" calcext:value-type="float">
            <text:p>34.2</text:p>
          </table:table-cell>
          <table:table-cell table:style-name="ce42" table:formula="of:=SUM([.J12]/60)" office:value-type="float" office:value="0.45" calcext:value-type="float">
            <text:p>0.45</text:p>
          </table:table-cell>
          <table:table-cell table:style-name="ce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arn Ruby on Rails</text:p>
          </table:table-cell>
          <table:table-cell table:style-name="ce19" office:value-type="float" office:value="5" calcext:value-type="float">
            <text:p>5</text:p>
          </table:table-cell>
          <table:table-cell table:style-name="ce32" table:formula="of:=[.B13]*60" office:value-type="float" office:value="300" calcext:value-type="float">
            <text:p>300</text:p>
          </table:table-cell>
          <table:table-cell table:style-name="ce42" office:value-type="string" calcext:value-type="string">
            <text:p>----</text:p>
          </table:table-cell>
          <table:table-cell table:style-name="ce50" office:value-type="date" office:date-value="2017-06-02" calcext:value-type="date">
            <text:p>06/02/17</text:p>
          </table:table-cell>
          <table:table-cell table:style-name="ce114" office:value-type="percentage" office:value="0" calcext:value-type="percentage">
            <text:p>0.00%</text:p>
          </table:table-cell>
          <table:table-cell table:style-name="ce42" table:formula="of:=SUM(([.C13])-([.C13]*[.F13]))" office:value-type="float" office:value="300" calcext:value-type="float">
            <text:p>300</text:p>
          </table:table-cell>
          <table:table-cell table:style-name="ce42" table:formula="of:=SUM([.G13]*4/60)" office:value-type="float" office:value="20" calcext:value-type="float">
            <text:p>20</text:p>
          </table:table-cell>
          <table:table-cell table:style-name="ce42" table:formula="of:=SUM([.J13]/60)" office:value-type="float" office:value="0" calcext:value-type="float">
            <text:p>0</text:p>
          </table:table-cell>
          <table:table-cell table:style-name="ce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Make a Website</text:p>
          </table:table-cell>
          <table:table-cell table:style-name="ce19" office:value-type="float" office:value="4" calcext:value-type="float">
            <text:p>4</text:p>
          </table:table-cell>
          <table:table-cell table:style-name="ce32" table:formula="of:=[.B14]*60" office:value-type="float" office:value="240" calcext:value-type="float">
            <text:p>24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4" office:value-type="percentage" office:value="1" calcext:value-type="percentage">
            <text:p>100.00%</text:p>
          </table:table-cell>
          <table:table-cell table:style-name="ce42" table:formula="of:=SUM(([.C14])-([.C14]*[.F14]))" office:value-type="float" office:value="0" calcext:value-type="float">
            <text:p>0</text:p>
          </table:table-cell>
          <table:table-cell table:style-name="ce42" table:formula="of:=SUM([.G14]*4/60)" office:value-type="float" office:value="0" calcext:value-type="float">
            <text:p>0</text:p>
          </table:table-cell>
          <table:table-cell table:style-name="ce42" table:formula="of:=SUM([.J14]/60)" office:value-type="float" office:value="4" calcext:value-type="float">
            <text:p>4</text:p>
          </table:table-cell>
          <table:table-cell table:style-name="ce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HTML &amp; CSS</text:p>
          </table:table-cell>
          <table:table-cell table:style-name="ce19" office:value-type="float" office:value="7" calcext:value-type="float">
            <text:p>7</text:p>
          </table:table-cell>
          <table:table-cell table:style-name="ce32" table:formula="of:=[.B15]*60" office:value-type="float" office:value="420" calcext:value-type="float">
            <text:p>420</text:p>
          </table:table-cell>
          <table:table-cell table:number-columns-repeated="2" table:style-name="ce42" office:value-type="string" calcext:value-type="string">
            <text:p>----</text:p>
          </table:table-cell>
          <table:table-cell table:style-name="ce114" office:value-type="percentage" office:value="1" calcext:value-type="percentage">
            <text:p>100.00%</text:p>
          </table:table-cell>
          <table:table-cell table:style-name="ce42" table:formula="of:=SUM(([.C15])-([.C15]*[.F15]))" office:value-type="float" office:value="0" calcext:value-type="float">
            <text:p>0</text:p>
          </table:table-cell>
          <table:table-cell table:style-name="ce42" table:formula="of:=SUM([.G15]*4/60)" office:value-type="float" office:value="0" calcext:value-type="float">
            <text:p>0</text:p>
          </table:table-cell>
          <table:table-cell table:style-name="ce42" table:formula="of:=SUM([.J15]/60)" office:value-type="float" office:value="7" calcext:value-type="float">
            <text:p>7</text:p>
          </table:table-cell>
          <table:table-cell table:style-name="ce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43" office:value-type="string" calcext:value-type="string">
            <text:p>Learn the Command Line</text:p>
          </table:table-cell>
          <table:table-cell table:style-name="ce20" office:value-type="float" office:value="3" calcext:value-type="float">
            <text:p>3</text:p>
          </table:table-cell>
          <table:table-cell table:style-name="ce34" table:formula="of:=[.B16]*60" office:value-type="float" office:value="180" calcext:value-type="float">
            <text:p>180</text:p>
          </table:table-cell>
          <table:table-cell table:number-columns-repeated="2" table:style-name="ce43" office:value-type="string" calcext:value-type="string">
            <text:p>----</text:p>
          </table:table-cell>
          <table:table-cell table:style-name="ce115" office:value-type="percentage" office:value="1" calcext:value-type="percentage">
            <text:p>100.00%</text:p>
          </table:table-cell>
          <table:table-cell table:style-name="ce43" table:formula="of:=SUM(([.C16])-([.C16]*[.F16]))" office:value-type="float" office:value="0" calcext:value-type="float">
            <text:p>0</text:p>
          </table:table-cell>
          <table:table-cell table:style-name="ce43" table:formula="of:=SUM([.G16]*4/60)" office:value-type="float" office:value="0" calcext:value-type="float">
            <text:p>0</text:p>
          </table:table-cell>
          <table:table-cell table:style-name="ce42" table:formula="of:=SUM([.J16]/60)" office:value-type="float" office:value="3" calcext:value-type="float">
            <text:p>3</text:p>
          </table:table-cell>
          <table:table-cell table:style-name="ce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3" office:value-type="string" calcext:value-type="string">
            <text:p>Minutes</text:p>
          </table:table-cell>
          <table:table-cell table:number-columns-repeated="2" table:style-name="ce23" office:value-type="string" calcext:value-type="string">
            <text:p>Hours</text:p>
          </table:table-cell>
          <table:table-cell table:style-name="ce23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3" office:value-type="string" calcext:value-type="string">
            <text:p>Total Time</text:p>
          </table:table-cell>
          <table:table-cell table:style-name="ce109" table:formula="of:=[.C18]/60" office:value-type="float" office:value="72" calcext:value-type="float">
            <text:p>72</text:p>
          </table:table-cell>
          <table:table-cell table:style-name="ce110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4" table:number-columns-repeated="2"/>
          <table:table-cell table:style-name="ce114"/>
          <table:table-cell table:style-name="ce27"/>
          <table:table-cell table:number-columns-repeated="1017"/>
        </table:table-row>
        <table:table-row table:style-name="ro1">
          <table:table-cell table:style-name="ce23" office:value-type="string" calcext:value-type="string">
            <text:p>Total Time Ongoing/Done</text:p>
          </table:table-cell>
          <table:table-cell table:style-name="ce109" table:formula="of:=[.C19]/60" office:value-type="float" office:value="39" calcext:value-type="float">
            <text:p>39</text:p>
          </table:table-cell>
          <table:table-cell table:style-name="ce111" table:formula="of:=[.C2]+[.C3]+[.C4]+[.C6]+[.C7]+[.C14]+[.C15]+[.C16]" office:value-type="float" office:value="2340" calcext:value-type="float">
            <text:p>2340</text:p>
          </table:table-cell>
          <table:table-cell table:style-name="ce24" table:number-columns-repeated="2"/>
          <table:table-cell table:style-name="ce114"/>
          <table:table-cell table:number-columns-repeated="1018"/>
        </table:table-row>
        <table:table-row table:style-name="ro1">
          <table:table-cell table:style-name="ce23" office:value-type="string" calcext:value-type="string">
            <text:p>Done</text:p>
          </table:table-cell>
          <table:table-cell table:style-name="ce109" table:formula="of:=[.C20]/60" office:value-type="float" office:value="28.13" calcext:value-type="float">
            <text:p>28.13</text:p>
          </table:table-cell>
          <table:table-cell table:style-name="ce111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.8</text:p>
          </table:table-cell>
          <table:table-cell table:style-name="ce24" table:number-columns-repeated="2"/>
          <table:table-cell table:style-name="ce114"/>
          <table:table-cell table:number-columns-repeated="1018"/>
        </table:table-row>
        <table:table-row table:style-name="ro1">
          <table:table-cell table:style-name="ce23" office:value-type="string" calcext:value-type="string">
            <text:p>Ongoing Left</text:p>
          </table:table-cell>
          <table:table-cell table:style-name="ce109" table:formula="of:=[.C21]/60" office:value-type="float" office:value="10.87" calcext:value-type="float">
            <text:p>10.87</text:p>
          </table:table-cell>
          <table:table-cell table:style-name="ce111" table:formula="of:=[.C19]-[.C20]" office:value-type="float" office:value="652.2" calcext:value-type="float">
            <text:p>652.2</text:p>
          </table:table-cell>
          <table:table-cell table:style-name="ce24" table:number-columns-repeated="2"/>
          <table:table-cell table:style-name="ce114"/>
          <table:table-cell table:number-columns-repeated="1018"/>
        </table:table-row>
        <table:table-row table:style-name="ro1">
          <table:table-cell table:style-name="ce23" office:value-type="string" calcext:value-type="string">
            <text:p>Total Left</text:p>
          </table:table-cell>
          <table:table-cell table:style-name="ce109" table:formula="of:=[.C22]/60" office:value-type="float" office:value="43.87" calcext:value-type="float">
            <text:p>43.87</text:p>
          </table:table-cell>
          <table:table-cell table:style-name="ce111" table:formula="of:=[.C18]-[.C20]" office:value-type="float" office:value="2632.2" calcext:value-type="float">
            <text:p>2632.2</text:p>
          </table:table-cell>
          <table:table-cell table:style-name="ce112" table:number-columns-repeated="2"/>
          <table:table-cell table:style-name="ce114"/>
          <table:table-cell table:number-columns-repeated="1018"/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3" office:value-type="string" calcext:value-type="string">
            <text:p>Minutes</text:p>
          </table:table-cell>
          <table:table-cell table:style-name="ce108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27"/>
          <table:table-cell table:number-columns-repeated="1021"/>
        </table:table-row>
        <table:table-row table:style-name="ro1">
          <table:table-cell table:number-columns-repeated="7"/>
          <table:table-cell table:style-name="ce110" office:value-type="string" calcext:value-type="string" table:number-columns-spanned="2" table:number-rows-spanned="1">
            <text:p>Ongoing</text:p>
          </table:table-cell>
          <table:covered-table-cell table:style-name="ce81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0" office:value-type="string" calcext:value-type="string">
            <text:p>left</text:p>
          </table:table-cell>
          <table:table-cell table:style-name="ce110" office:value-type="string" calcext:value-type="string">
            <text:p>don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0" table:formula="of:=[.C22]/25" office:value-type="float" office:value="105.288" calcext:value-type="float">
            <text:p>105.288</text:p>
          </table:table-cell>
          <table:table-cell table:style-name="ce110" table:formula="of:=[.C20]/25" office:value-type="float" office:value="67.512" calcext:value-type="float">
            <text:p>67.512</text:p>
          </table:table-cell>
          <table:table-cell table:style-name="ce116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0" table:formula="of:=[.C22]/120" office:value-type="float" office:value="21.935" calcext:value-type="float">
            <text:p>21.935</text:p>
          </table:table-cell>
          <table:table-cell table:style-name="ce110" table:formula="of:=[.C20]/120" office:value-type="float" office:value="14.065" calcext:value-type="float">
            <text:p>14.065</text:p>
          </table:table-cell>
          <table:table-cell table:style-name="ce110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0" table:formula="of:=SUM([.C22]*4)" office:value-type="float" office:value="10528.8" calcext:value-type="float">
            <text:p>10528.8</text:p>
          </table:table-cell>
          <table:table-cell table:style-name="ce110" table:formula="of:=SUM([.C20]*4)" office:value-type="float" office:value="6751.2" calcext:value-type="float">
            <text:p>6751.2</text:p>
          </table:table-cell>
          <table:table-cell table:style-name="ce110" office:value-type="string" calcext:value-type="string">
            <text:p>average real time(m)</text:p>
          </table:table-cell>
          <table:table-cell table:style-name="ce25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10" table:formula="of:=SUM([.H31]/60)" office:value-type="float" office:value="175.48" calcext:value-type="float">
            <text:p>175.48</text:p>
          </table:table-cell>
          <table:table-cell table:style-name="ce110" table:formula="of:=SUM([.I31]/60)" office:value-type="float" office:value="112.52" calcext:value-type="float">
            <text:p>112.52</text:p>
          </table:table-cell>
          <table:table-cell table:style-name="ce110" office:value-type="string" calcext:value-type="string">
            <text:p>average real time(h)</text:p>
          </table:table-cell>
          <table:table-cell table:style-name="ce25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7" table:number-columns-repeated="2"/>
          <table:table-cell table:style-name="ce97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table:table-column table:style-name="co16" table:default-cell-style-name="ce25"/>
        <table:table-column table:style-name="co30" table:number-columns-repeated="2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13" table:number-columns-repeated="1016" table:default-cell-style-name="Default"/>
        <table:table-row table:style-name="ro1">
          <table:table-cell table:style-name="ce47" office:value-type="string" calcext:value-type="string" table:number-columns-spanned="3" table:number-rows-spanned="1">
            <text:p>Project</text:p>
          </table:table-cell>
          <table:covered-table-cell table:number-columns-repeated="2" table:style-name="ce47"/>
          <table:table-cell table:style-name="ce47" office:value-type="string" calcext:value-type="string">
            <text:p>Start</text:p>
          </table:table-cell>
          <table:table-cell table:style-name="ce47" office:value-type="string" calcext:value-type="string">
            <text:p>Document</text:p>
          </table:table-cell>
          <table:table-cell table:style-name="ce47" office:value-type="string" calcext:value-type="string">
            <text:p>Stage</text:p>
          </table:table-cell>
          <table:table-cell table:style-name="ce47" office:value-type="string" calcext:value-type="string">
            <text:p>V Start</text:p>
          </table:table-cell>
          <table:table-cell table:style-name="ce54"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65" office:value-type="date" office:date-value="2016-09-01" calcext:value-type="date">
            <text:p>09/01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65" office:value-type="date" office:date-value="2017-04-02" calcext:value-type="date">
            <text:p>04/02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1" office:value-type="string" calcext:value-type="string" table:number-columns-spanned="1" table:number-rows-spanned="2">
            <text:p>PI</text:p>
          </table:table-cell>
          <table:table-cell/>
          <table:table-cell table:style-name="ce65" office:value-type="date" office:date-value="2016-12-01" calcext:value-type="date">
            <text:p>12/01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65" office:value-type="date" office:date-value="2017-08-27" calcext:value-type="date">
            <text:p>08/27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47" office:value-type="string" calcext:value-type="string">
            <text:p>CGPs</text:p>
          </table:table-cell>
          <table:table-cell table:style-name="ce65" office:value-type="date" office:date-value="2016-12-30" calcext:value-type="date">
            <text:p>12/30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65" office:value-type="date" office:date-value="2017-02-06" calcext:value-type="date">
            <text:p>02/06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47"/>
        <table:table-column table:style-name="co36" table:default-cell-style-name="ce127"/>
        <table:table-column table:style-name="co37" table:default-cell-style-name="ce127"/>
        <table:table-column table:style-name="co13" table:default-cell-style-name="ce6"/>
        <table:table-column table:style-name="co38" table:default-cell-style-name="ce25"/>
        <table:table-column table:style-name="co13" table:number-columns-repeated="1019" table:default-cell-style-name="Default"/>
        <table:table-row table:style-name="ro1">
          <table:table-cell table:style-name="ce23" office:value-type="string" calcext:value-type="string" table:number-columns-spanned="5" table:number-rows-spanned="1">
            <text:p>Project</text:p>
          </table:table-cell>
          <table:covered-table-cell table:number-columns-repeated="2" table:style-name="ce124"/>
          <table:covered-table-cell table:style-name="ce2"/>
          <table:covered-table-cell table:style-name="ce23"/>
          <table:table-cell table:style-name="ce54" table:number-columns-repeated="1019"/>
        </table:table-row>
        <table:table-row table:style-name="ro1">
          <table:table-cell table:style-name="ce23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25"/>
          <table:covered-table-cell table:style-name="ce82"/>
          <table:covered-table-cell table:style-name="ce110"/>
          <table:table-cell table:number-columns-repeated="1019"/>
        </table:table-row>
        <table:table-row table:style-name="ro1">
          <table:table-cell table:style-name="ce23" office:value-type="string" calcext:value-type="string">
            <text:p>Stage</text:p>
          </table:table-cell>
          <table:table-cell table:style-name="ce23" office:value-type="string" calcext:value-type="string">
            <text:p>Task</text:p>
          </table:table-cell>
          <table:table-cell table:style-name="ce23" office:value-type="string" calcext:value-type="string">
            <text:p>Description</text:p>
          </table:table-cell>
          <table:table-cell table:style-name="ce2" office:value-type="string" calcext:value-type="string">
            <text:p>Start</text:p>
          </table:table-cell>
          <table:table-cell table:style-name="ce23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style-name="ce126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37" office:value-type="date" office:date-value="2016-09-01" calcext:value-type="date">
            <text:p>09/01/16</text:p>
          </table:table-cell>
          <table:table-cell table:style-name="ce140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1">
          <table:table-cell table:style-name="ce118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37" office:value-type="date" office:date-value="2016-12-01" calcext:value-type="date">
            <text:p>12/01/16</text:p>
          </table:table-cell>
          <table:table-cell table:style-name="ce140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1">
          <table:table-cell table:style-name="ce118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37" office:value-type="date" office:date-value="2017-01-01" calcext:value-type="date">
            <text:p>01/01/17</text:p>
          </table:table-cell>
          <table:table-cell table:style-name="ce140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19" office:value-type="float" office:value="4" calcext:value-type="float">
            <text:p>4</text:p>
          </table:table-cell>
          <table:table-cell table:style-name="ce128" office:value-type="string" calcext:value-type="string">
            <text:p>Launch PI 3.0</text:p>
          </table:table-cell>
          <table:table-cell table:style-name="ce128" office:value-type="string" calcext:value-type="string">
            <text:p>Content: R&amp;D, reference material, acquired skills, &amp; project portfolios</text:p>
          </table:table-cell>
          <table:table-cell table:style-name="ce138" office:value-type="date" office:date-value="2017-04-01" calcext:value-type="date">
            <text:p>04/01/17</text:p>
          </table:table-cell>
          <table:table-cell table:style-name="ce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0" office:value-type="float" office:value="1" calcext:value-type="float">
            <text:p>1</text:p>
          </table:table-cell>
          <table:table-cell table:style-name="ce129" office:value-type="string" calcext:value-type="string">
            <text:p>2 meses</text:p>
          </table:table-cell>
          <table:table-cell table:style-name="ce133"/>
          <table:table-cell table:number-columns-repeated="1021"/>
        </table:table-row>
        <table:table-row table:style-name="ro1">
          <table:table-cell table:style-name="ce121" office:value-type="float" office:value="2" calcext:value-type="float">
            <text:p>2</text:p>
          </table:table-cell>
          <table:table-cell table:style-name="ce130" office:value-type="string" calcext:value-type="string">
            <text:p>1 mes</text:p>
          </table:table-cell>
          <table:table-cell table:style-name="ce134"/>
          <table:table-cell table:number-columns-repeated="1021"/>
        </table:table-row>
        <table:table-row table:style-name="ro1">
          <table:table-cell table:style-name="ce121" office:value-type="float" office:value="3" calcext:value-type="float">
            <text:p>3</text:p>
          </table:table-cell>
          <table:table-cell table:style-name="ce130" office:value-type="string" calcext:value-type="string">
            <text:p>3 meses</text:p>
          </table:table-cell>
          <table:table-cell table:style-name="ce134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22" office:value-type="float" office:value="4" calcext:value-type="float">
            <text:p>4</text:p>
          </table:table-cell>
          <table:table-cell table:style-name="ce131" office:value-type="string" calcext:value-type="string">
            <text:p>3 meses</text:p>
          </table:table-cell>
          <table:table-cell table:style-name="ce135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132"/>
          <table:covered-table-cell table:style-name="ce16"/>
          <table:covered-table-cell table:style-name="ce52"/>
          <table:table-cell table:number-columns-repeated="1019"/>
        </table:table-row>
        <table:table-row table:style-name="ro1">
          <table:table-cell table:style-name="ce123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37" office:value-type="date" office:date-value="2016-09-01" calcext:value-type="date">
            <text:p>09/01/16</text:p>
          </table:table-cell>
          <table:table-cell table:style-name="ce14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18" office:value-type="float" office:value="1.1" calcext:value-type="float">
            <text:p>1.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40" office:value-type="date" office:date-value="2016-10-23" calcext:value-type="date">
            <text:p>10/23/16</text:p>
          </table:table-cell>
          <table:table-cell table:number-columns-repeated="1019"/>
        </table:table-row>
        <table:table-row table:style-name="ro2">
          <table:table-cell table:style-name="ce118" office:value-type="float" office:value="1.2" calcext:value-type="float">
            <text:p>1.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40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40"/>
          <table:table-cell table:number-columns-repeated="1019"/>
        </table:table-row>
        <table:table-row table:style-name="ro1">
          <table:table-cell table:style-name="ce118"/>
          <table:table-cell table:number-columns-repeated="3"/>
          <table:table-cell table:style-name="ce32"/>
          <table:table-cell table:number-columns-repeated="1019"/>
        </table:table-row>
        <table:table-row table:style-name="ro1">
          <table:table-cell table:style-name="ce118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37" office:value-type="date" office:date-value="2016-12-01" calcext:value-type="date">
            <text:p>12/01/16</text:p>
          </table:table-cell>
          <table:table-cell table:style-name="ce140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2">
          <table:table-cell table:style-name="ce118" office:value-type="float" office:value="2.1" calcext:value-type="float">
            <text:p>2.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32"/>
          <table:table-cell table:number-columns-repeated="1019"/>
        </table:table-row>
        <table:table-row table:style-name="ro3">
          <table:table-cell table:style-name="ce118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118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32"/>
          <table:table-cell table:number-columns-repeated="1019"/>
        </table:table-row>
        <table:table-row table:style-name="ro3">
          <table:table-cell table:style-name="ce118"/>
          <table:table-cell table:style-name="ce108"/>
          <table:table-cell table:style-name="ce108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92" office:value-type="string" calcext:value-type="string">
            <text:p>ok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119"/>
          <table:table-cell table:style-name="ce128"/>
          <table:table-cell table:style-name="ce128" office:value-type="string" calcext:value-type="string">
            <text:p>reviewed 16/12/2016 23:05-23:14</text:p>
            <text:p>^&gt;last reviewed 30/12/2016 18:03-18:34</text:p>
          </table:table-cell>
          <table:table-cell table:style-name="ce15"/>
          <table:table-cell table:style-name="ce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23" office:value-type="float" office:value="3" calcext:value-type="float">
            <text:p>3</text:p>
          </table:table-cell>
          <table:table-cell table:style-name="ce132" office:value-type="string" calcext:value-type="string">
            <text:p>Projeto Informacional 2.0</text:p>
          </table:table-cell>
          <table:table-cell table:style-name="ce132"/>
          <table:table-cell table:style-name="ce139" office:value-type="date" office:date-value="2017-01-01" calcext:value-type="date">
            <text:p>01/01/17</text:p>
          </table:table-cell>
          <table:table-cell table:style-name="ce53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18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36" office:value-type="string" calcext:value-type="string">
            <text:p>02(robot)12012017</text:p>
          </table:table-cell>
          <table:table-cell table:style-name="ce137" office:value-type="date" office:date-value="2017-01-12" calcext:value-type="date">
            <text:p>01/12/17</text:p>
          </table:table-cell>
          <table:table-cell table:style-name="ce32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118"/>
          <table:table-cell/>
          <table:table-cell office:value-type="string" calcext:value-type="string">
            <text:p>PI2.0.1.ods</text:p>
          </table:table-cell>
          <table:table-cell table:style-name="ce137" office:value-type="date" office:date-value="2017-01-16" calcext:value-type="date">
            <text:p>01/16/17</text:p>
          </table:table-cell>
          <table:table-cell table:style-name="ce140" office:value-type="date" office:date-value="2017-01-31" calcext:value-type="date">
            <text:p>01/31/17</text:p>
          </table:table-cell>
          <table:table-cell table:number-columns-repeated="1019"/>
        </table:table-row>
        <table:table-row table:style-name="ro1">
          <table:table-cell table:style-name="ce118" office:value-type="float" office:value="3.1" calcext:value-type="float">
            <text:p>3.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37" office:value-type="date" office:date-value="2017-02-01" calcext:value-type="date">
            <text:p>02/01/17</text:p>
          </table:table-cell>
          <table:table-cell table:style-name="ce140" office:value-type="date" office:date-value="2017-02-28" calcext:value-type="date">
            <text:p>02/28/17</text:p>
          </table:table-cell>
          <table:table-cell table:number-columns-repeated="1019"/>
        </table:table-row>
        <table:table-row table:style-name="ro1">
          <table:table-cell table:style-name="ce118" office:value-type="float" office:value="3.2" calcext:value-type="float">
            <text:p>3.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37" office:value-type="date" office:date-value="2017-03-01" calcext:value-type="date">
            <text:p>03/01/17</text:p>
          </table:table-cell>
          <table:table-cell table:style-name="ce140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119"/>
          <table:table-cell table:style-name="ce128" table:number-columns-repeated="2"/>
          <table:table-cell table:style-name="ce15"/>
          <table:table-cell table:style-name="ce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23" office:value-type="float" office:value="4" calcext:value-type="float">
            <text:p>4</text:p>
          </table:table-cell>
          <table:table-cell table:style-name="ce132" office:value-type="string" calcext:value-type="string">
            <text:p>Projeto Informacional 3.0</text:p>
          </table:table-cell>
          <table:table-cell table:style-name="ce132" office:value-type="string" calcext:value-type="string">
            <text:p>PI 3.0.ods</text:p>
          </table:table-cell>
          <table:table-cell table:style-name="ce139" office:value-type="date" office:date-value="2017-04-01" calcext:value-type="date">
            <text:p>04/01/17</text:p>
          </table:table-cell>
          <table:table-cell table:style-name="ce53" office:value-type="date" office:date-value="2017-05-18" calcext:value-type="date">
            <text:p>05/18/17</text:p>
          </table:table-cell>
          <table:table-cell table:number-columns-repeated="1019"/>
        </table:table-row>
        <table:table-row table:style-name="ro1">
          <table:table-cell table:style-name="ce118"/>
          <table:table-cell office:value-type="string" calcext:value-type="string">
            <text:p>Projeto Informacional 3.1</text:p>
          </table:table-cell>
          <table:table-cell table:style-name="ce136" office:value-type="string" calcext:value-type="string">
            <text:p>PI 3.1.ods</text:p>
          </table:table-cell>
          <table:table-cell table:style-name="ce137" office:value-type="date" office:date-value="2017-05-18" calcext:value-type="date">
            <text:p>05/18/17</text:p>
          </table:table-cell>
          <table:table-cell table:style-name="ce140" office:value-type="date" office:date-value="2017-08-27" calcext:value-type="date">
            <text:p>08/27/17</text:p>
          </table:table-cell>
          <table:table-cell table:number-columns-repeated="1019"/>
        </table:table-row>
        <table:table-row table:style-name="ro1">
          <table:table-cell table:style-name="ce118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37" office:value-type="date" office:date-value="2017-08-27" calcext:value-type="date">
            <text:p>08/27/17</text:p>
          </table:table-cell>
          <table:table-cell table:style-name="ce140"/>
          <table:table-cell table:number-columns-repeated="1019"/>
        </table:table-row>
        <table:table-row table:style-name="ro1" table:number-rows-repeated="2">
          <table:table-cell table:style-name="ce118"/>
          <table:table-cell table:number-columns-repeated="2"/>
          <table:table-cell table:style-name="ce137"/>
          <table:table-cell table:style-name="ce140"/>
          <table:table-cell table:number-columns-repeated="1019"/>
        </table:table-row>
        <table:table-row table:style-name="ro1">
          <table:table-cell table:style-name="ce119"/>
          <table:table-cell table:style-name="ce128" table:number-columns-repeated="2"/>
          <table:table-cell table:style-name="ce15"/>
          <table:table-cell table:style-name="ce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97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7"/>
          <table:table-cell table:style-name="ce47" office:value-type="string" calcext:value-type="string" table:number-columns-spanned="4" table:number-rows-spanned="1">
            <text:p>Merged</text:p>
          </table:table-cell>
          <table:covered-table-cell table:number-columns-repeated="3" table:style-name="ce47"/>
          <table:table-cell table:style-name="ce47" table:number-columns-repeated="1011"/>
        </table:table-row>
        <table:table-row table:style-name="ro1">
          <table:table-cell table:style-name="ce47" office:value-type="string" calcext:value-type="string">
            <text:p>Plano</text:p>
          </table:table-cell>
          <table:table-cell table:style-name="ce47" office:value-type="string" calcext:value-type="string">
            <text:p>Arquivo</text:p>
          </table:table-cell>
          <table:table-cell table:style-name="ce47" office:value-type="string" calcext:value-type="string">
            <text:p>Data Inicial</text:p>
          </table:table-cell>
          <table:table-cell table:style-name="ce47" office:value-type="string" calcext:value-type="string">
            <text:p>Versao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Referencend into:</text:p>
          </table:table-cell>
          <table:table-cell table:style-name="ce47" office:value-type="string" calcext:value-type="string">
            <text:p>Merged in: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Title</text:p>
          </table:table-cell>
          <table:table-cell table:style-name="ce47" office:value-type="string" calcext:value-type="string">
            <text:p>start</text:p>
          </table:table-cell>
          <table:table-cell table:style-name="ce47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65" office:value-type="date" office:date-value="2016-09-01" calcext:value-type="date">
            <text:p>09/01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date" office:date-value="2017-03-03" calcext:value-type="date">
            <text:p>03/03/17</text:p>
          </table:table-cell>
          <table:table-cell table:style-name="ce74" office:value-type="float" office:value="1" calcext:value-type="float">
            <text:p>1</text:p>
          </table:table-cell>
          <table:table-cell table:style-name="ce25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65" office:value-type="date" office:date-value="2016-12-30" calcext:value-type="date">
            <text:p>12/30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string" calcext:value-type="string">
            <text:p>----</text:p>
          </table:table-cell>
          <table:table-cell table:style-name="ce74" office:value-type="float" office:value="3" calcext:value-type="float">
            <text:p>3</text:p>
          </table:table-cell>
          <table:table-cell table:style-name="ce25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65" office:value-type="date" office:date-value="2016-12-30" calcext:value-type="date">
            <text:p>12/30/16</text:p>
          </table:table-cell>
          <table:table-cell table:style-name="ce25" office:value-type="float" office:value="0.1" calcext:value-type="float">
            <text:p>0.1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142" office:value-type="float" office:value="5" calcext:value-type="float">
            <text:p>5</text:p>
          </table:table-cell>
          <table:table-cell table:style-name="ce25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string" calcext:value-type="string">
            <text:p>----</text:p>
          </table:table-cell>
          <table:table-cell table:style-name="ce143" office:value-type="float" office:value="2" calcext:value-type="float">
            <text:p>2</text:p>
          </table:table-cell>
          <table:table-cell table:style-name="ce25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65" office:value-type="date" office:date-value="2016-12-01" calcext:value-type="date">
            <text:p>12/01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date" office:date-value="2016-12-29" calcext:value-type="date">
            <text:p>12/29/16</text:p>
          </table:table-cell>
          <table:table-cell table:style-name="ce143" office:value-type="float" office:value="4" calcext:value-type="float">
            <text:p>4</text:p>
          </table:table-cell>
          <table:table-cell table:style-name="ce25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5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5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65" office:value-type="date" office:date-value="2016-07-12" calcext:value-type="date">
            <text:p>0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65"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15" calcext:value-type="float">
            <text:p>1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16" calcext:value-type="float">
            <text:p>16</text:p>
          </table:table-cell>
          <table:table-cell table:style-name="ce25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17" calcext:value-type="float">
            <text:p>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5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5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5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65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65" office:value-type="date" office:date-value="2017-01-12" calcext:value-type="date">
            <text:p>01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" calcext:value-type="float">
            <text:p>2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65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144" office:value-type="string" calcext:value-type="string">
            <text:p>01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" calcext:value-type="float">
            <text:p>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3" calcext:value-type="float">
            <text:p>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65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4" calcext:value-type="float">
            <text:p>3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6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0" calcext:value-type="float">
            <text:p>4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35" calcext:value-type="float">
            <text:p>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1" calcext:value-type="float">
            <text:p>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6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6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4" calcext:value-type="float">
            <text:p>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7" office:value-type="float" office:value="36" calcext:value-type="float">
            <text:p>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37" calcext:value-type="float">
            <text:p>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66" office:value-type="date" office:date-value="2017-01-23" calcext:value-type="date">
            <text:p>0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144" office:value-type="string" calcext:value-type="string">
            <text:p>0123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6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66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99" office:value-type="date" office:date-value="2017-04-07" calcext:value-type="date">
            <text:p>04/07/17</text:p>
          </table:table-cell>
          <table:table-cell table:style-name="ce14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6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5" calcext:value-type="float">
            <text:p>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6" calcext:value-type="float">
            <text:p>46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7" calcext:value-type="float">
            <text:p>47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7" office:value-type="float" office:value="48" calcext:value-type="float">
            <text:p>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65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66" office:value-type="date" office:date-value="2017-02-03" calcext:value-type="date">
            <text:p>02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3" calcext:value-type="float">
            <text:p>5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66" office:value-type="date" office:date-value="2017-02-03" calcext:value-type="date">
            <text:p>02/03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4" calcext:value-type="float">
            <text:p>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66" office:value-type="date" office:date-value="2017-02-09" calcext:value-type="date">
            <text:p>02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5" calcext:value-type="float">
            <text:p>5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66" office:value-type="date" office:date-value="2017-02-10" calcext:value-type="date">
            <text:p>02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6" calcext:value-type="float">
            <text:p>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6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99" office:value-type="date" office:date-value="2017-04-07" calcext:value-type="date">
            <text:p>04/07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66" office:value-type="date" office:date-value="2017-02-14" calcext:value-type="date">
            <text:p>0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8" calcext:value-type="float">
            <text:p>5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6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6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6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6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6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6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66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66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6" calcext:value-type="float">
            <text:p>6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65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65" office:value-type="date" office:date-value="2017-03-03" calcext:value-type="date">
            <text:p>03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7" calcext:value-type="float">
            <text:p>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8" calcext:value-type="float">
            <text:p>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date" office:date-value="2017-03-05" calcext:value-type="date">
            <text:p>03/05/17</text:p>
          </table:table-cell>
          <table:table-cell table:style-name="ce25" office:value-type="float" office:value="69" calcext:value-type="float">
            <text:p>6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99" office:value-type="date" office:date-value="2017-03-05" calcext:value-type="date">
            <text:p>03/05/17</text:p>
          </table:table-cell>
          <table:table-cell table:number-columns-repeated="1011"/>
        </table:table-row>
        <table:table-row table:style-name="ro1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0" calcext:value-type="float">
            <text:p>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5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65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65" office:value-type="date" office:date-value="2017-03-07" calcext:value-type="date">
            <text:p>03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5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65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5" calcext:value-type="float">
            <text:p>7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65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7" calcext:value-type="float">
            <text:p>77</text:p>
          </table:table-cell>
          <table:table-cell table:style-name="ce25"/>
          <table:table-cell office:value-type="string" calcext:value-type="string">
            <text:p>!!!!!!!!!!!!!!!!!!!!!!!!!!!!!!!</text:p>
          </table:table-cell>
          <table:table-cell table:style-name="ce47" office:value-type="float" office:value="888888" calcext:value-type="float">
            <text:p>888888</text:p>
          </table:table-cell>
          <table:table-cell table:style-name="ce47" office:value-type="string" calcext:value-type="string">
            <text:p>HTML Body/Head</text:p>
          </table:table-cell>
          <table:table-cell table:style-name="ce99" office:value-type="date" office:date-value="2017-04-14" calcext:value-type="date">
            <text:p>04/14/17</text:p>
          </table:table-cell>
          <table:table-cell table:style-name="ce54"/>
          <table:table-cell table:number-columns-repeated="1010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5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5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65" office:value-type="date" office:date-value="2017-03-24" calcext:value-type="date">
            <text:p>03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0" calcext:value-type="float">
            <text:p>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6" calcext:value-type="float">
            <text:p>8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2" calcext:value-type="float">
            <text:p>9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4" calcext:value-type="float">
            <text:p>9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5" calcext:value-type="float">
            <text:p>9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6" calcext:value-type="float">
            <text:p>9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5" calcext:value-type="float">
            <text:p>10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7" calcext:value-type="float">
            <text:p>10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65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65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0" calcext:value-type="float">
            <text:p>1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65" office:value-type="date" office:date-value="2017-04-08" calcext:value-type="date">
            <text:p>04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1" calcext:value-type="float">
            <text:p>1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65" office:value-type="date" office:date-value="2017-04-14" calcext:value-type="date">
            <text:p>04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2" calcext:value-type="float">
            <text:p>112</text:p>
          </table:table-cell>
          <table:table-cell table:style-name="ce25"/>
          <table:table-cell table:number-columns-repeated="3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65" office:value-type="date" office:date-value="2017-04-19" calcext:value-type="date">
            <text:p>04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3" calcext:value-type="float">
            <text:p>1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4" calcext:value-type="float">
            <text:p>114</text:p>
          </table:table-cell>
          <table:table-cell table:style-name="ce25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5" calcext:value-type="float">
            <text:p>1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74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8" calcext:value-type="float">
            <text:p>118</text:p>
          </table:table-cell>
          <table:table-cell table:style-name="ce25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9" calcext:value-type="float">
            <text:p>1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65" office:value-type="date" office:date-value="2017-05-07" calcext:value-type="date">
            <text:p>05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0" calcext:value-type="float">
            <text:p>120</text:p>
          </table:table-cell>
          <table:table-cell table:style-name="ce25"/>
          <table:table-cell table:number-columns-repeated="3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65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1" calcext:value-type="float">
            <text:p>1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65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2" calcext:value-type="float">
            <text:p>1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3" calcext:value-type="float">
            <text:p>1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4" calcext:value-type="float">
            <text:p>1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6" calcext:value-type="float">
            <text:p>1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65" office:value-type="date" office:date-value="2017-05-13" calcext:value-type="date">
            <text:p>05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7" calcext:value-type="float">
            <text:p>1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65" office:value-type="date" office:date-value="2017-05-14" calcext:value-type="date">
            <text:p>05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65" office:value-type="date" office:date-value="2017-05-16" calcext:value-type="date">
            <text:p>05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9" calcext:value-type="float">
            <text:p>1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1" calcext:value-type="float">
            <text:p>1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65" office:value-type="date" office:date-value="2017-05-19" calcext:value-type="date">
            <text:p>05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2" calcext:value-type="float">
            <text:p>1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65" office:value-type="date" office:date-value="2017-05-20" calcext:value-type="date">
            <text:p>05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3" calcext:value-type="float">
            <text:p>1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65" office:value-type="date" office:date-value="2017-05-21" calcext:value-type="date">
            <text:p>05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4" calcext:value-type="float">
            <text:p>1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65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5" calcext:value-type="float">
            <text:p>1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65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6" calcext:value-type="float">
            <text:p>1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65" office:value-type="date" office:date-value="2017-05-26" calcext:value-type="date">
            <text:p>05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65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8" calcext:value-type="float">
            <text:p>1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65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9" calcext:value-type="float">
            <text:p>1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65" office:value-type="date" office:date-value="2017-06-01" calcext:value-type="date">
            <text:p>06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0" calcext:value-type="float">
            <text:p>1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65" office:value-type="date" office:date-value="2017-06-02" calcext:value-type="date">
            <text:p>06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1" calcext:value-type="float">
            <text:p>1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65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2" calcext:value-type="float">
            <text:p>1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65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3" calcext:value-type="float">
            <text:p>1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65" office:value-type="date" office:date-value="2017-06-05" calcext:value-type="date">
            <text:p>06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4" calcext:value-type="float">
            <text:p>1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65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5" calcext:value-type="float">
            <text:p>1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65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6" calcext:value-type="float">
            <text:p>1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65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7" calcext:value-type="float">
            <text:p>1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9" calcext:value-type="float">
            <text:p>1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1" calcext:value-type="float">
            <text:p>1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2" calcext:value-type="float">
            <text:p>1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3" calcext:value-type="float">
            <text:p>1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65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4" calcext:value-type="float">
            <text:p>1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65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5" calcext:value-type="float">
            <text:p>1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65" office:value-type="date" office:date-value="2017-06-13" calcext:value-type="date">
            <text:p>06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6" calcext:value-type="float">
            <text:p>1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65" office:value-type="date" office:date-value="2017-06-19" calcext:value-type="date">
            <text:p>06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7" calcext:value-type="float">
            <text:p>1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65" office:value-type="date" office:date-value="2017-06-20" calcext:value-type="date">
            <text:p>06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8" calcext:value-type="float">
            <text:p>1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65" office:value-type="date" office:date-value="2017-06-23" calcext:value-type="date">
            <text:p>06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9" calcext:value-type="float">
            <text:p>1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65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0" calcext:value-type="float">
            <text:p>1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65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1" calcext:value-type="float">
            <text:p>1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65" office:value-type="date" office:date-value="2017-06-28" calcext:value-type="date">
            <text:p>06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2" calcext:value-type="float">
            <text:p>1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65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3" calcext:value-type="float">
            <text:p>1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65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4" calcext:value-type="float">
            <text:p>1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65" office:value-type="date" office:date-value="2017-07-03" calcext:value-type="date">
            <text:p>07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5" calcext:value-type="float">
            <text:p>1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65" office:value-type="date" office:date-value="2017-07-04" calcext:value-type="date">
            <text:p>07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6" calcext:value-type="float">
            <text:p>1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65" office:value-type="date" office:date-value="2017-07-05" calcext:value-type="date">
            <text:p>07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7" calcext:value-type="float">
            <text:p>1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65" office:value-type="date" office:date-value="2017-07-06" calcext:value-type="date">
            <text:p>07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8" calcext:value-type="float">
            <text:p>1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65" office:value-type="date" office:date-value="2017-07-11" calcext:value-type="date">
            <text:p>07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9" calcext:value-type="float">
            <text:p>1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65" office:value-type="date" office:date-value="2016-01-14" calcext:value-type="date">
            <text:p>01/14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1" calcext:value-type="float">
            <text:p>1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2" calcext:value-type="float">
            <text:p>1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3" calcext:value-type="float">
            <text:p>1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4" calcext:value-type="float">
            <text:p>1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65" office:value-type="date" office:date-value="2017-07-19" calcext:value-type="date">
            <text:p>07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5" calcext:value-type="float">
            <text:p>1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65" office:value-type="date" office:date-value="2017-07-20" calcext:value-type="date">
            <text:p>07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6" calcext:value-type="float">
            <text:p>1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65" office:value-type="date" office:date-value="2016-04-21" calcext:value-type="date">
            <text:p>04/21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7" calcext:value-type="float">
            <text:p>1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65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8" calcext:value-type="float">
            <text:p>1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65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9" calcext:value-type="float">
            <text:p>1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65" office:value-type="date" office:date-value="2017-07-25" calcext:value-type="date">
            <text:p>07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0" calcext:value-type="float">
            <text:p>1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65" office:value-type="date" office:date-value="2017-07-28" calcext:value-type="date">
            <text:p>07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1" calcext:value-type="float">
            <text:p>1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65" office:value-type="date" office:date-value="2017-08-04" calcext:value-type="date">
            <text:p>08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2" calcext:value-type="float">
            <text:p>1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5" office:value-type="date" office:date-value="2017-08-08" calcext:value-type="date">
            <text:p>08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3" calcext:value-type="float">
            <text:p>1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65" office:value-type="date" office:date-value="2017-08-20" calcext:value-type="date">
            <text:p>08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4" calcext:value-type="float">
            <text:p>1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5" calcext:value-type="float">
            <text:p>1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6" calcext:value-type="float">
            <text:p>1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7" calcext:value-type="float">
            <text:p>1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8" calcext:value-type="float">
            <text:p>18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9" calcext:value-type="float">
            <text:p>18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0" calcext:value-type="float">
            <text:p>1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65" office:value-type="date" office:date-value="2017-08-26" calcext:value-type="date">
            <text:p>08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1" calcext:value-type="float">
            <text:p>1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65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2" calcext:value-type="float">
            <text:p>1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65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3" calcext:value-type="float">
            <text:p>1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65" office:value-type="date" office:date-value="2017-08-31" calcext:value-type="date">
            <text:p>08/3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4" calcext:value-type="float">
            <text:p>19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65" office:value-type="date" office:date-value="2017-08-02" calcext:value-type="date">
            <text:p>08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5" calcext:value-type="float">
            <text:p>19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65" office:value-type="date" office:date-value="2017-09-04" calcext:value-type="date">
            <text:p>09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6" calcext:value-type="float">
            <text:p>19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65" office:value-type="date" office:date-value="2017-09-05" calcext:value-type="date">
            <text:p>09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7" calcext:value-type="float">
            <text:p>19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65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8" calcext:value-type="float">
            <text:p>19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65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9" calcext:value-type="float">
            <text:p>19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0" calcext:value-type="float">
            <text:p>20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1" calcext:value-type="float">
            <text:p>20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2" calcext:value-type="float">
            <text:p>20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3" calcext:value-type="float">
            <text:p>20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65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4" calcext:value-type="float">
            <text:p>20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65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5" calcext:value-type="float">
            <text:p>20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65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6" calcext:value-type="float">
            <text:p>20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65" office:value-type="date" office:date-value="2017-09-10" calcext:value-type="date">
            <text:p>09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7" calcext:value-type="float">
            <text:p>20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65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8" calcext:value-type="float">
            <text:p>20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65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9" calcext:value-type="float">
            <text:p>2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65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0" calcext:value-type="float">
            <text:p>2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65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1" calcext:value-type="float">
            <text:p>2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65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65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3" calcext:value-type="float">
            <text:p>2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65" office:value-type="date" office:date-value="2017-09-13" calcext:value-type="date">
            <text:p>09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4" calcext:value-type="float">
            <text:p>21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65" office:value-type="date" office:date-value="2017-09-14" calcext:value-type="date">
            <text:p>09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5" calcext:value-type="float">
            <text:p>2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65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6" calcext:value-type="float">
            <text:p>2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65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7" calcext:value-type="float">
            <text:p>2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65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8" calcext:value-type="float">
            <text:p>21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65" office:value-type="date" office:date-value="2017-09-16" calcext:value-type="date">
            <text:p>09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9" calcext:value-type="float">
            <text:p>2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0" calcext:value-type="float">
            <text:p>22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1" calcext:value-type="float">
            <text:p>2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2" calcext:value-type="float">
            <text:p>2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3" calcext:value-type="float">
            <text:p>2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4" calcext:value-type="float">
            <text:p>2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5" calcext:value-type="float">
            <text:p>2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6" calcext:value-type="float">
            <text:p>2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7" calcext:value-type="float">
            <text:p>2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8" calcext:value-type="float">
            <text:p>2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65" office:value-type="date" office:date-value="2017-09-19" calcext:value-type="date">
            <text:p>09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9" calcext:value-type="float">
            <text:p>2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65" office:value-type="date" office:date-value="2017-09-20" calcext:value-type="date">
            <text:p>09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0" calcext:value-type="float">
            <text:p>2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1" calcext:value-type="float">
            <text:p>2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2" calcext:value-type="float">
            <text:p>2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3" calcext:value-type="float">
            <text:p>2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4" calcext:value-type="float">
            <text:p>2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5" calcext:value-type="float">
            <text:p>2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6" calcext:value-type="float">
            <text:p>2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7" calcext:value-type="float">
            <text:p>2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8" calcext:value-type="float">
            <text:p>2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9" calcext:value-type="float">
            <text:p>2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0" calcext:value-type="float">
            <text:p>2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65" office:value-type="date" office:date-value="2017-09-24" calcext:value-type="date">
            <text:p>09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1" calcext:value-type="float">
            <text:p>2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5" office:value-type="date" office:date-value="2017-09-26" calcext:value-type="date">
            <text:p>09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2" calcext:value-type="float">
            <text:p>2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65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3" calcext:value-type="float">
            <text:p>2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65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4" calcext:value-type="float">
            <text:p>2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65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5" calcext:value-type="float">
            <text:p>2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65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6" calcext:value-type="float">
            <text:p>2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5" office:value-type="date" office:date-value="2017-09-30" calcext:value-type="date">
            <text:p>09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7" calcext:value-type="float">
            <text:p>2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8" calcext:value-type="float">
            <text:p>2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9" calcext:value-type="float">
            <text:p>2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0" calcext:value-type="float">
            <text:p>2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1" calcext:value-type="float">
            <text:p>2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2" calcext:value-type="float">
            <text:p>2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3" calcext:value-type="float">
            <text:p>2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65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4" calcext:value-type="float">
            <text:p>2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65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5" calcext:value-type="float">
            <text:p>2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7" calcext:value-type="float">
            <text:p>2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6">
          <table:table-cell table:style-name="ce47" office:value-type="string" calcext:value-type="string" table:number-columns-spanned="7" table:number-rows-spanned="1">
            <text:p>Criação</text:p>
          </table:table-cell>
          <table:covered-table-cell table:style-name="ce47"/>
          <table:covered-table-cell table:style-name="ce65" office:value-type="date" office:date-value="2017-06-28" calcext:value-type="date">
            <text:p>06/28/17</text:p>
          </table:covered-table-cell>
          <table:covered-table-cell table:number-columns-repeated="4" table:style-name="ce47"/>
          <table:table-cell table:style-name="ce47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7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6">
          <table:table-cell table:style-name="ce47" office:value-type="string" calcext:value-type="string">
            <text:p>Capitulo</text:p>
          </table:table-cell>
          <table:table-cell table:style-name="ce47" office:value-type="string" calcext:value-type="string">
            <text:p>Arquivo</text:p>
          </table:table-cell>
          <table:table-cell table:style-name="ce47" office:value-type="string" calcext:value-type="string">
            <text:p>Data</text:p>
          </table:table-cell>
          <table:table-cell table:style-name="ce47" office:value-type="string" calcext:value-type="string">
            <text:p>Versao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Referencend into:</text:p>
          </table:table-cell>
          <table:table-cell table:style-name="ce47" office:value-type="string" calcext:value-type="string">
            <text:p>Merged in: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Title</text:p>
          </table:table-cell>
          <table:table-cell table:style-name="ce47" office:value-type="string" calcext:value-type="string">
            <text:p>start</text:p>
          </table:table-cell>
          <table:table-cell table:style-name="ce55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5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5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5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146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5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5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5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5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65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5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5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5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144" office:value-type="string" calcext:value-type="string">
            <text:p>14011821190172115200519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5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5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65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5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5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5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5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5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5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5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5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5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5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5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5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26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5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5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5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55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99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52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97"/>
        <table:table-column table:style-name="co4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7"/>
          <table:table-cell table:style-name="ce47" office:value-type="string" calcext:value-type="string" table:number-columns-spanned="4" table:number-rows-spanned="1">
            <text:p>Merged</text:p>
          </table:table-cell>
          <table:covered-table-cell table:number-columns-repeated="3" table:style-name="ce47"/>
          <table:table-cell table:style-name="ce47" table:number-columns-repeated="1011"/>
        </table:table-row>
        <table:table-row table:style-name="ro1">
          <table:table-cell table:style-name="ce47" office:value-type="string" calcext:value-type="string">
            <text:p>Plano</text:p>
          </table:table-cell>
          <table:table-cell table:style-name="ce47" office:value-type="string" calcext:value-type="string">
            <text:p>Arquivo</text:p>
          </table:table-cell>
          <table:table-cell table:style-name="ce47" office:value-type="string" calcext:value-type="string">
            <text:p>Data Inicial</text:p>
          </table:table-cell>
          <table:table-cell table:style-name="ce47" office:value-type="string" calcext:value-type="string">
            <text:p>Versao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Referencend into:</text:p>
          </table:table-cell>
          <table:table-cell table:style-name="ce47" office:value-type="string" calcext:value-type="string">
            <text:p>Merged in: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Title</text:p>
          </table:table-cell>
          <table:table-cell table:style-name="ce47" office:value-type="string" calcext:value-type="string">
            <text:p>start</text:p>
          </table:table-cell>
          <table:table-cell table:style-name="ce47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65" office:value-type="date" office:date-value="2016-09-01" calcext:value-type="date">
            <text:p>09/01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date" office:date-value="2017-03-03" calcext:value-type="date">
            <text:p>03/03/17</text:p>
          </table:table-cell>
          <table:table-cell table:style-name="ce74" office:value-type="float" office:value="1" calcext:value-type="float">
            <text:p>1</text:p>
          </table:table-cell>
          <table:table-cell table:style-name="ce25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65" office:value-type="date" office:date-value="2016-12-30" calcext:value-type="date">
            <text:p>12/30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string" calcext:value-type="string">
            <text:p>----</text:p>
          </table:table-cell>
          <table:table-cell table:style-name="ce74" office:value-type="float" office:value="3" calcext:value-type="float">
            <text:p>3</text:p>
          </table:table-cell>
          <table:table-cell table:style-name="ce25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65" office:value-type="date" office:date-value="2016-12-30" calcext:value-type="date">
            <text:p>12/30/16</text:p>
          </table:table-cell>
          <table:table-cell table:style-name="ce25" office:value-type="float" office:value="0.1" calcext:value-type="float">
            <text:p>0.1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142" office:value-type="float" office:value="5" calcext:value-type="float">
            <text:p>5</text:p>
          </table:table-cell>
          <table:table-cell table:style-name="ce25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string" calcext:value-type="string">
            <text:p>----</text:p>
          </table:table-cell>
          <table:table-cell table:style-name="ce143" office:value-type="float" office:value="2" calcext:value-type="float">
            <text:p>2</text:p>
          </table:table-cell>
          <table:table-cell table:style-name="ce25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65" office:value-type="date" office:date-value="2016-12-01" calcext:value-type="date">
            <text:p>12/01/16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date" office:date-value="2016-12-29" calcext:value-type="date">
            <text:p>12/29/16</text:p>
          </table:table-cell>
          <table:table-cell table:style-name="ce143" office:value-type="float" office:value="4" calcext:value-type="float">
            <text:p>4</text:p>
          </table:table-cell>
          <table:table-cell table:style-name="ce25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5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5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65" office:value-type="date" office:date-value="2016-07-12" calcext:value-type="date">
            <text:p>0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" calcext:value-type="float">
            <text:p>1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" calcext:value-type="float">
            <text:p>2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65"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15" calcext:value-type="float">
            <text:p>1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16" calcext:value-type="float">
            <text:p>16</text:p>
          </table:table-cell>
          <table:table-cell table:style-name="ce25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17" calcext:value-type="float">
            <text:p>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5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5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5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65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" calcext:value-type="float">
            <text:p>2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65" office:value-type="date" office:date-value="2017-01-12" calcext:value-type="date">
            <text:p>01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" calcext:value-type="float">
            <text:p>2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65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" calcext:value-type="float">
            <text:p>2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144" office:value-type="string" calcext:value-type="string">
            <text:p>01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" calcext:value-type="float">
            <text:p>2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" calcext:value-type="float">
            <text:p>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" calcext:value-type="float">
            <text:p>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2" calcext:value-type="float">
            <text:p>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66" office:value-type="date" office:date-value="2017-01-13" calcext:value-type="date">
            <text:p>01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3" calcext:value-type="float">
            <text:p>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65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4" calcext:value-type="float">
            <text:p>3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6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0" calcext:value-type="float">
            <text:p>4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66" office:value-type="date" office:date-value="2017-01-14" calcext:value-type="date">
            <text:p>0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35" calcext:value-type="float">
            <text:p>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1" calcext:value-type="float">
            <text:p>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6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6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4" calcext:value-type="float">
            <text:p>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7" office:value-type="float" office:value="36" calcext:value-type="float">
            <text:p>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66" office:value-type="date" office:date-value="2017-01-16" calcext:value-type="date">
            <text:p>01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37" calcext:value-type="float">
            <text:p>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66" office:value-type="date" office:date-value="2017-01-23" calcext:value-type="date">
            <text:p>0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144" office:value-type="string" calcext:value-type="string">
            <text:p>0123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6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66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99" office:value-type="date" office:date-value="2017-04-07" calcext:value-type="date">
            <text:p>04/07/17</text:p>
          </table:table-cell>
          <table:table-cell table:style-name="ce14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6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5" calcext:value-type="float">
            <text:p>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6" calcext:value-type="float">
            <text:p>46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7" calcext:value-type="float">
            <text:p>47</text:p>
          </table:table-cell>
          <table:table-cell table:style-name="ce25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65" office:value-type="date" office:date-value="2017-01-22" calcext:value-type="date">
            <text:p>01/22/17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7" office:value-type="float" office:value="48" calcext:value-type="float">
            <text:p>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65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1" calcext:value-type="float">
            <text:p>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66" office:value-type="date" office:date-value="2017-02-03" calcext:value-type="date">
            <text:p>02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3" calcext:value-type="float">
            <text:p>5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66" office:value-type="date" office:date-value="2017-02-03" calcext:value-type="date">
            <text:p>02/03/17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54" calcext:value-type="float">
            <text:p>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66" office:value-type="date" office:date-value="2017-02-09" calcext:value-type="date">
            <text:p>02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5" calcext:value-type="float">
            <text:p>5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66" office:value-type="date" office:date-value="2017-02-10" calcext:value-type="date">
            <text:p>02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6" calcext:value-type="float">
            <text:p>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6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99" office:value-type="date" office:date-value="2017-04-07" calcext:value-type="date">
            <text:p>04/07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66" office:value-type="date" office:date-value="2017-02-14" calcext:value-type="date">
            <text:p>0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8" calcext:value-type="float">
            <text:p>5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6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6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6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6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6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6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66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5" calcext:value-type="float">
            <text:p>65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66" office:value-type="date" office:date-value="2017-02-28" calcext:value-type="date">
            <text:p>02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6" calcext:value-type="float">
            <text:p>6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99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65" office:value-type="date" office:date-value="2017-02-01" calcext:value-type="date">
            <text:p>02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49" calcext:value-type="float">
            <text:p>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65" office:value-type="date" office:date-value="2017-03-03" calcext:value-type="date">
            <text:p>03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7" calcext:value-type="float">
            <text:p>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8" calcext:value-type="float">
            <text:p>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65" office:value-type="date" office:date-value="2017-03-05" calcext:value-type="date">
            <text:p>03/05/17</text:p>
          </table:table-cell>
          <table:table-cell table:style-name="ce25" office:value-type="float" office:value="69" calcext:value-type="float">
            <text:p>6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99" office:value-type="date" office:date-value="2017-03-05" calcext:value-type="date">
            <text:p>03/05/17</text:p>
          </table:table-cell>
          <table:table-cell table:number-columns-repeated="1011"/>
        </table:table-row>
        <table:table-row table:style-name="ro1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0" calcext:value-type="float">
            <text:p>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5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65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2" calcext:value-type="float">
            <text:p>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65" office:value-type="date" office:date-value="2017-03-07" calcext:value-type="date">
            <text:p>03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3" calcext:value-type="float">
            <text:p>7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5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65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5" calcext:value-type="float">
            <text:p>7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65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7" calcext:value-type="float">
            <text:p>77</text:p>
          </table:table-cell>
          <table:table-cell table:style-name="ce25"/>
          <table:table-cell office:value-type="string" calcext:value-type="string">
            <text:p>!!!!!!!!!!!!!!!!!!!!!!!!!!!!!!!</text:p>
          </table:table-cell>
          <table:table-cell table:style-name="ce47" office:value-type="float" office:value="888888" calcext:value-type="float">
            <text:p>888888</text:p>
          </table:table-cell>
          <table:table-cell table:style-name="ce47" office:value-type="string" calcext:value-type="string">
            <text:p>HTML Body/Head</text:p>
          </table:table-cell>
          <table:table-cell table:style-name="ce99" office:value-type="date" office:date-value="2017-04-14" calcext:value-type="date">
            <text:p>04/14/17</text:p>
          </table:table-cell>
          <table:table-cell table:style-name="ce54"/>
          <table:table-cell table:number-columns-repeated="1010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5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5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99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65" office:value-type="date" office:date-value="2017-03-24" calcext:value-type="date">
            <text:p>03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0" calcext:value-type="float">
            <text:p>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1" calcext:value-type="float">
            <text:p>8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2" calcext:value-type="float">
            <text:p>8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6" calcext:value-type="float">
            <text:p>8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9" calcext:value-type="float">
            <text:p>8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0" calcext:value-type="float">
            <text:p>90</text:p>
          </table:table-cell>
          <table:table-cell table:style-name="ce25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1" calcext:value-type="float">
            <text:p>9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2" calcext:value-type="float">
            <text:p>9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3" calcext:value-type="float">
            <text:p>9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4" calcext:value-type="float">
            <text:p>9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65" office:value-type="date" office:date-value="2017-04-05" calcext:value-type="date">
            <text:p>04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5" calcext:value-type="float">
            <text:p>9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6" calcext:value-type="float">
            <text:p>9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7" calcext:value-type="float">
            <text:p>9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8" calcext:value-type="float">
            <text:p>9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4" calcext:value-type="float">
            <text:p>104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5" calcext:value-type="float">
            <text:p>105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6" calcext:value-type="float">
            <text:p>106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7" calcext:value-type="float">
            <text:p>107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99" office:value-type="date" office:date-value="2017-04-06" calcext:value-type="date">
            <text:p>04/06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65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9" calcext:value-type="float">
            <text:p>1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65" office:value-type="date" office:date-value="2017-04-07" calcext:value-type="date">
            <text:p>04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0" calcext:value-type="float">
            <text:p>1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65" office:value-type="date" office:date-value="2017-04-08" calcext:value-type="date">
            <text:p>04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1" calcext:value-type="float">
            <text:p>1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65" office:value-type="date" office:date-value="2017-04-14" calcext:value-type="date">
            <text:p>04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2" calcext:value-type="float">
            <text:p>112</text:p>
          </table:table-cell>
          <table:table-cell table:style-name="ce25"/>
          <table:table-cell table:number-columns-repeated="3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65" office:value-type="date" office:date-value="2017-04-19" calcext:value-type="date">
            <text:p>04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3" calcext:value-type="float">
            <text:p>1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4" calcext:value-type="float">
            <text:p>114</text:p>
          </table:table-cell>
          <table:table-cell table:style-name="ce25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5" calcext:value-type="float">
            <text:p>1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74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6" calcext:value-type="float">
            <text:p>1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7" calcext:value-type="float">
            <text:p>1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8" calcext:value-type="float">
            <text:p>118</text:p>
          </table:table-cell>
          <table:table-cell table:style-name="ce25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65" office:value-type="date" office:date-value="2017-04-27" calcext:value-type="date">
            <text:p>04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19" calcext:value-type="float">
            <text:p>1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65" office:value-type="date" office:date-value="2017-05-07" calcext:value-type="date">
            <text:p>05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0" calcext:value-type="float">
            <text:p>120</text:p>
          </table:table-cell>
          <table:table-cell table:style-name="ce25"/>
          <table:table-cell table:number-columns-repeated="3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65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1" calcext:value-type="float">
            <text:p>1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65" office:value-type="date" office:date-value="2017-05-09" calcext:value-type="date">
            <text:p>05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office:value-type="float" office:value="122" calcext:value-type="float">
            <text:p>1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3" calcext:value-type="float">
            <text:p>1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4" calcext:value-type="float">
            <text:p>1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5" calcext:value-type="float">
            <text:p>1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65" office:value-type="date" office:date-value="2017-05-12" calcext:value-type="date">
            <text:p>05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6" calcext:value-type="float">
            <text:p>1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65" office:value-type="date" office:date-value="2017-05-13" calcext:value-type="date">
            <text:p>05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7" calcext:value-type="float">
            <text:p>1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65" office:value-type="date" office:date-value="2017-05-14" calcext:value-type="date">
            <text:p>05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8" calcext:value-type="float">
            <text:p>1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65" office:value-type="date" office:date-value="2017-05-16" calcext:value-type="date">
            <text:p>05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29" calcext:value-type="float">
            <text:p>1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0" calcext:value-type="float">
            <text:p>1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65" office:value-type="date" office:date-value="2017-05-18" calcext:value-type="date">
            <text:p>05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1" calcext:value-type="float">
            <text:p>1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65" office:value-type="date" office:date-value="2017-05-19" calcext:value-type="date">
            <text:p>05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2" calcext:value-type="float">
            <text:p>1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65" office:value-type="date" office:date-value="2017-05-20" calcext:value-type="date">
            <text:p>05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3" calcext:value-type="float">
            <text:p>1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65" office:value-type="date" office:date-value="2017-05-21" calcext:value-type="date">
            <text:p>05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4" calcext:value-type="float">
            <text:p>1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65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5" calcext:value-type="float">
            <text:p>1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65" office:value-type="date" office:date-value="2017-05-23" calcext:value-type="date">
            <text:p>05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6" calcext:value-type="float">
            <text:p>1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65" office:value-type="date" office:date-value="2017-05-26" calcext:value-type="date">
            <text:p>05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7" calcext:value-type="float">
            <text:p>1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65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8" calcext:value-type="float">
            <text:p>1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65" office:value-type="date" office:date-value="2017-05-30" calcext:value-type="date">
            <text:p>05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39" calcext:value-type="float">
            <text:p>1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65" office:value-type="date" office:date-value="2017-06-01" calcext:value-type="date">
            <text:p>06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0" calcext:value-type="float">
            <text:p>1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65" office:value-type="date" office:date-value="2017-06-02" calcext:value-type="date">
            <text:p>06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1" calcext:value-type="float">
            <text:p>1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65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2" calcext:value-type="float">
            <text:p>1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65" office:value-type="date" office:date-value="2017-06-04" calcext:value-type="date">
            <text:p>06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3" calcext:value-type="float">
            <text:p>1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65" office:value-type="date" office:date-value="2017-06-05" calcext:value-type="date">
            <text:p>06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4" calcext:value-type="float">
            <text:p>1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65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5" calcext:value-type="float">
            <text:p>1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65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6" calcext:value-type="float">
            <text:p>1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65" office:value-type="date" office:date-value="2017-06-06" calcext:value-type="date">
            <text:p>06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7" calcext:value-type="float">
            <text:p>1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8" calcext:value-type="float">
            <text:p>1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49" calcext:value-type="float">
            <text:p>1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1" calcext:value-type="float">
            <text:p>1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2" calcext:value-type="float">
            <text:p>1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65" office:value-type="date" office:date-value="2017-06-07" calcext:value-type="date">
            <text:p>06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3" calcext:value-type="float">
            <text:p>1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65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4" calcext:value-type="float">
            <text:p>1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65" office:value-type="date" office:date-value="2017-06-08" calcext:value-type="date">
            <text:p>06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5" calcext:value-type="float">
            <text:p>1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65" office:value-type="date" office:date-value="2017-06-13" calcext:value-type="date">
            <text:p>06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6" calcext:value-type="float">
            <text:p>1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65" office:value-type="date" office:date-value="2017-06-19" calcext:value-type="date">
            <text:p>06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7" calcext:value-type="float">
            <text:p>1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65" office:value-type="date" office:date-value="2017-06-20" calcext:value-type="date">
            <text:p>06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8" calcext:value-type="float">
            <text:p>1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65" office:value-type="date" office:date-value="2017-06-23" calcext:value-type="date">
            <text:p>06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59" calcext:value-type="float">
            <text:p>1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65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0" calcext:value-type="float">
            <text:p>1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65" office:value-type="date" office:date-value="2017-06-25" calcext:value-type="date">
            <text:p>06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1" calcext:value-type="float">
            <text:p>1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65" office:value-type="date" office:date-value="2017-06-28" calcext:value-type="date">
            <text:p>06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2" calcext:value-type="float">
            <text:p>1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65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3" calcext:value-type="float">
            <text:p>1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65" office:value-type="date" office:date-value="2017-07-01" calcext:value-type="date">
            <text:p>07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4" calcext:value-type="float">
            <text:p>1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65" office:value-type="date" office:date-value="2017-07-03" calcext:value-type="date">
            <text:p>07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5" calcext:value-type="float">
            <text:p>1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65" office:value-type="date" office:date-value="2017-07-04" calcext:value-type="date">
            <text:p>07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6" calcext:value-type="float">
            <text:p>1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65" office:value-type="date" office:date-value="2017-07-05" calcext:value-type="date">
            <text:p>07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7" calcext:value-type="float">
            <text:p>1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65" office:value-type="date" office:date-value="2017-07-06" calcext:value-type="date">
            <text:p>07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8" calcext:value-type="float">
            <text:p>1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65" office:value-type="date" office:date-value="2017-07-11" calcext:value-type="date">
            <text:p>07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69" calcext:value-type="float">
            <text:p>1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65" office:value-type="date" office:date-value="2016-01-14" calcext:value-type="date">
            <text:p>01/14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0" calcext:value-type="float">
            <text:p>1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1" calcext:value-type="float">
            <text:p>1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2" calcext:value-type="float">
            <text:p>1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3" calcext:value-type="float">
            <text:p>1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65" office:value-type="date" office:date-value="2017-07-18" calcext:value-type="date">
            <text:p>07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4" calcext:value-type="float">
            <text:p>1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65" office:value-type="date" office:date-value="2017-07-19" calcext:value-type="date">
            <text:p>07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5" calcext:value-type="float">
            <text:p>1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65" office:value-type="date" office:date-value="2017-07-20" calcext:value-type="date">
            <text:p>07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6" calcext:value-type="float">
            <text:p>1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65" office:value-type="date" office:date-value="2016-04-21" calcext:value-type="date">
            <text:p>04/21/16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7" calcext:value-type="float">
            <text:p>1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65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8" calcext:value-type="float">
            <text:p>1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65" office:value-type="date" office:date-value="2017-07-24" calcext:value-type="date">
            <text:p>07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79" calcext:value-type="float">
            <text:p>1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65" office:value-type="date" office:date-value="2017-07-25" calcext:value-type="date">
            <text:p>07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0" calcext:value-type="float">
            <text:p>1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65" office:value-type="date" office:date-value="2017-07-28" calcext:value-type="date">
            <text:p>07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1" calcext:value-type="float">
            <text:p>1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65" office:value-type="date" office:date-value="2017-08-04" calcext:value-type="date">
            <text:p>08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2" calcext:value-type="float">
            <text:p>1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5" office:value-type="date" office:date-value="2017-08-08" calcext:value-type="date">
            <text:p>08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3" calcext:value-type="float">
            <text:p>1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65" office:value-type="date" office:date-value="2017-08-20" calcext:value-type="date">
            <text:p>08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4" calcext:value-type="float">
            <text:p>1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5" calcext:value-type="float">
            <text:p>1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6" calcext:value-type="float">
            <text:p>1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7" calcext:value-type="float">
            <text:p>1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8" calcext:value-type="float">
            <text:p>18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89" calcext:value-type="float">
            <text:p>18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65" office:value-type="date" office:date-value="2017-08-24" calcext:value-type="date">
            <text:p>08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0" calcext:value-type="float">
            <text:p>1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65" office:value-type="date" office:date-value="2017-08-26" calcext:value-type="date">
            <text:p>08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1" calcext:value-type="float">
            <text:p>1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65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2" calcext:value-type="float">
            <text:p>1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65" office:value-type="date" office:date-value="2017-08-27" calcext:value-type="date">
            <text:p>08/2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3" calcext:value-type="float">
            <text:p>1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65" office:value-type="date" office:date-value="2017-08-31" calcext:value-type="date">
            <text:p>08/3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4" calcext:value-type="float">
            <text:p>19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65" office:value-type="date" office:date-value="2017-08-02" calcext:value-type="date">
            <text:p>08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5" calcext:value-type="float">
            <text:p>19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65" office:value-type="date" office:date-value="2017-09-04" calcext:value-type="date">
            <text:p>09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6" calcext:value-type="float">
            <text:p>19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65" office:value-type="date" office:date-value="2017-09-05" calcext:value-type="date">
            <text:p>09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7" calcext:value-type="float">
            <text:p>19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65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8" calcext:value-type="float">
            <text:p>19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65" office:value-type="date" office:date-value="2017-09-07" calcext:value-type="date">
            <text:p>09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99" calcext:value-type="float">
            <text:p>19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0" calcext:value-type="float">
            <text:p>20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1" calcext:value-type="float">
            <text:p>20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2" calcext:value-type="float">
            <text:p>20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65" office:value-type="date" office:date-value="2017-09-08" calcext:value-type="date">
            <text:p>09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3" calcext:value-type="float">
            <text:p>20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65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4" calcext:value-type="float">
            <text:p>20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65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5" calcext:value-type="float">
            <text:p>20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65" office:value-type="date" office:date-value="2017-09-09" calcext:value-type="date">
            <text:p>09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6" calcext:value-type="float">
            <text:p>20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65" office:value-type="date" office:date-value="2017-09-10" calcext:value-type="date">
            <text:p>09/1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7" calcext:value-type="float">
            <text:p>20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65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8" calcext:value-type="float">
            <text:p>20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65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09" calcext:value-type="float">
            <text:p>20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65" office:value-type="date" office:date-value="2017-09-11" calcext:value-type="date">
            <text:p>09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0" calcext:value-type="float">
            <text:p>21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65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1" calcext:value-type="float">
            <text:p>21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65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2" calcext:value-type="float">
            <text:p>21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65" office:value-type="date" office:date-value="2017-09-12" calcext:value-type="date">
            <text:p>09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3" calcext:value-type="float">
            <text:p>21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65" office:value-type="date" office:date-value="2017-09-13" calcext:value-type="date">
            <text:p>09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4" calcext:value-type="float">
            <text:p>21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65" office:value-type="date" office:date-value="2017-09-14" calcext:value-type="date">
            <text:p>09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5" calcext:value-type="float">
            <text:p>21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65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6" calcext:value-type="float">
            <text:p>21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65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7" calcext:value-type="float">
            <text:p>21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65" office:value-type="date" office:date-value="2017-09-15" calcext:value-type="date">
            <text:p>09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8" calcext:value-type="float">
            <text:p>21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65" office:value-type="date" office:date-value="2017-09-16" calcext:value-type="date">
            <text:p>09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19" calcext:value-type="float">
            <text:p>21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0" calcext:value-type="float">
            <text:p>22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1" calcext:value-type="float">
            <text:p>22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2" calcext:value-type="float">
            <text:p>22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3" calcext:value-type="float">
            <text:p>22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4" calcext:value-type="float">
            <text:p>22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5" calcext:value-type="float">
            <text:p>22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6" calcext:value-type="float">
            <text:p>22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7" calcext:value-type="float">
            <text:p>22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65" office:value-type="date" office:date-value="2017-09-17" calcext:value-type="date">
            <text:p>09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8" calcext:value-type="float">
            <text:p>22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65" office:value-type="date" office:date-value="2017-09-19" calcext:value-type="date">
            <text:p>09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29" calcext:value-type="float">
            <text:p>22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65" office:value-type="date" office:date-value="2017-09-20" calcext:value-type="date">
            <text:p>09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0" calcext:value-type="float">
            <text:p>23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1" calcext:value-type="float">
            <text:p>23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2" calcext:value-type="float">
            <text:p>23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3" calcext:value-type="float">
            <text:p>23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4" calcext:value-type="float">
            <text:p>23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5" calcext:value-type="float">
            <text:p>23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6" calcext:value-type="float">
            <text:p>23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7" calcext:value-type="float">
            <text:p>23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8" calcext:value-type="float">
            <text:p>23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39" calcext:value-type="float">
            <text:p>23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65" office:value-type="date" office:date-value="2017-09-21" calcext:value-type="date">
            <text:p>09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0" calcext:value-type="float">
            <text:p>24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65" office:value-type="date" office:date-value="2017-09-24" calcext:value-type="date">
            <text:p>09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1" calcext:value-type="float">
            <text:p>24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5" office:value-type="date" office:date-value="2017-09-26" calcext:value-type="date">
            <text:p>09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2" calcext:value-type="float">
            <text:p>24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65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3" calcext:value-type="float">
            <text:p>24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65" office:value-type="date" office:date-value="2017-09-28" calcext:value-type="date">
            <text:p>09/2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4" calcext:value-type="float">
            <text:p>24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65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5" calcext:value-type="float">
            <text:p>24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65" office:value-type="date" office:date-value="2017-09-29" calcext:value-type="date">
            <text:p>09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6" calcext:value-type="float">
            <text:p>24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65" office:value-type="date" office:date-value="2017-09-30" calcext:value-type="date">
            <text:p>09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7" calcext:value-type="float">
            <text:p>24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8" calcext:value-type="float">
            <text:p>24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9" calcext:value-type="float">
            <text:p>24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0" calcext:value-type="float">
            <text:p>25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1" calcext:value-type="float">
            <text:p>25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2" calcext:value-type="float">
            <text:p>25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65" office:value-type="date" office:date-value="2017-10-01" calcext:value-type="date">
            <text:p>10/0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3" calcext:value-type="float">
            <text:p>25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65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4" calcext:value-type="float">
            <text:p>25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65" office:value-type="date" office:date-value="2017-10-02" calcext:value-type="date">
            <text:p>10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5" calcext:value-type="float">
            <text:p>25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6" calcext:value-type="float">
            <text:p>25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7" calcext:value-type="float">
            <text:p>25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dme" xlink:type="simple">dme</text:a></text:p>
          </table:table-cell>
          <table:table-cell table:style-name="ce65" office:value-type="date" office:date-value="2017-10-03" calcext:value-type="date">
            <text:p>10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8" calcext:value-type="float">
            <text:p>25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dqb" xlink:type="simple">dqb</text:a></text:p>
          </table:table-cell>
          <table:table-cell table:style-name="ce65" office:value-type="date" office:date-value="2017-10-04" calcext:value-type="date">
            <text:p>10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9" calcext:value-type="float">
            <text:p>25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pgaa" xlink:type="simple">pgaa</text:a></text:p>
          </table:table-cell>
          <table:table-cell table:style-name="ce65" office:value-type="date" office:date-value="2017-10-05" calcext:value-type="date">
            <text:p>10/0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0" calcext:value-type="float">
            <text:p>26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wl3.c" xlink:type="simple">wl3.c</text:a></text:p>
          </table:table-cell>
          <table:table-cell table:style-name="ce65" office:value-type="date" office:date-value="2017-10-07" calcext:value-type="date">
            <text:p>10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1" calcext:value-type="float">
            <text:p>26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/wl3" xlink:type="simple">wl3</text:a></text:p>
          </table:table-cell>
          <table:table-cell table:style-name="ce65" office:value-type="date" office:date-value="2017-10-07" calcext:value-type="date">
            <text:p>10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2" calcext:value-type="float">
            <text:p>26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5hd" xlink:type="simple">5hd</text:a></text:p>
          </table:table-cell>
          <table:table-cell table:style-name="ce65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3" calcext:value-type="float">
            <text:p>26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65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4" calcext:value-type="float">
            <text:p>26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65" office:value-type="date" office:date-value="2017-10-08" calcext:value-type="date">
            <text:p>10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5" calcext:value-type="float">
            <text:p>26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65" office:value-type="date" office:date-value="2017-10-11" calcext:value-type="date">
            <text:p>10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6" calcext:value-type="float">
            <text:p>26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65" office:value-type="date" office:date-value="2017-10-13" calcext:value-type="date">
            <text:p>10/1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7" calcext:value-type="float">
            <text:p>26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65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8" calcext:value-type="float">
            <text:p>26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65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69" calcext:value-type="float">
            <text:p>26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65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0" calcext:value-type="float">
            <text:p>27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65" office:value-type="date" office:date-value="2017-10-14" calcext:value-type="date">
            <text:p>10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1" calcext:value-type="float">
            <text:p>27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65" office:value-type="date" office:date-value="2017-10-15" calcext:value-type="date">
            <text:p>10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2" calcext:value-type="float">
            <text:p>27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65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3" calcext:value-type="float">
            <text:p>27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65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4" calcext:value-type="float">
            <text:p>27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65" office:value-type="date" office:date-value="2017-10-16" calcext:value-type="date">
            <text:p>10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5" calcext:value-type="float">
            <text:p>27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65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6" calcext:value-type="float">
            <text:p>27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65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7" calcext:value-type="float">
            <text:p>27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65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8" calcext:value-type="float">
            <text:p>278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65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79" calcext:value-type="float">
            <text:p>279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65" office:value-type="date" office:date-value="2017-10-17" calcext:value-type="date">
            <text:p>10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0" calcext:value-type="float">
            <text:p>28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65" office:value-type="date" office:date-value="2017-10-18" calcext:value-type="date">
            <text:p>10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1" calcext:value-type="float">
            <text:p>28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coding_n/README.txt" xlink:type="simple">README.txt</text:a></text:p>
          </table:table-cell>
          <table:table-cell table:style-name="ce65" office:value-type="date" office:date-value="2017-10-21" calcext:value-type="date">
            <text:p>10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2" calcext:value-type="float">
            <text:p>28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txt/3q" xlink:type="simple">3q</text:a></text:p>
          </table:table-cell>
          <table:table-cell table:style-name="ce65" office:value-type="date" office:date-value="2017-10-21" calcext:value-type="date">
            <text:p>10/2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3" calcext:value-type="float">
            <text:p>28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k.sh" xlink:type="simple">k.sh</text:a></text:p>
          </table:table-cell>
          <table:table-cell table:style-name="ce65" office:value-type="date" office:date-value="2017-11-02" calcext:value-type="date">
            <text:p>1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4" calcext:value-type="float">
            <text:p>284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ks.sh" xlink:type="simple">ks.sh</text:a></text:p>
          </table:table-cell>
          <table:table-cell table:style-name="ce65" office:value-type="date" office:date-value="2017-11-02" calcext:value-type="date">
            <text:p>1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5" calcext:value-type="float">
            <text:p>285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py.py" xlink:type="simple">py.py</text:a></text:p>
          </table:table-cell>
          <table:table-cell table:style-name="ce65" office:value-type="date" office:date-value="2017-11-03" calcext:value-type="date">
            <text:p>1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6" calcext:value-type="float">
            <text:p>286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tiakp" xlink:type="simple">tiakp</text:a></text:p>
          </table:table-cell>
          <table:table-cell table:style-name="ce65" office:value-type="date" office:date-value="2017-11-06" calcext:value-type="date">
            <text:p>11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7" calcext:value-type="float">
            <text:p>287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id" xlink:type="simple">id</text:a></text:p>
          </table:table-cell>
          <table:table-cell table:style-name="ce65" office:value-type="date" office:date-value="2017-11-06" calcext:value-type="date">
            <text:p>11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8" calcext:value-type="float">
            <text:p>28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bc" xlink:type="simple">bc</text:a></text:p>
          </table:table-cell>
          <table:table-cell table:style-name="ce65" office:value-type="date" office:date-value="2017-11-07" calcext:value-type="date">
            <text:p>11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89" calcext:value-type="float">
            <text:p>28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ksn.sh" xlink:type="simple">ksn.sh</text:a></text:p>
          </table:table-cell>
          <table:table-cell table:style-name="ce65" office:value-type="date" office:date-value="2017-11-09" calcext:value-type="date">
            <text:p>11/0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0" calcext:value-type="float">
            <text:p>290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mpr" xlink:type="simple">mpr</text:a></text:p>
          </table:table-cell>
          <table:table-cell table:style-name="ce65" office:value-type="date" office:date-value="2017-11-11" calcext:value-type="date">
            <text:p>11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1" calcext:value-type="float">
            <text:p>291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nc" xlink:type="simple">nc</text:a></text:p>
          </table:table-cell>
          <table:table-cell table:style-name="ce65" office:value-type="date" office:date-value="2017-11-11" calcext:value-type="date">
            <text:p>11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2" calcext:value-type="float">
            <text:p>292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me" xlink:type="simple">me</text:a></text:p>
          </table:table-cell>
          <table:table-cell table:style-name="ce65" office:value-type="date" office:date-value="2017-11-14" calcext:value-type="date">
            <text:p>1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3" calcext:value-type="float">
            <text:p>293</text:p>
          </table:table-cell>
          <table:table-cell table:style-name="ce25"/>
          <table:table-cell office:value-type="string" calcext:value-type="string">
            <text:p>----</text:p>
          </table:table-cell>
          <table:table-cell table:number-columns-repeated="2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%23dmk%23" xlink:type="simple">dmk</text:a></text:p>
          </table:table-cell>
          <table:table-cell table:style-name="ce65" office:value-type="date" office:date-value="2017-11-14" calcext:value-type="date">
            <text:p>11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4" calcext:value-type="float">
            <text:p>29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xx" xlink:type="simple">xx</text:a></text:p>
          </table:table-cell>
          <table:table-cell table:style-name="ce65" office:value-type="date" office:date-value="2017-11-15" calcext:value-type="date">
            <text:p>11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5" calcext:value-type="float">
            <text:p>29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imn" xlink:type="simple">imn</text:a></text:p>
          </table:table-cell>
          <table:table-cell table:style-name="ce65" office:value-type="date" office:date-value="2017-11-23" calcext:value-type="date">
            <text:p>11/2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6" calcext:value-type="float">
            <text:p>29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fsw" xlink:type="simple">fsw</text:a></text:p>
          </table:table-cell>
          <table:table-cell table:style-name="ce65" office:value-type="date" office:date-value="2017-11-25" calcext:value-type="date">
            <text:p>1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7" calcext:value-type="float">
            <text:p>29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pi_n/!" xlink:type="simple">!</text:a></text:p>
          </table:table-cell>
          <table:table-cell table:style-name="ce65" office:value-type="date" office:date-value="2017-11-25" calcext:value-type="date">
            <text:p>1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8" calcext:value-type="float">
            <text:p>29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tptd" xlink:type="simple">tptd</text:a></text:p>
          </table:table-cell>
          <table:table-cell table:style-name="ce65" office:value-type="date" office:date-value="2017-12-07" calcext:value-type="date">
            <text:p>12/0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99" calcext:value-type="float">
            <text:p>29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x" xlink:type="simple">x</text:a></text:p>
          </table:table-cell>
          <table:table-cell table:style-name="ce65" office:value-type="date" office:date-value="2017-12-08" calcext:value-type="date">
            <text:p>12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nird" xlink:type="simple">nird</text:a></text:p>
          </table:table-cell>
          <table:table-cell table:style-name="ce65" office:value-type="date" office:date-value="2017-12-08" calcext:value-type="date">
            <text:p>12/0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1" calcext:value-type="float">
            <text:p>301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np" xlink:type="simple">np</text:a></text:p>
          </table:table-cell>
          <table:table-cell table:style-name="ce65" office:value-type="date" office:date-value="2017-12-11" calcext:value-type="date">
            <text:p>12/11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2" calcext:value-type="float">
            <text:p>302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emc.cpp" xlink:type="simple">emc.cpp</text:a></text:p>
          </table:table-cell>
          <table:table-cell table:style-name="ce65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3" calcext:value-type="float">
            <text:p>30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emc" xlink:type="simple">emc</text:a></text:p>
          </table:table-cell>
          <table:table-cell table:style-name="ce65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4" calcext:value-type="float">
            <text:p>30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swx" xlink:type="simple">swx</text:a></text:p>
          </table:table-cell>
          <table:table-cell table:style-name="ce65" office:value-type="date" office:date-value="2017-12-12" calcext:value-type="date">
            <text:p>1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5" calcext:value-type="float">
            <text:p>305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artnxfy8.html" xlink:type="simple">artnxfy8.html</text:a></text:p>
          </table:table-cell>
          <table:table-cell table:style-name="ce65" office:value-type="date" office:date-value="2017-12-14" calcext:value-type="date">
            <text:p>12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6" calcext:value-type="float">
            <text:p>306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wk" xlink:type="simple">wk</text:a></text:p>
          </table:table-cell>
          <table:table-cell table:style-name="ce65" office:value-type="date" office:date-value="2017-12-17" calcext:value-type="date">
            <text:p>1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7" calcext:value-type="float">
            <text:p>307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wk.cpp" xlink:type="simple">wk.cpp</text:a></text:p>
          </table:table-cell>
          <table:table-cell table:style-name="ce65" office:value-type="date" office:date-value="2017-12-18" calcext:value-type="date">
            <text:p>1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8" calcext:value-type="float">
            <text:p>308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life.cpp" xlink:type="simple">life.cpp</text:a></text:p>
          </table:table-cell>
          <table:table-cell table:style-name="ce65" office:value-type="date" office:date-value="2017-12-20" calcext:value-type="date">
            <text:p>12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09" calcext:value-type="float">
            <text:p>309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cbs.sh" xlink:type="simple">cbs.sh</text:a></text:p>
          </table:table-cell>
          <table:table-cell table:style-name="ce65" office:value-type="date" office:date-value="2017-12-24" calcext:value-type="date">
            <text:p>12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0" calcext:value-type="float">
            <text:p>310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cbs_txt-dir" xlink:type="simple">cbs_txt-dir</text:a></text:p>
          </table:table-cell>
          <table:table-cell table:style-name="ce65" office:value-type="date" office:date-value="2017-12-24" calcext:value-type="date">
            <text:p>12/2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1" calcext:value-type="float">
            <text:p>311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mfg" xlink:type="simple">mfg</text:a></text:p>
          </table:table-cell>
          <table:table-cell table:style-name="ce65" office:value-type="date" office:date-value="2017-12-26" calcext:value-type="date">
            <text:p>12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2" calcext:value-type="float">
            <text:p>312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ci" xlink:type="simple">ci</text:a></text:p>
          </table:table-cell>
          <table:table-cell table:style-name="ce65" office:value-type="date" office:date-value="2017-12-26" calcext:value-type="date">
            <text:p>12/2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3" calcext:value-type="float">
            <text:p>313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>
          <table:table-cell table:style-name="ce141" office:value-type="string" calcext:value-type="string">
            <text:p>PI 4.0</text:p>
          </table:table-cell>
          <table:table-cell office:value-type="string" calcext:value-type="string">
            <text:p><text:a xlink:href="../nxfy8/ug" xlink:type="simple">ug</text:a></text:p>
          </table:table-cell>
          <table:table-cell table:style-name="ce65" office:value-type="date" office:date-value="2017-12-30" calcext:value-type="date">
            <text:p>12/3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14" calcext:value-type="float">
            <text:p>314</text:p>
          </table:table-cell>
          <table:table-cell table:style-name="ce25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99"/>
          <table:table-cell table:number-columns-repeated="1011"/>
        </table:table-row>
        <table:table-row table:style-name="ro5" table:number-rows-repeated="2">
          <table:table-cell table:style-name="ce141"/>
          <table:table-cell/>
          <table:table-cell table:style-name="ce65"/>
          <table:table-cell table:style-name="ce25" table:number-columns-repeated="4"/>
          <table:table-cell table:number-columns-repeated="2"/>
          <table:table-cell table:style-name="Default"/>
          <table:table-cell table:style-name="ce99"/>
          <table:table-cell table:number-columns-repeated="1011"/>
        </table:table-row>
        <table:table-row table:style-name="ro1">
          <table:table-cell table:style-name="ce47" office:value-type="string" calcext:value-type="string" table:number-columns-spanned="7" table:number-rows-spanned="1">
            <text:p>Criação</text:p>
          </table:table-cell>
          <table:covered-table-cell table:style-name="ce47"/>
          <table:covered-table-cell table:style-name="ce65" office:value-type="date" office:date-value="2017-11-19" calcext:value-type="date">
            <text:p>11/19/17</text:p>
          </table:covered-table-cell>
          <table:covered-table-cell table:number-columns-repeated="4" table:style-name="ce47"/>
          <table:table-cell table:style-name="ce47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7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47" office:value-type="string" calcext:value-type="string">
            <text:p>Capitulo</text:p>
          </table:table-cell>
          <table:table-cell table:style-name="ce47" office:value-type="string" calcext:value-type="string">
            <text:p>Arquivo</text:p>
          </table:table-cell>
          <table:table-cell table:style-name="ce47" office:value-type="string" calcext:value-type="string">
            <text:p>Data</text:p>
          </table:table-cell>
          <table:table-cell table:style-name="ce47" office:value-type="string" calcext:value-type="string">
            <text:p>Versao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Referencend into:</text:p>
          </table:table-cell>
          <table:table-cell table:style-name="ce47" office:value-type="string" calcext:value-type="string">
            <text:p>Merged in: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Title</text:p>
          </table:table-cell>
          <table:table-cell table:style-name="ce47" office:value-type="string" calcext:value-type="string">
            <text:p>start</text:p>
          </table:table-cell>
          <table:table-cell table:style-name="ce55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5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5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5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146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5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5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5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5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why%20" xlink:type="simple">stick notes</text:a></text:p>
          </table:table-cell>
          <table:table-cell table:style-name="ce65" office:value-type="date" office:date-value="2015-11-11" calcext:value-type="date">
            <text:p>11/11/15</text:p>
          </table:table-cell>
          <table:table-cell/>
          <table:table-cell table:style-name="ce99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5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5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5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144" office:value-type="string" calcext:value-type="string">
            <text:p>14011821190172115200519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5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5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65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5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/>
          <table:table-cell table:style-name="ce99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.5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5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5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..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/>
          <table:table-cell table:style-name="ce99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5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5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5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5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5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6/01_13072015.txt" xlink:type="simple">01_13072015.txt</text:a></text:p>
          </table:table-cell>
          <table:table-cell office:value-type="string" calcext:value-type="string">
            <text:p>13/07/15</text:p>
          </table:table-cell>
          <table:table-cell/>
          <table:table-cell table:style-name="ce99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5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../Textos/oldest%20ones/O%20justo%20que%20se%20julga%20sabio%20comete%20a%20injustica.odt" xlink:type="simple">O justo que se julga sabio comete a injustica.odt</text:a></text:p>
          </table:table-cell>
          <table:table-cell table:style-name="ce65" office:value-type="date" office:date-value="2015-10-05" calcext:value-type="date">
            <text:p>10/05/15</text:p>
          </table:table-cell>
          <table:table-cell/>
          <table:table-cell table:style-name="ce99" office:value-type="date" office:date-value="2017-11-20" calcext:value-type="date">
            <text:p>11/20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5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5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5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26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5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5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5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55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99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0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97"/>
        <table:table-column table:style-name="co46" table:default-cell-style-name="ce25"/>
        <table:table-column table:style-name="co47" table:default-cell-style-name="ce148"/>
        <table:table-column table:style-name="co48" table:default-cell-style-name="ce25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4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7"/>
          <table:table-cell table:style-name="ce47" office:value-type="string" calcext:value-type="string" table:number-columns-spanned="4" table:number-rows-spanned="1">
            <text:p>Merged</text:p>
          </table:table-cell>
          <table:covered-table-cell table:style-name="ce147"/>
          <table:covered-table-cell table:number-columns-repeated="2" table:style-name="ce47"/>
          <table:table-cell table:style-name="ce47" table:number-columns-repeated="1011"/>
        </table:table-row>
        <table:table-row table:style-name="ro1">
          <table:table-cell table:style-name="ce47" office:value-type="string" calcext:value-type="string">
            <text:p>Plano</text:p>
          </table:table-cell>
          <table:table-cell table:style-name="ce47" office:value-type="string" calcext:value-type="string">
            <text:p>Arquivo</text:p>
          </table:table-cell>
          <table:table-cell table:style-name="ce47" office:value-type="string" calcext:value-type="string">
            <text:p>Data Inicial</text:p>
          </table:table-cell>
          <table:table-cell table:style-name="ce47" office:value-type="string" calcext:value-type="string">
            <text:p>Versao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Referencend into:</text:p>
          </table:table-cell>
          <table:table-cell table:style-name="ce47" office:value-type="string" calcext:value-type="string">
            <text:p>Merged in:</text:p>
          </table:table-cell>
          <table:table-cell table:style-name="ce147" office:value-type="string" calcext:value-type="string">
            <text:p>Ordem</text:p>
          </table:table-cell>
          <table:table-cell table:style-name="ce47" office:value-type="string" calcext:value-type="string">
            <text:p>Title</text:p>
          </table:table-cell>
          <table:table-cell table:style-name="ce47" office:value-type="string" calcext:value-type="string">
            <text:p>start</text:p>
          </table:table-cell>
          <table:table-cell table:style-name="ce47" table:number-columns-repeated="1011"/>
        </table:table-row>
        <table:table-row table:style-name="ro1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65" office:value-type="date" office:date-value="2017-03-06" calcext:value-type="date">
            <text:p>03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65" office:value-type="date" office:date-value="2016-01-12" calcext:value-type="date">
            <text:p>01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6" calcext:value-type="float">
            <text:p>6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65" office:value-type="date" office:date-value="2016-05-12" calcext:value-type="date">
            <text:p>0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65" office:value-type="date" office:date-value="2016-10-12" calcext:value-type="date">
            <text:p>10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2" calcext:value-type="float">
            <text:p>12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---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65" office:value-type="date" office:date-value="2017-01-02" calcext:value-type="date">
            <text:p>01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7" office:value-type="float" office:value="23" calcext:value-type="float">
            <text:p>2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65" office:value-type="date" office:date-value="2017-01-03" calcext:value-type="date">
            <text:p>01/03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4" calcext:value-type="float">
            <text:p>24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65" office:value-type="date" office:date-value="2017-01-04" calcext:value-type="date">
            <text:p>01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25" calcext:value-type="float">
            <text:p>25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66" office:value-type="date" office:date-value="2017-01-18" calcext:value-type="date">
            <text:p>01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8" calcext:value-type="float">
            <text:p>38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66" office:value-type="date" office:date-value="2017-01-19" calcext:value-type="date">
            <text:p>01/1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39" calcext:value-type="float">
            <text:p>39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66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2" calcext:value-type="float">
            <text:p>42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66" office:value-type="date" office:date-value="2017-01-20" calcext:value-type="date">
            <text:p>01/20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43" calcext:value-type="float">
            <text:p>43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66" office:value-type="date" office:date-value="2017-01-25" calcext:value-type="date">
            <text:p>01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144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66" office:value-type="date" office:date-value="2017-01-29" calcext:value-type="date">
            <text:p>01/29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2" calcext:value-type="float">
            <text:p>5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66" office:value-type="date" office:date-value="2017-02-12" calcext:value-type="date">
            <text:p>02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7" calcext:value-type="float">
            <text:p>57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66" office:value-type="date" office:date-value="2017-02-16" calcext:value-type="date">
            <text:p>02/1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59" calcext:value-type="float">
            <text:p>5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66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0" calcext:value-type="float">
            <text:p>60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66" office:value-type="date" office:date-value="2017-02-17" calcext:value-type="date">
            <text:p>02/17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1" calcext:value-type="float">
            <text:p>61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66" office:value-type="date" office:date-value="2017-02-18" calcext:value-type="date">
            <text:p>02/18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2" calcext:value-type="float">
            <text:p>6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66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3" calcext:value-type="float">
            <text:p>6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66" office:value-type="date" office:date-value="2017-02-25" calcext:value-type="date">
            <text:p>02/2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64" calcext:value-type="float">
            <text:p>6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65" office:value-type="date" office:date-value="2017-03-12" calcext:value-type="date">
            <text:p>03/1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4" calcext:value-type="float">
            <text:p>7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65" office:value-type="date" office:date-value="2017-03-04" calcext:value-type="date">
            <text:p>03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6" calcext:value-type="float">
            <text:p>76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65" office:value-type="date" office:date-value="2017-03-14" calcext:value-type="date">
            <text:p>03/1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8" calcext:value-type="float">
            <text:p>7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65" office:value-type="date" office:date-value="2017-03-15" calcext:value-type="date">
            <text:p>03/15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79" calcext:value-type="float">
            <text:p>7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65" office:value-type="date" office:date-value="2017-04-02" calcext:value-type="date">
            <text:p>04/02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3" calcext:value-type="float">
            <text:p>8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4" calcext:value-type="float">
            <text:p>84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5" calcext:value-type="float">
            <text:p>85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7" calcext:value-type="float">
            <text:p>87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65" office:value-type="date" office:date-value="2017-04-04" calcext:value-type="date">
            <text:p>04/04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88" calcext:value-type="float">
            <text:p>8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99" calcext:value-type="float">
            <text:p>99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1" calcext:value-type="float">
            <text:p>101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2" calcext:value-type="float">
            <text:p>102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3" calcext:value-type="float">
            <text:p>103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5">
          <table:table-cell table:style-name="ce141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65" office:value-type="date" office:date-value="2017-04-06" calcext:value-type="date">
            <text:p>04/06/17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08" calcext:value-type="float">
            <text:p>108</text:p>
          </table:table-cell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99" office:value-type="date" office:date-value="2017-04-07" calcext:value-type="date">
            <text:p>04/07/17</text:p>
          </table:table-cell>
          <table:table-cell table:number-columns-repeated="1011"/>
        </table:table-row>
        <table:table-row table:style-name="ro1">
          <table:table-cell table:style-name="ce4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47"/>
          <table:table-cell table:style-name="ce47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47" office:value-type="string" calcext:value-type="string" table:number-columns-spanned="2" table:number-rows-spanned="1">
            <text:p>Folder</text:p>
          </table:table-cell>
          <table:covered-table-cell table:style-name="ce25"/>
          <table:table-cell table:number-columns-repeated="1009"/>
        </table:table-row>
        <table:table-row table:style-name="ro1">
          <table:table-cell table:style-name="ce47" office:value-type="string" calcext:value-type="string">
            <text:p>Capitulo</text:p>
          </table:table-cell>
          <table:table-cell table:style-name="ce47" office:value-type="string" calcext:value-type="string">
            <text:p>Arquivo</text:p>
          </table:table-cell>
          <table:table-cell table:style-name="ce47" office:value-type="string" calcext:value-type="string">
            <text:p>Data</text:p>
          </table:table-cell>
          <table:table-cell table:style-name="ce47" office:value-type="string" calcext:value-type="string">
            <text:p>Versao</text:p>
          </table:table-cell>
          <table:table-cell table:style-name="ce47" office:value-type="string" calcext:value-type="string">
            <text:p>Update</text:p>
          </table:table-cell>
          <table:table-cell table:style-name="ce47" office:value-type="string" calcext:value-type="string">
            <text:p>Ordem</text:p>
          </table:table-cell>
          <table:table-cell table:style-name="ce47" office:value-type="string" calcext:value-type="string">
            <text:p>Referencend into:</text:p>
          </table:table-cell>
          <table:table-cell table:style-name="ce47" office:value-type="string" calcext:value-type="string">
            <text:p>Merged in:</text:p>
          </table:table-cell>
          <table:table-cell table:style-name="ce147" office:value-type="string" calcext:value-type="string">
            <text:p>Ordem</text:p>
          </table:table-cell>
          <table:table-cell table:style-name="ce47" office:value-type="string" calcext:value-type="string">
            <text:p>Title</text:p>
          </table:table-cell>
          <table:table-cell table:style-name="ce47" office:value-type="string" calcext:value-type="string">
            <text:p>start</text:p>
          </table:table-cell>
          <table:table-cell table:style-name="ce55" office:value-type="string" calcext:value-type="string" table:number-columns-spanned="2" table:number-rows-spanned="1">
            <text:p>Texto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5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5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/>
          <table: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4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4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4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4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4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65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4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1/</text:p>
          </table:table-cell>
          <table:table-cell table:style-name="ce25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65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146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65" office:value-type="date" office:date-value="2015-09-01" calcext:value-type="date">
            <text:p>09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146" office:value-type="string" calcext:value-type="string">
            <text:p>.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2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99" office:value-type="date" office:date-value="2017-04-10" calcext:value-type="date">
            <text:p>04/10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4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3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65" office:value-type="date" office:date-value="2015-03-10" calcext:value-type="date">
            <text:p>03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65" office:value-type="date" office:date-value="2015-05-10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65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4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4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65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65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65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65" office:value-type="date" office:date-value="2016-08-03" calcext:value-type="date">
            <text:p>0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06" calcext:value-type="float">
            <text:p>106</text:p>
          </table:table-cell>
          <table:table-cell table:style-name="ce144" office:value-type="string" calcext:value-type="string">
            <text:p>14011821190172115200519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65" office:value-type="date" office:date-value="2016-10-04" calcext:value-type="date">
            <text:p>10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4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65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65" office:value-type="date" office:date-value="2016-02-06" calcext:value-type="date">
            <text:p>02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65" office:value-type="date" office:date-value="2016-07-06" calcext:value-type="date">
            <text:p>07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15" calcext:value-type="float">
            <text:p>115</text:p>
          </table:table-cell>
          <table:table-cell office:value-type="float" office:value="1.5" calcext:value-type="float">
            <text:p>1.5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2/</text:p>
          </table:table-cell>
          <table:table-cell table:style-name="ce25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65" office:value-type="date" office:date-value="2016-04-06" calcext:value-type="date">
            <text:p>04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65" office:value-type="date" office:date-value="2016-04-08" calcext:value-type="date">
            <text:p>04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65" office:value-type="date" office:date-value="2016-04-09" calcext:value-type="date">
            <text:p>04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4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65" office:value-type="date" office:date-value="2016-02-10" calcext:value-type="date">
            <text:p>0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65" office:value-type="date" office:date-value="2016-07-10" calcext:value-type="date">
            <text:p>0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/>
          <table:table-cell office:value-type="string" calcext:value-type="string">
            <text:p>Qtenergy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4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/>
          <table:table-cell office:value-type="string" calcext:value-type="string">
            <text:p>Programing[]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65" office:value-type="date" office:date-value="2016-12-10" calcext:value-type="date">
            <text:p>1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65" office:value-type="date" office:date-value="2016-02-12" calcext:value-type="date">
            <text:p>0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65" office:value-type="date" office:date-value="2016-04-12" calcext:value-type="date">
            <text:p>04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/>
          <table:table-cell office:value-type="string" calcext:value-type="string">
            <text:p>Pplan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65" office:value-type="date" office:date-value="2016-07-12" calcext:value-type="date">
            <text:p>07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65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Escritos Diversos/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5"/>
          <table:table-cell table:style-name="ce144"/>
          <table:table-cell table:number-columns-repeated="2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65" office:value-type="date" office:date-value="2015-04-12" calcext:value-type="date">
            <text:p>04/12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65" office:value-type="date" office:date-value="2017-08-02" calcext:value-type="date">
            <text:p>08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65" office:value-type="date" office:date-value="2014-06-08" calcext:value-type="date">
            <text:p>06/08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144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Drive/</text:p>
          </table:table-cell>
          <table:table-cell table:style-name="ce25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65" office:value-type="date" office:date-value="2015-10-05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65" office:value-type="date" office:date-value="2016-05-01" calcext:value-type="date">
            <text:p>0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oldest ones/</text:p>
          </table:table-cell>
          <table:table-cell table:style-name="ce25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65" office:value-type="date" office:date-value="2016-02-09" calcext:value-type="date">
            <text:p>02/09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./</text:p>
          </table:table-cell>
          <table:table-cell table:style-name="ce25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65" office:value-type="date" office:date-value="2016-04-01" calcext:value-type="date">
            <text:p>0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65" office:value-type="date" office:date-value="2016-05-02" calcext:value-type="date">
            <text:p>05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65" office:value-type="date" office:date-value="2016-01-03" calcext:value-type="date">
            <text:p>0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65" office:value-type="date" office:date-value="2016-10-03" calcext:value-type="date">
            <text:p>10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65" office:value-type="date" office:date-value="2016-11-06" calcext:value-type="date">
            <text:p>11/06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65" office:value-type="date" office:date-value="2016-05-03" calcext:value-type="date">
            <text:p>05/03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65" office:value-type="date" office:date-value="2016-03-10" calcext:value-type="date">
            <text:p>03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Compilados – Edits – Index/</text:p>
          </table:table-cell>
          <table:table-cell table:style-name="ce25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144"/>
          <table:table-cell table:number-columns-repeated="2"/>
          <table:table-cell table:style-name="ce55" office:value-type="string" calcext:value-type="string" table:number-columns-spanned="2" table:number-rows-spanned="1">
            <text:p>nrsdirectory/nrs_subjects</text:p>
          </table:table-cell>
          <table:covered-table-cell table:style-name="ce25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4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4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99" office:value-type="date" office:date-value="2017-04-13" calcext:value-type="date">
            <text:p>04/13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144"/>
          <table:table-cell table:number-columns-repeated="2"/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144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99" office:value-type="date" office:date-value="2017-04-12" calcext:value-type="date">
            <text:p>04/12/17</text:p>
          </table:table-cell>
          <table:table-cell table:style-name="ce97" office:value-type="string" calcext:value-type="string">
            <text:p>/</text:p>
          </table:table-cell>
          <table:table-cell table:style-name="ce25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table:table-column table:style-name="co53" table:default-cell-style-name="Default"/>
        <table:table-column table:style-name="co54" table:default-cell-style-name="ce151"/>
        <table:table-column table:style-name="co55" table:default-cell-style-name="ce152"/>
        <table:table-column table:style-name="co56" table:default-cell-style-name="ce127"/>
        <table:table-column table:style-name="co13" table:default-cell-style-name="ce127"/>
        <table:table-column table:style-name="co13" table:number-columns-repeated="2" table:default-cell-style-name="Default"/>
        <table:table-row table:style-name="ro1">
          <table:table-cell table:style-name="ce54" office:value-type="string" calcext:value-type="string">
            <text:p>Index</text:p>
          </table:table-cell>
          <table:table-cell table:style-name="ce150" office:value-type="string" calcext:value-type="string">
            <text:p>Date</text:p>
          </table:table-cell>
          <table:table-cell table:style-name="ce147" office:value-type="string" calcext:value-type="string">
            <text:p>Tittle</text:p>
          </table:table-cell>
          <table:table-cell table:style-name="ce47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5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5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6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36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5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36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36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52" office:value-type="string" calcext:value-type="string">
            <text:p>04/08/2017</text:p>
          </table:table-cell>
          <table:table-cell table:style-name="Default"/>
          <table:table-cell table:style-name="ce136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5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6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3:55:13.550375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4.2.8.2$Linux_X86_64 LibreOffice_project/420m0$Build-2</meta:generator>
    <dc:date>2017-12-30T14:17:44.438551474</dc:date>
    <meta:editing-duration>P2DT14H21M32S</meta:editing-duration>
    <meta:editing-cycles>569</meta:editing-cycles>
    <meta:document-statistic meta:table-count="10" meta:cell-count="13360" meta:object-count="0"/>
  </office:meta>
</office:document-meta>
</file>